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Jomolhari" svg:font-family="Jomolhari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Wangdi" svg:font-family="Wangdi" style:font-family-generic="system" style:font-pitch="variable"/>
  </office:font-face-decls>
  <office:automatic-styles>
    <style:style style:name="co1" style:family="table-column">
      <style:table-column-properties fo:break-before="auto" style:column-width="1.3764in"/>
    </style:style>
    <style:style style:name="co2" style:family="table-column">
      <style:table-column-properties fo:break-before="auto" style:column-width="2.0972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2.66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589in" fo:break-before="auto" style:use-optimal-row-height="false"/>
    </style:style>
    <style:style style:name="ro2" style:family="table-row">
      <style:table-row-properties style:row-height="0.54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Jomolhari" fo:font-size="18pt" style:font-size-asian="18pt" style:font-name-complex="Jomolhari" style:font-size-complex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Jomolhari" fo:font-size="18pt" style:font-size-asian="18pt" style:font-name-complex="Jomolhari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omolhari" fo:font-size="18pt" style:font-size-asian="18pt" style:font-name-complex="Jomolhari" style:font-size-complex="1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number-columns-repeated="252" table:default-cell-style-name="ce1"/>
        <table:table-row table:style-name="ro1">
          <table:table-cell office:value-type="string">
            <text:p>མ།</text:p>
          </table:table-cell>
          <table:table-cell office:value-type="string">
            <text:p>/ma/</text:p>
          </table:table-cell>
          <table:table-cell office:value-type="string">
            <text:p>(མིང་)</text:p>
          </table:table-cell>
          <table:table-cell table:style-name="ce2" office:value-type="string">
            <text:p>རྫོང་ཁའི་གསལ་བྱེད་བཅུ་དྲུག་པ་ རྗེས་འཇུག་བཅུ་ལས་མོ་ཡིག་དང་ སྔོན་འཇུག་ལྔ་ལས་ཤིན་ཏུ་མོ། 1 ཨའི་གི་མིང༌། 2 གཞི་ངོ་མ། དཔེར་ན་ གོ་གི་མ་ཟེར་དོ་བཟུམ། 3 བར་མ་ བླ་མ་ སློབ་མ་ གྲུ་བཞི་མ་ ཆུ་ཁོད་མ་ ཨ་མ་ ཕ་མ་ཚུ་མིང་མཐའ། 4 མ་མཐོང་ མ་འབད་ མ་སླབ་ མ་རྟོགས་ལ་སོགས་པ་དགག་སྒྲ། 5 ཆང་འཚོང་མ་ སྨན་གཡོགམ་ཟེར་མི་ཚུ་ བདག་སྒྲ་ཨིན།</text:p>
          </table:table-cell>
          <table:table-cell table:number-columns-repeated="252"/>
        </table:table-row>
        <table:table-row table:style-name="ro1">
          <table:table-cell office:value-type="string">
            <text:p>མ་ཀི</text:p>
          </table:table-cell>
          <table:table-cell office:value-type="string">
            <text:p>/ma ki/</text:p>
          </table:table-cell>
          <table:table-cell office:value-type="string">
            <text:p>(མིང)</text:p>
          </table:table-cell>
          <table:table-cell table:style-name="ce2" office:value-type="string">
            <text:p>ཡ་གི་སྲིད་པའི་རྩེ་མོ་ནས།། མ་ཀི་དམྱལ་བ་ཡན་ཆད་དུ།། ཟེར་དོ་བཟུམ་ མ་ཀི་གཡུས་ མ་ཀི་ལམ་ མ་ཀི་ཞིང་ མ་ཀི་རྒྱ་ཐང་ མ་ཀི་ཆུ་ཟེར་ འོག་དང་གཤམ་ཟེར་མི་དང་འདྲ། མ་གི་ཡང་འབྲི་ཆོག།</text:p>
          </table:table-cell>
          <table:table-cell table:number-columns-repeated="252"/>
        </table:table-row>
        <table:table-row table:style-name="ro1">
          <table:table-cell office:value-type="string">
            <text:p>མ་ཀྲམ།</text:p>
          </table:table-cell>
          <table:table-cell office:value-type="string">
            <text:p>/ma tram/</text:p>
          </table:table-cell>
          <table:table-cell office:value-type="string">
            <text:p>(མིང་)</text:p>
          </table:table-cell>
          <table:table-cell table:style-name="ce2" office:value-type="string">
            <text:p>དང་ཕུགས་འབྲུག་རྒྱལ་ཁབ་ནང་ཚོང་ ཉོ་བཙོང་འཐབ་མི་ཟངས་ཀྱིས་བརྡུངས་བརྡུངས་པའི་མ་ཀྲམ། དེ་ཕྱེད་ཀྱི་གོང་ཚད་ཅན་ལུ་ཕྱེད་ཀྲམ་ཟེར་སླབ་ཨིན།</text:p>
          </table:table-cell>
          <table:table-cell table:number-columns-repeated="8"/>
          <table:table-cell office:value-type="string">
            <text:p>har and you ar</text:p>
          </table:table-cell>
          <table:table-cell table:number-columns-repeated="243"/>
        </table:table-row>
        <table:table-row table:style-name="ro1">
          <table:table-cell office:value-type="string">
            <text:p>མ་རྐང༌།</text:p>
          </table:table-cell>
          <table:table-cell office:value-type="string">
            <text:p>/ma kang/</text:p>
          </table:table-cell>
          <table:table-cell office:value-type="string">
            <text:p>(མིང་)</text:p>
          </table:table-cell>
          <table:table-cell table:style-name="ce2" office:value-type="string">
            <text:p>ཚོང་གི་མ་རྩའི་གཞི་དང་རྐང་ མ་རྩ་ངོ་མ།</text:p>
          </table:table-cell>
          <table:table-cell table:number-columns-repeated="252"/>
        </table:table-row>
        <table:table-row table:style-name="ro1">
          <table:table-cell office:value-type="string">
            <text:p>མ་རྐན།</text:p>
          </table:table-cell>
          <table:table-cell office:value-type="string">
            <text:p>/ma ken/</text:p>
          </table:table-cell>
          <table:table-cell office:value-type="string">
            <text:p>(མིང་)</text:p>
          </table:table-cell>
          <table:table-cell table:style-name="ce2" office:value-type="string">
            <text:p>ཁའི་ནང་ཡོད་པའི་མ་རྐན།</text:p>
          </table:table-cell>
          <table:table-cell table:number-columns-repeated="252"/>
        </table:table-row>
        <table:table-row table:style-name="ro1">
          <table:table-cell office:value-type="string">
            <text:p>མ་སྐྱེས་དགྲ།</text:p>
          </table:table-cell>
          <table:table-cell office:value-type="string">
            <text:p>/ma ke dra/</text:p>
          </table:table-cell>
          <table:table-cell office:value-type="string">
            <text:p>(མིང་)</text:p>
          </table:table-cell>
          <table:table-cell table:style-name="ce2" office:value-type="string">
            <text:p>སངས་རྒྱས་མྱ་ངན་ལས་འདས་ཞིན་ན་བཀའ་བསྡུ་དང་པོའི་སྦྱིན་བདག་མཛད་མི་ རྒྱ་གར་མ་ག་དྷཱའི་རྒྱལཔོ་གཟུགས་ཅན་སྙིང་པོའི་སྲས་ཀ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་སྐྱོན།</text:p>
          </table:table-cell>
          <table:table-cell office:value-type="string">
            <text:p>/ma coen/</text:p>
          </table:table-cell>
          <table:table-cell office:value-type="string">
            <text:p>(མིང་)</text:p>
          </table:table-cell>
          <table:table-cell table:style-name="ce2" office:value-type="string">
            <text:p>སྐྱོན་མ་ཕོག་པ། མེ་གིས་མ་སྐྱོན། ཆུ་རུད་ཀྱིས་མ་སྐྱོན་ཚུ།</text:p>
          </table:table-cell>
          <table:table-cell table:number-columns-repeated="252"/>
        </table:table-row>
        <table:table-row table:style-name="ro1">
          <table:table-cell office:value-type="string">
            <text:p>མ་བསྐུལ་དང་ལེན།</text:p>
          </table:table-cell>
          <table:table-cell office:value-type="string">
            <text:p>/ma kuel dang len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རོགས་ཀྱིས་སྐུལ་མ་མ་འབད་བར་ རང་གིས་དང་ལེན་འབད་ནི།</text:p>
          </table:table-cell>
          <table:table-cell table:number-columns-repeated="252"/>
        </table:table-row>
        <table:table-row table:style-name="ro1">
          <table:table-cell office:value-type="string">
            <text:p>མ་བསྐུལ་རང་མོས།</text:p>
          </table:table-cell>
          <table:table-cell office:value-type="string">
            <text:p>/ma kuel rang moe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རོགས་ཀྱིས་མ་བསྐུལ་བར་ རང་གིས་དང་འདོད་བསྐྱེད་ནི།</text:p>
          </table:table-cell>
          <table:table-cell table:number-columns-repeated="252"/>
        </table:table-row>
        <table:table-row table:style-name="ro1">
          <table:table-cell office:value-type="string">
            <text:p>མ་ཁ།</text:p>
          </table:table-cell>
          <table:table-cell office:value-type="string">
            <text:p>/ma kha/</text:p>
          </table:table-cell>
          <table:table-cell office:value-type="string">
            <text:p>(མིང་)༡</text:p>
          </table:table-cell>
          <table:table-cell table:style-name="ce2" office:value-type="string">
            <text:p>བློ་ཡ་ཁ་མ་ཁ་སླབ་ནི་མི་འོང་ཟེར་དོ་བཟུམ་ཡ་གི་བློ་མ་ལུ་སྐྱེལ་ མ་གི་བློ་ཡར་ལུ་སྐྱེལ་ནི། 2 མ་གི་ཁ།</text:p>
          </table:table-cell>
          <table:table-cell table:number-columns-repeated="252"/>
        </table:table-row>
        <table:table-row table:style-name="ro1">
          <table:table-cell office:value-type="string">
            <text:p>མ་ཁོམ།</text:p>
          </table:table-cell>
          <table:table-cell office:value-type="string">
            <text:p>/ma khom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དལ་ཁོམ་མེདཔ།</text:p>
          </table:table-cell>
          <table:table-cell table:number-columns-repeated="252"/>
        </table:table-row>
        <table:table-row table:style-name="ro1">
          <table:table-cell office:value-type="string">
            <text:p>མ་ཁྱིམ།</text:p>
          </table:table-cell>
          <table:table-cell office:value-type="string">
            <text:p>/ma chim/</text:p>
          </table:table-cell>
          <table:table-cell office:value-type="string">
            <text:p>(མིང་)</text:p>
          </table:table-cell>
          <table:table-cell table:style-name="ce2" office:value-type="string">
            <text:p>ཨའི་གི་ཁྱིམ་ལུ་མ་ཁྱིམ་དང་ ཨ་པའི་ཁྱིམ་ལུ་ཕ་ཁྱིམ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མ་མཁལ།</text:p>
          </table:table-cell>
          <table:table-cell office:value-type="string">
            <text:p>/ma khel/</text:p>
          </table:table-cell>
          <table:table-cell office:value-type="string">
            <text:p>(མིང་)</text:p>
          </table:table-cell>
          <table:table-cell table:style-name="ce2" office:value-type="string">
            <text:p>ཁའི་འོག་གི་མ་མཁལ། ལྟོ་ཟཝ་ད་ མ་མཁལ་ཡང་ འདྲན་འདྲ་རང་སྤར་དེས་ཟེར་དོ་བཟུམ། མ་མགལ་ཟེར་ཡང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མ་འཁྲུལ།</text:p>
          </table:table-cell>
          <table:table-cell office:value-type="string">
            <text:p>/ma thruel/</text:p>
          </table:table-cell>
          <table:table-cell office:value-type="string">
            <text:p>(མིང་)</text:p>
          </table:table-cell>
          <table:table-cell table:style-name="ce2" office:value-type="string">
            <text:p>མ་འཛོལ་ མ་ནོར་ཚུ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་འཁྲིལ་བ།</text:p>
          </table:table-cell>
          <table:table-cell office:value-type="string">
            <text:p>/ma thril wa/</text:p>
          </table:table-cell>
          <table:table-cell office:value-type="string">
            <text:p>(མིང་)</text:p>
          </table:table-cell>
          <table:table-cell table:style-name="ce2" office:value-type="string">
            <text:p>ལམ་ལུགས་དང་མ་འཁྲིལཝ་ ཁྲིམས་དང་མ་བསྟུན་པ་ ཆ་རོགས་དང་མ་འཁྲིལཝ།</text:p>
          </table:table-cell>
          <table:table-cell table:number-columns-repeated="252"/>
        </table:table-row>
        <table:table-row table:style-name="ro1">
          <table:table-cell office:value-type="string">
            <text:p>མ་གི</text:p>
          </table:table-cell>
          <table:table-cell office:value-type="string">
            <text:p>/ma gi/</text:p>
          </table:table-cell>
          <table:table-cell office:value-type="string">
            <text:p>(མིང་)</text:p>
          </table:table-cell>
          <table:table-cell table:style-name="ce2" office:value-type="string">
            <text:p>མ་གི་དམྱལ་ཁམས་བཅོ་བརྒྱད་ཟེར་དོ་བཟུམ་འབྲེལ་སྒྲའི་རྐྱེན་སྦྱོར་ཚུལ། མ་ཀི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མ་གུས་པ།</text:p>
          </table:table-cell>
          <table:table-cell office:value-type="string">
            <text:p>/ma gue pa/</text:p>
          </table:table-cell>
          <table:table-cell office:value-type="string">
            <text:p>(མིང་)</text:p>
          </table:table-cell>
          <table:table-cell table:style-name="ce2" office:value-type="string">
            <text:p>མ་དད་པ་དང་ མོས་གུས་མེདཔ། བརྩི་བཀུར་མེད་པ།</text:p>
          </table:table-cell>
          <table:table-cell table:number-columns-repeated="252"/>
        </table:table-row>
        <table:table-row table:style-name="ro1">
          <table:table-cell office:value-type="string">
            <text:p>མ་གོ</text:p>
          </table:table-cell>
          <table:table-cell office:value-type="string">
            <text:p>/ma go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དོན་དག་ཧ་མ་གོ་བ་ མ་ཤེསཔ།</text:p>
          </table:table-cell>
          <table:table-cell table:number-columns-repeated="252"/>
        </table:table-row>
        <table:table-row table:style-name="ro1">
          <table:table-cell office:value-type="string">
            <text:p>མ་གྲུབ་པ།</text:p>
          </table:table-cell>
          <table:table-cell office:value-type="string">
            <text:p>/ma drub pa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རང་བཞིན་གྱིས་མ་གྲུབ་པ། དོན་མ་གྲུབ་པ།</text:p>
          </table:table-cell>
          <table:table-cell table:number-columns-repeated="252"/>
        </table:table-row>
        <table:table-row table:style-name="ro1">
          <table:table-cell office:value-type="string">
            <text:p>མ་གྲུབ་པའི་གཏན་ཚིགས།</text:p>
          </table:table-cell>
          <table:table-cell office:value-type="string">
            <text:p>/ma drub pai ten tshig/</text:p>
          </table:table-cell>
          <table:table-cell office:value-type="string">
            <text:p>(མིང་)</text:p>
          </table:table-cell>
          <table:table-cell table:style-name="ce2" office:value-type="string">
            <text:p>གཏན་ཚིགས་ལྟར་སྣང་གསུམ་གྱི་ཡ་གྱལ་ ཕྱོགས་ཆོས་མ་གྲུབ་མི།</text:p>
          </table:table-cell>
          <table:table-cell table:number-columns-repeated="252"/>
        </table:table-row>
        <table:table-row table:style-name="ro1">
          <table:table-cell office:value-type="string">
            <text:p>མ་གྲུབ་པའི་རྟགས།</text:p>
          </table:table-cell>
          <table:table-cell office:value-type="string">
            <text:p>/ma drub pai ta/</text:p>
          </table:table-cell>
          <table:table-cell office:value-type="string">
            <text:p>(མིང་)</text:p>
          </table:table-cell>
          <table:table-cell table:style-name="ce2" office:value-type="string">
            <text:p>གཏན་ཚིགས་མ་གྲུབ་མི།</text:p>
          </table:table-cell>
          <table:table-cell table:number-columns-repeated="252"/>
        </table:table-row>
        <table:table-row table:style-name="ro1">
          <table:table-cell office:value-type="string">
            <text:p>མ་དགའཝ།</text:p>
          </table:table-cell>
          <table:table-cell office:value-type="string">
            <text:p>/ma gau/</text:p>
          </table:table-cell>
          <table:table-cell office:value-type="string">
            <text:p>(མིང་)</text:p>
          </table:table-cell>
          <table:table-cell table:style-name="ce2" office:value-type="string">
            <text:p>སེམས་མ་དགའཝ། སེམས་མ་དགའཝ་ཆགས་ནུག་ མ་དགའཝ་མ་སྐྱེས་ མ་དགའཝ་མ་འབད་ཟེར་དོ་བཟུམ་ དགག་སྒྲའི་སྦྱོར་ཚུལ་ཨིན།</text:p>
          </table:table-cell>
          <table:table-cell table:number-columns-repeated="252"/>
        </table:table-row>
        <table:table-row table:style-name="ro1">
          <table:table-cell office:value-type="string">
            <text:p>མ་དགོན།</text:p>
          </table:table-cell>
          <table:table-cell office:value-type="string">
            <text:p>/ma goen/</text:p>
          </table:table-cell>
          <table:table-cell office:value-type="string">
            <text:p>(མིང་)</text:p>
          </table:table-cell>
          <table:table-cell table:style-name="ce2" office:value-type="string">
            <text:p>དགོན་ལག་ཆུང་ཀུ་ཚུ་གིས་བརྟེན་སའི་ དགོན་པ་གཙོ་བོ།</text:p>
          </table:table-cell>
          <table:table-cell table:number-columns-repeated="252"/>
        </table:table-row>
        <table:table-row table:style-name="ro1">
          <table:table-cell office:value-type="string">
            <text:p>མ་མགལ།</text:p>
          </table:table-cell>
          <table:table-cell office:value-type="string">
            <text:p>/ma gel/</text:p>
          </table:table-cell>
          <table:table-cell office:value-type="string">
            <text:p>(མིང་)</text:p>
          </table:table-cell>
          <table:table-cell table:style-name="ce2" office:value-type="string">
            <text:p>མ་མཁལ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་མགོན་ལྕམ་དྲལ།</text:p>
          </table:table-cell>
          <table:table-cell office:value-type="string">
            <text:p>/ma goen cam drel/</text:p>
          </table:table-cell>
          <table:table-cell office:value-type="string">
            <text:p>(མིང་)</text:p>
          </table:table-cell>
          <table:table-cell table:style-name="ce2" office:value-type="string">
            <text:p>ཆོས་སྲུང་ཕོ་ལྷ་དང་མོ་ལྷ་ཚུ་ བསྡུས་ཏེ་སླབ་ཐངས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མ་རྒན།</text:p>
          </table:table-cell>
          <table:table-cell office:value-type="string">
            <text:p>/ma gen/</text:p>
          </table:table-cell>
          <table:table-cell office:value-type="string">
            <text:p>(མིང་)</text:p>
          </table:table-cell>
          <table:table-cell table:style-name="ce2" office:value-type="string">
            <text:p>1 ཨའི་ལོ་ན་རྒས་མི། 2 རང་གི་ཨའི།</text:p>
          </table:table-cell>
          <table:table-cell table:number-columns-repeated="252"/>
        </table:table-row>
        <table:table-row table:style-name="ro1">
          <table:table-cell office:value-type="string">
            <text:p>མ་རྒྱུད།</text:p>
          </table:table-cell>
          <table:table-cell office:value-type="string">
            <text:p>/ma jue</text:p>
          </table:table-cell>
          <table:table-cell office:value-type="string">
            <text:p>(མིང་)</text:p>
          </table:table-cell>
          <table:table-cell table:style-name="ce2" office:value-type="string">
            <text:p>ཨའི་གི་རིགས་རྒྱུད།</text:p>
          </table:table-cell>
          <table:table-cell table:number-columns-repeated="252"/>
        </table:table-row>
        <table:table-row table:style-name="ro1">
          <table:table-cell office:value-type="string">
            <text:p>མ་སྒོ</text:p>
          </table:table-cell>
          <table:table-cell office:value-type="string">
            <text:p>/ma go/</text:p>
          </table:table-cell>
          <table:table-cell office:value-type="string">
            <text:p>(མིང་)</text:p>
          </table:table-cell>
          <table:table-cell table:style-name="ce2" office:value-type="string">
            <text:p>སྒོ་སྦོམ་ རྫོང་ནང་འཛུལ་ནི་གི་ འཛུལ་སྒོ་དང་པ་བཟུམ་ཅིག་ལུ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མ་བསྒྲིགས་རང་འགྲིག</text:p>
          </table:table-cell>
          <table:table-cell office:value-type="string">
            <text:p>/ma drig rang drig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ལཱ་ཁག་འབད་བསྒྲུབ་མ་དགོ་པར་ རང་བཞིན་གྱིས་འགྲུབ་སྟེ་འོང་ནི།</text:p>
          </table:table-cell>
          <table:table-cell table:number-columns-repeated="252"/>
        </table:table-row>
        <table:table-row table:style-name="ro1">
          <table:table-cell office:value-type="string">
            <text:p>མ་བསྒྲིགས་ལྷུན་གྲུབ།</text:p>
          </table:table-cell>
          <table:table-cell office:value-type="string">
            <text:p>/ma drig lhhuen drub</text:p>
          </table:table-cell>
          <table:table-cell office:value-type="string">
            <text:p>(མིང་)</text:p>
          </table:table-cell>
          <table:table-cell table:style-name="ce2" office:value-type="string">
            <text:p>མ་བསྒྲིགས་རང་འགྲི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་ངེས་པ།</text:p>
          </table:table-cell>
          <table:table-cell office:value-type="string">
            <text:p>/ma nge pa/</text:p>
          </table:table-cell>
          <table:table-cell office:value-type="string">
            <text:p>(མིང་)</text:p>
          </table:table-cell>
          <table:table-cell table:style-name="ce2" office:value-type="string">
            <text:p>ནམ་ཤི་ནི་ཨིན་ན་ ནམ་འོང་ནི་ཨིན་ན་གཏན་གཏན་མེདཔ།</text:p>
          </table:table-cell>
          <table:table-cell table:number-columns-repeated="252"/>
        </table:table-row>
        <table:table-row table:style-name="ro1">
          <table:table-cell office:value-type="string">
            <text:p>མ་ངེས་པའི་རྟགས།</text:p>
          </table:table-cell>
          <table:table-cell office:value-type="string">
            <text:p>/ma nge pai ta/</text:p>
          </table:table-cell>
          <table:table-cell office:value-type="string">
            <text:p>(མིང་)</text:p>
          </table:table-cell>
          <table:table-cell table:style-name="ce2" office:value-type="string">
            <text:p>རྒྱུ་མཚན་དང་ ར་ཁུངས་གཏན་གཏན་མེདཔ།</text:p>
          </table:table-cell>
          <table:table-cell table:number-columns-repeated="252"/>
        </table:table-row>
        <table:table-row table:style-name="ro1">
          <table:table-cell office:value-type="string">
            <text:p>མ་དངུལ།</text:p>
          </table:table-cell>
          <table:table-cell office:value-type="string">
            <text:p>/ma nguel/</text:p>
          </table:table-cell>
          <table:table-cell office:value-type="string">
            <text:p>(མིང་)</text:p>
          </table:table-cell>
          <table:table-cell table:style-name="ce2" office:value-type="string">
            <text:p>ཚོང་རྐྱབ་ནིའི་མ་རྩ། ཡིག་ཚང་ནང་ཟད་འགྲོ་གཏང་ནི་ ལོ་དང་ཟླ་བའི་མ་དངུལ། དཔེར་ན་ མ་དངུལ་དང་བསྟུན་ཏེ་ཟད་འགྲོ་གཏང་དགོ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་ལྔ།</text:p>
          </table:table-cell>
          <table:table-cell office:value-type="string">
            <text:p>/ma nga/</text:p>
          </table:table-cell>
          <table:table-cell office:value-type="string">
            <text:p>(མིང་)</text:p>
          </table:table-cell>
          <table:table-cell table:style-name="ce2" office:value-type="string">
            <text:p>ལུས་ཀྱི་མ་ལྔ་ས་ལུ་ཕབ་སྟེ་ཕྱག་འཚལ་ཟེར་བ་ཅིན་ པུས་མོ་གཉིས་ ལགཔ་གཉིས་དཔྱལཝ་དང་ལྔ་ཨིན།</text:p>
          </table:table-cell>
          <table:table-cell table:number-columns-repeated="252"/>
        </table:table-row>
        <table:table-row table:style-name="ro1">
          <table:table-cell office:value-type="string">
            <text:p>མ་ཅིག་ལབ་སྒྲོན།</text:p>
          </table:table-cell>
          <table:table-cell office:value-type="string">
            <text:p>/ma ci lab droen</text:p>
          </table:table-cell>
          <table:table-cell office:value-type="string">
            <text:p>(མིང་)</text:p>
          </table:table-cell>
          <table:table-cell table:style-name="ce2" office:value-type="string">
            <text:p>རབ་བྱུང་དང་པའི་ནང་བྱོན་ཞིན་ན་ཕ་དམ་པ་སངས་རྒྱས་རྩ་བའི་བླམ་སྦེ་བསྟེན་ཏེ་ ཞི་བྱེད་གཅོད་ཀྱི་གདམས་ངག་གི་བསྟན་པ་བཙུགས་མི།</text:p>
          </table:table-cell>
          <table:table-cell table:number-columns-repeated="252"/>
        </table:table-row>
        <table:table-row table:style-name="ro1">
          <table:table-cell office:value-type="string">
            <text:p>མ་གཅིག་པ།</text:p>
          </table:table-cell>
          <table:table-cell office:value-type="string">
            <text:p>/ma cig pa/</text:p>
          </table:table-cell>
          <table:table-cell office:value-type="string">
            <text:p>(མིང་)</text:p>
          </table:table-cell>
          <table:table-cell table:style-name="ce2" office:value-type="string">
            <text:p>1 མ་འདྲ་བ། དཔེར་ན་ མི་རྣམ་རིག་མ་གཅིག་པ་ ཟེར་དོ་བཟུམ། 2 ཨའི་གཅིག་འབད་མི།</text:p>
          </table:table-cell>
          <table:table-cell table:number-columns-repeated="252"/>
        </table:table-row>
        <table:table-row table:style-name="ro1">
          <table:table-cell office:value-type="string">
            <text:p>མ་བཅོས།</text:p>
          </table:table-cell>
          <table:table-cell office:value-type="string">
            <text:p>/ma coe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བཅོ་ཁ་མ་བརྐྱབས་མི།</text:p>
          </table:table-cell>
          <table:table-cell table:number-columns-repeated="252"/>
        </table:table-row>
        <table:table-row table:style-name="ro1">
          <table:table-cell office:value-type="string">
            <text:p>མ་ཆེན།</text:p>
          </table:table-cell>
          <table:table-cell office:value-type="string">
            <text:p>/ma chen/</text:p>
          </table:table-cell>
          <table:table-cell office:value-type="string">
            <text:p>(མིང་)</text:p>
          </table:table-cell>
          <table:table-cell table:style-name="ce2" office:value-type="string">
            <text:p>སྐུ་གདུང་མ་ཆེན་ཟེར་ བླམ་སྦོམ་ཚུ་གི་སྐུ་དམར་གདུང་གི་མཚན།</text:p>
          </table:table-cell>
          <table:table-cell table:number-columns-repeated="252"/>
        </table:table-row>
        <table:table-row table:style-name="ro1">
          <table:table-cell office:value-type="string">
            <text:p>མ་མཆུ།</text:p>
          </table:table-cell>
          <table:table-cell office:value-type="string">
            <text:p>/ma chu/</text:p>
          </table:table-cell>
          <table:table-cell office:value-type="string">
            <text:p>(མིང་)</text:p>
          </table:table-cell>
          <table:table-cell table:style-name="ce2" office:value-type="string">
            <text:p>ཁའི་ཡ་མཆུ་མ་མཆུ་གཉིས་ལས་ མ་མཆུ་ཟེར་མི་འོག་གི་འདི་ཨིན།</text:p>
          </table:table-cell>
          <table:table-cell table:number-columns-repeated="252"/>
        </table:table-row>
        <table:table-row table:style-name="ro1">
          <table:table-cell office:value-type="string">
            <text:p>མ་ཉེས་ཁ་ཡོག</text:p>
          </table:table-cell>
          <table:table-cell office:value-type="string">
            <text:p>/ma nye kha yog/</text:p>
          </table:table-cell>
          <table:table-cell office:value-type="string">
            <text:p>(མིང་)</text:p>
          </table:table-cell>
          <table:table-cell table:style-name="ce2" office:value-type="string">
            <text:p>ཉེས་པ་མེད་རུང་ ཉེས་ཅན་གྱི་གྲངས་སུ་བརྩིས་ཏེ་ རྒྱབ་ལས་ཁ་གཏང་ནི་ མི་ཁ་ཕོག་ནི་ ཁ་འདུ་ནི། ཉེས་བྱ་ཕོག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མ་གཏོགས།</text:p>
          </table:table-cell>
          <table:table-cell office:value-type="string">
            <text:p>/ma tog</text:p>
          </table:table-cell>
          <table:table-cell office:value-type="string">
            <text:p>(མིང་)</text:p>
          </table:table-cell>
          <table:table-cell table:style-name="ce2" office:value-type="string">
            <text:p>1 གོ་འདི་མ་གཏོགས་མེད། འདི་ཁར་ལྷ་མ་གཏོགས་འདྲེ་མེད་ ལེགས་ཞིམ་མ་གཏོགས་ཟོགཔོ་མེན་ ཟེར་དོ་བཟུམ་ ཁོངས་སུ་མ་གཏོགས་པའི་དོན། མ་བརྩིས་པ། 2 བཅའ་མར་མ་གཏོགས་པ།</text:p>
          </table:table-cell>
          <table:table-cell table:number-columns-repeated="252"/>
        </table:table-row>
        <table:table-row table:style-name="ro1">
          <table:table-cell office:value-type="string">
            <text:p>མ་བཏུབ།</text:p>
          </table:table-cell>
          <table:table-cell office:value-type="string">
            <text:p>/ma tub/</text:p>
          </table:table-cell>
          <table:table-cell office:value-type="string">
            <text:p>(མིང་)</text:p>
          </table:table-cell>
          <table:table-cell table:style-name="ce2" office:value-type="string">
            <text:p>1 མ་འགྲིགས་པ། 2 ཚོད་བསྲེ་ཚུ་མ་བཏུབ་པ། མ་བརྫམ་པ།</text:p>
          </table:table-cell>
          <table:table-cell table:number-columns-repeated="252"/>
        </table:table-row>
        <table:table-row table:style-name="ro1">
          <table:table-cell office:value-type="string">
            <text:p>མ་བརྟགས་མ་དཔྱད།</text:p>
          </table:table-cell>
          <table:table-cell office:value-type="string">
            <text:p>/ma ta ma ce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གནད་དོན་རགས་པར་མ་བརྟགས་ ཞིབ་མོར་མ་དཔྱད་པ།</text:p>
          </table:table-cell>
          <table:table-cell table:number-columns-repeated="252"/>
        </table:table-row>
        <table:table-row table:style-name="ro1">
          <table:table-cell office:value-type="string">
            <text:p>མ་ཐང༌།</text:p>
          </table:table-cell>
          <table:table-cell office:value-type="string">
            <text:p>/ma thang/</text:p>
          </table:table-cell>
          <table:table-cell office:value-type="string">
            <text:p>(མིང་)</text:p>
          </table:table-cell>
          <table:table-cell table:style-name="ce2" office:value-type="string">
            <text:p>ཤར་ཕྱོགས་པའི་ཁ་ལས་ཨ་ཞང་དང་ཨ་ནེའི་བུམོ་དང་ ཨམ་སྲུ་དང་རྨག་པའི་མོ་སྤུན་ལུ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མ་ཐེམ།</text:p>
          </table:table-cell>
          <table:table-cell office:value-type="string">
            <text:p>/ma them/</text:p>
          </table:table-cell>
          <table:table-cell office:value-type="string">
            <text:p>(མིང་)</text:p>
          </table:table-cell>
          <table:table-cell table:style-name="ce2" office:value-type="string">
            <text:p>སྒོའི་མ་ཐེམ་དང་ ཡ་ཐེམ་ཟེར་བའི་ནང་ལས་མ་ཐེམ། སྒོན་ཐེ་ཟེར་མི་དང་ཅོག་འཐད།</text:p>
          </table:table-cell>
          <table:table-cell table:number-columns-repeated="252"/>
        </table:table-row>
        <table:table-row table:style-name="ro1">
          <table:table-cell office:value-type="string">
            <text:p>མ་ཐོགས་པ།</text:p>
          </table:table-cell>
          <table:table-cell office:value-type="string">
            <text:p>/ma thog pa/</text:p>
          </table:table-cell>
          <table:table-cell office:value-type="string">
            <text:p>(མིང་)</text:p>
          </table:table-cell>
          <table:table-cell table:style-name="ce2" office:value-type="string">
            <text:p>1 དུས་ཡུན་ལེ་ཤ་མ་འགོརཝ། 2 ཆོས་སྐད་ལས་ ལག་པར་མ་བཤེད་པ།</text:p>
          </table:table-cell>
          <table:table-cell table:number-columns-repeated="252"/>
        </table:table-row>
        <table:table-row table:style-name="ro1">
          <table:table-cell office:value-type="string">
            <text:p>མ་མཐའ།</text:p>
          </table:table-cell>
          <table:table-cell office:value-type="string">
            <text:p>/ma tha/</text:p>
          </table:table-cell>
          <table:table-cell office:value-type="string">
            <text:p>(མིང་)</text:p>
          </table:table-cell>
          <table:table-cell table:style-name="ce2" office:value-type="string">
            <text:p>1 གཤམ་གྱི་མཐའམ། 2 ཉུང་ཤོས།</text:p>
          </table:table-cell>
          <table:table-cell table:number-columns-repeated="252"/>
        </table:table-row>
        <table:table-row table:style-name="ro1">
          <table:table-cell office:value-type="string">
            <text:p>མ་དག</text:p>
          </table:table-cell>
          <table:table-cell office:value-type="string">
            <text:p>/ma da</text:p>
          </table:table-cell>
          <table:table-cell office:value-type="string">
            <text:p>(བྱ་ཁྱད་)</text:p>
          </table:table-cell>
          <table:table-cell table:style-name="ce2" office:value-type="string">
            <text:p>1 དག་ཏོག་ཏོ་མེད་པ། མ་དག་པའི་སེམས། རྣམ་པར་མ་དག་པ།</text:p>
          </table:table-cell>
          <table:table-cell table:number-columns-repeated="252"/>
        </table:table-row>
        <table:table-row table:style-name="ro1">
          <table:table-cell office:value-type="string">
            <text:p>མ་དག་པ།</text:p>
          </table:table-cell>
          <table:table-cell office:value-type="string">
            <text:p>/ma dag pa/</text:p>
          </table:table-cell>
          <table:table-cell office:value-type="string">
            <text:p>(བྱ་ཁྱད་)</text:p>
          </table:table-cell>
          <table:table-cell table:style-name="ce2" office:value-type="string">
            <text:p>1 ཡི་གུའི་སྡེབ་མ་དག་པ། 2 སེམས་མ་དག་པ། 3 ཁ་མ་དག་པ། 4 ལས་མ་དག་པ། 5 དྲེག་པ་མ་དག་པ།</text:p>
          </table:table-cell>
          <table:table-cell table:number-columns-repeated="252"/>
        </table:table-row>
        <table:table-row table:style-name="ro1">
          <table:table-cell office:value-type="string">
            <text:p>མ་དགཔ།</text:p>
          </table:table-cell>
          <table:table-cell office:value-type="string">
            <text:p>/ma dap/</text:p>
          </table:table-cell>
          <table:table-cell office:value-type="string">
            <text:p>(མིང་)</text:p>
          </table:table-cell>
          <table:table-cell table:style-name="ce2" office:value-type="string">
            <text:p>མིང་མཐའ་བསྡུས་ཏེ་འབྲི་ཐངས། མ་དག་པ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་དད་པ།</text:p>
          </table:table-cell>
          <table:table-cell office:value-type="string">
            <text:p>/ma de pa/</text:p>
          </table:table-cell>
          <table:table-cell office:value-type="string">
            <text:p>(མིང་)</text:p>
          </table:table-cell>
          <table:table-cell table:style-name="ce2" office:value-type="string">
            <text:p>མ་གུས་པ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་དུ་ཕ་ལ།</text:p>
          </table:table-cell>
          <table:table-cell office:value-type="string">
            <text:p>/ma du pha la/</text:p>
          </table:table-cell>
          <table:table-cell office:value-type="string">
            <text:p>(མིང་)</text:p>
          </table:table-cell>
          <table:table-cell table:style-name="ce2" office:value-type="string">
            <text:p>ས་ཚ་སར་སྐྱེ་བའི་ཤིང་འབྲས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་དེབ།</text:p>
          </table:table-cell>
          <table:table-cell office:value-type="string">
            <text:p>/ma deb/</text:p>
          </table:table-cell>
          <table:table-cell office:value-type="string">
            <text:p>(མིང་)</text:p>
          </table:table-cell>
          <table:table-cell table:style-name="ce2" office:value-type="string">
            <text:p>གཞི་བཞག་སའི་མ་དེབ། ཐོ་དེབ་གཙོ་བོ། རྩིས་ཀྱི་མ་དེབ་ ཚོང་གི་མ་དེབ།</text:p>
          </table:table-cell>
          <table:table-cell table:number-columns-repeated="252"/>
        </table:table-row>
        <table:table-row table:style-name="ro1">
          <table:table-cell office:value-type="string">
            <text:p>མ་དྲངས།</text:p>
          </table:table-cell>
          <table:table-cell office:value-type="string">
            <text:p>/ma drang/</text:p>
          </table:table-cell>
          <table:table-cell office:value-type="string">
            <text:p>(བྱ་ཚག་)</text:p>
          </table:table-cell>
          <table:table-cell table:style-name="ce2" office:value-type="string">
            <text:p>1 གསོལཝ་མ་དྲངས་ ཚོགས་མ་དྲངས་གསོལ་ཇ་མ་དྲངས་ཟེར་བའི་འདས་ཚིག 2 ང་གིས་སྦོ་མ་དྲངས་ཟེརན་ ལགཔ་མ་བཏོན་པའི་དོན། ཆུ་མ་དྲངས་པ།</text:p>
          </table:table-cell>
          <table:table-cell table:number-columns-repeated="252"/>
        </table:table-row>
        <table:table-row table:style-name="ro1">
          <table:table-cell office:value-type="string">
            <text:p>མ་དྲོས་མཚོ།</text:p>
          </table:table-cell>
          <table:table-cell office:value-type="string">
            <text:p>/ma droe tsho/</text:p>
          </table:table-cell>
          <table:table-cell office:value-type="string">
            <text:p>(མིང་)</text:p>
          </table:table-cell>
          <table:table-cell table:style-name="ce2" office:value-type="string">
            <text:p>མཚོ་མ་ཕམ་གཡུ་མཚོ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་བདེ་བ།</text:p>
          </table:table-cell>
          <table:table-cell office:value-type="string">
            <text:p>/ma de wa/</text:p>
          </table:table-cell>
          <table:table-cell office:value-type="string">
            <text:p>(བྱ་ཁྱད་)</text:p>
          </table:table-cell>
          <table:table-cell table:style-name="ce2" office:value-type="string">
            <text:p>1 སྟབས་མ་བདེ་བ། གཟུགས་བདེ་ཏོག་ཏོ་མེ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་འདྲཝ།</text:p>
          </table:table-cell>
          <table:table-cell office:value-type="string">
            <text:p>/ma drao</text:p>
          </table:table-cell>
          <table:table-cell office:value-type="string">
            <text:p>(མིང་)</text:p>
          </table:table-cell>
          <table:table-cell table:style-name="ce2" office:value-type="string">
            <text:p>མ་གཅིག་པ་དང་དོན་གཅིག། སོ་སོར་ཡོད་པ།</text:p>
          </table:table-cell>
          <table:table-cell table:number-columns-repeated="252"/>
        </table:table-row>
        <table:table-row table:style-name="ro1">
          <table:table-cell office:value-type="string">
            <text:p>མ་ནིང༌།</text:p>
          </table:table-cell>
          <table:table-cell office:value-type="string">
            <text:p>/ma ning/</text:p>
          </table:table-cell>
          <table:table-cell office:value-type="string">
            <text:p>(མིང་)</text:p>
          </table:table-cell>
          <table:table-cell table:style-name="ce2" office:value-type="string">
            <text:p>1 མི་ཕོ་མིན་མོ་མིན། 2 མ་ནིང་གི་ཡི་གུ་ལུ་འགྱུར་བ་མ་ནིང་ མཚན་གཉིས་མ་ནིང་ མཚན་མེད་མ་ནིང་ཟེར་གསུམ་ཡོད།</text:p>
          </table:table-cell>
          <table:table-cell table:number-columns-repeated="252"/>
        </table:table-row>
        <table:table-row table:style-name="ro1">
          <table:table-cell office:value-type="string">
            <text:p>མ་ནིང་ཡི་གེ</text:p>
          </table:table-cell>
          <table:table-cell office:value-type="string">
            <text:p>/ma ning yi ge/</text:p>
          </table:table-cell>
          <table:table-cell office:value-type="string">
            <text:p>(མིང་)</text:p>
          </table:table-cell>
          <table:table-cell table:style-name="ce2" office:value-type="string">
            <text:p>1 མིང་གཞིའི་མ་ནིང་ ཁ་ཆ་ཐ་ཕ་ཚ་༢ སྔོན་འཇུག་གི་མ་ནིང་ ག་ད་ 3 རྗེས་འཇུག་གི་མ་ནིང་ ན་ར་ལ་གསུམ།</text:p>
          </table:table-cell>
          <table:table-cell table:number-columns-repeated="252"/>
        </table:table-row>
        <table:table-row table:style-name="ro1">
          <table:table-cell office:value-type="string">
            <text:p>མ་ཎི།</text:p>
          </table:table-cell>
          <table:table-cell office:value-type="string">
            <text:p>/ma ni</text:p>
          </table:table-cell>
          <table:table-cell office:value-type="string">
            <text:p>(མིང་)</text:p>
          </table:table-cell>
          <table:table-cell table:style-name="ce2" office:value-type="string">
            <text:p>སྤྱན་རས་གཟིགས་ཀྱི་གཟུངས་སྔགས་ ཡི་གེ་དྲུག་མ། ཨོཾ་མ་ཎི་པདྨེ་ཧཱུཾ།</text:p>
          </table:table-cell>
          <table:table-cell table:number-columns-repeated="252"/>
        </table:table-row>
        <table:table-row table:style-name="ro1">
          <table:table-cell office:value-type="string">
            <text:p>མ་ཎི་བཀའ་གསུམ།</text:p>
          </table:table-cell>
          <table:table-cell office:value-type="string">
            <text:p>/ma ni ka sum</text:p>
          </table:table-cell>
          <table:table-cell office:value-type="string">
            <text:p>(མིང་)</text:p>
          </table:table-cell>
          <table:table-cell table:style-name="ce2" office:value-type="string">
            <text:p>ཆོས་རྒྱལ་སྲོང་བཙན་སྒམ་པོ་གིས་བརྩམས་པའི་ ཐུགས་རྗེ་ཆེན་པོའི་སྒྲུབ་སྐོར་དང་བོད་ཀྱི་ལོ་རྒྱུས་ཁ་ཆེམས་སྦེ་བཀོད་མི།</text:p>
          </table:table-cell>
          <table:table-cell table:number-columns-repeated="252"/>
        </table:table-row>
        <table:table-row table:style-name="ro1">
          <table:table-cell office:value-type="string">
            <text:p>མ་ཎི་འཁོར་ལོ།</text:p>
          </table:table-cell>
          <table:table-cell office:value-type="string">
            <text:p>/ma ni khor lo</text:p>
          </table:table-cell>
          <table:table-cell office:value-type="string">
            <text:p>(མིང་)</text:p>
          </table:table-cell>
          <table:table-cell table:style-name="ce2" office:value-type="string">
            <text:p>ཡི་གེ་དྲུག་མའི་གཟུངས་སྔགས་དྲིལ་དྲིལ་བའི་དུང་འཁོར་ ལག་འཁོར་ཚུ།</text:p>
          </table:table-cell>
          <table:table-cell table:number-columns-repeated="252"/>
        </table:table-row>
        <table:table-row table:style-name="ro1">
          <table:table-cell office:value-type="string">
            <text:p>མ་ཎི་ཆུ་འཁོར།</text:p>
          </table:table-cell>
          <table:table-cell office:value-type="string">
            <text:p>/ma ni chu khor</text:p>
          </table:table-cell>
          <table:table-cell office:value-type="string">
            <text:p>(མིང་)</text:p>
          </table:table-cell>
          <table:table-cell table:style-name="ce2" office:value-type="string">
            <text:p>ཆུ་ཤུགས་ཀྱིས་འགྱིར་མི་མ་ཎི་འཁོར་ལོ།</text:p>
          </table:table-cell>
          <table:table-cell table:number-columns-repeated="252"/>
        </table:table-row>
        <table:table-row table:style-name="ro1">
          <table:table-cell office:value-type="string">
            <text:p>མ་ཎི་དུང་འཁོར།</text:p>
          </table:table-cell>
          <table:table-cell office:value-type="string">
            <text:p>/ma ni dung khor</text:p>
          </table:table-cell>
          <table:table-cell office:value-type="string">
            <text:p>(མིང་)</text:p>
          </table:table-cell>
          <table:table-cell table:style-name="ce2" office:value-type="string">
            <text:p>ཡི་གེ་དྲུག་མ་གྱངས་ཁ་ དུང་ཕྱུར་གཅིག་ཡོད་པའི་དུང་འཁོར།</text:p>
          </table:table-cell>
          <table:table-cell table:number-columns-repeated="252"/>
        </table:table-row>
        <table:table-row table:style-name="ro1">
          <table:table-cell office:value-type="string">
            <text:p>མ་ཎི་རླུང་འཁོར།</text:p>
          </table:table-cell>
          <table:table-cell office:value-type="string">
            <text:p>/ma ni lung khor</text:p>
          </table:table-cell>
          <table:table-cell office:value-type="string">
            <text:p>(མིང་)</text:p>
          </table:table-cell>
          <table:table-cell table:style-name="ce2" office:value-type="string">
            <text:p>རླུང་ཤུགས་ཀྱིས་འགྱིར་མི་མ་ཎི་འཁོར་ལོ།</text:p>
          </table:table-cell>
          <table:table-cell table:number-columns-repeated="252"/>
        </table:table-row>
        <table:table-row table:style-name="ro1">
          <table:table-cell office:value-type="string">
            <text:p>མ་ཎི་ལག་འཁོར།</text:p>
          </table:table-cell>
          <table:table-cell office:value-type="string">
            <text:p>/ma ni lag khor</text:p>
          </table:table-cell>
          <table:table-cell office:value-type="string">
            <text:p>(མིང་)</text:p>
          </table:table-cell>
          <table:table-cell table:style-name="ce2" office:value-type="string">
            <text:p>ལག་པ་གིས་སྒྱིར་ནིའི་མ་ཎི་འཁོར་ལོ།</text:p>
          </table:table-cell>
          <table:table-cell table:number-columns-repeated="252"/>
        </table:table-row>
        <table:table-row table:style-name="ro1">
          <table:table-cell office:value-type="string">
            <text:p>མ་ཎིའི་རྡོ་ཕུང༌།</text:p>
          </table:table-cell>
          <table:table-cell office:value-type="string">
            <text:p>/ma nii do phung</text:p>
          </table:table-cell>
          <table:table-cell office:value-type="string">
            <text:p>(མིང་)</text:p>
          </table:table-cell>
          <table:table-cell table:style-name="ce2" office:value-type="string">
            <text:p>རྡོ་ལེབ་དང་ ཆུ་རིལ་རྡོ་ཚུ་གི་གུ་ མ་ཎི་བརྐོ་ཞིན་ན་ སྤུངས་བཞག་བཞགཔ།</text:p>
          </table:table-cell>
          <table:table-cell table:number-columns-repeated="252"/>
        </table:table-row>
        <table:table-row table:style-name="ro1">
          <table:table-cell office:value-type="string">
            <text:p>མ་པ།</text:p>
          </table:table-cell>
          <table:table-cell office:value-type="string">
            <text:p>/ma pa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གསལ་བྱེད་ཀྱི་གོ་རིམ་འབད་ ཀ་རྟགས་བསྒྲིགས་ཏེ་ཡོད་མི་ མདོ་སྡེ་མ་པ་ འདུལ་བ་མ་པ་གསུང་འབུམ་མ་པ་ཚུ་ 2 མ་གཟུགས་དང་མ་གཞི་ སྤྱིར་བཏང་ཟེར་བའི་དོན་ལུ་ཡང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མ་པ་རང༌།</text:p>
          </table:table-cell>
          <table:table-cell office:value-type="string">
            <text:p>/ma pa ra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རྩ་བ་རང་ ངོ་མ་རང་ རྩ་བ་ཉིད་ལས་རང་ཟེར་དོ་བཟུམ་ གནད་དོན་ངོ་མ་སྟོན་པའི་སྒྲ་ཨིན། ག་དེམ་ཅིག་སླབ་རུང་ མ་པ་ལས་ཉན་མི་བཏུབ་པ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་དཔེ།</text:p>
          </table:table-cell>
          <table:table-cell office:value-type="string">
            <text:p>/ma pe/</text:p>
          </table:table-cell>
          <table:table-cell office:value-type="string">
            <text:p>(མིང་)</text:p>
          </table:table-cell>
          <table:table-cell table:style-name="ce2" office:value-type="string">
            <text:p>པར་བཏབ་ནི་དང་ འདྲ་བཤུས་རྐྱབ་ནི་གི་ཡི་གུ་དང་རི་མོ་ལ་སོགས་པའི་དཔེ།</text:p>
          </table:table-cell>
          <table:table-cell table:number-columns-repeated="252"/>
        </table:table-row>
        <table:table-row table:style-name="ro1">
          <table:table-cell office:value-type="string">
            <text:p>མ་སྤུན།</text:p>
          </table:table-cell>
          <table:table-cell office:value-type="string">
            <text:p>/ma puen/</text:p>
          </table:table-cell>
          <table:table-cell office:value-type="string">
            <text:p>(མིང་)</text:p>
          </table:table-cell>
          <table:table-cell table:style-name="ce2" office:value-type="string">
            <text:p>1 ཨའི་གི་སྤུན་ཆ། 2 ཨའི་སྤུན་ཆ་གི་ཨ་ལོ། 3 ཐགས་ཀྱི་མ་དང་སྤུན་གཅིག་ཁར་སླབ་ཐངས་ཅིག།</text:p>
          </table:table-cell>
          <table:table-cell table:number-columns-repeated="252"/>
        </table:table-row>
        <table:table-row table:style-name="ro1">
          <table:table-cell office:value-type="string">
            <text:p>མ་ཕྱི།</text:p>
          </table:table-cell>
          <table:table-cell office:value-type="string">
            <text:p>/ma chi/</text:p>
          </table:table-cell>
          <table:table-cell office:value-type="string">
            <text:p>(མིང་)</text:p>
          </table:table-cell>
          <table:table-cell table:style-name="ce2" office:value-type="string">
            <text:p>1 ཡི་གུའི་མ་ཕྱི་ཟེར་བ་ཅིན་ མ་དཔེ་གི་མ་དཔེ་ངོ་མ་ 2 དུས་ཚོད་མ་ཕྱི་ཟེར་བ་ཅིན་ དུས་ཚོད་ལས་མ་ཡོལ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་ཕྲངམ།</text:p>
          </table:table-cell>
          <table:table-cell office:value-type="string">
            <text:p>/ma thram/</text:p>
          </table:table-cell>
          <table:table-cell office:value-type="string">
            <text:p>(མིང་ཁྱད་)</text:p>
          </table:table-cell>
          <table:table-cell office:value-type="string">
            <text:p>གཡོ་གཡོཝ།</text:p>
          </table:table-cell>
          <table:table-cell table:number-columns-repeated="252"/>
        </table:table-row>
        <table:table-row table:style-name="ro1">
          <table:table-cell office:value-type="string">
            <text:p>མ་བུ།</text:p>
          </table:table-cell>
          <table:table-cell office:value-type="string">
            <text:p>/ma bu/</text:p>
          </table:table-cell>
          <table:table-cell office:value-type="string">
            <text:p>(མིང་)</text:p>
          </table:table-cell>
          <table:table-cell office:value-type="string">
            <text:p>ཨའི་དང་བུ།</text:p>
          </table:table-cell>
          <table:table-cell table:number-columns-repeated="252"/>
        </table:table-row>
        <table:table-row table:style-name="ro1">
          <table:table-cell office:value-type="string">
            <text:p>མ་བུ་དགྲ་གྲོགས།</text:p>
          </table:table-cell>
          <table:table-cell office:value-type="string">
            <text:p>/ma bu dra dro</text:p>
          </table:table-cell>
          <table:table-cell office:value-type="string">
            <text:p>(མིང་)</text:p>
          </table:table-cell>
          <table:table-cell table:style-name="ce2" office:value-type="string">
            <text:p>ཤིང་མ་ཆུ་དང་ཆུ་མ་ལྕགས།། ལྕགས་མ་ས་དང་ས་མ་མེ།། མེ་མ་ཤིང་ཡིན་ཤིང་བུ་མེ།། མེ་བུ་ས་དང་ས་བུ་ལྕགས།། ལྕགས་བུ་ཆུ་དང་ཆུ་བུ་ཤིང༌།། ཤིང་དགྲ་ལྕགས་ཡིན་ལྕགས་དགྲ་མེ།། མེ་དགྲ་ཆུ་དང་ཆུ་དགྲ་ས།། ས་དགྲ་ཤིང་ཡིན་ཤིང་གྲོགས་ས།། ས་གྲོགས་ཆུ་དང་ཆུ་དགྲ་མེ།། མེ་གྲོགས་ལྕགས་དང་ལྕགས་གྲོགས་ཤིང༌།། ཟེར་དོ་བཟུམ་ ཤིང་མེ་ས་ ལྕགས་ ཆུ་གི་ཁམས་ལྔ་གི་ མ་ལྔ་ བུ་ལྔ་ དགྲ་ལྔ་གྲོགས་ལྔ་བརྩི་ཐངས།</text:p>
          </table:table-cell>
          <table:table-cell table:number-columns-repeated="252"/>
        </table:table-row>
        <table:table-row table:style-name="ro1">
          <table:table-cell office:value-type="string">
            <text:p>མ་བུའི་འཕྲོད་བསྟེན།</text:p>
          </table:table-cell>
          <table:table-cell office:value-type="string">
            <text:p>/ma bui throe ten/</text:p>
          </table:table-cell>
          <table:table-cell office:value-type="string">
            <text:p>(མིང་)</text:p>
          </table:table-cell>
          <table:table-cell table:style-name="ce2" office:value-type="string">
            <text:p>ཨ་ལོའི་ཨའི་དང་ ཨ་ལོའི་གཟུགས་ཁམས་བདེ་ཏོག་ཏོ་སྦེ་སྡོད་ནི་གི་ཐབས་ལམ།</text:p>
          </table:table-cell>
          <table:table-cell table:number-columns-repeated="252"/>
        </table:table-row>
        <table:table-row table:style-name="ro1">
          <table:table-cell office:value-type="string">
            <text:p>མ་བྱ་སི་སི།</text:p>
          </table:table-cell>
          <table:table-cell office:value-type="string">
            <text:p>/ma ja si si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བལྟ་ངོ་མ་བདེ་ཁག་ཁ། མཛེས་ཏོག་ཏོ་མེདཔ།</text:p>
          </table:table-cell>
          <table:table-cell table:number-columns-repeated="252"/>
        </table:table-row>
        <table:table-row table:style-name="ro1">
          <table:table-cell office:value-type="string">
            <text:p>མ་བྱིན་ལེན།</text:p>
          </table:table-cell>
          <table:table-cell office:value-type="string">
            <text:p>/ma jin len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རོགས་ཀྱིས་མ་བྱིན་པར་རང་གིས་ལེན་མི་འདི་ ཨརཝ་རྐུ་མི་གི་གྲངས་སུ་ཚུདཔ་ཨིན། མི་དགེ་བ་བཅུའི་ནང་ལས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་བྱུང༌།</text:p>
          </table:table-cell>
          <table:table-cell office:value-type="string">
            <text:p>/ma jung/</text:p>
          </table:table-cell>
          <table:table-cell office:value-type="string">
            <text:p>(བྱ་ཁྱད་)</text:p>
          </table:table-cell>
          <table:table-cell table:style-name="ce2" office:value-type="string">
            <text:p>1 ཧེ་མ་ཡང་འདི་བཟུམ་མའི་མཁས་པ་འཛམ་གླིང་ནང་མ་བྱུང་ དོ་རུང་ཡང་མི་འབྱུང་ཟེར་དོ་བཟུམ་ 2 ཡང་ཁྱོད་ཀྱིས་མ་བྱུང་པས་ཟེར་བ་ཅིན་ཚགས་ཁ་མ་ཚུད་པས་ཟེར་བའི་དོན་ལུ་ཡང་འཇུག་འོང༌། 3 མ་ཐོབ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་མོ།</text:p>
          </table:table-cell>
          <table:table-cell office:value-type="string">
            <text:p>/ma mo/</text:p>
          </table:table-cell>
          <table:table-cell office:value-type="string">
            <text:p>(མིང་)</text:p>
          </table:table-cell>
          <table:table-cell table:style-name="ce2" office:value-type="string">
            <text:p>ཤ་ཟ་མཁའ་འགྲོ་མ།</text:p>
          </table:table-cell>
          <table:table-cell table:number-columns-repeated="252"/>
        </table:table-row>
        <table:table-row table:style-name="ro1">
          <table:table-cell office:value-type="string">
            <text:p>མ་རྨོས་པའི་ལོ་ཏོག</text:p>
          </table:table-cell>
          <table:table-cell office:value-type="string">
            <text:p>/ma moe pai lo to</text:p>
          </table:table-cell>
          <table:table-cell office:value-type="string">
            <text:p>(མིང་)</text:p>
          </table:table-cell>
          <table:table-cell table:style-name="ce2" office:value-type="string">
            <text:p>1 མ་རྨོས་མ་བཏབ་པའི་འབྲས་ས་ལུ་ 2 གྲོ་མ་ 3 དུས་ཅི་མ་བཏབ་རུང་ ན་ཧིང་གི་སོན་ལུས་མི་ལས་སྐྱེ་བའི་ལོ་ཐོག་ཚུ།</text:p>
          </table:table-cell>
          <table:table-cell table:number-columns-repeated="252"/>
        </table:table-row>
        <table:table-row table:style-name="ro1">
          <table:table-cell office:value-type="string">
            <text:p>མ་སྨད།</text:p>
          </table:table-cell>
          <table:table-cell office:value-type="string">
            <text:p>/ma me/</text:p>
          </table:table-cell>
          <table:table-cell office:value-type="string">
            <text:p>(མིང་)</text:p>
          </table:table-cell>
          <table:table-cell table:style-name="ce2" office:value-type="string">
            <text:p>ཨའི་དང་བུམོ་གཉིས་ཀྱི་མིང་གཅིག་ཁར་སླབ་ཐངས་ ཁྱེད་མ་སྨད་གཉིས་ག་ཏེ་ལས་འོངམ་སྨོ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་སྨིན།</text:p>
          </table:table-cell>
          <table:table-cell office:value-type="string">
            <text:p>/ma min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མི་ན་ཚོད་མ་སྨིན་མི་ 2 ཤིང་ཏོག་མ་འཚོ་མི་ ལོ་ཐོག་མ་འཚོ་མི།</text:p>
          </table:table-cell>
          <table:table-cell table:number-columns-repeated="252"/>
        </table:table-row>
        <table:table-row table:style-name="ro1">
          <table:table-cell office:value-type="string">
            <text:p>མ་རྩ།</text:p>
          </table:table-cell>
          <table:table-cell office:value-type="string">
            <text:p>/ma tsa/</text:p>
          </table:table-cell>
          <table:table-cell office:value-type="string">
            <text:p>(མིང་)</text:p>
          </table:table-cell>
          <table:table-cell table:style-name="ce2" office:value-type="string">
            <text:p>ཚོང་རྐྱབ་ནི་གི་མ་རྩ་ མ་དངུལ་ཚུ་དང་དོན་འདྲ། ཚོང་བརྐྱབ་ད་ལུ་ ཧེ་མ་རང་མ་རྩ་ལངམ་སྦེ་ གྲན་སྒྲིག་རྐྱབ་དགོ་ཟེར་སླབ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་བརྩི་བ།</text:p>
          </table:table-cell>
          <table:table-cell office:value-type="string">
            <text:p>/ma tsi wa/</text:p>
          </table:table-cell>
          <table:table-cell office:value-type="string">
            <text:p>(མིང་)</text:p>
          </table:table-cell>
          <table:table-cell table:style-name="ce2" office:value-type="string">
            <text:p>1 མ་གཏོགས་པ། 2 ཆ་མ་བཞག་པ།</text:p>
          </table:table-cell>
          <table:table-cell table:number-columns-repeated="252"/>
        </table:table-row>
        <table:table-row table:style-name="ro1">
          <table:table-cell office:value-type="string">
            <text:p>མ་ཚང་བ།</text:p>
          </table:table-cell>
          <table:table-cell office:value-type="string">
            <text:p>/ma tshang wa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ཁ་གྲངས་མ་ཚང་བ། ཆ་ཚང་མེད་པ།</text:p>
          </table:table-cell>
          <table:table-cell table:number-columns-repeated="252"/>
        </table:table-row>
        <table:table-row table:style-name="ro1">
          <table:table-cell office:value-type="string">
            <text:p>མ་ཚང་བ་མེད་པ།</text:p>
          </table:table-cell>
          <table:table-cell office:value-type="string">
            <text:p>/ma tshang wa me pa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ཚང་བའི་དོན། མཆོད་པའི་ཡོ་བྱད་ཚུ་ མ་ཚང་བ་མེདཔ། མི་གི་གྱངས་ཁ་མ་ཚང་བ་མེདཔ། ནོར་སེམས་ཅན་མ་ཚང་བ་མེདཔ། ཏི་རུ་མ་ཚང་བ་མེདཔ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་ཚངམ།</text:p>
          </table:table-cell>
          <table:table-cell office:value-type="string">
            <text:p>/ma tsham/</text:p>
          </table:table-cell>
          <table:table-cell office:value-type="string">
            <text:p>(མིང་)</text:p>
          </table:table-cell>
          <table:table-cell table:style-name="ce2" office:value-type="string">
            <text:p>མ་ཚང་བ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་ཚད།</text:p>
          </table:table-cell>
          <table:table-cell office:value-type="string">
            <text:p>/ma tshe/</text:p>
          </table:table-cell>
          <table:table-cell office:value-type="string">
            <text:p>(མིང་)</text:p>
          </table:table-cell>
          <table:table-cell table:style-name="ce2" office:value-type="string">
            <text:p>འབྲེལ་ཚིག དེ་གིས་མ་དོ་ཟེར་བའི་དོན། ཆོས་སྐད་ལས་དེ་མ་ཟད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་ཚབ།</text:p>
          </table:table-cell>
          <table:table-cell office:value-type="string">
            <text:p>/ma tshab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ཨའི་མེད་པའི་ཤུལ་ལུ་ ཨའི་གི་ཚབ་མ་སྦེ་ཨ་ལོ་བདག་འཛིན་འཐབ་མི།</text:p>
          </table:table-cell>
          <table:table-cell table:number-columns-repeated="252"/>
        </table:table-row>
        <table:table-row table:style-name="ro1">
          <table:table-cell office:value-type="string">
            <text:p>མ་འཚོཔ།</text:p>
          </table:table-cell>
          <table:table-cell office:value-type="string">
            <text:p>/ma tshop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ཤ་དང་ཤིང་འབྲས་མ་འཚོཔ། འཚོ་ཚད་ཁར་མ་ལྷོད་པ།</text:p>
          </table:table-cell>
          <table:table-cell table:number-columns-repeated="252"/>
        </table:table-row>
        <table:table-row table:style-name="ro1">
          <table:table-cell office:value-type="string">
            <text:p>མ་ཞན།</text:p>
          </table:table-cell>
          <table:table-cell office:value-type="string">
            <text:p>/ma zhen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ཁོ་ལས་མ་དྲག་རུང་ མ་ཞནམ་ཅིག་ཟེར་གཞན་ལས་མ་སྐྱོཝ།</text:p>
          </table:table-cell>
          <table:table-cell table:number-columns-repeated="252"/>
        </table:table-row>
        <table:table-row table:style-name="ro1">
          <table:table-cell office:value-type="string">
            <text:p>མ་ཞུ།</text:p>
          </table:table-cell>
          <table:table-cell office:value-type="string">
            <text:p>/ma zhu/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ཕོ་བའི་མེ་དྲོད་ཉམས་ཞིན་ན་ བཞེས་སྒོ་དང་སྨན་ཚུ་མ་ཞུ་བའི་འདས་ཚིག། 2 དྲག་ཤོས་ཀྱིས་གསོལ་རས་གནང་རུང་ ང་གིས་མ་ཞུ་ཟེར་ མ་ལེན་པའི་ཞེ་ས། 3 སྙན་འབུལ་མ་ཞུ་ཟེར་བ་ཅིན་ མ་སླབ་པའི་ཞེ་ས་ཚུ།</text:p>
          </table:table-cell>
          <table:table-cell table:number-columns-repeated="252"/>
        </table:table-row>
        <table:table-row table:style-name="ro1">
          <table:table-cell office:value-type="string">
            <text:p>མ་གཞི།</text:p>
          </table:table-cell>
          <table:table-cell office:value-type="string">
            <text:p>/ma zhi/</text:p>
          </table:table-cell>
          <table:table-cell office:value-type="string">
            <text:p>(མིང་)</text:p>
          </table:table-cell>
          <table:table-cell table:style-name="ce2" office:value-type="string">
            <text:p>རང་བཞིན་ རྩ་བ་ལས་རང་ ངོ་མ་རང་ཟེར་བའི་དོན། དཔེར་ན་ སྤུ་མ་གཞི་གིས་ དེ་སྦེ་རང་ཨིན་ཟེར་བ་ཅིན་ སླབ་ནི་མེ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་ཟད།</text:p>
          </table:table-cell>
          <table:table-cell office:value-type="string">
            <text:p>/ma ze/</text:p>
          </table:table-cell>
          <table:table-cell office:value-type="string">
            <text:p>(མིང་)</text:p>
          </table:table-cell>
          <table:table-cell table:style-name="ce2" office:value-type="string">
            <text:p>1 ཇ་མ་ཟད་ཆང༌། མི་མ་ཟད་ལྷ་ཡང་འདུག་ཟེར་དོ་བཟུམ་ སྡུད་པའི་སྒྲ་ལུ་འཇུགཔ་ཨིན། 2 མ་རྫོགས་པའི་དོན། གཉེར་ཚང་མ་ཟད། ཏི་རུ་མ་ཟད་ཚུ།</text:p>
          </table:table-cell>
          <table:table-cell table:number-columns-repeated="252"/>
        </table:table-row>
        <table:table-row table:style-name="ro1">
          <table:table-cell office:value-type="string">
            <text:p>མ་འོངས།</text:p>
          </table:table-cell>
          <table:table-cell office:value-type="string">
            <text:p>/ma hhong/</text:p>
          </table:table-cell>
          <table:table-cell office:value-type="string">
            <text:p>(དུས་ཀྱི་ཁྱད་ཚིག་)</text:p>
          </table:table-cell>
          <table:table-cell table:style-name="ce2" office:value-type="string">
            <text:p>དུས་མ་འོངས་པ་ ད་ལྟ་བ་ འདས་པ་གསུམ་གྱི་ནང་ལས་མ་འོངས་པ་འབྱུང་འགྱུར་ ཤུལ་མ་རྟིང་ལས་ཚུ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མ་འོངས་སྔོན་མཐོང་།</text:p>
          </table:table-cell>
          <table:table-cell office:value-type="string">
            <text:p>/ma hhong ngoen thong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ཤུལ་ལས་ག་དེ་སྦེ་འོང་ནི་ཨིན་ན་ ཧེ་མ་ལས་མནོ་བསམ་བཏང་ཤེ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་འོངས་ལུང་བསྟན།</text:p>
          </table:table-cell>
          <table:table-cell office:value-type="string">
            <text:p>/ma hhong lung ten/</text:p>
          </table:table-cell>
          <table:table-cell office:value-type="string">
            <text:p>(མིང་)</text:p>
          </table:table-cell>
          <table:table-cell table:style-name="ce2" office:value-type="string">
            <text:p>ཤུལ་ལས་ག་དེ་སྦེ་གནས་འོང་ག་ ག་དེ་སྦེ་འགྱོ་འོང་ག་ ཧེ་མ་ལས་གསུངས་བཞག་མི།</text:p>
          </table:table-cell>
          <table:table-cell table:number-columns-repeated="252"/>
        </table:table-row>
        <table:table-row table:style-name="ro1">
          <table:table-cell office:value-type="string">
            <text:p>མ་ཡ།</text:p>
          </table:table-cell>
          <table:table-cell office:value-type="string">
            <text:p>/ma ya/</text:p>
          </table:table-cell>
          <table:table-cell office:value-type="string">
            <text:p>(མིང་)</text:p>
          </table:table-cell>
          <table:table-cell table:style-name="ce2" office:value-type="string">
            <text:p>1 མ་འབད་ཟེར་བའི་དོན། ད་རེས་ཁྱོད་ཀྱིས་དེ་སྦེ་རང་མ་འབད་ཟེར་བའི་དོན། 2 མ་པ་གི་ཡ།</text:p>
          </table:table-cell>
          <table:table-cell table:number-columns-repeated="252"/>
        </table:table-row>
        <table:table-row table:style-name="ro1">
          <table:table-cell office:value-type="string">
            <text:p>མ་ཡར།</text:p>
          </table:table-cell>
          <table:table-cell office:value-type="string">
            <text:p>/ma yar</text:p>
          </table:table-cell>
          <table:table-cell office:value-type="string">
            <text:p>(མིང་)</text:p>
          </table:table-cell>
          <table:table-cell table:style-name="ce2" office:value-type="string">
            <text:p>ཨ་པ་གིས་ ཨའི་དང་ཁ་འབྱལ་ཞིནམ་ལས་བསྟེན་མི་ཨམ་ཅུམ།</text:p>
          </table:table-cell>
          <table:table-cell table:number-columns-repeated="252"/>
        </table:table-row>
        <table:table-row table:style-name="ro1">
          <table:table-cell office:value-type="string">
            <text:p>མ་ཡལ།</text:p>
          </table:table-cell>
          <table:table-cell office:value-type="string">
            <text:p>/ma yel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སངས་ཏེ་མ་སོང་བ། དཀར་ཡོལ་ཆག་རུང་རི་མོ་མ་ཡལ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་ཡིག</text:p>
          </table:table-cell>
          <table:table-cell office:value-type="string">
            <text:p>/ma yig/</text:p>
          </table:table-cell>
          <table:table-cell office:value-type="string">
            <text:p>(མིང་)</text:p>
          </table:table-cell>
          <table:table-cell table:style-name="ce2" office:value-type="string">
            <text:p>ཐོ་དེབ་ ཁྲ་མོ་ ས་ཁྲམ་ ཉིན་དེབ་ཚུ་སྤྱིར་བཏང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་ཡུམ།</text:p>
          </table:table-cell>
          <table:table-cell office:value-type="string">
            <text:p>/ma yum/</text:p>
          </table:table-cell>
          <table:table-cell office:value-type="string">
            <text:p>(མིང་)</text:p>
          </table:table-cell>
          <table:table-cell table:style-name="ce2" office:value-type="string">
            <text:p>ཨའི་ལུ་ཞེ་ས་སྦྱར་བ།</text:p>
          </table:table-cell>
          <table:table-cell table:number-columns-repeated="252"/>
        </table:table-row>
        <table:table-row table:style-name="ro1">
          <table:table-cell office:value-type="string">
            <text:p>མ་རངས།</text:p>
          </table:table-cell>
          <table:table-cell office:value-type="string">
            <text:p>/ma rang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དགྲ་བྱང་ཕྱད་ལུ་བལྟ་སྟེ་ སེམས་ངལ་མ་རངས་པ་ 2 འུ་སྡུག་སྟེ་གཟུགས་ངལ་མ་རངས་ཟེར་ཡང་སླབ་འོང༌། 3 རྐང་བརྐྱང་མ་རངས་ཟེར་བ་ཅིན་ མ་འདྲོང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་རབས།</text:p>
          </table:table-cell>
          <table:table-cell office:value-type="string">
            <text:p>/ma rab/</text:p>
          </table:table-cell>
          <table:table-cell office:value-type="string">
            <text:p>(མིང་)</text:p>
          </table:table-cell>
          <table:table-cell table:style-name="ce2" office:value-type="string">
            <text:p>མ་རབས་ངན་པའི་སྤྱོད་པ་ཟེར་དོ་བཟུམ། མི་མ་རབས་ཟེར་མི་བཀྲ་མ་ཤིསཔ་སྤྱོད་ངན་འབད་མི།</text:p>
          </table:table-cell>
          <table:table-cell table:number-columns-repeated="252"/>
        </table:table-row>
        <table:table-row table:style-name="ro1">
          <table:table-cell office:value-type="string">
            <text:p>མ་རི་མུ་རི།</text:p>
          </table:table-cell>
          <table:table-cell office:value-type="string">
            <text:p>/ma ru mu ri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རྒན་རྒོན་སོ་མེད་མི་ཚུ་གིས་ ལྟོ་ལེགས་ཞིམ་རྨུར་མ་ཚུགས་པ་ མ་རི་མུ་རི་ཅིག་རྨུར་ཏེ་ཟ་ནི་ 2 བློ་སྒྲ་དག་ཏོག་ཏོ་མེད་པ་ མ་རི་མུ་རི་བཏང་སླབ་ནི།</text:p>
          </table:table-cell>
          <table:table-cell table:number-columns-repeated="252"/>
        </table:table-row>
        <table:table-row table:style-name="ro1">
          <table:table-cell office:value-type="string">
            <text:p>མ་རིག་པ།</text:p>
          </table:table-cell>
          <table:table-cell office:value-type="string">
            <text:p>/ma rig pa/</text:p>
          </table:table-cell>
          <table:table-cell office:value-type="string">
            <text:p>(མིང་)</text:p>
          </table:table-cell>
          <table:table-cell table:style-name="ce2" office:value-type="string">
            <text:p>1 མ་ཤེས་པ་ཟེར་བའི་དོན། 2 རྟེན་འབྲེལ་བཅིུས་ཀྱི་ནང་གསེས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མ་རུང༌།</text:p>
          </table:table-cell>
          <table:table-cell office:value-type="string">
            <text:p>/ma rung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བཏུབ་པ། མི་ཆོག་པ།</text:p>
          </table:table-cell>
          <table:table-cell table:number-columns-repeated="252"/>
        </table:table-row>
        <table:table-row table:style-name="ro1">
          <table:table-cell office:value-type="string">
            <text:p>མ་རུངས་པ།</text:p>
          </table:table-cell>
          <table:table-cell office:value-type="string">
            <text:p>/ma rung pa/</text:p>
          </table:table-cell>
          <table:table-cell office:value-type="string">
            <text:p>(མིང་)</text:p>
          </table:table-cell>
          <table:table-cell table:style-name="ce2" office:value-type="string">
            <text:p>གདུག་པ་ཅན་ བསམ་པ་མ་རུངས་པ་ཟེར་བ་ཅིན་ མནོ་བསམ་ལེགས་ཤོམ་མེད་མི།</text:p>
          </table:table-cell>
          <table:table-cell table:number-columns-repeated="252"/>
        </table:table-row>
        <table:table-row table:style-name="ro1">
          <table:table-cell office:value-type="string">
            <text:p>མ་ལག</text:p>
          </table:table-cell>
          <table:table-cell office:value-type="string">
            <text:p>/ma bu dra dro</text:p>
          </table:table-cell>
          <table:table-cell office:value-type="string">
            <text:p>(མིང་)</text:p>
          </table:table-cell>
          <table:table-cell table:style-name="ce2" office:value-type="string">
            <text:p>1 མ་པ་དང་ ཡན་ལག་གི་བསྡུས་མིང༌། 2 ཨའི་གི་ལག་པ།</text:p>
          </table:table-cell>
          <table:table-cell table:number-columns-repeated="252"/>
        </table:table-row>
        <table:table-row table:style-name="ro1">
          <table:table-cell office:value-type="string">
            <text:p>མ་ལང༌།</text:p>
          </table:table-cell>
          <table:table-cell office:value-type="string">
            <text:p>/ma lang</text:p>
          </table:table-cell>
          <table:table-cell office:value-type="string">
            <text:p>(མིང་ཁྱད)</text:p>
          </table:table-cell>
          <table:table-cell table:style-name="ce2" office:value-type="string">
            <text:p>མི་གིས་མ་ལངམ་ རྒྱུ་གིས་མ་ལངམ་ཚུ།</text:p>
          </table:table-cell>
          <table:table-cell table:number-columns-repeated="252"/>
        </table:table-row>
        <table:table-row table:style-name="ro1">
          <table:table-cell office:value-type="string">
            <text:p>མ་ལུས།</text:p>
          </table:table-cell>
          <table:table-cell office:value-type="string">
            <text:p>/ma lue/</text:p>
          </table:table-cell>
          <table:table-cell office:value-type="string">
            <text:p>(བྱ་ཁྱད་)</text:p>
          </table:table-cell>
          <table:table-cell table:style-name="ce2" office:value-type="string">
            <text:p>1 ག་ར་ཟེར་བའི་དོན། 2 ཤུལ་ལུ་མ་ལུས་པ།</text:p>
          </table:table-cell>
          <table:table-cell table:number-columns-repeated="252"/>
        </table:table-row>
        <table:table-row table:style-name="ro1">
          <table:table-cell office:value-type="string">
            <text:p>མ་ལེགས་པ།</text:p>
          </table:table-cell>
          <table:table-cell office:value-type="string">
            <text:p>/ma leg pa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བཟོ་མ་ལེགས་པ། 2 ལེགས་ཤོམ་མ་སོང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་ལོང༌།</text:p>
          </table:table-cell>
          <table:table-cell office:value-type="string">
            <text:p>/ma hhong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ཡར་མ་ལོང་ ནདཔ་མལ་ཆའི་ནང་ལས་མ་ལོང༌།</text:p>
          </table:table-cell>
          <table:table-cell table:number-columns-repeated="252"/>
        </table:table-row>
        <table:table-row table:style-name="ro1">
          <table:table-cell office:value-type="string">
            <text:p>མ་ལེན།</text:p>
          </table:table-cell>
          <table:table-cell office:value-type="string">
            <text:p>/ma len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ང་གིས་མ་ལེན་ ཁོ་གིས་མ་ལེན་ ཁྱོད་ཀྱིས་མ་ལེན་ཟེར་ འདས་ཚིག་དགག་སྒྲ་སྦྱོར་ཚུལ།</text:p>
          </table:table-cell>
          <table:table-cell table:number-columns-repeated="252"/>
        </table:table-row>
        <table:table-row table:style-name="ro1">
          <table:table-cell office:value-type="string">
            <text:p>མ་ལོན།</text:p>
          </table:table-cell>
          <table:table-cell office:value-type="string">
            <text:p>/ma loen/</text:p>
          </table:table-cell>
          <table:table-cell office:value-type="string">
            <text:p>(མིང་)</text:p>
          </table:table-cell>
          <table:table-cell table:style-name="ce2" office:value-type="string">
            <text:p>1 ན་ཚོད་མ་ལོནམ། 2 མ་ཐོབ་པ། རྒྱ་མཚོ་ཕ་ཁར་སོང་སྟེ་ནོར་བུ་མ་ལོན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་ཤེས་པ།</text:p>
          </table:table-cell>
          <table:table-cell office:value-type="string">
            <text:p>/ma she pa/</text:p>
          </table:table-cell>
          <table:table-cell office:value-type="string">
            <text:p>(བྱ་ཁྱད་)</text:p>
          </table:table-cell>
          <table:table-cell office:value-type="string">
            <text:p>ཧ་མ་གོ་བ།</text:p>
          </table:table-cell>
          <table:table-cell table:number-columns-repeated="252"/>
        </table:table-row>
        <table:table-row table:style-name="ro1">
          <table:table-cell office:value-type="string">
            <text:p>མ་ཤོག</text:p>
          </table:table-cell>
          <table:table-cell office:value-type="string">
            <text:p>/ma shog</text:p>
          </table:table-cell>
          <table:table-cell office:value-type="string">
            <text:p>(མིང་)</text:p>
          </table:table-cell>
          <table:table-cell table:style-name="ce2" office:value-type="string">
            <text:p>ཚུར་མ་ཤོག་ ཕར་སྡོད་ཟེར་བའི་བྱ་ཚིག་ལུ་དགག་སྒྲ་སྦྱོར་ཚུལ།</text:p>
          </table:table-cell>
          <table:table-cell table:number-columns-repeated="252"/>
        </table:table-row>
        <table:table-row table:style-name="ro1">
          <table:table-cell office:value-type="string">
            <text:p>མ་སོ།</text:p>
          </table:table-cell>
          <table:table-cell office:value-type="string">
            <text:p>/ma so/</text:p>
          </table:table-cell>
          <table:table-cell office:value-type="string">
            <text:p>(མིང་)</text:p>
          </table:table-cell>
          <table:table-cell table:style-name="ce2" office:value-type="string">
            <text:p>ཁའི་ཡ་སོ་དང་མ་སོ་གཉིས་ལས་མ་སོ།</text:p>
          </table:table-cell>
          <table:table-cell table:number-columns-repeated="252"/>
        </table:table-row>
        <table:table-row table:style-name="ro1">
          <table:table-cell office:value-type="string">
            <text:p>མ་སོང༌།</text:p>
          </table:table-cell>
          <table:table-cell office:value-type="string">
            <text:p>/ma song/</text:p>
          </table:table-cell>
          <table:table-cell office:value-type="string">
            <text:p>(མིང་)</text:p>
          </table:table-cell>
          <table:table-cell table:style-name="ce2" office:value-type="string">
            <text:p>ཕར་མ་སོང་ ཕུན་ཚོགས་གླིང་ལུ་མ་སོང་ཕྱི་ཁར་མ་སོང་ ཟེར་དོ་བཟུམ་ཕར་མ་སོང་བའི་འདས་པ་དང་དགག་ཚིག བསྐུལ་ཚིག།</text:p>
          </table:table-cell>
          <table:table-cell table:number-columns-repeated="252"/>
        </table:table-row>
        <table:table-row table:style-name="ro1">
          <table:table-cell office:value-type="string">
            <text:p>མ་ཧེ།</text:p>
          </table:table-cell>
          <table:table-cell office:value-type="string">
            <text:p>/ma he/</text:p>
          </table:table-cell>
          <table:table-cell office:value-type="string">
            <text:p>(མིང་)</text:p>
          </table:table-cell>
          <table:table-cell table:style-name="ce2" office:value-type="string">
            <text:p>རྒྱ་ཐང་ནང་ཡོད་པའི་སེམས་ཅན་མ་ཧེ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་ལྷི།</text:p>
          </table:table-cell>
          <table:table-cell office:value-type="string">
            <text:p>/ma lhhi/</text:p>
          </table:table-cell>
          <table:table-cell office:value-type="string">
            <text:p>(མིང་)</text:p>
          </table:table-cell>
          <table:table-cell table:style-name="ce2" office:value-type="string">
            <text:p>ཐངམ་བརྡུང་ནིའི་མ་ལྷིའུ།</text:p>
          </table:table-cell>
          <table:table-cell table:number-columns-repeated="252"/>
        </table:table-row>
        <table:table-row table:style-name="ro1">
          <table:table-cell office:value-type="string">
            <text:p>མ་ཧཱ་ཙི་ན།</text:p>
          </table:table-cell>
          <table:table-cell office:value-type="string">
            <text:p>/ma ha tsi na/</text:p>
          </table:table-cell>
          <table:table-cell office:value-type="string">
            <text:p>(མིང་)</text:p>
          </table:table-cell>
          <table:table-cell table:style-name="ce2" office:value-type="string">
            <text:p>ལེགས་སྦྱར། རྒྱ་ནག་ཆེན་པོ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་ཧཱ་ཡོ་ག</text:p>
          </table:table-cell>
          <table:table-cell office:value-type="string">
            <text:p>/ma ha yo ga/</text:p>
          </table:table-cell>
          <table:table-cell office:value-type="string">
            <text:p>(མིང་)</text:p>
          </table:table-cell>
          <table:table-cell table:style-name="ce2" office:value-type="string">
            <text:p>ཐེག་པ་རིམ་པ་དགུའི་ཡ་གྱལ་ཅིག།</text:p>
          </table:table-cell>
          <table:table-cell table:number-columns-repeated="252"/>
        </table:table-row>
        <table:table-row table:style-name="ro1">
          <table:table-cell office:value-type="string">
            <text:p>མ་ཧཱ་ར་ཛ།</text:p>
          </table:table-cell>
          <table:table-cell office:value-type="string">
            <text:p>/ma ha ra ja/</text:p>
          </table:table-cell>
          <table:table-cell office:value-type="string">
            <text:p>(མིང་)</text:p>
          </table:table-cell>
          <table:table-cell table:style-name="ce2" office:value-type="string">
            <text:p>རྒྱལ་པོ་ཆེན་པོ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ག་པ།</text:p>
          </table:table-cell>
          <table:table-cell office:value-type="string">
            <text:p>/mag pa/</text:p>
          </table:table-cell>
          <table:table-cell office:value-type="string">
            <text:p>(མིང་)</text:p>
          </table:table-cell>
          <table:table-cell table:style-name="ce2" office:value-type="string">
            <text:p>བཟའ་ཚང་གཉིས་ལས་ཕོ་ལུ་ མགཔ་ཟེར་སླབ་ཨིན། རྨགཔ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ག་མུག</text:p>
          </table:table-cell>
          <table:table-cell office:value-type="string">
            <text:p>/ma mu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སེམས་ཧིང་སང་ས་འབད་མེདཔ། ནང་ན་འཐིབ་སྟེ་འོང་ནི།</text:p>
          </table:table-cell>
          <table:table-cell table:number-columns-repeated="252"/>
        </table:table-row>
        <table:table-row table:style-name="ro1">
          <table:table-cell office:value-type="string">
            <text:p>མག་མོག</text:p>
          </table:table-cell>
          <table:table-cell office:value-type="string">
            <text:p>/mag mog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ཁམས་མག་མོག་ཟེར་མི་ ཕྱི་འབྱུང་བཞི་ཆ་མ་སྙོམས་པའི་སྐབས་སུ་ནང་གཟུགས་ཁམས་མ་བདེ་བར་མག་མོག་འབད་ནི། 2 གནམ་སྤུར་ཏེ་སྡོད་མི་ལུ་ཡང་གནམ་མག་མོག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མང༌།</text:p>
          </table:table-cell>
          <table:table-cell office:value-type="string">
            <text:p>/mang/</text:p>
          </table:table-cell>
          <table:table-cell office:value-type="string">
            <text:p>(མིང་)</text:p>
          </table:table-cell>
          <table:table-cell table:style-name="ce2" office:value-type="string">
            <text:p>ཉུང་གི་འགལ་ཚིག ལེ་ཤ་ཟེར་བའི་དོན་ བྱེལཝ་མང་རང་མང་པས།</text:p>
          </table:table-cell>
          <table:table-cell table:number-columns-repeated="252"/>
        </table:table-row>
        <table:table-row table:style-name="ro1">
          <table:table-cell office:value-type="string">
            <text:p>མང་བཀུར་རྒྱལ་པོ།</text:p>
          </table:table-cell>
          <table:table-cell office:value-type="string">
            <text:p>/mang kur gel po/</text:p>
          </table:table-cell>
          <table:table-cell office:value-type="string">
            <text:p>(མིང་)</text:p>
          </table:table-cell>
          <table:table-cell table:style-name="ce2" office:value-type="string">
            <text:p>འཛམ་གླིང་ནང་གི་རྒྱལ་པོ་དང་པ།</text:p>
          </table:table-cell>
          <table:table-cell table:number-columns-repeated="252"/>
        </table:table-row>
        <table:table-row table:style-name="ro1">
          <table:table-cell office:value-type="string">
            <text:p>མང་སྐོལ།</text:p>
          </table:table-cell>
          <table:table-cell office:value-type="string">
            <text:p>/mang koel/</text:p>
          </table:table-cell>
          <table:table-cell office:value-type="string">
            <text:p>(མིང་)</text:p>
          </table:table-cell>
          <table:table-cell table:style-name="ce2" office:value-type="string">
            <text:p>མང་ཇ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ང་མཁལ།</text:p>
          </table:table-cell>
          <table:table-cell office:value-type="string">
            <text:p>/mang khel/</text:p>
          </table:table-cell>
          <table:table-cell office:value-type="string">
            <text:p>(མིང་)</text:p>
          </table:table-cell>
          <table:table-cell table:style-name="ce2" office:value-type="string">
            <text:p>མ་མཁལ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ང་གུ</text:p>
          </table:table-cell>
          <table:table-cell office:value-type="string">
            <text:p>/mang gu/</text:p>
          </table:table-cell>
          <table:table-cell office:value-type="string">
            <text:p>(མིང་)</text:p>
          </table:table-cell>
          <table:table-cell table:style-name="ce2" office:value-type="string">
            <text:p>ཆུ་གཏོར་གཏངམ་ད་གི་ཆུ་བུམ་མཆུ་ཏོ་དང་ལག་འཛིན་ཡོད་མི་ཅིག།</text:p>
          </table:table-cell>
          <table:table-cell table:number-columns-repeated="252"/>
        </table:table-row>
        <table:table-row table:style-name="ro1">
          <table:table-cell office:value-type="string">
            <text:p>མང་ཆེ་བ།</text:p>
          </table:table-cell>
          <table:table-cell office:value-type="string">
            <text:p>/mang che wa/</text:p>
          </table:table-cell>
          <table:table-cell office:value-type="string">
            <text:p>(མིང་)</text:p>
          </table:table-cell>
          <table:table-cell table:style-name="ce2" office:value-type="string">
            <text:p>མང་ཆེ་ཤོས་ ཕལ་ཆེར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ང་ཇ།</text:p>
          </table:table-cell>
          <table:table-cell office:value-type="string">
            <text:p>/mang ja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དམངས་ལུ་དྲངས་ནི་གི་ཇ་དང་ དགེ་འདུན་དམངས་ཁར་དྲངས་ནི་གི་ཇ།</text:p>
          </table:table-cell>
          <table:table-cell table:number-columns-repeated="252"/>
        </table:table-row>
        <table:table-row table:style-name="ro1">
          <table:table-cell office:value-type="string">
            <text:p>མང་ཉུང༌།</text:p>
          </table:table-cell>
          <table:table-cell office:value-type="string">
            <text:p>/mang nyung/</text:p>
          </table:table-cell>
          <table:table-cell office:value-type="string">
            <text:p>(མིང་)</text:p>
          </table:table-cell>
          <table:table-cell table:style-name="ce2" office:value-type="string">
            <text:p>གྱངས་ཁ་མང་ཉུང་གཉིས་ཀྱི་མིང་ གཅིག་ཁར་སླབ་ཐངས་ མང་ཉུང་རན་པས་ མང་ཉུང་འཚམས་པས་ཚུ།</text:p>
          </table:table-cell>
          <table:table-cell table:number-columns-repeated="252"/>
        </table:table-row>
        <table:table-row table:style-name="ro1">
          <table:table-cell office:value-type="string">
            <text:p>མང་གཉེར།</text:p>
          </table:table-cell>
          <table:table-cell office:value-type="string">
            <text:p>/mang nye</text:p>
          </table:table-cell>
          <table:table-cell office:value-type="string">
            <text:p>(མིང་)</text:p>
          </table:table-cell>
          <table:table-cell table:style-name="ce2" office:value-type="string">
            <text:p>གྲྭ་ཚང་དམངས་ཀྱི་ཐབ་ཚང་པ་ལུ་ མང་གཉེར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མང་ཐོས།</text:p>
          </table:table-cell>
          <table:table-cell office:value-type="string">
            <text:p>/mang thoe</text:p>
          </table:table-cell>
          <table:table-cell office:value-type="string">
            <text:p>(མིང་)</text:p>
          </table:table-cell>
          <table:table-cell table:style-name="ce2" office:value-type="string">
            <text:p>ཆོས་ལེ་ཤ་ཐོས་མི་ གཏམ་ལེ་ཤ་གོ་མི། ཐོས་པ་ཅན།</text:p>
          </table:table-cell>
          <table:table-cell table:number-columns-repeated="252"/>
        </table:table-row>
        <table:table-row table:style-name="ro1">
          <table:table-cell office:value-type="string">
            <text:p>མང་མཐུན།</text:p>
          </table:table-cell>
          <table:table-cell office:value-type="string">
            <text:p>/mang thuen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མང་ཁ་འཆམ་པ།</text:p>
          </table:table-cell>
          <table:table-cell table:number-columns-repeated="252"/>
        </table:table-row>
        <table:table-row table:style-name="ro1">
          <table:table-cell office:value-type="string">
            <text:p>མང་དྲགས།</text:p>
          </table:table-cell>
          <table:table-cell office:value-type="string">
            <text:p>/mang dra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མང་སྟེ་ལྷག་སོང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ང་སྡེ།</text:p>
          </table:table-cell>
          <table:table-cell office:value-type="string">
            <text:p>/mang de/</text:p>
          </table:table-cell>
          <table:table-cell office:value-type="string">
            <text:p>(མིང་)</text:p>
          </table:table-cell>
          <table:table-cell table:style-name="ce2" office:value-type="string">
            <text:p>1 མང་སྡེ་པའི་གཡུས་ཟེར་ ཀྲོང་གསར་རྫོང་གི་ཆ་འོག་ལུ་ མང་སྡེ་ཚོ་བཞི་ཟེར་བརྩི་ནི་ཡོད་ 2 ལེ་ཤ་གཅིག་ཁར་ཚོགས་མི་ལུ་ཡང་ མང་སྡེ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མང་པོ།</text:p>
          </table:table-cell>
          <table:table-cell office:value-type="string">
            <text:p>/mang po/</text:p>
          </table:table-cell>
          <table:table-cell office:value-type="string">
            <text:p>(མིང་)</text:p>
          </table:table-cell>
          <table:table-cell table:style-name="ce2" office:value-type="string">
            <text:p>ལེ་ཤ། མང་རབས་ཚུ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མང་ཕྱོགས།</text:p>
          </table:table-cell>
          <table:table-cell office:value-type="string">
            <text:p>/mang cho</text:p>
          </table:table-cell>
          <table:table-cell office:value-type="string">
            <text:p>(མིང་)</text:p>
          </table:table-cell>
          <table:table-cell table:style-name="ce2" office:value-type="string">
            <text:p>མང་ཤོས་ཀྱི་ཁོངས་སུ། མང་པོའི་ཕྱོགས།</text:p>
          </table:table-cell>
          <table:table-cell table:number-columns-repeated="252"/>
        </table:table-row>
        <table:table-row table:style-name="ro1">
          <table:table-cell office:value-type="string">
            <text:p>མང་མི་མང༌།</text:p>
          </table:table-cell>
          <table:table-cell office:value-type="string">
            <text:p>/mang mi mang/</text:p>
          </table:table-cell>
          <table:table-cell office:value-type="string">
            <text:p>(མིང་)</text:p>
          </table:table-cell>
          <table:table-cell table:style-name="ce2" office:value-type="string">
            <text:p>ལེ་ཤ་ཡོད་པའི་དོན། མི་རློབས་མང་མི་མང་ སླབ་ནི་མང་མི་མང་ གཉེར་ཚང་མང་མི་མང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ང་མོས།</text:p>
          </table:table-cell>
          <table:table-cell office:value-type="string">
            <text:p>/mang moe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མང་ཤོས་ཀྱིས་བཏུབ་པ། བློ་འདོད་ཡོ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ང་ཚད།</text:p>
          </table:table-cell>
          <table:table-cell office:value-type="string">
            <text:p>/mang tshe/</text:p>
          </table:table-cell>
          <table:table-cell office:value-type="string">
            <text:p>(མིང་)</text:p>
          </table:table-cell>
          <table:table-cell table:style-name="ce2" office:value-type="string">
            <text:p>མང་ཤོས་ཀྱི་ཚད།</text:p>
          </table:table-cell>
          <table:table-cell table:number-columns-repeated="252"/>
        </table:table-row>
        <table:table-row table:style-name="ro1">
          <table:table-cell office:value-type="string">
            <text:p>མང་ཚིག</text:p>
          </table:table-cell>
          <table:table-cell office:value-type="string">
            <text:p>/mang tshig/</text:p>
          </table:table-cell>
          <table:table-cell office:value-type="string">
            <text:p>(མིང་)</text:p>
          </table:table-cell>
          <table:table-cell table:style-name="ce2" office:value-type="string">
            <text:p>སུམ་རྟགས་ཀྱི་གཅིག་ཚིག་གི་འགལ་ཚིག་རྣམས་ སོགས་ ཐམས་ཅད་ ག་ར་ ག་ར་ཚུ།</text:p>
          </table:table-cell>
          <table:table-cell table:number-columns-repeated="252"/>
        </table:table-row>
        <table:table-row table:style-name="ro1">
          <table:table-cell office:value-type="string">
            <text:p>མང་ཚོགས།</text:p>
          </table:table-cell>
          <table:table-cell office:value-type="string">
            <text:p>/mang tshog/</text:p>
          </table:table-cell>
          <table:table-cell office:value-type="string">
            <text:p>(མིང་)</text:p>
          </table:table-cell>
          <table:table-cell table:style-name="ce2" office:value-type="string">
            <text:p>1 མི་མང་གཅིག་ཁར་ཚོགས་པ། 2 མི་མང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ང་རབས།</text:p>
          </table:table-cell>
          <table:table-cell office:value-type="string">
            <text:p>/mang rab/</text:p>
          </table:table-cell>
          <table:table-cell office:value-type="string">
            <text:p>(མིང་)</text:p>
          </table:table-cell>
          <table:table-cell table:style-name="ce2" office:value-type="string">
            <text:p>མང་ཤོས། ཐང་མེདཔ། ཚད་མེདཔ་ཚུ་དོན་ག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མང་ཤོས།</text:p>
          </table:table-cell>
          <table:table-cell office:value-type="string">
            <text:p>/mang sho/</text:p>
          </table:table-cell>
          <table:table-cell office:value-type="string">
            <text:p>(མིང་)</text:p>
          </table:table-cell>
          <table:table-cell table:style-name="ce2" office:value-type="string">
            <text:p>མང་ཆེ་བ། ཕལ་ཆེ་བ།</text:p>
          </table:table-cell>
          <table:table-cell table:number-columns-repeated="252"/>
        </table:table-row>
        <table:table-row table:style-name="ro1">
          <table:table-cell office:value-type="string">
            <text:p>མང་སུ།</text:p>
          </table:table-cell>
          <table:table-cell office:value-type="string">
            <text:p>/mang su/</text:p>
          </table:table-cell>
          <table:table-cell office:value-type="string">
            <text:p>(མིང་)</text:p>
          </table:table-cell>
          <table:table-cell table:style-name="ce2" office:value-type="string">
            <text:p>མང་ཙམ། མང་སུ་འཚམས་ཅིག མ་དཀོན་པ། འབོལ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ངན།</text:p>
          </table:table-cell>
          <table:table-cell office:value-type="string">
            <text:p>/man</text:p>
          </table:table-cell>
          <table:table-cell office:value-type="string">
            <text:p>(མིང་)</text:p>
          </table:table-cell>
          <table:table-cell office:value-type="string">
            <text:p>མི་མངན་འཕྱི།</text:p>
          </table:table-cell>
          <table:table-cell table:number-columns-repeated="252"/>
        </table:table-row>
        <table:table-row table:style-name="ro1">
          <table:table-cell office:value-type="string">
            <text:p>མངནི།</text:p>
          </table:table-cell>
          <table:table-cell office:value-type="string">
            <text:p>/man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མངནི་མ་མང་པས།</text:p>
          </table:table-cell>
          <table:table-cell table:number-columns-repeated="252"/>
        </table:table-row>
        <table:table-row table:style-name="ro1">
          <table:table-cell office:value-type="string">
            <text:p>མངམ།</text:p>
          </table:table-cell>
          <table:table-cell office:value-type="string">
            <text:p>/mam/</text:p>
          </table:table-cell>
          <table:table-cell office:value-type="string">
            <text:p>(མིང་)</text:p>
          </table:table-cell>
          <table:table-cell table:style-name="ce2" office:value-type="string">
            <text:p>ཏི་རུ་མངམ་རང་བྱིན་ནི་མི་ནུག།</text:p>
          </table:table-cell>
          <table:table-cell table:number-columns-repeated="252"/>
        </table:table-row>
        <table:table-row table:style-name="ro1">
          <table:table-cell office:value-type="string">
            <text:p>མངྒ་ལམ།</text:p>
          </table:table-cell>
          <table:table-cell office:value-type="string">
            <text:p>/man ga lam/</text:p>
          </table:table-cell>
          <table:table-cell office:value-type="string">
            <text:p>(མིང་)</text:p>
          </table:table-cell>
          <table:table-cell table:style-name="ce2" office:value-type="string">
            <text:p>ལེགས་སྦྱར། བཀྲ་ཤིས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ཉྫུ་ཤྲཱིཿ</text:p>
          </table:table-cell>
          <table:table-cell/>
          <table:table-cell office:value-type="string">
            <text:p>(མིང་)</text:p>
          </table:table-cell>
          <table:table-cell table:style-name="ce2" office:value-type="string">
            <text:p>འཇམ་དཔལ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ཉྫུ་གྷོ་ཥཱ།</text:p>
          </table:table-cell>
          <table:table-cell/>
          <table:table-cell office:value-type="string">
            <text:p>(མིང་)</text:p>
          </table:table-cell>
          <table:table-cell table:style-name="ce2" office:value-type="string">
            <text:p>འཇམ་པའི་དབྱངས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ན་ངག</text:p>
          </table:table-cell>
          <table:table-cell office:value-type="string">
            <text:p>/men nga</text:p>
          </table:table-cell>
          <table:table-cell office:value-type="string">
            <text:p>(མིང་)</text:p>
          </table:table-cell>
          <table:table-cell table:style-name="ce2" office:value-type="string">
            <text:p>བླ་མའི་མན་ངག་ གདམས་ངག་ ཚིག་ཐེངས་གཅིག་དང་གཉིས་ཀྱི་ནང་ དོན་དག་བཅུད་བསྡུ་སྟེ་གསུང་མི་ལུ་ མན་ངག་དང་གདམས་ངག་ཟེརཝ་ཨིན།</text:p>
          </table:table-cell>
          <table:table-cell table:number-columns-repeated="252"/>
        </table:table-row>
        <table:table-row table:style-name="ro1">
          <table:table-cell office:value-type="string">
            <text:p>མན་ངག་མཛོད།</text:p>
          </table:table-cell>
          <table:table-cell office:value-type="string">
            <text:p>/men nga dzoe</text:p>
          </table:table-cell>
          <table:table-cell office:value-type="string">
            <text:p>(མིང་)</text:p>
          </table:table-cell>
          <table:table-cell table:style-name="ce2" office:value-type="string">
            <text:p>དུས་རབས་བཅུ་བཞི་པའི་ནང་ རྒྱལ་བ་ཀློང་ཆེན་རབ་འབྱམས་ཀྱིས་མཛད་པའི་ རྗོད་བྱེད་དྲུག་ཚན་དུ་མའི་བདག་ཉིད་ཅན་གྱི་སྒོ་ལས་ ཞལ་གདམས་ཀྱི་ཚུལ་སྦེ་གསུངས་བཞག་མི།</text:p>
          </table:table-cell>
          <table:table-cell table:number-columns-repeated="252"/>
        </table:table-row>
        <table:table-row table:style-name="ro1">
          <table:table-cell office:value-type="string">
            <text:p>མན་ཆ་ཐིང་ངེ༌།</text:p>
          </table:table-cell>
          <table:table-cell office:value-type="string">
            <text:p>/men cha thi nge/</text:p>
          </table:table-cell>
          <table:table-cell office:value-type="string">
            <text:p>(མིང་)</text:p>
          </table:table-cell>
          <table:table-cell table:style-name="ce2" office:value-type="string">
            <text:p>སྤྱིར་བཏང་གི་ཐིང་ངེ་ངོ་མ་བཟུམ་ཅིག་གི་གཡུག་མེད་མི་དང་ བཟོ་རྣམ་ཡང་ཆུང་སུ་འབད་མི་གི་ཐིང་ངེ༌།</text:p>
          </table:table-cell>
          <table:table-cell table:number-columns-repeated="252"/>
        </table:table-row>
        <table:table-row table:style-name="ro1">
          <table:table-cell office:value-type="string">
            <text:p>མན་ཆད།</text:p>
          </table:table-cell>
          <table:table-cell office:value-type="string">
            <text:p>/men che/</text:p>
          </table:table-cell>
          <table:table-cell office:value-type="string">
            <text:p>(མིང་)</text:p>
          </table:table-cell>
          <table:table-cell table:style-name="ce2" office:value-type="string">
            <text:p>མར་ལྟབ་དང་དོན་འདྲ་ འདི་མན་ཆད་འབྲུག་པའི་ས་ཁོངས་ཨི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ན་ཤེལ།</text:p>
          </table:table-cell>
          <table:table-cell office:value-type="string">
            <text:p>/men shel/</text:p>
          </table:table-cell>
          <table:table-cell office:value-type="string">
            <text:p>(མིང་)</text:p>
          </table:table-cell>
          <table:table-cell table:style-name="ce2" office:value-type="string">
            <text:p>ནོར་བུའི་བྱེ་བྲག་ཅིག།</text:p>
          </table:table-cell>
          <table:table-cell table:number-columns-repeated="252"/>
        </table:table-row>
        <table:table-row table:style-name="ro1">
          <table:table-cell office:value-type="string">
            <text:p>མནྜ་ར་བ།</text:p>
          </table:table-cell>
          <table:table-cell office:value-type="string">
            <text:p>/men da ra wa/</text:p>
          </table:table-cell>
          <table:table-cell office:value-type="string">
            <text:p>(མིང་)</text:p>
          </table:table-cell>
          <table:table-cell table:style-name="ce2" office:value-type="string">
            <text:p>ལེགས་སྦྱར། སློབ་དཔོན་པདྨ་འབྱུང་གནས་ཀྱི་གསང་ཡུམ་ ཟ་ཧོར་རྒྱལ་པོའི་སྲས་མོ།</text:p>
          </table:table-cell>
          <table:table-cell table:number-columns-repeated="252"/>
        </table:table-row>
        <table:table-row table:style-name="ro1">
          <table:table-cell office:value-type="string">
            <text:p>མནྜལ།</text:p>
          </table:table-cell>
          <table:table-cell office:value-type="string">
            <text:p>/men drel/</text:p>
          </table:table-cell>
          <table:table-cell office:value-type="string">
            <text:p>(མིང་)</text:p>
          </table:table-cell>
          <table:table-cell table:style-name="ce2" office:value-type="string">
            <text:p>ལེགས་སྦྱར་ལས་ དཀྱིལ་འཁོར་གྱི་མིང༌། གླིང་བཞི་གླིང་ཕྲན་དང་བཅས་པའི་དཀྱིལ་འཁོར་མཆོད་པར་ཕུལ་བའི་ཚོགས་གསོག་ཐབས་ཅིག།</text:p>
          </table:table-cell>
          <table:table-cell table:number-columns-repeated="252"/>
        </table:table-row>
        <table:table-row table:style-name="ro1">
          <table:table-cell office:value-type="string">
            <text:p>མནྜལ་སྒང༌།</text:p>
          </table:table-cell>
          <table:table-cell office:value-type="string">
            <text:p>/men drel gang/</text:p>
          </table:table-cell>
          <table:table-cell office:value-type="string">
            <text:p>(མིང་)</text:p>
          </table:table-cell>
          <table:table-cell table:style-name="ce2" office:value-type="string">
            <text:p>མཎྜལ་སྒང་ཟེར་ ཐིམ་ཕུ་ཆ་འོག་སྟོད་པའི་ས་གི་གཡུས་ཚན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ནྜལ་བཞི།</text:p>
          </table:table-cell>
          <table:table-cell/>
          <table:table-cell office:value-type="string">
            <text:p>(མིང་)</text:p>
          </table:table-cell>
          <table:table-cell table:style-name="ce2" office:value-type="string">
            <text:p>ཕྱི་ ནང་ གསང་བ་ དེ་ཁོ་ན་ཉིད་ཀྱི་མཎྜལ།</text:p>
          </table:table-cell>
          <table:table-cell table:number-columns-repeated="252"/>
        </table:table-row>
        <table:table-row table:style-name="ro1">
          <table:table-cell office:value-type="string">
            <text:p>མནྜལ་བཞི་ཆོག</text:p>
          </table:table-cell>
          <table:table-cell/>
          <table:table-cell office:value-type="string">
            <text:p>(མིང་)</text:p>
          </table:table-cell>
          <table:table-cell table:style-name="ce2" office:value-type="string">
            <text:p>ཡི་དམ་རྗེ་བཙུན་སྒྲོལ་མ་ལུ་བརྟེན་པའི་ མཎྜལ་བཞི་བཀོད་ཀྱི་ཆོ་ག།</text:p>
          </table:table-cell>
          <table:table-cell table:number-columns-repeated="252"/>
        </table:table-row>
        <table:table-row table:style-name="ro1">
          <table:table-cell office:value-type="string">
            <text:p>མབ་ཏོག</text:p>
          </table:table-cell>
          <table:table-cell office:value-type="string">
            <text:p>/mab to</text:p>
          </table:table-cell>
          <table:table-cell office:value-type="string">
            <text:p>(མིང་)</text:p>
          </table:table-cell>
          <table:table-cell table:style-name="ce2" office:value-type="string">
            <text:p>བང་ཅུང་དང་བླ་ཕོར་ཚུ་གི་མ་པ།</text:p>
          </table:table-cell>
          <table:table-cell table:number-columns-repeated="252"/>
        </table:table-row>
        <table:table-row table:style-name="ro1">
          <table:table-cell office:value-type="string">
            <text:p>མའི་ངལ་གསོ།</text:p>
          </table:table-cell>
          <table:table-cell office:value-type="string">
            <text:p>/mai ngel so/</text:p>
          </table:table-cell>
          <table:table-cell office:value-type="string">
            <text:p>(མིང་)</text:p>
          </table:table-cell>
          <table:table-cell table:style-name="ce2" office:value-type="string">
            <text:p>ཨ་ལོ་སྐྱེཝ་ད་གི་ངལ་གསོ།</text:p>
          </table:table-cell>
          <table:table-cell table:number-columns-repeated="252"/>
        </table:table-row>
        <table:table-row table:style-name="ro1">
          <table:table-cell office:value-type="string">
            <text:p>མའོ་ཙེ་ཏུང༌།</text:p>
          </table:table-cell>
          <table:table-cell office:value-type="string">
            <text:p>/mao tse tung/</text:p>
          </table:table-cell>
          <table:table-cell office:value-type="string">
            <text:p>(མིང་)</text:p>
          </table:table-cell>
          <table:table-cell table:style-name="ce2" office:value-type="string">
            <text:p>དུས་རབས་ 20 པའི་ནང་གི་ རྒྱ་ནག་གི་སྲིད་འཛིན་གྲགས་ཅན་ཅིག།</text:p>
          </table:table-cell>
          <table:table-cell table:number-columns-repeated="252"/>
        </table:table-row>
        <table:table-row table:style-name="ro1">
          <table:table-cell office:value-type="string">
            <text:p>མར།</text:p>
          </table:table-cell>
          <table:table-cell office:value-type="string">
            <text:p>/ma/</text:p>
          </table:table-cell>
          <table:table-cell office:value-type="string">
            <text:p>(མིང་)</text:p>
          </table:table-cell>
          <table:table-cell table:style-name="ce2" office:value-type="string">
            <text:p>1 ཨོམ་དཀྱོགས་ཏེ་བཏོན་པའི་མར་ ལ་མར་མཐའ་མར། 2 ཁ་མ་ལུ་ཟེར་བའི་དོན། ད་རིས་ང་མར་ཕུན་ཚོགས་གླིང་ལུ་འགྱོ་ནི་ཨི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ར་ཀྲིན།</text:p>
          </table:table-cell>
          <table:table-cell office:value-type="string">
            <text:p>/ma trin/</text:p>
          </table:table-cell>
          <table:table-cell office:value-type="string">
            <text:p>(མིང་)</text:p>
          </table:table-cell>
          <table:table-cell table:style-name="ce2" office:value-type="string">
            <text:p>ཤིང་གི་དོག་མ་ལས་མར་བཟོ་སྟེ་ ཀྲིན་ནང་བླུགས་ཏ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མར་སྐོགས།</text:p>
          </table:table-cell>
          <table:table-cell office:value-type="string">
            <text:p>/ma kog/</text:p>
          </table:table-cell>
          <table:table-cell office:value-type="string">
            <text:p>(མིང་)</text:p>
          </table:table-cell>
          <table:table-cell table:style-name="ce2" office:value-type="string">
            <text:p>མར་བཙུག་སའི་ཧོད།</text:p>
          </table:table-cell>
          <table:table-cell table:number-columns-repeated="252"/>
        </table:table-row>
        <table:table-row table:style-name="ro1">
          <table:table-cell office:value-type="string">
            <text:p>མར་ཁུ།</text:p>
          </table:table-cell>
          <table:table-cell office:value-type="string">
            <text:p>/ma khu/</text:p>
          </table:table-cell>
          <table:table-cell office:value-type="string">
            <text:p>(མིང་)</text:p>
          </table:table-cell>
          <table:table-cell table:style-name="ce2" office:value-type="string">
            <text:p>པད་དཀར་མར་ཁུ་ལ་སོགས་པ་ སྣུམ་གྱི་རིགས་དང་ མར་བཞུ་བཞུ་བའི་ཁུ་བ་ གཞན་ས་མར་ཁུ་ཚུ་ཡང་ཨིན།</text:p>
          </table:table-cell>
          <table:table-cell table:number-columns-repeated="252"/>
        </table:table-row>
        <table:table-row table:style-name="ro1">
          <table:table-cell office:value-type="string">
            <text:p>མར་ཁུ་བླུགས་ས།</text:p>
          </table:table-cell>
          <table:table-cell office:value-type="string">
            <text:p>/ma khu lug sa/</text:p>
          </table:table-cell>
          <table:table-cell office:value-type="string">
            <text:p>(མིང་)</text:p>
          </table:table-cell>
          <table:table-cell table:style-name="ce2" office:value-type="string">
            <text:p>སྣུམ་འཁོར་ནང་མར་ཁུ་བླུགས་སའི་ས་གནས།</text:p>
          </table:table-cell>
          <table:table-cell table:number-columns-repeated="252"/>
        </table:table-row>
        <table:table-row table:style-name="ro1">
          <table:table-cell office:value-type="string">
            <text:p>མར་ཁུའི་འབྲུ།</text:p>
          </table:table-cell>
          <table:table-cell office:value-type="string">
            <text:p>/ma khui dru/</text:p>
          </table:table-cell>
          <table:table-cell office:value-type="string">
            <text:p>(མིང་)</text:p>
          </table:table-cell>
          <table:table-cell table:style-name="ce2" office:value-type="string">
            <text:p>མར་ཁུ་འཐོན་བཏུབ་པའི་འབྲུ་ སྤང་ཙེ་ཤིང་གི་རྡོག་མ་ཚུ།</text:p>
          </table:table-cell>
          <table:table-cell table:number-columns-repeated="252"/>
        </table:table-row>
        <table:table-row table:style-name="ro1">
          <table:table-cell office:value-type="string">
            <text:p>མར་གད།</text:p>
          </table:table-cell>
          <table:table-cell office:value-type="string">
            <text:p>/ma ge/</text:p>
          </table:table-cell>
          <table:table-cell office:value-type="string">
            <text:p>(མིང་)</text:p>
          </table:table-cell>
          <table:table-cell table:style-name="ce2" office:value-type="string">
            <text:p>རིན་པོ་ཆེ་རྡོའི་རིགས་ལས་ མདོག་ལྗང་ཁུ་འབད་མི་ཅིག།</text:p>
          </table:table-cell>
          <table:table-cell table:number-columns-repeated="252"/>
        </table:table-row>
        <table:table-row table:style-name="ro1">
          <table:table-cell office:value-type="string">
            <text:p>མར་གྱི་ཉིང་ཁུ།</text:p>
          </table:table-cell>
          <table:table-cell office:value-type="string">
            <text:p>/ma gi nying khu/</text:p>
          </table:table-cell>
          <table:table-cell office:value-type="string">
            <text:p>(མིང་)</text:p>
          </table:table-cell>
          <table:table-cell table:style-name="ce2" office:value-type="string">
            <text:p>མར་བཞུ་ཞིན་ན་ ལོག་ཅི་རང་བཙག་བཙག་པའི་ཁུ་བ།</text:p>
          </table:table-cell>
          <table:table-cell table:number-columns-repeated="252"/>
        </table:table-row>
        <table:table-row table:style-name="ro1">
          <table:table-cell office:value-type="string">
            <text:p>མར་སྒམ།</text:p>
          </table:table-cell>
          <table:table-cell office:value-type="string">
            <text:p>/ma gam/</text:p>
          </table:table-cell>
          <table:table-cell office:value-type="string">
            <text:p>(མིང་)</text:p>
          </table:table-cell>
          <table:table-cell table:style-name="ce2" office:value-type="string">
            <text:p>མར་འདེགས་སའི་སི་པ། འདི་ལུ་མར་སྒྲོམ་ཟེར་ཡང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མར་ངོ༌།</text:p>
          </table:table-cell>
          <table:table-cell office:value-type="string">
            <text:p>/ma ngo/</text:p>
          </table:table-cell>
          <table:table-cell office:value-type="string">
            <text:p>(མིང་)</text:p>
          </table:table-cell>
          <table:table-cell table:style-name="ce2" office:value-type="string">
            <text:p>ཚེས་གཅིག་ལས་བཅོ་ལྔ་ཚུན་ཟླཝ་ཡར་འཕྱེལ་ནི་འདི་གིས་ ཡར་ངོ་དང་ ཚེས་བཅུ་དྲུག་ལས་གནམ་སྒང་ཚུན་ ཟླཝ་མར་འགྲིབ་ནི་འདི་གིས་ མར་ངོ༌།</text:p>
          </table:table-cell>
          <table:table-cell table:number-columns-repeated="252"/>
        </table:table-row>
        <table:table-row table:style-name="ro1">
          <table:table-cell office:value-type="string">
            <text:p>མར་ངོའི་ཚེས་བཅུ།</text:p>
          </table:table-cell>
          <table:table-cell office:value-type="string">
            <text:p>/ma ngoi tshe cu/</text:p>
          </table:table-cell>
          <table:table-cell office:value-type="string">
            <text:p>(མིང་)</text:p>
          </table:table-cell>
          <table:table-cell table:style-name="ce2" office:value-type="string">
            <text:p>ཡར་ངོའི་ཚེས་བཅུ་ ཚེས་བཅུ་ཐམ་དང་ མར་ངོའི་ཚེས་བཅུ་ཉེར་ལྔ་ལུ་ཕོགཔ་ཨིན། ཉེར་ལྔ་ལུ་ མཁའ་འགྲོ་བདེ་ཆེན་རྒྱལ་མོ་ལུ་བརྟེན་པའི་ ཚོགས་མཆོད་ཕུལ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ར་མངརམ།</text:p>
          </table:table-cell>
          <table:table-cell office:value-type="string">
            <text:p>/ma ngam/</text:p>
          </table:table-cell>
          <table:table-cell office:value-type="string">
            <text:p>(མིང་)</text:p>
          </table:table-cell>
          <table:table-cell office:value-type="string">
            <text:p>མར་གསརཔ།</text:p>
          </table:table-cell>
          <table:table-cell table:number-columns-repeated="252"/>
        </table:table-row>
        <table:table-row table:style-name="ro1">
          <table:table-cell office:value-type="string">
            <text:p>མར་བཅག</text:p>
          </table:table-cell>
          <table:table-cell office:value-type="string">
            <text:p>/ma ca/</text:p>
          </table:table-cell>
          <table:table-cell office:value-type="string">
            <text:p>(བྱ་ཁྱད་)</text:p>
          </table:table-cell>
          <table:table-cell table:style-name="ce2" office:value-type="string">
            <text:p>1 ལྟཝ་མར་བཅག་ཟེར་བ་ཅིན་ མི་ཁམས་ཅན་ཚུ་གི་ཁམས་མར་ཕབ་པའི་དོན་དང་ 2 གོང་མར་བཅག་ཟེར་བ་ཅིན་ རིན་གོང་མར་ཕབ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ར་བཅར།</text:p>
          </table:table-cell>
          <table:table-cell office:value-type="string">
            <text:p>/ma car/</text:p>
          </table:table-cell>
          <table:table-cell office:value-type="string">
            <text:p>(བྱ་ཁྱད་)་མར་གྱི་ཁ་ཐུག་ལུ་ཉེ་སུ་འབད་བའི་དོན།</text:p>
          </table:table-cell>
          <table:table-cell table:style-name="ce2" office:value-type="string">
            <text:p>1 ཁོ་མ་གི་རྩ་བོའི་ཁ་ཐུག་བཅར་བས། 2 གྱལ་མར་བཅར་ཟེར་བ་ཅིན་ མར་བཤུད་དགོ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ར་ཆང༌།</text:p>
          </table:table-cell>
          <table:table-cell office:value-type="string">
            <text:p>/mar chang/</text:p>
          </table:table-cell>
          <table:table-cell office:value-type="string">
            <text:p>(མིང་)</text:p>
          </table:table-cell>
          <table:table-cell table:style-name="ce2" office:value-type="string">
            <text:p>དགའ་སྟོན་རྟེན་འབྲེལ་བརྩི་བའི་སྐབས་དཀོན་མཆོག་རྩ་གསུམ་ལུ་ ཆང་གི་མཆོདཔ་ཕུལ་བའི་དོན། མར་གྱི་ཡར་སྒྲོན་དང་བཅས་བཀང་མི་ལུ་མར་ཆང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མར་ཉམས།</text:p>
          </table:table-cell>
          <table:table-cell office:value-type="string">
            <text:p>/ma nyam/</text:p>
          </table:table-cell>
          <table:table-cell office:value-type="string">
            <text:p>(བྱ་ཁྱད་)</text:p>
          </table:table-cell>
          <table:table-cell table:style-name="ce2" office:value-type="string">
            <text:p>1 མར་འགྲིབ། 2 མེདཔ་འགྱོ་ནི།</text:p>
          </table:table-cell>
          <table:table-cell table:number-columns-repeated="252"/>
        </table:table-row>
        <table:table-row table:style-name="ro1">
          <table:table-cell office:value-type="string">
            <text:p>མར་གཉེར།</text:p>
          </table:table-cell>
          <table:table-cell office:value-type="string">
            <text:p>/ma nyer</text:p>
          </table:table-cell>
          <table:table-cell office:value-type="string">
            <text:p>(མིང་)</text:p>
          </table:table-cell>
          <table:table-cell table:style-name="ce2" office:value-type="string">
            <text:p>མར་གྱི་མཛོད་བདག་འཛིན་འབད་མི་གི་གཉེར་པ།</text:p>
          </table:table-cell>
          <table:table-cell table:number-columns-repeated="252"/>
        </table:table-row>
        <table:table-row table:style-name="ro1">
          <table:table-cell office:value-type="string">
            <text:p>མར་གཏོར།</text:p>
          </table:table-cell>
          <table:table-cell office:value-type="string">
            <text:p>/ma tor</text:p>
          </table:table-cell>
          <table:table-cell office:value-type="string">
            <text:p>(མིང་)</text:p>
          </table:table-cell>
          <table:table-cell table:style-name="ce2" office:value-type="string">
            <text:p>མར་རྐྱངམ་གཅིག་གིས་བཞེངས་བཞེངས་པའི་གཏོརམ།</text:p>
          </table:table-cell>
          <table:table-cell table:number-columns-repeated="252"/>
        </table:table-row>
        <table:table-row table:style-name="ro1">
          <table:table-cell office:value-type="string">
            <text:p>མར་ལྟང༌།</text:p>
          </table:table-cell>
          <table:table-cell office:value-type="string">
            <text:p>/mar tang</text:p>
          </table:table-cell>
          <table:table-cell office:value-type="string">
            <text:p>(མིང་)</text:p>
          </table:table-cell>
          <table:table-cell table:style-name="ce2" office:value-type="string">
            <text:p>མར་ཀོ་བའི་ནང་འདེགས་སྦེ་ བཙེམས་ཏེ་བཞག་པའི་མར་དོས།</text:p>
          </table:table-cell>
          <table:table-cell table:number-columns-repeated="252"/>
        </table:table-row>
        <table:table-row table:style-name="ro1">
          <table:table-cell office:value-type="string">
            <text:p>མར་དོས།</text:p>
          </table:table-cell>
          <table:table-cell office:value-type="string">
            <text:p>/ma doe</text:p>
          </table:table-cell>
          <table:table-cell office:value-type="string">
            <text:p>(མིང་)</text:p>
          </table:table-cell>
          <table:table-cell table:style-name="ce2" office:value-type="string">
            <text:p>དང་ཕུགས་འབདན་ མར་དོས་གཅིག་ལུ་མར་སྲང་གཅིག་བརྒྱ་ཨིན།</text:p>
          </table:table-cell>
          <table:table-cell table:number-columns-repeated="252"/>
        </table:table-row>
        <table:table-row table:style-name="ro2">
          <table:table-cell office:value-type="string">
            <text:p>མར་པ་ལོ་ཙཱ་ཆོས་ཀྱི་བློ་གྲོས།</text:p>
          </table:table-cell>
          <table:table-cell office:value-type="string">
            <text:p>/mar pa lo tsa choe ki lo droe/</text:p>
          </table:table-cell>
          <table:table-cell office:value-type="string">
            <text:p>(མིང་)</text:p>
          </table:table-cell>
          <table:table-cell table:style-name="ce2" office:value-type="string">
            <text:p>སྤྱི་ལོ་ 1012 ལུ་བྱོན་ཞིན་ན་ ལོ་ཙཱ་བ་འབྲོག་མི་ཤཱཀྱ་གཞོན་ནུ་བསྟེན་ཏེ་ལོ་ཙཱ་བ་ལྷབ། དེ་ལས་རྒྱ་གར་ལུ་ཚར་གསུམ་དང་ བལ་ཡུལ་ལུ་ཚར་བཞི་བྱོན་སྦེ་ པཎ་ཆེན་ནཱ་རོ་པ་དང་ མངའ་བདག་མཻཏྲི་པ་ཚུ་བསྟེན་ཏེ་ ཀྱཻ་རྡོར་དང་གསང་འདུས་ཕྱག་རྒྱ་ཆེན་པོ་ལ་སོགས་པ་ བོད་ལུ་གདན་དྲངས། ལྷོ་གྲོ་བོ་ལུང་ལུ་བཞུགས་ཏེ་ བཀའ་རྒྱུད་ཀྱི་སྲོལ་བཙུགས་གནང་མི།</text:p>
          </table:table-cell>
          <table:table-cell table:number-columns-repeated="252"/>
        </table:table-row>
        <table:table-row table:style-name="ro1">
          <table:table-cell office:value-type="string">
            <text:p>མར་པག་ཅུང༌།</text:p>
          </table:table-cell>
          <table:table-cell office:value-type="string">
            <text:p>/mar pa cung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བ་མར་ཇ་པག་ཅུ་བཟུམ་ཡོདཔ།</text:p>
          </table:table-cell>
          <table:table-cell table:number-columns-repeated="252"/>
        </table:table-row>
        <table:table-row table:style-name="ro1">
          <table:table-cell office:value-type="string">
            <text:p>མར་སྤགས།</text:p>
          </table:table-cell>
          <table:table-cell office:value-type="string">
            <text:p>/mar pag</text:p>
          </table:table-cell>
          <table:table-cell office:value-type="string">
            <text:p>(མིང་)</text:p>
          </table:table-cell>
          <table:table-cell table:style-name="ce2" office:value-type="string">
            <text:p>དགེ་བ་དཀར་མཆོད་སྐབས་ ལྟོའི་གུ་སྤགས་ཤ་མིན་པར་ མར་བཀལ་བ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ར་ཕབ།</text:p>
          </table:table-cell>
          <table:table-cell office:value-type="string">
            <text:p>/mar phab</text:p>
          </table:table-cell>
          <table:table-cell office:value-type="string">
            <text:p>(བྱ་ཁྱད་)་༡</text:p>
          </table:table-cell>
          <table:table-cell table:style-name="ce2" office:value-type="string">
            <text:p>ལྟག་ལས་འོག་ལུ་ཕབ་ནི། 2 གོ་གནས་མར་ཕབ་བརྐྱབས་པ་ དངུལ་ཕོགས་མར་ཕབ་ཚུ།</text:p>
          </table:table-cell>
          <table:table-cell table:number-columns-repeated="252"/>
        </table:table-row>
        <table:table-row table:style-name="ro1">
          <table:table-cell office:value-type="string">
            <text:p>མར་ཕྱུར།</text:p>
          </table:table-cell>
          <table:table-cell office:value-type="string">
            <text:p>/mar chur</text:p>
          </table:table-cell>
          <table:table-cell office:value-type="string">
            <text:p>(མིང་)</text:p>
          </table:table-cell>
          <table:table-cell table:style-name="ce2" office:value-type="string">
            <text:p>མར་དང་དར་ཚིལ་གྱི་བསྡུས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ར་འབབ།</text:p>
          </table:table-cell>
          <table:table-cell office:value-type="string">
            <text:p>/mar bab</text:p>
          </table:table-cell>
          <table:table-cell office:value-type="string">
            <text:p>(བྱ་ཁྱད་)</text:p>
          </table:table-cell>
          <table:table-cell table:style-name="ce2" office:value-type="string">
            <text:p>1 ཁ་མར་འབབ་སྟེ་འོང་ནི། 2 གྱངས་ཁ་མར་འབབ་སྟེ་འགྱོ་ནི།</text:p>
          </table:table-cell>
          <table:table-cell table:number-columns-repeated="252"/>
        </table:table-row>
        <table:table-row table:style-name="ro1">
          <table:table-cell office:value-type="string">
            <text:p>མར་མི་དྭགས་གསུམ།</text:p>
          </table:table-cell>
          <table:table-cell office:value-type="string">
            <text:p>/mar mi dag sum/</text:p>
          </table:table-cell>
          <table:table-cell office:value-type="string">
            <text:p>(མིང་)</text:p>
          </table:table-cell>
          <table:table-cell table:style-name="ce2" office:value-type="string">
            <text:p>བཀའ་བརྒྱུད་པའི་བསྟན་པའི་སྲོལ་བཙུགས་གནང་མི་ མར་པ་ མི་ལ་ དྭགས་པོ་ལྷ་རྗེ་གསུམ།</text:p>
          </table:table-cell>
          <table:table-cell table:number-columns-repeated="252"/>
        </table:table-row>
        <table:table-row table:style-name="ro1">
          <table:table-cell office:value-type="string">
            <text:p>མར་མུར།</text:p>
          </table:table-cell>
          <table:table-cell office:value-type="string">
            <text:p>/mar mur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མ་རི་མུ་རི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ར་མེ།</text:p>
          </table:table-cell>
          <table:table-cell office:value-type="string">
            <text:p>/mar me/</text:p>
          </table:table-cell>
          <table:table-cell office:value-type="string">
            <text:p>(མིང་)</text:p>
          </table:table-cell>
          <table:table-cell table:style-name="ce2" office:value-type="string">
            <text:p>དཀར་མེ་ག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མར་མེ་མཛད།</text:p>
          </table:table-cell>
          <table:table-cell office:value-type="string">
            <text:p>/mar me dze/</text:p>
          </table:table-cell>
          <table:table-cell office:value-type="string">
            <text:p>(མིང་)</text:p>
          </table:table-cell>
          <table:table-cell table:style-name="ce2" office:value-type="string">
            <text:p>སངས་རྒྱས་འོད་སྲུང་གི་མཚན། འདས་པའི་སངས་རྒྱས།</text:p>
          </table:table-cell>
          <table:table-cell table:number-columns-repeated="252"/>
        </table:table-row>
        <table:table-row table:style-name="ro1">
          <table:table-cell office:value-type="string">
            <text:p>མར་ཚེས།</text:p>
          </table:table-cell>
          <table:table-cell office:value-type="string">
            <text:p>/mar tshe/</text:p>
          </table:table-cell>
          <table:table-cell office:value-type="string">
            <text:p>(མིང་)</text:p>
          </table:table-cell>
          <table:table-cell table:style-name="ce2" office:value-type="string">
            <text:p>ཚེས་བཅུ་དྲུག་ལས་ གནམ་སྒང་ཚུན།</text:p>
          </table:table-cell>
          <table:table-cell table:number-columns-repeated="252"/>
        </table:table-row>
        <table:table-row table:style-name="ro1">
          <table:table-cell office:value-type="string">
            <text:p>མར་ཚོན།</text:p>
          </table:table-cell>
          <table:table-cell office:value-type="string">
            <text:p>/mar tshoen/</text:p>
          </table:table-cell>
          <table:table-cell office:value-type="string">
            <text:p>(མིང་)</text:p>
          </table:table-cell>
          <table:table-cell table:style-name="ce2" office:value-type="string">
            <text:p>གཏོར་མའི་དཀར་རྒྱན་གྱི་ཚོན་ཁྲའི་དོན་ལུ་མར་ནང་ཚོན་བླུགས་ཏེ་ བཟོ་མི་ལུ་མར་ཚོན་སྦྱོར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མར་ཤེ</text:p>
          </table:table-cell>
          <table:table-cell office:value-type="string">
            <text:p>/mar she/</text:p>
          </table:table-cell>
          <table:table-cell office:value-type="string">
            <text:p>(མིང་)</text:p>
          </table:table-cell>
          <table:table-cell table:style-name="ce2" office:value-type="string">
            <text:p>མར་གཅིག་ཁར་བསྒོངས་བའི་ཚད་ཅིག་གི་མིང༌། མར་སྲང་ལྔ་ལུ་མར་ཤེ་གཅིག་འབད་བརྩིཝ་ཨིན་རུང་ མར་ཤེ་ལུ་ཆེ་ཆུང་ལེ་ཤ་ཡོད་ མར་སྲང་བཅུ་ཐམ་འབད་མི་ཡང་ཡོད།</text:p>
          </table:table-cell>
          <table:table-cell table:number-columns-repeated="252"/>
        </table:table-row>
        <table:table-row table:style-name="ro1">
          <table:table-cell office:value-type="string">
            <text:p>མར་གསར།</text:p>
          </table:table-cell>
          <table:table-cell office:value-type="string">
            <text:p>/mar sar</text:p>
          </table:table-cell>
          <table:table-cell office:value-type="string">
            <text:p>(མིང་)</text:p>
          </table:table-cell>
          <table:table-cell table:style-name="ce2" office:value-type="string">
            <text:p>མར་མངརམ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ར་གསུར།</text:p>
          </table:table-cell>
          <table:table-cell office:value-type="string">
            <text:p>/mar sur</text:p>
          </table:table-cell>
          <table:table-cell office:value-type="string">
            <text:p>(མིང་)</text:p>
          </table:table-cell>
          <table:table-cell table:style-name="ce2" office:value-type="string">
            <text:p>ཕྱེ་ནང་མར་བླུགས་ཏེ་བཟོ་བཟོ་བའི་གསུར།</text:p>
          </table:table-cell>
          <table:table-cell table:number-columns-repeated="252"/>
        </table:table-row>
        <table:table-row table:style-name="ro1">
          <table:table-cell office:value-type="string">
            <text:p>མརྒཏ།</text:p>
          </table:table-cell>
          <table:table-cell/>
          <table:table-cell office:value-type="string">
            <text:p>(མིང་)</text:p>
          </table:table-cell>
          <table:table-cell table:style-name="ce2" office:value-type="string">
            <text:p>མར་གད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རྒད།</text:p>
          </table:table-cell>
          <table:table-cell office:value-type="string">
            <text:p>/ge</text:p>
          </table:table-cell>
          <table:table-cell office:value-type="string">
            <text:p>(མིང་)</text:p>
          </table:table-cell>
          <table:table-cell table:style-name="ce2" office:value-type="string">
            <text:p>མརྒཏ་གད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ལ་ཁུག</text:p>
          </table:table-cell>
          <table:table-cell office:value-type="string">
            <text:p>/mel khu/</text:p>
          </table:table-cell>
          <table:table-cell office:value-type="string">
            <text:p>(མིང་)</text:p>
          </table:table-cell>
          <table:table-cell table:style-name="ce2" office:value-type="string">
            <text:p>ནང་ན་འཛུལ་ཏེ་ཉལ་བཏུབ་པའི་མལ་ཆ། མལ་ཆ་རྩམ་ཁུག་བཟུམ་འབད་མི།</text:p>
          </table:table-cell>
          <table:table-cell table:number-columns-repeated="252"/>
        </table:table-row>
        <table:table-row table:style-name="ro1">
          <table:table-cell office:value-type="string">
            <text:p>མལ་ཁེབས།</text:p>
          </table:table-cell>
          <table:table-cell office:value-type="string">
            <text:p>/mel kheb/</text:p>
          </table:table-cell>
          <table:table-cell office:value-type="string">
            <text:p>(མིང་)</text:p>
          </table:table-cell>
          <table:table-cell table:style-name="ce2" office:value-type="string">
            <text:p>མལ་ཆ་ལྟག་ལུ་བཀབ་ནིའི་ཁེབས།</text:p>
          </table:table-cell>
          <table:table-cell table:number-columns-repeated="252"/>
        </table:table-row>
        <table:table-row table:style-name="ro1">
          <table:table-cell office:value-type="string">
            <text:p>མལ་སྒྲོམ།</text:p>
          </table:table-cell>
          <table:table-cell office:value-type="string">
            <text:p>/mel drom/</text:p>
          </table:table-cell>
          <table:table-cell office:value-type="string">
            <text:p>(མིང་)</text:p>
          </table:table-cell>
          <table:table-cell table:style-name="ce2" office:value-type="string">
            <text:p>ཐུན་བཏངམ་ད་གི་ སྡོད་སྒྲོམ། མི་གཅིག་སར་སྡོད་ནི་ཤོངམ་ཅིག་འབད་མི་གི་སྒྲོམ།</text:p>
          </table:table-cell>
          <table:table-cell table:number-columns-repeated="252"/>
        </table:table-row>
        <table:table-row table:style-name="ro1">
          <table:table-cell office:value-type="string">
            <text:p>མལ་ཆ།</text:p>
          </table:table-cell>
          <table:table-cell office:value-type="string">
            <text:p>/mel cha/</text:p>
          </table:table-cell>
          <table:table-cell office:value-type="string">
            <text:p>(མིང་)</text:p>
          </table:table-cell>
          <table:table-cell table:style-name="ce2" office:value-type="string">
            <text:p>ཕྱི་རུ་ཉལཝ་ད་ བཀབ་ནི་གི་གོ་ལ་སྤྱིར་བཏང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ལ་གདན།</text:p>
          </table:table-cell>
          <table:table-cell office:value-type="string">
            <text:p>/mel den/</text:p>
          </table:table-cell>
          <table:table-cell office:value-type="string">
            <text:p>(མིང་)</text:p>
          </table:table-cell>
          <table:table-cell table:style-name="ce2" office:value-type="string">
            <text:p>ཉལ་ནི་གི་མལ་ཆ་དང་ གདན་གྱི་མིང་མཉམ་ཅིག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མལ་མུལ།</text:p>
          </table:table-cell>
          <table:table-cell office:value-type="string">
            <text:p>/mel mul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མི་ནདཔ་ཚུ་མལ་ཆ་ནང་ལས་ལོང་ཚུགསཔ་མ་ཚུགས་ཅིག་འབད་ཡར་ལོང་ཐངས།</text:p>
          </table:table-cell>
          <table:table-cell table:number-columns-repeated="252"/>
        </table:table-row>
        <table:table-row table:style-name="ro1">
          <table:table-cell office:value-type="string">
            <text:p>མས།</text:p>
          </table:table-cell>
          <table:table-cell office:value-type="string">
            <text:p>/me/</text:p>
          </table:table-cell>
          <table:table-cell office:value-type="string">
            <text:p>(ཚིག་གྲོགས)</text:p>
          </table:table-cell>
          <table:table-cell table:style-name="ce2" office:value-type="string">
            <text:p>1 ལྷ་ཨིན་མས་ འདྲེ་ཨིན་མས་ དེ་སྦེ་སླབ་མས། དེ་སྦེ་མནོཝ་མས་ སེམས་དགའཝ་མས་ ཟེར་དོ་བཟུམ་ བྱ་ཚིག་གི་ཚིག་གྲོགས། 2 མ་ཡིས་ཟེར་བའི་བྱེད་སྒྲ་བསྡུས་པ།</text:p>
          </table:table-cell>
          <table:table-cell table:number-columns-repeated="252"/>
        </table:table-row>
        <table:table-row table:style-name="ro1">
          <table:table-cell office:value-type="string">
            <text:p>མས་ཁུར།</text:p>
          </table:table-cell>
          <table:table-cell office:value-type="string">
            <text:p>/me khur</text:p>
          </table:table-cell>
          <table:table-cell office:value-type="string">
            <text:p>(མིང་)</text:p>
          </table:table-cell>
          <table:table-cell table:style-name="ce2" office:value-type="string">
            <text:p>མར་ཁུ་ནང་བཙོ་བཙོ་བའི་ཏེ་ཟས། འདི་མང་ཤོས་རྗེན་འཐག་ཕྱེ་དང་ གྲོ་ཞིབ་ཀྱིས་བཟོ་འོང༌།</text:p>
          </table:table-cell>
          <table:table-cell table:number-columns-repeated="252"/>
        </table:table-row>
        <table:table-row table:style-name="ro1">
          <table:table-cell office:value-type="string">
            <text:p>མས་འཕུལ།</text:p>
          </table:table-cell>
          <table:table-cell office:value-type="string">
            <text:p>/me phuel/</text:p>
          </table:table-cell>
          <table:table-cell office:value-type="string">
            <text:p>(མིང་)</text:p>
          </table:table-cell>
          <table:table-cell table:style-name="ce2" office:value-type="string">
            <text:p>སྔོན་འཇུག་མ་ཡིག་གིས་འཕུལ་ནི།</text:p>
          </table:table-cell>
          <table:table-cell table:number-columns-repeated="252"/>
        </table:table-row>
        <table:table-row table:style-name="ro1">
          <table:table-cell office:value-type="string">
            <text:p>མས་འཛེགས།</text:p>
          </table:table-cell>
          <table:table-cell office:value-type="string">
            <text:p>/me dzeg/</text:p>
          </table:table-cell>
          <table:table-cell office:value-type="string">
            <text:p>(མིང་)</text:p>
          </table:table-cell>
          <table:table-cell table:style-name="ce2" office:value-type="string">
            <text:p>1 གོ་ས་འོག་མ་ལས་ཡར་རིམ་པ་བཞིན་ འཛེགས་ཏེ་འོང་ནི་ 2 མར་ལས་ཡར་ཨེ་ཁུག་འཛེགས་ཏེ་འོང་ནི།</text:p>
          </table:table-cell>
          <table:table-cell table:number-columns-repeated="252"/>
        </table:table-row>
        <table:table-row table:style-name="ro1">
          <table:table-cell office:value-type="string">
            <text:p>མས་ལོ།</text:p>
          </table:table-cell>
          <table:table-cell office:value-type="string">
            <text:p>/me lo/</text:p>
          </table:table-cell>
          <table:table-cell office:value-type="string">
            <text:p>(མིང་)</text:p>
          </table:table-cell>
          <table:table-cell table:style-name="ce2" office:value-type="string">
            <text:p>ཁུངས་མེད་པའི་བློ་ལུ་ཆ་བཞག་ནི་གི་བློ་གི་རིམ་པ་ཅིག། ཡས་ལོ་མས་ལོ་ཟེར་བའི་ ཉག་ཉོག་མ་མང་ཞི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ཧཱ།</text:p>
          </table:table-cell>
          <table:table-cell office:value-type="string">
            <text:p>/ma ha/</text:p>
          </table:table-cell>
          <table:table-cell office:value-type="string">
            <text:p>(མིང་)</text:p>
          </table:table-cell>
          <table:table-cell table:style-name="ce2" office:value-type="string">
            <text:p>ལེགས་སྦྱར། ཆེན་པོ།</text:p>
          </table:table-cell>
          <table:table-cell table:number-columns-repeated="252"/>
        </table:table-row>
        <table:table-row table:style-name="ro1">
          <table:table-cell office:value-type="string">
            <text:p>མཧཱ་ཀཱ་ལ།</text:p>
          </table:table-cell>
          <table:table-cell office:value-type="string">
            <text:p>/ma ha ka la/</text:p>
          </table:table-cell>
          <table:table-cell office:value-type="string">
            <text:p>(མིང་)</text:p>
          </table:table-cell>
          <table:table-cell table:style-name="ce2" office:value-type="string">
            <text:p>མགོན་པོ། ནག་པོ་ཆེན་པོ།</text:p>
          </table:table-cell>
          <table:table-cell table:number-columns-repeated="252"/>
        </table:table-row>
        <table:table-row table:style-name="ro1">
          <table:table-cell office:value-type="string">
            <text:p>མཧཱ་པནྜི་ཏ།</text:p>
          </table:table-cell>
          <table:table-cell office:value-type="string">
            <text:p>/ma ha pan dri ta/</text:p>
          </table:table-cell>
          <table:table-cell office:value-type="string">
            <text:p>(མིང་)</text:p>
          </table:table-cell>
          <table:table-cell table:style-name="ce2" office:value-type="string">
            <text:p>མཁས་པ་ཆེན་པོ།</text:p>
          </table:table-cell>
          <table:table-cell table:number-columns-repeated="252"/>
        </table:table-row>
        <table:table-row table:style-name="ro1">
          <table:table-cell office:value-type="string">
            <text:p>མཧཱ་མཱ་ཡཿ</text:p>
          </table:table-cell>
          <table:table-cell office:value-type="string">
            <text:p>/ma ha ma ya/</text:p>
          </table:table-cell>
          <table:table-cell office:value-type="string">
            <text:p>(མིང་)</text:p>
          </table:table-cell>
          <table:table-cell office:value-type="string">
            <text:p>སྒྱུ་མ་ཆེན་པོ།</text:p>
          </table:table-cell>
          <table:table-cell table:number-columns-repeated="252"/>
        </table:table-row>
        <table:table-row table:style-name="ro1">
          <table:table-cell office:value-type="string">
            <text:p>མཧཱ་ཙི་ན།</text:p>
          </table:table-cell>
          <table:table-cell office:value-type="string">
            <text:p>/ma ha tsi na/</text:p>
          </table:table-cell>
          <table:table-cell office:value-type="string">
            <text:p>(མིང་)</text:p>
          </table:table-cell>
          <table:table-cell table:style-name="ce2" office:value-type="string">
            <text:p>མ་ཧཱ་ཙི་ན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ི།</text:p>
          </table:table-cell>
          <table:table-cell office:value-type="string">
            <text:p>/mi/</text:p>
          </table:table-cell>
          <table:table-cell office:value-type="string">
            <text:p>(མིང་)</text:p>
          </table:table-cell>
          <table:table-cell table:style-name="ce2" office:value-type="string">
            <text:p>1 ཁ་གིས་བློ་སླབ་ཤེས་ སེམས་ཀྱིས་དོན་དག་ཧ་གོ་ཚུགས་པའི་གང་ཟག་ཅིག་ལུ་མི་ཟེརཝ་ཨིན། 2 ལཱ་འབད་མི་ ལྟོ་ཟ་མི་ཚུ་བདག་སྒྲ་དང་ 3 མི་ཤེས་ མི་སླབ་ མི་འོང་ཚུ་དགག་སྒྲ།</text:p>
          </table:table-cell>
          <table:table-cell table:number-columns-repeated="252"/>
        </table:table-row>
        <table:table-row table:style-name="ro1">
          <table:table-cell office:value-type="string">
            <text:p>མི་དཀར་ཞྭ་ནག</text:p>
          </table:table-cell>
          <table:table-cell office:value-type="string">
            <text:p>/mi kar zha na</text:p>
          </table:table-cell>
          <table:table-cell office:value-type="string">
            <text:p>(མིང་)</text:p>
          </table:table-cell>
          <table:table-cell table:style-name="ce2" office:value-type="string">
            <text:p>ཉེས་པ་མེད་པའི་མི་ལུ་ ཉེས་ཁ་བཀལ་བའི་དཔྱེ།</text:p>
          </table:table-cell>
          <table:table-cell table:number-columns-repeated="252"/>
        </table:table-row>
        <table:table-row table:style-name="ro1">
          <table:table-cell office:value-type="string">
            <text:p>མི་རྐང༌།</text:p>
          </table:table-cell>
          <table:table-cell office:value-type="string">
            <text:p>/mi kang</text:p>
          </table:table-cell>
          <table:table-cell office:value-type="string">
            <text:p>(མིང་)</text:p>
          </table:table-cell>
          <table:table-cell table:style-name="ce2" office:value-type="string">
            <text:p>མིའི་བརླད་དོ་གི་རུ་ཏོ་ལས་བཏོག་སྟེ་ བཟོ་བཟོ་བའི་རྐང་དུང༌། མི་རྐང་གླིང་བུ་ཙེ་རེ་རེ།</text:p>
          </table:table-cell>
          <table:table-cell table:number-columns-repeated="252"/>
        </table:table-row>
        <table:table-row table:style-name="ro1">
          <table:table-cell office:value-type="string">
            <text:p>མི་རྐྱང༌།</text:p>
          </table:table-cell>
          <table:table-cell office:value-type="string">
            <text:p>/mi cang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རྟ་རྐྱང་མི་རྐྱང་ཟེར་ རྟ་རེ་རེའི་གུ་ ཁུར་ཆ་མེད་པར་ མི་རེ་རེ་ཞོན་ཏེ་འགྱོ་ནི་དང༌། 2 འགྲུལ་པ་རྟ་མེད་པའི་མི་རྐྱང་པ།</text:p>
          </table:table-cell>
          <table:table-cell table:number-columns-repeated="252"/>
        </table:table-row>
        <table:table-row table:style-name="ro1">
          <table:table-cell office:value-type="string">
            <text:p>མི་སྐྱ།</text:p>
          </table:table-cell>
          <table:table-cell office:value-type="string">
            <text:p>/mi ca/</text:p>
          </table:table-cell>
          <table:table-cell office:value-type="string">
            <text:p>(མིང་)</text:p>
          </table:table-cell>
          <table:table-cell table:style-name="ce2" office:value-type="string">
            <text:p>ཆོས་ཡོན་ཏན་མ་ལྟ་མི། འཇིག་རྟེན་ཕལ་པ་ མི་གནགཔ་ མི་སེར་ཚུ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མི་སྐྱོན།</text:p>
          </table:table-cell>
          <table:table-cell office:value-type="string">
            <text:p>/mi coen/</text:p>
          </table:table-cell>
          <table:table-cell office:value-type="string">
            <text:p>(མིང་)</text:p>
          </table:table-cell>
          <table:table-cell table:style-name="ce2" office:value-type="string">
            <text:p>1 ལཱ་འདི་གིས་ ག་ལུ་ཡང་མི་སྐྱོན་ཟེར་བ་ཅིན་ མི་གནོད་ཟེར་བའི་དོན་ཨིན། 2 མི་ཚུ་གི་སྐྱོན་ཟེར་བ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མི་ཁ།</text:p>
          </table:table-cell>
          <table:table-cell office:value-type="string">
            <text:p>/mi kha/</text:p>
          </table:table-cell>
          <table:table-cell office:value-type="string">
            <text:p>(མིང་)</text:p>
          </table:table-cell>
          <table:table-cell table:style-name="ce2" office:value-type="string">
            <text:p>1 རྒྱབ་ཁ་ལས་མི་མང་གིས་ཁ་བཏང་ནི་ སྐྱོན་བརྗོད་ནི་ ལེགས་ན་ལེགས་པའི་ཁ་བཏང་ ཉེས་ན་ཉེས་པའི་ཁ་གཏང་ནི་ འདི་ལུ་ཁ་རམ་ཟེར་ཡང་སླབ་ནི་ཡོད། 2 མི་ཚུ་གི་ཁ།</text:p>
          </table:table-cell>
          <table:table-cell table:number-columns-repeated="252"/>
        </table:table-row>
        <table:table-row table:style-name="ro1">
          <table:table-cell office:value-type="string">
            <text:p>མི་ཁོག་འདྲེ་ཞུགས།</text:p>
          </table:table-cell>
          <table:table-cell office:value-type="string">
            <text:p>/mi kho dre zhu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མི་གི་ཁོག་པའི་ནང་འདྲེ་གདོན་ཞུགས་ཞུགསཔ་ ལྷ་ཞུགས་ཞུགསཔ་ཚུ་ལུ་གོ། 2 རོགས་ཀྱི་ཁར་ཉན་ཏེ་འབད་མི་ ལུ་སྒྲ་གཏམ་འབད་མི་ཁོག། འདྲེ་ཞུགས་ཀྱི་བློ་ཟེར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མི་ཁུངས།</text:p>
          </table:table-cell>
          <table:table-cell office:value-type="string">
            <text:p>/mi khung/</text:p>
          </table:table-cell>
          <table:table-cell office:value-type="string">
            <text:p>(མིང་)</text:p>
          </table:table-cell>
          <table:table-cell table:style-name="ce2" office:value-type="string">
            <text:p>1 མི་ཁུངས་ཟེར་མི་འགྲོ་བ་མིའི་རིགས་ཁུངས། 2 རྒྱལ་ཁབ་ཀྱི་མི་ཁུངས།</text:p>
          </table:table-cell>
          <table:table-cell table:number-columns-repeated="252"/>
        </table:table-row>
        <table:table-row table:style-name="ro1">
          <table:table-cell office:value-type="string">
            <text:p>མི་ཁུངས་ངོ་སྤྲོད་ལག་ཁྱེར།</text:p>
          </table:table-cell>
          <table:table-cell office:value-type="string">
            <text:p>/mi khung ngo troe lag kher/</text:p>
          </table:table-cell>
          <table:table-cell office:value-type="string">
            <text:p>(མིང་)</text:p>
          </table:table-cell>
          <table:table-cell table:style-name="ce2" office:value-type="string">
            <text:p>རྒྱལ་ཁབ་ག་ཏེ་གི་མི་སེར་ཨིན་ན་ ངོ་རྟགས་ཁ་གསལ་འཁོད་པའི་ཡིག་ཆ།</text:p>
          </table:table-cell>
          <table:table-cell table:number-columns-repeated="252"/>
        </table:table-row>
        <table:table-row table:style-name="ro1">
          <table:table-cell office:value-type="string">
            <text:p>མི་ཁོམ་པ།</text:p>
          </table:table-cell>
          <table:table-cell office:value-type="string">
            <text:p>/mi khom pa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དལཝ་མེད་མི་ མ་ཁོམ་མི།</text:p>
          </table:table-cell>
          <table:table-cell table:number-columns-repeated="252"/>
        </table:table-row>
        <table:table-row table:style-name="ro1">
          <table:table-cell office:value-type="string">
            <text:p>མི་ཁྱིམ།</text:p>
          </table:table-cell>
          <table:table-cell office:value-type="string">
            <text:p>/mi chim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སྡོད་ས་གི་ཁྱིམ།</text:p>
          </table:table-cell>
          <table:table-cell table:number-columns-repeated="252"/>
        </table:table-row>
        <table:table-row table:style-name="ro1">
          <table:table-cell office:value-type="string">
            <text:p>མི་ཁྲལ།</text:p>
          </table:table-cell>
          <table:table-cell office:value-type="string">
            <text:p>/mi threl/</text:p>
          </table:table-cell>
          <table:table-cell office:value-type="string">
            <text:p>(མིང་)</text:p>
          </table:table-cell>
          <table:table-cell table:style-name="ce2" office:value-type="string">
            <text:p>1 མི་ལུ་ཕོག་པའི་ཁྲལ། 2 མི་འབད་འཐོན་དགོ་པའི་ཁྲལ།</text:p>
          </table:table-cell>
          <table:table-cell table:number-columns-repeated="252"/>
        </table:table-row>
        <table:table-row table:style-name="ro1">
          <table:table-cell office:value-type="string">
            <text:p>མི་གྲངས།</text:p>
          </table:table-cell>
          <table:table-cell office:value-type="string">
            <text:p>/mi drang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གི་གྱངས་ཁ་ཟེར་བ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མི་གྲངས་ངོ་གྲངས།</text:p>
          </table:table-cell>
          <table:table-cell office:value-type="string">
            <text:p>/mi drang ngo drang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ངོ་རེ་རེ་བཞིན་དུ་ཟེར་བའི་དོན། དཔེར་ན་ དཔོན་གྱི་ནང་ལས་ མི་གྲངས་ངོ་གྲངས་ལུ་ཏི་རུ་བརྒྱ་རེ་འད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ི་གླ།</text:p>
          </table:table-cell>
          <table:table-cell office:value-type="string">
            <text:p>/mi la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ལུ་ལཱ་བཀོལ་བའི་གླ་རྔན་ མི་གླ་ རྟ་གླ་ཟེར་སླབ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ི་དགའ།</text:p>
          </table:table-cell>
          <table:table-cell office:value-type="string">
            <text:p>/mi ga/</text:p>
          </table:table-cell>
          <table:table-cell office:value-type="string">
            <text:p>(བྱ་ཁྱད་)</text:p>
          </table:table-cell>
          <table:table-cell table:style-name="ce2" office:value-type="string">
            <text:p>1 སེམས་མི་དགའ་ནི། 2 མི་ལེགས། མི་བཏུབ། མི་རུང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ི་དགེ་བ།</text:p>
          </table:table-cell>
          <table:table-cell office:value-type="string">
            <text:p>/mi ge wa/</text:p>
          </table:table-cell>
          <table:table-cell office:value-type="string">
            <text:p>(མིང་)</text:p>
          </table:table-cell>
          <table:table-cell table:style-name="ce2" office:value-type="string">
            <text:p>སྡིག་པའི་མིང་གཞན། དབྱེ་བ་སྲོག་གཅོད་པ་ མ་བྱིན་ལེན་པ་ མི་ཚངས་སྤྱོད་པ་ རྫུན་ ཕྲ་མ་ ཚིག་རྩུབ་ ངག་འཁྱལ་ བརྣབ་སེམས་ གནོད་སེམས་ ལོག་ལྟ་དང་བཅུ་ཡོད།</text:p>
          </table:table-cell>
          <table:table-cell table:number-columns-repeated="252"/>
        </table:table-row>
        <table:table-row table:style-name="ro1">
          <table:table-cell office:value-type="string">
            <text:p>མི་མགོ</text:p>
          </table:table-cell>
          <table:table-cell office:value-type="string">
            <text:p>/mi go/</text:p>
          </table:table-cell>
          <table:table-cell office:value-type="string">
            <text:p>(མིང་)</text:p>
          </table:table-cell>
          <table:table-cell office:value-type="string">
            <text:p>གི་མགུ་ཏོག།</text:p>
          </table:table-cell>
          <table:table-cell table:number-columns-repeated="252"/>
        </table:table-row>
        <table:table-row table:style-name="ro1">
          <table:table-cell office:value-type="string">
            <text:p>མི་འགབ།</text:p>
          </table:table-cell>
          <table:table-cell office:value-type="string">
            <text:p>/mi gab/</text:p>
          </table:table-cell>
          <table:table-cell office:value-type="string">
            <text:p>(མིང་)</text:p>
          </table:table-cell>
          <table:table-cell table:style-name="ce2" office:value-type="string">
            <text:p>1 མི་བཏུབ་ མི་རུང་ མི་མཚམས་པ་འོས་བབས་མེདཔ། 2 མི་ལང་བ།</text:p>
          </table:table-cell>
          <table:table-cell table:number-columns-repeated="252"/>
        </table:table-row>
        <table:table-row table:style-name="ro1">
          <table:table-cell office:value-type="string">
            <text:p>མི་འགྱུར།</text:p>
          </table:table-cell>
          <table:table-cell office:value-type="string">
            <text:p>/mi jur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ཐང་ཐིག་གཅིག་འབད་སྡོད་ནི། ཕོ་འགྱུར་མེདཔ་ རྟག་པ་དང་བརྟན་པ་ གཡོ་འགུལ་མེདཔ།</text:p>
          </table:table-cell>
          <table:table-cell table:number-columns-repeated="252"/>
        </table:table-row>
        <table:table-row table:style-name="ro1">
          <table:table-cell office:value-type="string">
            <text:p>མི་རྒན།</text:p>
          </table:table-cell>
          <table:table-cell office:value-type="string">
            <text:p>/mi gen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ཨ་རྒས་དང་ཨང་རྒས།</text:p>
          </table:table-cell>
          <table:table-cell table:number-columns-repeated="252"/>
        </table:table-row>
        <table:table-row table:style-name="ro1">
          <table:table-cell office:value-type="string">
            <text:p>མི་རྒན་ཤོས།</text:p>
          </table:table-cell>
          <table:table-cell office:value-type="string">
            <text:p>/mi gen sho/</text:p>
          </table:table-cell>
          <table:table-cell office:value-type="string">
            <text:p>(མིང་)</text:p>
          </table:table-cell>
          <table:table-cell table:style-name="ce2" office:value-type="string">
            <text:p>རང་ལས་ལོ་ན་རྒས་མི་ཚུ་ལུ་སླབ་ཐངས། མི་ག་ར་ནང་ལས་རྒས་པ།</text:p>
          </table:table-cell>
          <table:table-cell table:number-columns-repeated="252"/>
        </table:table-row>
        <table:table-row table:style-name="ro1">
          <table:table-cell office:value-type="string">
            <text:p>མི་རྒོད།</text:p>
          </table:table-cell>
          <table:table-cell office:value-type="string">
            <text:p>/mi goe/</text:p>
          </table:table-cell>
          <table:table-cell office:value-type="string">
            <text:p>(མིང་)</text:p>
          </table:table-cell>
          <table:table-cell table:style-name="ce2" office:value-type="string">
            <text:p>1 རི་ཁར་ཡོད་པའི་སེམས་ཅན་མི་རྒོད་གཟུགས་མི་བཟུམ་ གདོང་སྤྱ་ཅོག་འཐདཔ་ཅིག་ཡོད་ཟེར་སླབ་ནི་འདུག། 2 མི་དཔའ་ཐུལ་ཅན།</text:p>
          </table:table-cell>
          <table:table-cell table:number-columns-repeated="252"/>
        </table:table-row>
        <table:table-row table:style-name="ro1">
          <table:table-cell office:value-type="string">
            <text:p>མི་རྒས།</text:p>
          </table:table-cell>
          <table:table-cell office:value-type="string">
            <text:p>/mi ge/</text:p>
          </table:table-cell>
          <table:table-cell office:value-type="string">
            <text:p>(མིང་)</text:p>
          </table:table-cell>
          <table:table-cell table:style-name="ce2" office:value-type="string">
            <text:p>1 ད་ལྟོ་ལོ་ན་མི་རྒས་ གཞོནམ་འཚམས་ཅིག་རང་ཨིན་ཟེར་དོ་བཟུམ། 2 མི་ལོ་ན་མ་རྒས་པ།</text:p>
          </table:table-cell>
          <table:table-cell table:number-columns-repeated="252"/>
        </table:table-row>
        <table:table-row table:style-name="ro1">
          <table:table-cell office:value-type="string">
            <text:p>མི་རྒྱུད།</text:p>
          </table:table-cell>
          <table:table-cell office:value-type="string">
            <text:p>/mi jue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གི་རིགས་རྒྱུད།</text:p>
          </table:table-cell>
          <table:table-cell table:number-columns-repeated="252"/>
        </table:table-row>
        <table:table-row table:style-name="ro1">
          <table:table-cell office:value-type="string">
            <text:p>མི་རྒྱུན།</text:p>
          </table:table-cell>
          <table:table-cell office:value-type="string">
            <text:p>/mi juen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ཕར་དང་ཚུར་འགྱོ་འགྲུལ་འབད་མི་གི་རྒྱུན།</text:p>
          </table:table-cell>
          <table:table-cell table:number-columns-repeated="252"/>
        </table:table-row>
        <table:table-row table:style-name="ro1">
          <table:table-cell office:value-type="string">
            <text:p>མི་ངན།</text:p>
          </table:table-cell>
          <table:table-cell office:value-type="string">
            <text:p>/mi ngen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མི་ངན་གྱི་ཁ་ལས་གཏམ་ངན་འཐོན་ཟེར་དོ་བཟུམ་ མི་བསམ་པ་དང་སྤྱོད་ལམ་བྱང་ཉེས།</text:p>
          </table:table-cell>
          <table:table-cell table:number-columns-repeated="252"/>
        </table:table-row>
        <table:table-row table:style-name="ro1">
          <table:table-cell office:value-type="string">
            <text:p>མི་ངན་ཁ་མཐུན།</text:p>
          </table:table-cell>
          <table:table-cell office:value-type="string">
            <text:p>/mi ngen kha thuen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མི་ངན་པ་དང་ངན་པ་ཁ་བསྡོམས་པ།</text:p>
          </table:table-cell>
          <table:table-cell table:number-columns-repeated="252"/>
        </table:table-row>
        <table:table-row table:style-name="ro1">
          <table:table-cell office:value-type="string">
            <text:p>མི་ངོ༌།</text:p>
          </table:table-cell>
          <table:table-cell office:value-type="string">
            <text:p>/mi ngo/</text:p>
          </table:table-cell>
          <table:table-cell office:value-type="string">
            <text:p>(མིང་)</text:p>
          </table:table-cell>
          <table:table-cell table:style-name="ce2" office:value-type="string">
            <text:p>1 མི་གི་གདོང༌། མི་ངོ་བལྟ་དགོ་པས། མི་ངོ་རང་མ་ཤེས་ཟེར་དོ་བཟུམ། 2 མིའི་ངོ་རྟགས།</text:p>
          </table:table-cell>
          <table:table-cell table:number-columns-repeated="252"/>
        </table:table-row>
        <table:table-row table:style-name="ro1">
          <table:table-cell office:value-type="string">
            <text:p>མི་ངོ་བཏོན།</text:p>
          </table:table-cell>
          <table:table-cell office:value-type="string">
            <text:p>/mi ngo toen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སྤྱི་མི་དང་རྒཔོ་ཚུ་བཀལ་ནི་གི་མི་ངོ་བཏོན་ནི། མང་པོའི་སྦུག་ལས་བཙག་སྟེ་བཏོན་ནི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མི་ངོ་སྟོན།</text:p>
          </table:table-cell>
          <table:table-cell office:value-type="string">
            <text:p>/mi ngo toen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ཨརཝ་རྐུ་མི་ག་སྨོཨིནམ་ ? མི་ངོ་སྟོན། མི་ངོ་སྦྲགས་ནི།</text:p>
          </table:table-cell>
          <table:table-cell table:number-columns-repeated="252"/>
        </table:table-row>
        <table:table-row table:style-name="ro1">
          <table:table-cell office:value-type="string">
            <text:p>མི་ངོ་མ།</text:p>
          </table:table-cell>
          <table:table-cell office:value-type="string">
            <text:p>/mi ngo ma/</text:p>
          </table:table-cell>
          <table:table-cell office:value-type="string">
            <text:p>(མིང་)</text:p>
          </table:table-cell>
          <table:table-cell table:style-name="ce2" office:value-type="string">
            <text:p>ཚབ་མ་དང་ བརྫུས་མ་མེན་པའི་མི་ངོ་མ།</text:p>
          </table:table-cell>
          <table:table-cell table:number-columns-repeated="252"/>
        </table:table-row>
        <table:table-row table:style-name="ro1">
          <table:table-cell office:value-type="string">
            <text:p>མི་ཅུངམ།</text:p>
          </table:table-cell>
          <table:table-cell office:value-type="string">
            <text:p>/mi cum/</text:p>
          </table:table-cell>
          <table:table-cell office:value-type="string">
            <text:p>(མིང་)</text:p>
          </table:table-cell>
          <table:table-cell table:style-name="ce2" office:value-type="string">
            <text:p>1 རི་ཁར་ཡོད་མི་མི་རྒོད་ལས་ཆུང་བའི་སེམས་ཅན་གྱི་རིགས་ཅིག། 2 མི་ལོ་ན་རྒས་རུང་གཟུགས་སྦོམ་ནི་མེད་པར་ཆུང་ཀུ་འབད་སྡོད་མི། དེ་ལུ་ཚེ་ལོ་བཅུ་པ་ཟེར་ཡང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མི་གཅིག་རྐང་གཅིག</text:p>
          </table:table-cell>
          <table:table-cell office:value-type="string">
            <text:p>/mi ci kang ci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ཕམ་སྤུན་ཆ་དང་ བུ་ཚ་བརྒྱུད་པ་ཚུ་མེད་པའི་ཕོ་ཧྲེང་མོ་ཧྲེང༌།</text:p>
          </table:table-cell>
          <table:table-cell table:number-columns-repeated="252"/>
        </table:table-row>
        <table:table-row table:style-name="ro1">
          <table:table-cell office:value-type="string">
            <text:p>མི་ལྕོགས།</text:p>
          </table:table-cell>
          <table:table-cell office:value-type="string">
            <text:p>/mi cog</text:p>
          </table:table-cell>
          <table:table-cell office:value-type="string">
            <text:p>(བྱ་ཁྱད་༉)</text:p>
          </table:table-cell>
          <table:table-cell table:style-name="ce2" office:value-type="string">
            <text:p>ལཱ་གི་འགན་ཁུར་མ་འདྲོངས་པ་དང་ཚགས་ཁ་མ་ཚུ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ི་ཆུང་བ།</text:p>
          </table:table-cell>
          <table:table-cell office:value-type="string">
            <text:p>/mi chung wa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ཚད་ལས་མ་ཆུངམ། 2 གཟུགས་ཁམས་ཀྱི་ལྷ་གནས་ཅིག།</text:p>
          </table:table-cell>
          <table:table-cell table:number-columns-repeated="252"/>
        </table:table-row>
        <table:table-row table:style-name="ro1">
          <table:table-cell office:value-type="string">
            <text:p>མི་ཆེ་བ།</text:p>
          </table:table-cell>
          <table:table-cell office:value-type="string">
            <text:p>/mi che wa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ཚད་ལས་མ་སྦོམཔ། 2 གཟུགས་ཁམས་ཁམས་ཀྱི་ལྷ་གནས་ཅིག།</text:p>
          </table:table-cell>
          <table:table-cell table:number-columns-repeated="252"/>
        </table:table-row>
        <table:table-row table:style-name="ro1">
          <table:table-cell office:value-type="string">
            <text:p>མི་ཆེན།</text:p>
          </table:table-cell>
          <table:table-cell office:value-type="string">
            <text:p>/mi chen/</text:p>
          </table:table-cell>
          <table:table-cell office:value-type="string">
            <text:p>(མིང་)</text:p>
          </table:table-cell>
          <table:table-cell table:style-name="ce2" office:value-type="string">
            <text:p>དཔོན་དང་ཨ་ཞེ་ གོ་ས་ཡོད་པའི་མི་སྦོམ། སྐུ་ཆེནམོ་ཚུ།</text:p>
          </table:table-cell>
          <table:table-cell table:number-columns-repeated="252"/>
        </table:table-row>
        <table:table-row table:style-name="ro1">
          <table:table-cell office:value-type="string">
            <text:p>མི་ཆོས།</text:p>
          </table:table-cell>
          <table:table-cell office:value-type="string">
            <text:p>/mi choe/</text:p>
          </table:table-cell>
          <table:table-cell office:value-type="string">
            <text:p>(མིང་)</text:p>
          </table:table-cell>
          <table:table-cell table:style-name="ce2" office:value-type="string">
            <text:p>1 འཇིག་རྟེན་པའི་ཆོས་ལུགས། མི་ཆོས་གཙང་མ་བཅུ་དྲུག་ཟེར་མི་ འཇིག་རྟེན་མི་གནགཔ་ཚུ་སྤང་བླང་འབད་དགོ་པའི་ཁྲིམས་ཅིག་ཨིན། འདི་ཧེ་མ་བོད་ལུ་ཆོས་རྒྱལ་སྲོང་བཙན་སྒམ་པོ་གིས་བརྩམས་གནང་ནུག། 2 མི་གི་ལུགས་སྲོལ།</text:p>
          </table:table-cell>
          <table:table-cell table:number-columns-repeated="252"/>
        </table:table-row>
        <table:table-row table:style-name="ro1">
          <table:table-cell office:value-type="string">
            <text:p>མི་ཆོས་གཙང་མ་བཅུ་དྲུག</text:p>
          </table:table-cell>
          <table:table-cell office:value-type="string">
            <text:p>/mi choe tsang ma chu dru/</text:p>
          </table:table-cell>
          <table:table-cell office:value-type="string">
            <text:p>(མིང་)</text:p>
          </table:table-cell>
          <table:table-cell table:style-name="ce2" office:value-type="string">
            <text:p>1 དཀོན་མཆོག་གསུམ་ལུ་ སྐྱབས་སུ་བཟུང་ནི། 2 དམ་པའི་ཆོས་བསྒྲུབ་ནི། 3 ཕ་མ་ལུ་དྲིན་ལན་འཇལ་ནི། 4 ཡོན་ཏན་ཡོད་མི་ལུ་བརྩི་མཐོང་འབད་ནི། 5 རང་ལས་མཐོ་བ་དང་རྒན་པའི་རིགས་ལུ་ གུས་ཞབས་འབད་ནི། 6 ཁྱིམ་མཚེས་གདང་རས་དང་ཡུལ་མི་ཚུ་ལུ་ཕན་ཐོགས་འབད་ནི། 7 བློ་ཕྲང་སྟེ་སླབ་ཞིན་ན་སེམས་ཆུང་འབད་སྡོད་ནི། 8 གཉེན་ཉེ་དུ་དང་ གྲོགས་མཛའ་བཤེས་ལུ་སེམས་ཕྲང་སྟེ་འབད་ནི། 9 ཡ་རབས་ཀྱི་རྗེས་སུ་འབྲངས་ནི། 10 ཟས་ནོར་ལུ་སྤྱོད་ཤེསཔ་འབད་ནི། 11 ཧེ་མ་རང་ལུ་དྲིན་ཡོད་མི་ཚུ་ རྩིས་བདག་བཏང་སྟེ་ བཟང་ལན་འཇལ་ནི། 12 བུ་ལོན་དུས་ཚོད་ཁར་བཏབ་ བྲེ་སྲང་ལུ་གཡོ་སྒྱུ་སྤང་ནི། 13 ཕྲག་དོག་མ་བསྐྱེད་པར་ ག་ར་ལུ་ཕྱོགས་རིས་མེད་པར་སྙོམས་ཏེ་འབད་ནི། 14 ཆ་རོགས་ངན་པའི་ཁར་ མ་ཉན་པར་ རང་ཚོད་རང་གིས་བཟུང་ནི། 15 བློ་སླབ་ནི་ཁ་ཉུང་ སླབ་མི་དེ་ཧན་ཏོང་ཏོ་འབད་སླབ་ནི། 16 ག་ཅི་རང་འབད་རུང་ བློ་ཁོག་ཡངས་ཏོག་ཏོ་དང་བཟོད་བསྲན་ཆེ་ཏོག་ཏོ་འབད་སྡོད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མི་མཇེད།</text:p>
          </table:table-cell>
          <table:table-cell office:value-type="string">
            <text:p>/mi je</text:p>
          </table:table-cell>
          <table:table-cell office:value-type="string">
            <text:p>(མིང་)</text:p>
          </table:table-cell>
          <table:table-cell table:style-name="ce2" office:value-type="string">
            <text:p>འཇིག་རྟེན་ཁམས་ཀྱི་མིང༌། བཟོད་པ་ ཐེག་པ།</text:p>
          </table:table-cell>
          <table:table-cell table:number-columns-repeated="252"/>
        </table:table-row>
        <table:table-row table:style-name="ro1">
          <table:table-cell office:value-type="string">
            <text:p>མི་རྗེ།</text:p>
          </table:table-cell>
          <table:table-cell office:value-type="string">
            <text:p>/mi je/</text:p>
          </table:table-cell>
          <table:table-cell office:value-type="string">
            <text:p>(མིང་)</text:p>
          </table:table-cell>
          <table:table-cell table:style-name="ce2" office:value-type="string">
            <text:p>མིའི་དཔོན་ གཙོ་བོ་གཅིག་ལུ་སླབ་ཨིན། མ་གཞི་མི་རྗེ་དང་མི་དབང་དོན་དག་ཅོག་འཐད་རུང་ སྐབས་ཐོབ་ཀྱིས་མི་དབང་ཟེར་མི་མངའ་བདག་རྒྱལ་པོ་ལུ་དང་མི་རྗེ་ཟེར་མི་འདི་ དེ་ལས་གོ་གནས་ཆུང་རིགས། བློན་པོ་ཚུ་ལུ་བརྗོད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མི་བརྗེད།</text:p>
          </table:table-cell>
          <table:table-cell office:value-type="string">
            <text:p>/mi je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སེམས་ཁ་ལས་དོན་དག་མི་བརྗེད་པ། དཔེར་ན་ ཁྱོད་ཀྱིས་སླབ་མི་འདི་ ང་གིས་ནམ་ཡང་མི་བརྗེ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ི་བརྗེད་པའི་གཟུངས།</text:p>
          </table:table-cell>
          <table:table-cell office:value-type="string">
            <text:p>/mi je pai zung</text:p>
          </table:table-cell>
          <table:table-cell office:value-type="string">
            <text:p>(མིང་)</text:p>
          </table:table-cell>
          <table:table-cell table:style-name="ce2" office:value-type="string">
            <text:p>སེམས་ཁ་ལས་ནམ་ཡང་བརྗེད་ནི་མེད་པའི་ཤེས་རབ།</text:p>
          </table:table-cell>
          <table:table-cell table:number-columns-repeated="252"/>
        </table:table-row>
        <table:table-row table:style-name="ro1">
          <table:table-cell office:value-type="string">
            <text:p>མི་ཉམས་གོང་འཕེལ།</text:p>
          </table:table-cell>
          <table:table-cell office:value-type="string">
            <text:p>/mi nyam gong phel/</text:p>
          </table:table-cell>
          <table:table-cell office:value-type="string">
            <text:p>(མིང་)</text:p>
          </table:table-cell>
          <table:table-cell table:style-name="ce2" office:value-type="string">
            <text:p>མར་ཉམས་མ་བཅུག་པར་གོང་འཕེལ་གཏང་ནི།</text:p>
          </table:table-cell>
          <table:table-cell table:number-columns-repeated="252"/>
        </table:table-row>
        <table:table-row table:style-name="ro1">
          <table:table-cell office:value-type="string">
            <text:p>མི་ཉམས་ཡུན་གནས།</text:p>
          </table:table-cell>
          <table:table-cell office:value-type="string">
            <text:p>/mi nyam yuen ne/</text:p>
          </table:table-cell>
          <table:table-cell office:value-type="string">
            <text:p>(མིང་)</text:p>
          </table:table-cell>
          <table:table-cell table:style-name="ce2" office:value-type="string">
            <text:p>ཉམས་ནི་དང་འགྱུར་ནི་མེད་པ་ཡུན་རིངམ་འབད་གནས་ནི།</text:p>
          </table:table-cell>
          <table:table-cell table:number-columns-repeated="252"/>
        </table:table-row>
        <table:table-row table:style-name="ro1">
          <table:table-cell office:value-type="string">
            <text:p>མི་མཉམ།</text:p>
          </table:table-cell>
          <table:table-cell office:value-type="string">
            <text:p>/mi nyam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ཆེ་ཆུང་མི་མཉམ་ ཡོན་ཏན་མི་མཉམ་ གོ་ས་མི་མཉམ་ཟེར་འདྲན་འདྲ་མེདཔ་ ཅོག་མ་འཐད་མི་ མ་འདྲ་མི།</text:p>
          </table:table-cell>
          <table:table-cell table:number-columns-repeated="252"/>
        </table:table-row>
        <table:table-row table:style-name="ro1">
          <table:table-cell office:value-type="string">
            <text:p>མི་རྟག་པ།</text:p>
          </table:table-cell>
          <table:table-cell office:value-type="string">
            <text:p>/mi tag pa/</text:p>
          </table:table-cell>
          <table:table-cell office:value-type="string">
            <text:p>(མིང་)</text:p>
          </table:table-cell>
          <table:table-cell table:style-name="ce2" office:value-type="string">
            <text:p>འདུས་བྱས་ཀྱི་ཆོས་ག་ར་མི་རྟག་པ་ཨིན་ཟེར་དོ་བཟུམ་ རྟག་པ་དང་བརྟན་པ་མེདཔ།</text:p>
          </table:table-cell>
          <table:table-cell table:number-columns-repeated="252"/>
        </table:table-row>
        <table:table-row table:style-name="ro1">
          <table:table-cell office:value-type="string">
            <text:p>མི་བཏུབ།</text:p>
          </table:table-cell>
          <table:table-cell office:value-type="string">
            <text:p>/mi tub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རུང་ མི་འོས་ ཁོ་སློབ་དཔོན་མི་བཏུབ་ཟེར་དོ་བཟུམ་ དགག་སྒྲའི་སྦྱོར་བ།</text:p>
          </table:table-cell>
          <table:table-cell table:number-columns-repeated="252"/>
        </table:table-row>
        <table:table-row table:style-name="ro1">
          <table:table-cell office:value-type="string">
            <text:p>མི་རྟག་པ།</text:p>
          </table:table-cell>
          <table:table-cell office:value-type="string">
            <text:p>/mi tag pa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རྟ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ི་སྟེར།</text:p>
          </table:table-cell>
          <table:table-cell office:value-type="string">
            <text:p>/mi ter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མི་བྱིན་དང༌། འབད་མི་བཅུག་ཚུ་ག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ི་སྟོང༌།</text:p>
          </table:table-cell>
          <table:table-cell office:value-type="string">
            <text:p>/mi tong/</text:p>
          </table:table-cell>
          <table:table-cell office:value-type="string">
            <text:p>(མིང་)</text:p>
          </table:table-cell>
          <table:table-cell table:style-name="ce2" office:value-type="string">
            <text:p>1 མི་བསདཔ་ད་ དང་ཕུགས་ཏི་རུ་སྟོང་ཕྲག་ཅིག་འཇལ་དགོ་ནི་འདི་གིས་ མི་བསད་པ་ཅིན་ སྟོང་ཕོག་ཟེར་སླབ་ནི་ཡོད། 2 མི་ཁུར་ཆ་མེད་པར་སྒལ་པ་སྟོང་པ་འབད་འོང་མི།</text:p>
          </table:table-cell>
          <table:table-cell table:number-columns-repeated="252"/>
        </table:table-row>
        <table:table-row table:style-name="ro1">
          <table:table-cell office:value-type="string">
            <text:p>མི་སྟོབས།</text:p>
          </table:table-cell>
          <table:table-cell office:value-type="string">
            <text:p>/mi tob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རློབས་དང་དོན་གཅིག། མིའི་འཐོན་ཁུངས་ཨིན།</text:p>
          </table:table-cell>
          <table:table-cell table:number-columns-repeated="252"/>
        </table:table-row>
        <table:table-row table:style-name="ro1">
          <table:table-cell office:value-type="string">
            <text:p>མི་བརྟན་པ།</text:p>
          </table:table-cell>
          <table:table-cell office:value-type="string">
            <text:p>/mi ten pa/</text:p>
          </table:table-cell>
          <table:table-cell office:value-type="string">
            <text:p>(མིང་)</text:p>
          </table:table-cell>
          <table:table-cell table:style-name="ce2" office:value-type="string">
            <text:p>1 བརྟན་བརྟན་མེདཔ། 2 སྒྲིང་སྒྲིང་མེདཔ།</text:p>
          </table:table-cell>
          <table:table-cell table:number-columns-repeated="252"/>
        </table:table-row>
        <table:table-row table:style-name="ro1">
          <table:table-cell office:value-type="string">
            <text:p>མི་ཐུབ།</text:p>
          </table:table-cell>
          <table:table-cell office:value-type="string">
            <text:p>/mi thub/</text:p>
          </table:table-cell>
          <table:table-cell office:value-type="string">
            <text:p>(མིང་)</text:p>
          </table:table-cell>
          <table:table-cell table:style-name="ce2" office:value-type="string">
            <text:p>བརླག་ཁེལ་མ་ཚུགས་པ།</text:p>
          </table:table-cell>
          <table:table-cell table:number-columns-repeated="252"/>
        </table:table-row>
        <table:table-row table:style-name="ro1">
          <table:table-cell office:value-type="string">
            <text:p>མི་ཐོག་གཅིག</text:p>
          </table:table-cell>
          <table:table-cell office:value-type="string">
            <text:p>/mi thog ci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རབས་གཅིག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ི་མཐུན།</text:p>
          </table:table-cell>
          <table:table-cell office:value-type="string">
            <text:p>/mi thuen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བློ་མ་མཐུནམ་ བསམ་འཆར་མ་མཐུནམ་སེམས་མ་མཐུནམ་ཟེར་ཅོག་མ་འཐད་ནི།</text:p>
          </table:table-cell>
          <table:table-cell table:number-columns-repeated="252"/>
        </table:table-row>
        <table:table-row table:style-name="ro1">
          <table:table-cell office:value-type="string">
            <text:p>མི་འཐད།</text:p>
          </table:table-cell>
          <table:table-cell office:value-type="string">
            <text:p>/mi the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རིགས་ མི་འོས་ མི་བཏུབ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ི་འཐུས།</text:p>
          </table:table-cell>
          <table:table-cell office:value-type="string">
            <text:p>/mi thue/</text:p>
          </table:table-cell>
          <table:table-cell office:value-type="string">
            <text:p>(མིང་)</text:p>
          </table:table-cell>
          <table:table-cell table:style-name="ce2" office:value-type="string">
            <text:p>ཟད་འགྲོ་འདི་གིས་མི་འཐུས་ མི་ལང་ཟེར་བ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མི་དང་སེམས་ཅན།</text:p>
          </table:table-cell>
          <table:table-cell office:value-type="string">
            <text:p>/mi dang sem cen/</text:p>
          </table:table-cell>
          <table:table-cell office:value-type="string">
            <text:p>(མིང་)</text:p>
          </table:table-cell>
          <table:table-cell table:style-name="ce2" office:value-type="string">
            <text:p>མགོ་ནག་མི་དང་ དུད་འགྲོ་སེམས་ཅན་གཅིག་ཁར་སླབ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མི་དོ།</text:p>
          </table:table-cell>
          <table:table-cell office:value-type="string">
            <text:p>/mi do/</text:p>
          </table:table-cell>
          <table:table-cell office:value-type="string">
            <text:p>(མིང་)</text:p>
          </table:table-cell>
          <table:table-cell table:style-name="ce2" office:value-type="string">
            <text:p>སྐྱོན་འདི་གིས་མི་དོ་ གཞན་ཡང་སྟོན་ནི་ཡོད་ཟེར་དོ་བཟུམ་ མི་ཚད་ཟེར་བ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མི་དྲག</text:p>
          </table:table-cell>
          <table:table-cell office:value-type="string">
            <text:p>/mi drag/</text:p>
          </table:table-cell>
          <table:table-cell office:value-type="string">
            <text:p>(མིང་)</text:p>
          </table:table-cell>
          <table:table-cell table:style-name="ce2" office:value-type="string">
            <text:p>1 ཁོ་གིས་ཟ་མི་དྲག་པས་ཟེར་བ་ཅིན་ ཚགས་ཁར་མ་ཚུདཔ་དང་ ཕན་མི་ཐོགས་པའི་དོན་དང་ 2 འདི་བཟུམ་འབད་བ་ཅིན་ མི་དྲག་ག་ཟེར་བ་ཅིན་ དྲི་ཚིག་ལུ་འཇུག་ནི།</text:p>
          </table:table-cell>
          <table:table-cell table:number-columns-repeated="252"/>
        </table:table-row>
        <table:table-row table:style-name="ro1">
          <table:table-cell office:value-type="string">
            <text:p>མི་དྲག་དྲགམ།</text:p>
          </table:table-cell>
          <table:table-cell office:value-type="string">
            <text:p>/mi drag dram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རྒྱུ་ཅན་དབང་ཅན་གྱི་མི། རིགས་གཟུགས་ལང་ཚོ་ ག་ནི་ཡང་གཞན་ལས་དྲག་མི།</text:p>
          </table:table-cell>
          <table:table-cell table:number-columns-repeated="252"/>
        </table:table-row>
        <table:table-row table:style-name="ro1">
          <table:table-cell office:value-type="string">
            <text:p>མི་དྲག་ཞན།</text:p>
          </table:table-cell>
          <table:table-cell office:value-type="string">
            <text:p>/mi drag zhen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དྲག་པ་དང་ཞནཔ་ གཅིག་ཁར་སླབ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མི་དྲན་དགུ་དྲན།</text:p>
          </table:table-cell>
          <table:table-cell office:value-type="string">
            <text:p>/mi dren gu dren/</text:p>
          </table:table-cell>
          <table:table-cell office:value-type="string">
            <text:p>(མིང་)</text:p>
          </table:table-cell>
          <table:table-cell table:style-name="ce2" office:value-type="string">
            <text:p>སེམས་ཁ་ལུ་མནོ་ནི་བསམ་ནི་ལེ་ཤ་འབད་མི།</text:p>
          </table:table-cell>
          <table:table-cell table:number-columns-repeated="252"/>
        </table:table-row>
        <table:table-row table:style-name="ro1">
          <table:table-cell office:value-type="string">
            <text:p>མི་བདེན།</text:p>
          </table:table-cell>
          <table:table-cell office:value-type="string">
            <text:p>/mi den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གཏམ་འདི་མི་བདེན། བདེན་པའི་དགག་སྒྲ།</text:p>
          </table:table-cell>
          <table:table-cell table:number-columns-repeated="252"/>
        </table:table-row>
        <table:table-row table:style-name="ro1">
          <table:table-cell office:value-type="string">
            <text:p>མི་འདོད་པ།</text:p>
          </table:table-cell>
          <table:table-cell office:value-type="string">
            <text:p>/mi doe pa/</text:p>
          </table:table-cell>
          <table:table-cell office:value-type="string">
            <text:p>(མིང་)</text:p>
          </table:table-cell>
          <table:table-cell table:style-name="ce2" office:value-type="string">
            <text:p>སེམས་ཁར་མ་བབས་པ་ སེམས་ཁར་མ་ཚུདཔ་ སེམས་ལུ་མེད་མི་སེམས་ལུ་མ་དགོ་ནི།</text:p>
          </table:table-cell>
          <table:table-cell table:number-columns-repeated="252"/>
        </table:table-row>
        <table:table-row table:style-name="ro1">
          <table:table-cell office:value-type="string">
            <text:p>མི་འདྲ་བ།</text:p>
          </table:table-cell>
          <table:table-cell office:value-type="string">
            <text:p>/mi dra wa/</text:p>
          </table:table-cell>
          <table:table-cell office:value-type="string">
            <text:p>(མིང་)</text:p>
          </table:table-cell>
          <table:table-cell table:style-name="ce2" office:value-type="string">
            <text:p>ཅོག་མ་འཐད་པ།</text:p>
          </table:table-cell>
          <table:table-cell table:number-columns-repeated="252"/>
        </table:table-row>
        <table:table-row table:style-name="ro1">
          <table:table-cell office:value-type="string">
            <text:p>མི་སྡེ།</text:p>
          </table:table-cell>
          <table:table-cell office:value-type="string">
            <text:p>/mi de/</text:p>
          </table:table-cell>
          <table:table-cell office:value-type="string">
            <text:p>(མིང་)</text:p>
          </table:table-cell>
          <table:table-cell table:style-name="ce2" office:value-type="string">
            <text:p>མིའི་སྡེ་ཚན་ མི་སྡེའི་ལམ་ལུགས་ཟེར་དོ་བཟུམ་མི་སེར་སྤྱིར་བཏང་གི་མིང༌། གཡུས་སྡེ་ གྲོང་སྡེ་ཚུ།</text:p>
          </table:table-cell>
          <table:table-cell table:number-columns-repeated="252"/>
        </table:table-row>
        <table:table-row table:style-name="ro1">
          <table:table-cell office:value-type="string">
            <text:p>མི་སྡེའི་དཔལ་འབྱོར།</text:p>
          </table:table-cell>
          <table:table-cell office:value-type="string">
            <text:p>/mi dei pel jor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སྡེ་ཚུ་གིས་ཉམས་སུ་མྱོང་ནི་ ལོངས་སུ་སྤྱོད་ནི་གི་དཔལ་དང་འབྱོར་པ། འདོད་ཡོན་ལོངས་སྤྱོད་ རྒྱུ་འབྱོར་པ།</text:p>
          </table:table-cell>
          <table:table-cell table:number-columns-repeated="252"/>
        </table:table-row>
        <table:table-row table:style-name="ro1">
          <table:table-cell office:value-type="string">
            <text:p>མི་སྡེའི་ཞབས་ཏོག</text:p>
          </table:table-cell>
          <table:table-cell office:value-type="string">
            <text:p>/mi dei zhab to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སྡེ་ཚུ་གི་དོན་ལུ་ ལཱ་འབད་ནི།</text:p>
          </table:table-cell>
          <table:table-cell table:number-columns-repeated="252"/>
        </table:table-row>
        <table:table-row table:style-name="ro1">
          <table:table-cell office:value-type="string">
            <text:p>མི་ནག</text:p>
          </table:table-cell>
          <table:table-cell office:value-type="string">
            <text:p>/mi na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གནགཔ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ི་ནགཔ།</text:p>
          </table:table-cell>
          <table:table-cell office:value-type="string">
            <text:p>/mi nap/</text:p>
          </table:table-cell>
          <table:table-cell office:value-type="string">
            <text:p>(མིང་)</text:p>
          </table:table-cell>
          <table:table-cell table:style-name="ce2" office:value-type="string">
            <text:p>གྲོང་གསེབ་ཀྱི་མི་སེར་ འཇིག་རྟེན་མི་གནགཔ་ སོ་ནམ་གྱི་ལཱ་འབད་མི་གི་རིགས་ ཡོན་ཏན་མ་ཤེས་པའི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མི་ནང་རྡོག</text:p>
          </table:table-cell>
          <table:table-cell office:value-type="string">
            <text:p>/mi na do</text:p>
          </table:table-cell>
          <table:table-cell office:value-type="string">
            <text:p>(མིང་)</text:p>
          </table:table-cell>
          <table:table-cell table:style-name="ce2" office:value-type="string">
            <text:p>ཁེ་རྒུད་གཅིག་ཁར་འབད་མི་དང་འཆམ་མཐུནམ་གྱི་སྡེ་ཚན་ཚུ།</text:p>
          </table:table-cell>
          <table:table-cell table:number-columns-repeated="252"/>
        </table:table-row>
        <table:table-row table:style-name="ro1">
          <table:table-cell office:value-type="string">
            <text:p>མི་ནད།</text:p>
          </table:table-cell>
          <table:table-cell office:value-type="string">
            <text:p>/mi ne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ལུ་འབྱུང་བའི་ནད་རིམས།</text:p>
          </table:table-cell>
          <table:table-cell table:number-columns-repeated="252"/>
        </table:table-row>
        <table:table-row table:style-name="ro1">
          <table:table-cell office:value-type="string">
            <text:p>མི་ནུབ།</text:p>
          </table:table-cell>
          <table:table-cell office:value-type="string">
            <text:p>/mi nub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ཉམས་ཡུན་གནས།</text:p>
          </table:table-cell>
          <table:table-cell table:number-columns-repeated="252"/>
        </table:table-row>
        <table:table-row table:style-name="ro1">
          <table:table-cell office:value-type="string">
            <text:p>མི་སྣ།</text:p>
          </table:table-cell>
          <table:table-cell office:value-type="string">
            <text:p>/mi na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སྣ་འཛོམས་ མི་རིགས་མ་འདྲཝ་ལེ་ཤ།</text:p>
          </table:table-cell>
          <table:table-cell table:number-columns-repeated="252"/>
        </table:table-row>
        <table:table-row table:style-name="ro1">
          <table:table-cell office:value-type="string">
            <text:p>མི་སྤྱོད་ལས་འདས་པ།</text:p>
          </table:table-cell>
          <table:table-cell office:value-type="string">
            <text:p>/mi coe le de pa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མི་བསད་ཁྲག་སྦྱོར་བཟུམ་མའི་ འགྲོ་བ་མི་རིགས་ཀྱི་བསམ་སྤྱོད་པ་ལས་འགལ་བའི་ལཱ་འབད་ནི།</text:p>
          </table:table-cell>
          <table:table-cell table:number-columns-repeated="252"/>
        </table:table-row>
        <table:table-row table:style-name="ro1">
          <table:table-cell office:value-type="string">
            <text:p>མི་སྤྲོད།</text:p>
          </table:table-cell>
          <table:table-cell office:value-type="string">
            <text:p>/mi troe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གཞན་ལུ་དབང་ཚད་མི་སྤྲོད་ ཅ་ལ་མི་སྤྲོད་ཚུ།</text:p>
          </table:table-cell>
          <table:table-cell table:number-columns-repeated="252"/>
        </table:table-row>
        <table:table-row table:style-name="ro1">
          <table:table-cell office:value-type="string">
            <text:p>མི་ཕལ་པ།</text:p>
          </table:table-cell>
          <table:table-cell office:value-type="string">
            <text:p>/mi phel pa/</text:p>
          </table:table-cell>
          <table:table-cell office:value-type="string">
            <text:p>(མིང་)</text:p>
          </table:table-cell>
          <table:table-cell table:style-name="ce2" office:value-type="string">
            <text:p>གོ་ས་མེད་པའི་མི་དཀྱུས་མ།</text:p>
          </table:table-cell>
          <table:table-cell table:number-columns-repeated="252"/>
        </table:table-row>
        <table:table-row table:style-name="ro1">
          <table:table-cell office:value-type="string">
            <text:p>མི་ཕྲང་ཏོམ།</text:p>
          </table:table-cell>
          <table:table-cell office:value-type="string">
            <text:p>/mi thran tom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མི་སེམས་ཕྲང་ཏང་ཏ་ཡོད་མི་ སེམས་ལུ་གཡོ་སྒྱུ་མེད་མི་ ལཱ་ག་ཅི་རང་འབད་རུང་ འདྲ་དྲང་པོ་འབད་མི།</text:p>
          </table:table-cell>
          <table:table-cell table:number-columns-repeated="252"/>
        </table:table-row>
        <table:table-row table:style-name="ro1">
          <table:table-cell office:value-type="string">
            <text:p>མི་འཕྲོད།</text:p>
          </table:table-cell>
          <table:table-cell office:value-type="string">
            <text:p>/mi throe/</text:p>
          </table:table-cell>
          <table:table-cell office:value-type="string">
            <text:p>(མིང་)</text:p>
          </table:table-cell>
          <table:table-cell table:style-name="ce2" office:value-type="string">
            <text:p>ཟས་མ་འཕྲོདཔ་ སྨན་མ་འཕྲོདཔ་ ས་མ་འཕྲོདཔ་ ཁྱིམ་མ་འཕྲོདཔ་ཟེར་ཁམས་འཕྲོད་མེད་ནི། གཟུགས་ཁར་མ་ཕན་པ།</text:p>
          </table:table-cell>
          <table:table-cell table:number-columns-repeated="252"/>
        </table:table-row>
        <table:table-row table:style-name="ro1">
          <table:table-cell office:value-type="string">
            <text:p>མི་བྱེད་དགུ་བྱེད།</text:p>
          </table:table-cell>
          <table:table-cell office:value-type="string">
            <text:p>/mi je gu je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མི་བྱེད་དགུ་བྱེད་བཅོ་བརྒྱད་བྱེད།། མཐར་ཕྱིན་བྱ་བ་གཅིག་ཀྱང་མེད།། ཟེར་དོ་བཟུམ་ལཱ་བརྩམས་ནི་དང་འབད་ནི་མང་ནི།</text:p>
          </table:table-cell>
          <table:table-cell table:number-columns-repeated="252"/>
        </table:table-row>
        <table:table-row table:style-name="ro1">
          <table:table-cell office:value-type="string">
            <text:p>མི་དབང༌།</text:p>
          </table:table-cell>
          <table:table-cell office:value-type="string">
            <text:p>/mi wang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དབང་མངའ་བདག་རིན་པོ་ཆེ་ཟེར་དོ་བཟུམ་ རྒྱལ་ཁབ་ཀྱི་མི་ག་ར་དབང་བའི་བདག་པོ། མིའི་གཙོ་བོ།</text:p>
          </table:table-cell>
          <table:table-cell table:number-columns-repeated="252"/>
        </table:table-row>
        <table:table-row table:style-name="ro1">
          <table:table-cell office:value-type="string">
            <text:p>མི་འབག</text:p>
          </table:table-cell>
          <table:table-cell office:value-type="string">
            <text:p>/mi ba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འགན་ཁག་མི་འབག་ ཁུར་ཆ་མི་འབག་ཉེས་པ་མི་འབག་ཚུ།</text:p>
          </table:table-cell>
          <table:table-cell table:number-columns-repeated="252"/>
        </table:table-row>
        <table:table-row table:style-name="ro1">
          <table:table-cell office:value-type="string">
            <text:p>མི་འབོར།</text:p>
          </table:table-cell>
          <table:table-cell office:value-type="string">
            <text:p>/mi wor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སྡེའི་མང་ཉུང༌། འབྲུག་རྒྱལ་ཁབ་ནང་མི་འབོར་བསྡོམས་ ག་དེ་ཅིག་ཡོདཔ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ི་མང༌།</text:p>
          </table:table-cell>
          <table:table-cell office:value-type="string">
            <text:p>/mi mang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ལེ་ཤ། 1 རྒྱལ་ཁབ་ཀྱི་མི་སེར་ཡོད་ཚད་ཅིགཔ། མི་སེར་ག་ར། 2 ལེ་ཤ་མེད་པ། ཚད་ལས་མ་ལྷག་པ།</text:p>
          </table:table-cell>
          <table:table-cell table:number-columns-repeated="252"/>
        </table:table-row>
        <table:table-row table:style-name="ro1">
          <table:table-cell office:value-type="string">
            <text:p>མི་མང་མཐུན་འབྲེལ།</text:p>
          </table:table-cell>
          <table:table-cell office:value-type="string">
            <text:p>/mi mang thuen drel/</text:p>
          </table:table-cell>
          <table:table-cell office:value-type="string">
            <text:p>(མིང་)</text:p>
          </table:table-cell>
          <table:table-cell table:style-name="ce2" office:value-type="string">
            <text:p>རྒྱལ་ཁབ་ཀྱི་མི་སེར་ག་ར་སེམས་དང་མནོ་བསམ་གཅིག་ཁར་མཐུན་པའི་འབྲེལ་བ།</text:p>
          </table:table-cell>
          <table:table-cell table:number-columns-repeated="252"/>
        </table:table-row>
        <table:table-row table:style-name="ro1">
          <table:table-cell office:value-type="string">
            <text:p>མི་མང་རོ་མང༌།</text:p>
          </table:table-cell>
          <table:table-cell office:value-type="string">
            <text:p>/mi mang ro mang/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རྐྱབ་སར་མི་ག་མང་མི་འདི་ཤི་ནི་ཡང་མང་ ཟེར་བའི་དོན། ང་བཅས་མི་ཉུང་ རོ་ཉུང་ཁྱེད་མི་མང་རོ་མང་ཨིན་ཟེར་ ཁྱེད་ར་གྱོང་ལྕི་ཟེར་སླབ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ི་མང་ལག་མང༌།</text:p>
          </table:table-cell>
          <table:table-cell office:value-type="string">
            <text:p>/mi mang lag mang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མང་གི་ལག་པ་གསེར་ཟེར་སླབ་དོ་བཟུམ་ མི་མང་ག་ར་མནོ་བསམ་གཅིག་ཁར་བཏང་སྟེ་འབད་བ་ཅིན་ ལགཔ་མང་ནི་འདི་གིས་ ལཱ་ཆེ་ཆུང་ག་ཅི་ཨིན་རུང་ འགྲུབ་ཚུགས་ཟེར་བའི་དཔྱེ།</text:p>
          </table:table-cell>
          <table:table-cell table:number-columns-repeated="252"/>
        </table:table-row>
        <table:table-row table:style-name="ro1">
          <table:table-cell office:value-type="string">
            <text:p>མི་མེད་རི་སྟོང༌།</text:p>
          </table:table-cell>
          <table:table-cell office:value-type="string">
            <text:p>/mi me ri tong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གི་རྒྱུན་འགྲུལ་མེད་པའི་རི་སྟོང༌།</text:p>
          </table:table-cell>
          <table:table-cell table:number-columns-repeated="252"/>
        </table:table-row>
        <table:table-row table:style-name="ro1">
          <table:table-cell office:value-type="string">
            <text:p>མི་མེད་ལུང་སྟོང༌།</text:p>
          </table:table-cell>
          <table:table-cell office:value-type="string">
            <text:p>/mi me lung tong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གི་རྒྱུན་འགྲུལ་མེད་པའི་ལུངམ་སྟོངམ།</text:p>
          </table:table-cell>
          <table:table-cell table:number-columns-repeated="252"/>
        </table:table-row>
        <table:table-row table:style-name="ro1">
          <table:table-cell office:value-type="string">
            <text:p>མི་དམངས།</text:p>
          </table:table-cell>
          <table:table-cell office:value-type="string">
            <text:p>/mi mang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སེར་ག་ར། མི་དམངས་ཀྱི་མཐའ་དོན་ལུ་བལྟ་དགོ་ཟེར་མི་ཚུ། གྲྭ་དམངས། ཚོགས་དམངས་ཟེར་དོ་བཟུམ་གྲྭ་པ་ཡོངས་རྫོགས། ཚོགས་པ། ཡོངས་རྫོགས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ི་དམངས་གྲོས་ཚོགས།</text:p>
          </table:table-cell>
          <table:table-cell office:value-type="string">
            <text:p>/mi ma droe tshog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སེར་དམངས་ཀྱི་ངོ་ཚབ་ཚུ་གི་གྲོས་ཚོགས།</text:p>
          </table:table-cell>
          <table:table-cell table:number-columns-repeated="252"/>
        </table:table-row>
        <table:table-row table:style-name="ro1">
          <table:table-cell office:value-type="string">
            <text:p>མི་དམངས་སྲིད་གཞུང༌།</text:p>
          </table:table-cell>
          <table:table-cell office:value-type="string">
            <text:p>/mi mang si zhung/</text:p>
          </table:table-cell>
          <table:table-cell office:value-type="string">
            <text:p>(མིང་)</text:p>
          </table:table-cell>
          <table:table-cell table:style-name="ce2" office:value-type="string">
            <text:p>དམངས་གཙོའི་རྒྱལ་ཁབ་ཀྱི་སྲིད་གཞུང༌།</text:p>
          </table:table-cell>
          <table:table-cell table:number-columns-repeated="252"/>
        </table:table-row>
        <table:table-row table:style-name="ro1">
          <table:table-cell office:value-type="string">
            <text:p>མི་གཙང་བ།</text:p>
          </table:table-cell>
          <table:table-cell office:value-type="string">
            <text:p>/mi tsang wa/</text:p>
          </table:table-cell>
          <table:table-cell office:value-type="string">
            <text:p>(མིང་)</text:p>
          </table:table-cell>
          <table:table-cell table:style-name="ce2" office:value-type="string">
            <text:p>གཙང་ཏོག་ཏོ་མེན་པའི་ཁམས་ལོག་སི་སི་ཚུ།</text:p>
          </table:table-cell>
          <table:table-cell table:number-columns-repeated="252"/>
        </table:table-row>
        <table:table-row table:style-name="ro1">
          <table:table-cell office:value-type="string">
            <text:p>མི་གཙོ་ཅན།</text:p>
          </table:table-cell>
          <table:table-cell office:value-type="string">
            <text:p>/mi tso cen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གལ་ཅན། འགན་ཁག་ཅན། འགོ་བདག་འབད་མི།</text:p>
          </table:table-cell>
          <table:table-cell table:number-columns-repeated="252"/>
        </table:table-row>
        <table:table-row table:style-name="ro1">
          <table:table-cell office:value-type="string">
            <text:p>མི་རྩ།</text:p>
          </table:table-cell>
          <table:table-cell office:value-type="string">
            <text:p>/mi tsa/</text:p>
          </table:table-cell>
          <table:table-cell office:value-type="string">
            <text:p>(མིང་)</text:p>
          </table:table-cell>
          <table:table-cell table:style-name="ce2" office:value-type="string">
            <text:p>མིའི་རིགས་ཀྱི་རྩ་བའི་འབྱུང་ཁུངས། ཁོང་དང་ང་བཅས་མི་རྩ་གཅིག་ཨིན་ཟེར་བ་ཅིན་ མིའི་རིགས་ཀྱི་འབྱུང་ཁུངས་གཅིག་ཨིན་ཟེར་བ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མི་རྩིས།</text:p>
          </table:table-cell>
          <table:table-cell office:value-type="string">
            <text:p>/mi tsi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ཁྱིམ་གྱི་གུང་གྲངས་དང་བསྟུན་ཏེ་ རྒྱལ་ཁབ་ནང་མི་ག་དེ་རེ་ཡོད་ག་གི་རྩིས་བཞག་ནི།</text:p>
          </table:table-cell>
          <table:table-cell table:number-columns-repeated="252"/>
        </table:table-row>
        <table:table-row table:style-name="ro1">
          <table:table-cell office:value-type="string">
            <text:p>མི་བརྩི།</text:p>
          </table:table-cell>
          <table:table-cell office:value-type="string">
            <text:p>/mi tsi/</text:p>
          </table:table-cell>
          <table:table-cell office:value-type="string">
            <text:p>(མིང་)</text:p>
          </table:table-cell>
          <table:table-cell table:style-name="ce2" office:value-type="string">
            <text:p>1 གོང་མ་ལུ་གུས་ཞབས་དང་ བརྩི་བཀུར་མེདཔ་ བརྩི་ཁུངས་མེདཔ། 2 ཁོང་ང་བཅས་ཀྱི་གྲངས་སུ་མི་བརྩི་ཟེར་བ་ཅིན་ སླ་ཁར་མ་བཞག་པ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མི་ཚང༌།</text:p>
          </table:table-cell>
          <table:table-cell office:value-type="string">
            <text:p>/mi tshang/</text:p>
          </table:table-cell>
          <table:table-cell office:value-type="string">
            <text:p>(མིང་)</text:p>
          </table:table-cell>
          <table:table-cell table:style-name="ce2" office:value-type="string">
            <text:p>1 མི་ཚང་བ། 2 ཁྱིམ་གུང་ཚན་ཅིག་ལུ་མི་ཚང་ཅིག་ཟེར་སླབ་ཨིན། བཟའ་ཚན་དང་དོན་འདྲ། དཔེར་ན་ ང་བཅས་ཀྱི་མི་ཚང་ནང་ལུ་བཀྲ་མ་ཤིསཔ་འབད་མི་མེ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ི་ཚངས་སྤྱོད།</text:p>
          </table:table-cell>
          <table:table-cell office:value-type="string">
            <text:p>/mi tshang coe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འདོད་ལོག་སྤྱོད་ནི།</text:p>
          </table:table-cell>
          <table:table-cell table:number-columns-repeated="252"/>
        </table:table-row>
        <table:table-row table:style-name="ro1">
          <table:table-cell office:value-type="string">
            <text:p>མི་ཚད།</text:p>
          </table:table-cell>
          <table:table-cell office:value-type="string">
            <text:p>/mi tshe/</text:p>
          </table:table-cell>
          <table:table-cell office:value-type="string">
            <text:p>(མིང་)</text:p>
          </table:table-cell>
          <table:table-cell table:style-name="ce2" office:value-type="string">
            <text:p>1 མི་གི་གཟུགས་རིང་ཐུང་དང་ སྦོམ་ཕྲ་གི་ཚད། 2 འདི་གིས་མི་ཚད་གཞན་ཡང་ཡོད་ཟེར་དོ་བཟུམ་སྡུད་པའི་སྒྲ།</text:p>
          </table:table-cell>
          <table:table-cell table:number-columns-repeated="252"/>
        </table:table-row>
        <table:table-row table:style-name="ro1">
          <table:table-cell office:value-type="string">
            <text:p>མི་ཚད་མ།</text:p>
          </table:table-cell>
          <table:table-cell office:value-type="string">
            <text:p>/mi tshe ma/</text:p>
          </table:table-cell>
          <table:table-cell office:value-type="string">
            <text:p>(མིང་)</text:p>
          </table:table-cell>
          <table:table-cell table:style-name="ce2" office:value-type="string">
            <text:p>སངས་རྒྱས་ཀྱི་སྐུ་འདྲ་མི་ཚདམ་ གུ་རུ་མི་ཚདམ་ཟེར་ མི་གི་གཟུགས་ཚད་དང་འདྲན་འདྲ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མི་ཚན།</text:p>
          </table:table-cell>
          <table:table-cell office:value-type="string">
            <text:p>/mi tshen/</text:p>
          </table:table-cell>
          <table:table-cell office:value-type="string">
            <text:p>(མིང་)</text:p>
          </table:table-cell>
          <table:table-cell table:style-name="ce2" office:value-type="string">
            <text:p>1 གཉེན་ཉེ་དུ་ལ་སོགས་པའི་མི་ཚན། 2 མི་གི་སྡེ་ཚན་ལུ་ཡང་ མི་ཚན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མི་ཚབ།</text:p>
          </table:table-cell>
          <table:table-cell office:value-type="string">
            <text:p>/mi tshab/</text:p>
          </table:table-cell>
          <table:table-cell office:value-type="string">
            <text:p>(མིང་)</text:p>
          </table:table-cell>
          <table:table-cell table:style-name="ce2" office:value-type="string">
            <text:p>1 དྲུང་ཡིག་མགོན་པོ་གི་ཚབ་མ་ལུ་ དྲུང་ཡིག་འཕྲིན་ལས་བཙུགས་དོ་བཟུམ། 2 ལྷོད་ལྷོད་ཡོད་པ།</text:p>
          </table:table-cell>
          <table:table-cell table:number-columns-repeated="252"/>
        </table:table-row>
        <table:table-row table:style-name="ro1">
          <table:table-cell office:value-type="string">
            <text:p>མི་ཚུགས།</text:p>
          </table:table-cell>
          <table:table-cell office:value-type="string">
            <text:p>/mi tshu/</text:p>
          </table:table-cell>
          <table:table-cell office:value-type="string">
            <text:p>(བྱ་ཁྱད་)</text:p>
          </table:table-cell>
          <table:table-cell table:style-name="ce2" office:value-type="string">
            <text:p>1 མི་ཐུབ་པ། 2 འབད་མི་ཚུགས་ནི།</text:p>
          </table:table-cell>
          <table:table-cell table:number-columns-repeated="252"/>
        </table:table-row>
        <table:table-row table:style-name="ro1">
          <table:table-cell office:value-type="string">
            <text:p>མི་ཚེ།</text:p>
          </table:table-cell>
          <table:table-cell office:value-type="string">
            <text:p>/mi tshe/</text:p>
          </table:table-cell>
          <table:table-cell office:value-type="string">
            <text:p>(མིང་)</text:p>
          </table:table-cell>
          <table:table-cell table:style-name="ce2" office:value-type="string">
            <text:p>ཚེ་ད་རེས་ཀྱི་མི་ཚེ་ཟེར་བ་ཅིན་ སྐྱེས་ཞིན་ན་ལས་མ་ཤི་ཚུན་གྱི་རིང༌། མི་འབད་གནས་པའི་ཡུན་གྱི་ཚེ།</text:p>
          </table:table-cell>
          <table:table-cell table:number-columns-repeated="252"/>
        </table:table-row>
        <table:table-row table:style-name="ro1">
          <table:table-cell office:value-type="string">
            <text:p>མི་ཚེ་གང༌།</text:p>
          </table:table-cell>
          <table:table-cell office:value-type="string">
            <text:p>/mi tshe gang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ཚེ་ཧྲིལ་པོར། མ་ཤི་ཚེ་གང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ི་ཚེ་སྟོང་ཟད།</text:p>
          </table:table-cell>
          <table:table-cell office:value-type="string">
            <text:p>/mi tshe tong ze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ཡི་ལུས་རྟེན་ཐོབ་སྟེ་འབད་རུང་སྙིང་པོ་ཡོད་པའི་ལཱ་ག་ནི་ཡང་འབད་མ་ཚུགས་མི། དམ་པའི་ཆོས་མ་འབད་བར་ དེ་ཅིག་འབད་ མི་ཚེ་རྫོགས་འགྱོ་མི།</text:p>
          </table:table-cell>
          <table:table-cell table:number-columns-repeated="252"/>
        </table:table-row>
        <table:table-row table:style-name="ro1">
          <table:table-cell office:value-type="string">
            <text:p>མི་ཚེ་རྫོགས།</text:p>
          </table:table-cell>
          <table:table-cell office:value-type="string">
            <text:p>/mi tshe dzo/</text:p>
          </table:table-cell>
          <table:table-cell office:value-type="string">
            <text:p>(བྱ་ཚིག)</text:p>
          </table:table-cell>
          <table:table-cell table:style-name="ce2" office:value-type="string">
            <text:p>མི་ཚེ་ཟད་ནི་དང་ཤི་ནི་ཚུ་དོན་ག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མི་ཚེ་རིང༌།</text:p>
          </table:table-cell>
          <table:table-cell office:value-type="string">
            <text:p>/mi tshe ring/</text:p>
          </table:table-cell>
          <table:table-cell office:value-type="string">
            <text:p>(མིང་)</text:p>
          </table:table-cell>
          <table:table-cell table:style-name="ce2" office:value-type="string">
            <text:p>སྐྱེས་ཞིན་ན་ལས་ ནམ་ཡང་མ་ཤི་བར་ ཚེ་རིངམ་འབད་སྡོད་མི།</text:p>
          </table:table-cell>
          <table:table-cell table:number-columns-repeated="252"/>
        </table:table-row>
        <table:table-row table:style-name="ro1">
          <table:table-cell office:value-type="string">
            <text:p>མི་ཚེའི་གནས་སྟངས།</text:p>
          </table:table-cell>
          <table:table-cell office:value-type="string">
            <text:p>/mi tshei ne tang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ཚེའི་འགྲོ་སྟངས།</text:p>
          </table:table-cell>
          <table:table-cell table:number-columns-repeated="252"/>
        </table:table-row>
        <table:table-row table:style-name="ro1">
          <table:table-cell office:value-type="string">
            <text:p>མི་ཞིམ།</text:p>
          </table:table-cell>
          <table:table-cell office:value-type="string">
            <text:p>/mi zhim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ལྟོ་མི་ཞིམ་ ཚོདམ་མི་ཞིམ་ ཆང་མི་ཞིམ་ཚུ།</text:p>
          </table:table-cell>
          <table:table-cell table:number-columns-repeated="252"/>
        </table:table-row>
        <table:table-row table:style-name="ro1">
          <table:table-cell office:value-type="string">
            <text:p>མི་གཞན་མི།</text:p>
          </table:table-cell>
          <table:table-cell office:value-type="string">
            <text:p>/mi zhen mi/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གཞན་དང་གཞན་ཚུ།</text:p>
          </table:table-cell>
          <table:table-cell table:number-columns-repeated="252"/>
        </table:table-row>
        <table:table-row table:style-name="ro1">
          <table:table-cell office:value-type="string">
            <text:p>མི་གཞི།</text:p>
          </table:table-cell>
          <table:table-cell office:value-type="string">
            <text:p>/mi zhi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གི་གཤིས་རྒྱུད། མི་གཞི་ལེགས་པས་ཟེར་བ་ཅིན་ རང་བཞིན་གྱི་བསམ་པ་བཟང་པོ་ གང་ཟག་ཡ་རབས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མི་ཟད།</text:p>
          </table:table-cell>
          <table:table-cell office:value-type="string">
            <text:p>/mi ze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མི་ཟད་པའི་གཏེར་ཟེར་དོ་བཟུམ་ རྫོགས་ནི་མེད་མི། ཟད་ནི་མེད་མི།</text:p>
          </table:table-cell>
          <table:table-cell table:number-columns-repeated="252"/>
        </table:table-row>
        <table:table-row table:style-name="ro1">
          <table:table-cell office:value-type="string">
            <text:p>མི་གཟུགས་གང༌།</text:p>
          </table:table-cell>
          <table:table-cell office:value-type="string">
            <text:p>/mi zu gang</text:p>
          </table:table-cell>
          <table:table-cell office:value-type="string">
            <text:p>(མིང་)</text:p>
          </table:table-cell>
          <table:table-cell table:style-name="ce2" office:value-type="string">
            <text:p>མཐོ་དམན་མིའི་བོང་ཚད་དང་མཉམ་པ།</text:p>
          </table:table-cell>
          <table:table-cell table:number-columns-repeated="252"/>
        </table:table-row>
        <table:table-row table:style-name="ro1">
          <table:table-cell office:value-type="string">
            <text:p>མི་བཟང༌།</text:p>
          </table:table-cell>
          <table:table-cell office:value-type="string">
            <text:p>/mi zang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མི་ལེགས་དང་དོན་འདྲ། 2 མི་ལེགས་ཤོམ།</text:p>
          </table:table-cell>
          <table:table-cell table:number-columns-repeated="252"/>
        </table:table-row>
        <table:table-row table:style-name="ro1">
          <table:table-cell office:value-type="string">
            <text:p>མི་འོས་བསྙད་འཚོལ།</text:p>
          </table:table-cell>
          <table:table-cell office:value-type="string">
            <text:p>/mi hhoe nye tshoel/</text:p>
          </table:table-cell>
          <table:table-cell office:value-type="string">
            <text:p>(མིང་)</text:p>
          </table:table-cell>
          <table:table-cell table:style-name="ce2" office:value-type="string">
            <text:p>འོས་བབ་མེད་པའི་ཧད་བཏགས་འཚོལ་ནི།</text:p>
          </table:table-cell>
          <table:table-cell table:number-columns-repeated="252"/>
        </table:table-row>
        <table:table-row table:style-name="ro1">
          <table:table-cell office:value-type="string">
            <text:p>མི་ཡུལ།</text:p>
          </table:table-cell>
          <table:table-cell office:value-type="string">
            <text:p>/mi yuel/</text:p>
          </table:table-cell>
          <table:table-cell office:value-type="string">
            <text:p>(མིང་)</text:p>
          </table:table-cell>
          <table:table-cell table:style-name="ce2" office:value-type="string">
            <text:p>འགྲོ་བ་རིགས་དྲུག་གི་ནང་གསེས་འཇིག་རྟེན་མི་གི་གཡུས།</text:p>
          </table:table-cell>
          <table:table-cell table:number-columns-repeated="252"/>
        </table:table-row>
        <table:table-row table:style-name="ro1">
          <table:table-cell office:value-type="string">
            <text:p>མི་གཡོ་གླང་བཟང་མ།</text:p>
          </table:table-cell>
          <table:table-cell office:value-type="string">
            <text:p>/mi yo lang zang ma</text:p>
          </table:table-cell>
          <table:table-cell office:value-type="string">
            <text:p>(མིང་)</text:p>
          </table:table-cell>
          <table:table-cell table:style-name="ce2" office:value-type="string">
            <text:p>ཇོ་མོ་གླང་མ་རིའི་གནས་བདག་ ཚེ་རིང་མཆེད་ལྔའི་ནང་གསེས་ཅིག།</text:p>
          </table:table-cell>
          <table:table-cell table:number-columns-repeated="252"/>
        </table:table-row>
        <table:table-row table:style-name="ro1">
          <table:table-cell office:value-type="string">
            <text:p>མི་རབས།</text:p>
          </table:table-cell>
          <table:table-cell office:value-type="string">
            <text:p>/mi rab/</text:p>
          </table:table-cell>
          <table:table-cell office:value-type="string">
            <text:p>(མིང་)</text:p>
          </table:table-cell>
          <table:table-cell office:value-type="string">
            <text:p>མི་ཐོག་རིམ་པ།</text:p>
          </table:table-cell>
          <table:table-cell table:number-columns-repeated="252"/>
        </table:table-row>
        <table:table-row table:style-name="ro1">
          <table:table-cell office:value-type="string">
            <text:p>མི་རི།</text:p>
          </table:table-cell>
          <table:table-cell office:value-type="string">
            <text:p>/mi ri/</text:p>
          </table:table-cell>
          <table:table-cell office:value-type="string">
            <text:p>(མིང་)</text:p>
          </table:table-cell>
          <table:table-cell table:style-name="ce2" office:value-type="string">
            <text:p>ཅ་ལ་ལུ་རིན་གོང་དེ་ཅིག་ མི་རི་ཟེར་ དེ་ཅིག་མི་གནས་ ཐོབ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ི་རིགས།</text:p>
          </table:table-cell>
          <table:table-cell office:value-type="string">
            <text:p>/mi rig/</text:p>
          </table:table-cell>
          <table:table-cell office:value-type="string">
            <text:p>(མིང་)</text:p>
          </table:table-cell>
          <table:table-cell table:style-name="ce2" office:value-type="string">
            <text:p>1 མི་འོས། 2 མིའི་རིགས་རྒྱུད།</text:p>
          </table:table-cell>
          <table:table-cell table:number-columns-repeated="252"/>
        </table:table-row>
        <table:table-row table:style-name="ro1">
          <table:table-cell office:value-type="string">
            <text:p>མི་རིགས་བཞི།</text:p>
          </table:table-cell>
          <table:table-cell office:value-type="string">
            <text:p>/mi rig zhi/</text:p>
          </table:table-cell>
          <table:table-cell office:value-type="string">
            <text:p>(མིང་)</text:p>
          </table:table-cell>
          <table:table-cell table:style-name="ce2" office:value-type="string">
            <text:p>བྲམ་ཟེའི་རིགས་ རྒྱལ་པོའི་རིགས་ རྗེ་རིགས་ དམངས་རིགས་ཟེར་ཧེ་མ་རྒྱ་གར་ལུ་སླབ་སྲོལ་ཡོད་མི་རིགས་བཞི།</text:p>
          </table:table-cell>
          <table:table-cell table:number-columns-repeated="252"/>
        </table:table-row>
        <table:table-row table:style-name="ro1">
          <table:table-cell office:value-type="string">
            <text:p>མི་རུང༌།</text:p>
          </table:table-cell>
          <table:table-cell office:value-type="string">
            <text:p>/mi rung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བཏུབ། མི་ཆོག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ི་རུལ།</text:p>
          </table:table-cell>
          <table:table-cell office:value-type="string">
            <text:p>/mi ruel/</text:p>
          </table:table-cell>
          <table:table-cell office:value-type="string">
            <text:p>(མིང་ཁྱད)</text:p>
          </table:table-cell>
          <table:table-cell table:style-name="ce2" office:value-type="string">
            <text:p>ཤིང་འབྲས་མི་རུལ་ ཟེར་བ་ཅིན་ མངརམ་སྦེ་སྡོད་ནི།</text:p>
          </table:table-cell>
          <table:table-cell table:number-columns-repeated="252"/>
        </table:table-row>
        <table:table-row table:style-name="ro1">
          <table:table-cell office:value-type="string">
            <text:p>མི་རུས།</text:p>
          </table:table-cell>
          <table:table-cell office:value-type="string">
            <text:p>/mi rue/</text:p>
          </table:table-cell>
          <table:table-cell office:value-type="string">
            <text:p>(མིང་)</text:p>
          </table:table-cell>
          <table:table-cell table:style-name="ce2" office:value-type="string">
            <text:p>1 མི་གི་རུ་ཏོ། 2 མིའི་གདུང་རུས།</text:p>
          </table:table-cell>
          <table:table-cell table:number-columns-repeated="252"/>
        </table:table-row>
        <table:table-row table:style-name="ro1">
          <table:table-cell office:value-type="string">
            <text:p>མི་རེ་ངོ་རེ།</text:p>
          </table:table-cell>
          <table:table-cell office:value-type="string">
            <text:p>/mi re ngo re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རེ་རེ་ལུ་ཡོད་པའི་ངོ་སོ། གཡུ་རེ་བཀྱག་རེ་ མི་རེ་ངོ་རེ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ི་རེ་བཞིན་དུ།</text:p>
          </table:table-cell>
          <table:table-cell office:value-type="string">
            <text:p>/mi re zhin du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རེ་རེ་ལུ་ མི་ག་ར་ལུ།</text:p>
          </table:table-cell>
          <table:table-cell table:number-columns-repeated="252"/>
        </table:table-row>
        <table:table-row table:style-name="ro1">
          <table:table-cell office:value-type="string">
            <text:p>མི་རོ།</text:p>
          </table:table-cell>
          <table:table-cell office:value-type="string">
            <text:p>/mi ro/</text:p>
          </table:table-cell>
          <table:table-cell office:value-type="string">
            <text:p>(མིང་)</text:p>
          </table:table-cell>
          <table:table-cell office:value-type="string">
            <text:p>མི་ཤི་བའི་རོ།</text:p>
          </table:table-cell>
          <table:table-cell table:number-columns-repeated="252"/>
        </table:table-row>
        <table:table-row table:style-name="ro1">
          <table:table-cell office:value-type="string">
            <text:p>མི་རློབས།</text:p>
          </table:table-cell>
          <table:table-cell office:value-type="string">
            <text:p>/mi lob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འབོར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མི་ལ།</text:p>
          </table:table-cell>
          <table:table-cell office:value-type="string">
            <text:p>/mi la/</text:p>
          </table:table-cell>
          <table:table-cell office:value-type="string">
            <text:p>(མིང་)</text:p>
          </table:table-cell>
          <table:table-cell table:style-name="ce2" office:value-type="string">
            <text:p>1 རྗེ་བཙུན་མི་ལ་རས་པ་གི་རིགས་རུས། 2 རྗེ་བཙུན་མི་ལའི་མཚན།</text:p>
          </table:table-cell>
          <table:table-cell table:number-columns-repeated="252"/>
        </table:table-row>
        <table:table-row table:style-name="ro1">
          <table:table-cell office:value-type="string">
            <text:p>མི་ལ་རས་པ།</text:p>
          </table:table-cell>
          <table:table-cell office:value-type="string">
            <text:p>/mi la re pa/</text:p>
          </table:table-cell>
          <table:table-cell office:value-type="string">
            <text:p>(མིང་)</text:p>
          </table:table-cell>
          <table:table-cell table:style-name="ce2" office:value-type="string">
            <text:p>རབ་བྱུང་དང་པོའི་ནང་ ལ་སྟོད་གུང་ཐང་ལུ་བྱོན། ཤུལ་ལས་རྩ་བའི་བླམ་ མར་པ་ལོ་ཙཱ་བསྟེན་ཏེ་ སྲས་མཁར་དགུ་ཐོག་བཞེངས། མར་པ་ལས་དབང་དང་གདམས་ངག་ཡོངས་རྫོགས་ཞུ་སྟེ་ སྐུ་ཚེ་འདི་ནང་རང་མཆོག་གི་དངོས་གྲུབ་ཐོབ་པའི་ སྒྲུབ་བརྒྱུད་བསྟན་པའི་བདག་པོ།</text:p>
          </table:table-cell>
          <table:table-cell table:number-columns-repeated="252"/>
        </table:table-row>
        <table:table-row table:style-name="ro1">
          <table:table-cell office:value-type="string">
            <text:p>མི་ལང༌།</text:p>
          </table:table-cell>
          <table:table-cell office:value-type="string">
            <text:p>/mi lang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གོ་ཚད་མི་ལང་ ལྟོ་མི་ལང་ཟེར་བ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མི་ལུས།</text:p>
          </table:table-cell>
          <table:table-cell office:value-type="string">
            <text:p>/mi lue/</text:p>
          </table:table-cell>
          <table:table-cell office:value-type="string">
            <text:p>(མིང་)</text:p>
          </table:table-cell>
          <table:table-cell table:style-name="ce2" office:value-type="string">
            <text:p>1 མི་ལུས་རིན་པོ་ཆེ་ཟེར་བ་ཅིན་ དལ་བ་བརྒྱད་དང་འབྱོར་པ་བཅུ་ཚང་པའི་མིའི་ལུས་རྟེན། 2 ལྷག་མཇུག་མི་ལུས་ཟེར་བ་ཅིན་ ལྷགམ་མེ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ི་ལོ།</text:p>
          </table:table-cell>
          <table:table-cell office:value-type="string">
            <text:p>/mi lo/</text:p>
          </table:table-cell>
          <table:table-cell office:value-type="string">
            <text:p>(མིང་)</text:p>
          </table:table-cell>
          <table:table-cell table:style-name="ce2" office:value-type="string">
            <text:p>འཇིག་རྟེན་འཛམ་བུ་གླིང་པའི་ཚེ་ཚད། རྒྱལ་ཁབ་རེ་གི་ཚེ་ཚད་སོ་སོར་བརྩི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མི་ཤ</text:p>
          </table:table-cell>
          <table:table-cell office:value-type="string">
            <text:p>/mi sha/</text:p>
          </table:table-cell>
          <table:table-cell office:value-type="string">
            <text:p>(མིང་)</text:p>
          </table:table-cell>
          <table:table-cell office:value-type="string">
            <text:p>མི་གི་ཤ།</text:p>
          </table:table-cell>
          <table:table-cell table:number-columns-repeated="252"/>
        </table:table-row>
        <table:table-row table:style-name="ro1">
          <table:table-cell office:value-type="string">
            <text:p>མི་རབས།</text:p>
          </table:table-cell>
          <table:table-cell office:value-type="string">
            <text:p>/mi rab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ཐོག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མི་ཤིས།</text:p>
          </table:table-cell>
          <table:table-cell office:value-type="string">
            <text:p>/mi shi/</text:p>
          </table:table-cell>
          <table:table-cell office:value-type="string">
            <text:p>(མིང་)</text:p>
          </table:table-cell>
          <table:table-cell table:style-name="ce2" office:value-type="string">
            <text:p>བཀྲ་མི་ཤིས། ལེགས་ཤོམ་མི་འོང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ི་ཤེས།</text:p>
          </table:table-cell>
          <table:table-cell office:value-type="string">
            <text:p>/mi she/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ཡོན་ཏན་མི་ཤེས་ ཁ་སླབ་མི་ཤེས་ མི་ངོ་མི་ཤེས། 2 དོན་ཧ་མི་གོ་ཟེར་དོ་བཟུམ་ ཤེས་ནི་དང་གོ་ནི་ཚུ་གི་དགག་སྒྲ།</text:p>
          </table:table-cell>
          <table:table-cell table:number-columns-repeated="252"/>
        </table:table-row>
        <table:table-row table:style-name="ro1">
          <table:table-cell office:value-type="string">
            <text:p>མི་ཤེས་དགུ་ཤེས།</text:p>
          </table:table-cell>
          <table:table-cell office:value-type="string">
            <text:p>/mi she gu she/</text:p>
          </table:table-cell>
          <table:table-cell office:value-type="string">
            <text:p>(མིང་)</text:p>
          </table:table-cell>
          <table:table-cell table:style-name="ce2" office:value-type="string">
            <text:p>སྒྲ་དག་ཏོག་ཏོ་ཅིག་ཡོད་རུང་མེད་རུང་ཡོན་ཏན་གྱི་ལྷམ་མ་འདྲཝ་རྣམ་པ་སྣ་ཚོགས་ཤེས་མི་ག་ཅི་ཡང་འབད་བལྟ་ནི།</text:p>
          </table:table-cell>
          <table:table-cell table:number-columns-repeated="252"/>
        </table:table-row>
        <table:table-row table:style-name="ro1">
          <table:table-cell office:value-type="string">
            <text:p>མི་ཤེས་ཤེས་མདོག</text:p>
          </table:table-cell>
          <table:table-cell office:value-type="string">
            <text:p>/mi she she dog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ཤེས་རུང་མ་ཤེས་རུང་ཧམ་པ་གུ་བཀལ་ཏེ་ ཤེས་ཤེས་རང་འདྲཝ་བཟོ་ནི།</text:p>
          </table:table-cell>
          <table:table-cell table:number-columns-repeated="252"/>
        </table:table-row>
        <table:table-row table:style-name="ro1">
          <table:table-cell office:value-type="string">
            <text:p>མི་གཤིས།</text:p>
          </table:table-cell>
          <table:table-cell office:value-type="string">
            <text:p>/mi shi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གི་རྒྱུ་ཁམས་ རྒྱུ་དག་ རང་བཞིན།</text:p>
          </table:table-cell>
          <table:table-cell table:number-columns-repeated="252"/>
        </table:table-row>
        <table:table-row table:style-name="ro1">
          <table:table-cell office:value-type="string">
            <text:p>མི་སེར།</text:p>
          </table:table-cell>
          <table:table-cell office:value-type="string">
            <text:p>/mi ser/</text:p>
          </table:table-cell>
          <table:table-cell office:value-type="string">
            <text:p>(མིང་)</text:p>
          </table:table-cell>
          <table:table-cell table:style-name="ce2" office:value-type="string">
            <text:p>རྒྱལ་པོ་གཅིག་གི་འོག་ལུ་སྡོད་མི་ འབངས་མི་སེར་ རྒྱལ་ཁབ་ཀྱི་མི་སེར་མི་མང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མི་སེར་སྐུ་ཚབ།</text:p>
          </table:table-cell>
          <table:table-cell office:value-type="string">
            <text:p>/mi ser ku tshab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སེར་དམངས་ཀྱི་ཁྱད་ཆོད་པའི་ངོ་ཚབ།</text:p>
          </table:table-cell>
          <table:table-cell table:number-columns-repeated="252"/>
        </table:table-row>
        <table:table-row table:style-name="ro1">
          <table:table-cell office:value-type="string">
            <text:p>མི་སེར་རྒྱལ་ཁབ།</text:p>
          </table:table-cell>
          <table:table-cell office:value-type="string">
            <text:p>/mi ser gel khab/</text:p>
          </table:table-cell>
          <table:table-cell office:value-type="string">
            <text:p>(མིང་)</text:p>
          </table:table-cell>
          <table:table-cell table:style-name="ce2" office:value-type="string">
            <text:p>རྒྱལ་བརྒྱུད་ཀྱི་རྒྱལཔོ་མེད་པར་དབང་ཚད་མི་སེར་གྱིས་བཟུང་བའི་རྒྱལ་ཁབ།</text:p>
          </table:table-cell>
          <table:table-cell table:number-columns-repeated="252"/>
        </table:table-row>
        <table:table-row table:style-name="ro1">
          <table:table-cell office:value-type="string">
            <text:p>མི་སེར་ཉམ་ཉུང༌།</text:p>
          </table:table-cell>
          <table:table-cell office:value-type="string">
            <text:p>/mi ser nyam nyung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སེར་རྒྱུ་ཤུགས་མེད་མི་སྤྱང་ཀ།</text:p>
          </table:table-cell>
          <table:table-cell table:number-columns-repeated="252"/>
        </table:table-row>
        <table:table-row table:style-name="ro1">
          <table:table-cell office:value-type="string">
            <text:p>མི་སེར་འཐུས་དཔོན།</text:p>
          </table:table-cell>
          <table:table-cell office:value-type="string">
            <text:p>/mi ser thue poen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སེར་གྱིས་འཐུ་སྟེ་བཀལ་བའི་དཔོན།</text:p>
          </table:table-cell>
          <table:table-cell table:number-columns-repeated="252"/>
        </table:table-row>
        <table:table-row table:style-name="ro1">
          <table:table-cell office:value-type="string">
            <text:p>མི་སེར་དམངས་གཙོ།</text:p>
          </table:table-cell>
          <table:table-cell office:value-type="string">
            <text:p>/mi ser mang tso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དམངས་ཀྱི་ཁྱད་ཆོད་པའི་ངོ་ཚབ།</text:p>
          </table:table-cell>
          <table:table-cell table:number-columns-repeated="252"/>
        </table:table-row>
        <table:table-row table:style-name="ro1">
          <table:table-cell office:value-type="string">
            <text:p>མི་སེར་རང་དབང༌།</text:p>
          </table:table-cell>
          <table:table-cell office:value-type="string">
            <text:p>/mi ser rang wang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སེར་ཚུ་ག་ཅི་རང་འབད་དགོ་རུང་འབད་ཆོག་པའི་རང་དབང༌།</text:p>
          </table:table-cell>
          <table:table-cell table:number-columns-repeated="252"/>
        </table:table-row>
        <table:table-row table:style-name="ro1">
          <table:table-cell office:value-type="string">
            <text:p>མི་སེར་རིང་ལུགས།</text:p>
          </table:table-cell>
          <table:table-cell office:value-type="string">
            <text:p>/mi ser ring lug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སེར་རྒྱལ་ཁབ་ཀྱི་ལམ་སྲོལ།</text:p>
          </table:table-cell>
          <table:table-cell table:number-columns-repeated="252"/>
        </table:table-row>
        <table:table-row table:style-name="ro1">
          <table:table-cell office:value-type="string">
            <text:p>མི་སྲིད།</text:p>
          </table:table-cell>
          <table:table-cell office:value-type="string">
            <text:p>/mi si</text:p>
          </table:table-cell>
          <table:table-cell office:value-type="string">
            <text:p>(མིང་)</text:p>
          </table:table-cell>
          <table:table-cell table:style-name="ce2" office:value-type="string">
            <text:p>དེ་སྦེ་འབྱུང་མི་སྲིད་ འོང་མི་སྲིད་ཟེར་འབྱུང་ནི་མེ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ི་སྲོག</text:p>
          </table:table-cell>
          <table:table-cell office:value-type="string">
            <text:p>/mi sog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གི་གཟུགས་དང་ སེམས་གནས་པའི་རྟེན།</text:p>
          </table:table-cell>
          <table:table-cell table:number-columns-repeated="252"/>
        </table:table-row>
        <table:table-row table:style-name="ro1">
          <table:table-cell office:value-type="string">
            <text:p>མི་སློབ་ལམ།</text:p>
          </table:table-cell>
          <table:table-cell office:value-type="string">
            <text:p>/mi lob lam/</text:p>
          </table:table-cell>
          <table:table-cell office:value-type="string">
            <text:p>(མིང་)</text:p>
          </table:table-cell>
          <table:table-cell table:style-name="ce2" office:value-type="string">
            <text:p>ཐེག་ཆེན་གྱི་ལམ་ལྔའི་ནང་གི་མཐར་ཐུག་གི་ལམ།</text:p>
          </table:table-cell>
          <table:table-cell table:number-columns-repeated="252"/>
        </table:table-row>
        <table:table-row table:style-name="ro1">
          <table:table-cell office:value-type="string">
            <text:p>མི་གསར་པ།</text:p>
          </table:table-cell>
          <table:table-cell office:value-type="string">
            <text:p>/mi sar pa/</text:p>
          </table:table-cell>
          <table:table-cell office:value-type="string">
            <text:p>(མིང་)</text:p>
          </table:table-cell>
          <table:table-cell table:style-name="ce2" office:value-type="string">
            <text:p>1 ཨ་ལོ་གསརཔ་སྐྱེ་མི་ 2 རྒྱལ་ཁབ་གཞན་ཁ་ལས་མི་གསརཔ་ལྷོད་མི་ཚུ། 3 ཁྱིམ་ནང་མགྱོནམ་གསརཔ་ལྷོད་མི།</text:p>
          </table:table-cell>
          <table:table-cell table:number-columns-repeated="252"/>
        </table:table-row>
        <table:table-row table:style-name="ro1">
          <table:table-cell office:value-type="string">
            <text:p>མིག</text:p>
          </table:table-cell>
          <table:table-cell office:value-type="string">
            <text:p>/mig/</text:p>
          </table:table-cell>
          <table:table-cell office:value-type="string">
            <text:p>(མིང་)</text:p>
          </table:table-cell>
          <table:table-cell table:style-name="ce2" office:value-type="string">
            <text:p>1 དབང་པོ་སྒོ་ལྔའི་ནང་གསེས་མིག་ཏོ། 2 དོང་ཡོད་པའི་དོན། ས་མིག་ ཆུ་མིག་ཚུ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མིག་ཁར།</text:p>
          </table:table-cell>
          <table:table-cell office:value-type="string">
            <text:p>/mi khar/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ལུ། ཅ་ལ་འདི་ ངེའི་མིག་ཁར་མ་ཚུད། མིག་ཁར་མ་བབས།</text:p>
          </table:table-cell>
          <table:table-cell table:number-columns-repeated="252"/>
        </table:table-row>
        <table:table-row table:style-name="ro1">
          <table:table-cell office:value-type="string">
            <text:p>མིག་ཁར་བཀལ།</text:p>
          </table:table-cell>
          <table:table-cell office:value-type="string">
            <text:p>/mi khar kel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སེམས་ཁར་མ་བབ་པར་ དེ་ལུ་དམིགས་ཁར་བཀལ་ཏེ་སྣསྡང་སེམས་བསྐྱེད་ནི།</text:p>
          </table:table-cell>
          <table:table-cell table:number-columns-repeated="252"/>
        </table:table-row>
        <table:table-row table:style-name="ro1">
          <table:table-cell office:value-type="string">
            <text:p>མིག་ཁར་རྐྱབ།</text:p>
          </table:table-cell>
          <table:table-cell office:value-type="string">
            <text:p>/mi khar cab/</text:p>
          </table:table-cell>
          <table:table-cell office:value-type="string">
            <text:p>(བྱ་ཁྱད་)</text:p>
          </table:table-cell>
          <table:table-cell table:style-name="ce2" office:value-type="string">
            <text:p>1 མིག་ཏོ་ཁར་ཚུད་པ། 2 རོགས་ཀྱི་མིག་ཏོ་ཁར་གཟན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ིག་ཁར་འཇུག</text:p>
          </table:table-cell>
          <table:table-cell office:value-type="string">
            <text:p>/mi khar ju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མིག་ཁར་རྐྱབ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ིག་ཁར་ཚུད།</text:p>
          </table:table-cell>
          <table:table-cell office:value-type="string">
            <text:p>/mi khar tshue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མིག་ཏོ་ཁར་འཇུ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ིག་འཁྲུལ་བ།</text:p>
          </table:table-cell>
          <table:table-cell office:value-type="string">
            <text:p>/mi thruel wa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མཁྲིས་ནད་ཀྱིས་ན་བའི་མིག་ཏོ་ཁར་དཀརཔོ་ཚུ་ཡང་སེརཔོ་སྦེ་མཐོང་དོ་བཟུམ་ མིག་ཏོ་འཁྲུལ་ནི།</text:p>
          </table:table-cell>
          <table:table-cell table:number-columns-repeated="252"/>
        </table:table-row>
        <table:table-row table:style-name="ro1">
          <table:table-cell office:value-type="string">
            <text:p>མིག་གི་རྣམ་འགྱུར།</text:p>
          </table:table-cell>
          <table:table-cell office:value-type="string">
            <text:p>/mi gi nam jur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མིག་ཏོ་ལྟ་ཐངས་ཀྱི་ཁྱད་ཆོས།</text:p>
          </table:table-cell>
          <table:table-cell table:number-columns-repeated="252"/>
        </table:table-row>
        <table:table-row table:style-name="ro1">
          <table:table-cell office:value-type="string">
            <text:p>མིག་འགྲིབ།</text:p>
          </table:table-cell>
          <table:table-cell office:value-type="string">
            <text:p>/mi drib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གི་ནང་རྫས་པགས་ཀོ་གུ་ དཀར་ནག་ཆགས་ཏེ་འགྲིབ་མི་ལུ་ཕྱི་འགྲིབ། མིག་ཏོ་གི་པགས་ཀོ་དང་ ནང་རྫས་ཀྱི་བར་ནའི་མིག་དབང་གི་འབྲས་བུ་ཡངན་ཨའུ་ལྷ་ཅུང་ ཡངན་ མིག་ཏོ་གི་ཆ་གཡོགས་ཏེ་འགྲིབ་མི་ལུ་བར་འགྲིབ། མཐོང་ནི་གི་རྩ་ཉམས་ཏེ་འགྲིབ་མི་ལུ་ནང་འགྲིབ་ཟེར་སླབ་ཨིན་པས།</text:p>
          </table:table-cell>
          <table:table-cell table:number-columns-repeated="252"/>
        </table:table-row>
        <table:table-row table:style-name="ro1">
          <table:table-cell office:value-type="string">
            <text:p>མིག་རྒྱང༌།</text:p>
          </table:table-cell>
          <table:table-cell office:value-type="string">
            <text:p>/mi jang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མིག་ཏོ་ཁ་རྒྱང་བའི་བརྗོད་ཚིག།</text:p>
          </table:table-cell>
          <table:table-cell table:number-columns-repeated="252"/>
        </table:table-row>
        <table:table-row table:style-name="ro1">
          <table:table-cell office:value-type="string">
            <text:p>མིག་རྒྱང་གང༌།</text:p>
          </table:table-cell>
          <table:table-cell office:value-type="string">
            <text:p>/mi jang gang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གིས་ ཕར་ལོགས་མའི་དངོས་པོའི་གཟུགས་ མཐོང་ཚུགསཔ་ཅིག་གི་ས་ཚད།</text:p>
          </table:table-cell>
          <table:table-cell table:number-columns-repeated="252"/>
        </table:table-row>
        <table:table-row table:style-name="ro1">
          <table:table-cell office:value-type="string">
            <text:p>མིག་རྒྱང་རིང༌།</text:p>
          </table:table-cell>
          <table:table-cell office:value-type="string">
            <text:p>/mi jang ring</text:p>
          </table:table-cell>
          <table:table-cell office:value-type="string">
            <text:p>(མིང་)</text:p>
          </table:table-cell>
          <table:table-cell table:style-name="ce2" office:value-type="string">
            <text:p>ཤུལ་མའི་ཕུགས་ཀྱི་གནས་སྟངས་མཐོང་ཚུགས་མི།</text:p>
          </table:table-cell>
          <table:table-cell table:number-columns-repeated="252"/>
        </table:table-row>
        <table:table-row table:style-name="ro1">
          <table:table-cell office:value-type="string">
            <text:p>མིག་ངན།</text:p>
          </table:table-cell>
          <table:table-cell office:value-type="string">
            <text:p>/mi ngen kha thuen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སེམས་ཁར་མ་བབས་པའི་མིག་ཏོ་ལྟ་ཐངས།</text:p>
          </table:table-cell>
          <table:table-cell table:number-columns-repeated="252"/>
        </table:table-row>
        <table:table-row table:style-name="ro1">
          <table:table-cell office:value-type="string">
            <text:p>མིག་ཆུ།</text:p>
          </table:table-cell>
          <table:table-cell office:value-type="string">
            <text:p>/mig chu/</text:p>
          </table:table-cell>
          <table:table-cell office:value-type="string">
            <text:p>(མིང་)</text:p>
          </table:table-cell>
          <table:table-cell table:style-name="ce2" office:value-type="string">
            <text:p>སྔུཝ་ད་མིག་ཏོ་ནང་ལས་འཐོན་པའི་མིག་ཆུ། དགའ་ཆེ་ན་ངུ་ཤོར་ཟེར་སེམས་དགའཝ་ད་ཡང་ མིག་ཏོ་ཁ་ལས་མིག་ཆུ་འཐོན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མིག་ཆུ་རིལ་རི།</text:p>
          </table:table-cell>
          <table:table-cell office:value-type="string">
            <text:p>/mig chu ri ri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ནང་དོག སེམས་སྐྱོ་ འཁྲུལ་སྣང་ལངམ་ད་ མིག་ཏོ་ནང་ལས་མིག་ཆུ་འབབ་སག་ས་འབད་ནི།</text:p>
          </table:table-cell>
          <table:table-cell table:number-columns-repeated="252"/>
        </table:table-row>
        <table:table-row table:style-name="ro1">
          <table:table-cell office:value-type="string">
            <text:p>མིག་ཏོ།</text:p>
          </table:table-cell>
          <table:table-cell office:value-type="string">
            <text:p>/mi to/</text:p>
          </table:table-cell>
          <table:table-cell office:value-type="string">
            <text:p>(མིང་)</text:p>
          </table:table-cell>
          <table:table-cell table:style-name="ce2" office:value-type="string">
            <text:p>ལྟ་ནི་གི་མིག་ཏོ་ཟེར་ མིག་གི་དབང་པོ་སྤྱིར་བཏང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ིག་ཏོ་རྒྱལ་མོ།</text:p>
          </table:table-cell>
          <table:table-cell office:value-type="string">
            <text:p>/mi to gel mo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དབང་གི་འབྲས་བུ་ གཡུས་སྐད་ལ་ལུ་ནང་ཨའུ་ལྷ་ཅུང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མིག་ཏོ་འདྲུད།</text:p>
          </table:table-cell>
          <table:table-cell office:value-type="string">
            <text:p>/mi to drue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མིག་ངན་དང་དོན་གཅིག། སེམས་ཁར་མ་བབས་པའི་མིག་ཏོ་བལྟ་ཐངས་ཅིག།</text:p>
          </table:table-cell>
          <table:table-cell table:number-columns-repeated="252"/>
        </table:table-row>
        <table:table-row table:style-name="ro1">
          <table:table-cell office:value-type="string">
            <text:p>མིག་ཏོ་ཚ།</text:p>
          </table:table-cell>
          <table:table-cell office:value-type="string">
            <text:p>/mi to tsha/</text:p>
          </table:table-cell>
          <table:table-cell office:value-type="string">
            <text:p>(བྱ་ཚིག)</text:p>
          </table:table-cell>
          <table:table-cell table:style-name="ce2" office:value-type="string">
            <text:p>1 མིག་ཏོ་ན་ཚ་ཕོག་སྟེ་ཚ་ནི། 2 ཕྲག་དོག་ལང་ནི། དཔེར་ན་ རོགས་ཡོད་མི་ལུ་རང་ངལ་མ་རངས་པར་མིག་ཏོ་ཚ་ནི།</text:p>
          </table:table-cell>
          <table:table-cell table:number-columns-repeated="252"/>
        </table:table-row>
        <table:table-row table:style-name="ro1">
          <table:table-cell office:value-type="string">
            <text:p>མིག་ཏོ་ཞརཝ།</text:p>
          </table:table-cell>
          <table:table-cell office:value-type="string">
            <text:p>/mi to zhao/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མ་མཐོང་མི།</text:p>
          </table:table-cell>
          <table:table-cell table:number-columns-repeated="252"/>
        </table:table-row>
        <table:table-row table:style-name="ro1">
          <table:table-cell office:value-type="string">
            <text:p>མིག་ལྟོས།</text:p>
          </table:table-cell>
          <table:table-cell office:value-type="string">
            <text:p>/mi toe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ག་དཔྱེ་བལྟ་ས། མིག་ལྟོས་ངན་པ་ལུ་མ་བལྟ་བར་བཟང་པོའི་གྱེན་ལུ་བལྟ་དགོ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ིག་ལྟོས་ངན་པ།</text:p>
          </table:table-cell>
          <table:table-cell office:value-type="string">
            <text:p>/mi toe ngen pa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བལྟ་སའི་དཔྱེ་ངན་པ།</text:p>
          </table:table-cell>
          <table:table-cell table:number-columns-repeated="252"/>
        </table:table-row>
        <table:table-row table:style-name="ro1">
          <table:table-cell office:value-type="string">
            <text:p>མིག་ལྟོས་བཟང་པོ།</text:p>
          </table:table-cell>
          <table:table-cell office:value-type="string">
            <text:p>/mi toe zang po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བལྟ་སའི་དཔྱེ་ལེགས་ཞིམ།</text:p>
          </table:table-cell>
          <table:table-cell table:number-columns-repeated="252"/>
        </table:table-row>
        <table:table-row table:style-name="ro1">
          <table:table-cell office:value-type="string">
            <text:p>མིག་བལྟ།</text:p>
          </table:table-cell>
          <table:table-cell office:value-type="string">
            <text:p>/mi ta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མིག་ཏོ་གིས་བལྟ་ནི། ཁོ་དང་ང་ཁ་ལབ་མིག་བལྟ་རང་མེ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ིག་མཐོང༌།</text:p>
          </table:table-cell>
          <table:table-cell office:value-type="string">
            <text:p>/mi thong/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ཁྱོད་ར་ལུ་རྫུན་པ་མིག་མཐོང་ལག་བཟུང་ཡོད་ཟེར་དོ་བཟུམ་ མིག་ཏོ་གིས་མཐོང་སར་ཡོད་ཟེར་མི་ཚུ། 2 མིག་ཏོ་གིས་མཐོང་བ།</text:p>
          </table:table-cell>
          <table:table-cell table:number-columns-repeated="252"/>
        </table:table-row>
        <table:table-row table:style-name="ro1">
          <table:table-cell office:value-type="string">
            <text:p>མིག་མཐོང་གཅིག</text:p>
          </table:table-cell>
          <table:table-cell office:value-type="string">
            <text:p>/mi thong ci/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རྒྱང་ག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ིག་མཐོང་ལག་ཟུན།</text:p>
          </table:table-cell>
          <table:table-cell office:value-type="string">
            <text:p>/mi thong lag zuen</text:p>
          </table:table-cell>
          <table:table-cell office:value-type="string">
            <text:p>(མིང་)</text:p>
          </table:table-cell>
          <table:table-cell table:style-name="ce2" office:value-type="string">
            <text:p>དངོས་སུ་མིག་ཏོ་གིས་མཐོང་ལག་པ་གིས་བདའ་ཟུན་མི། ཚད་ལྡན་གྱི་བདེན་ཁུངས་ཅིག།</text:p>
          </table:table-cell>
          <table:table-cell table:number-columns-repeated="252"/>
        </table:table-row>
        <table:table-row table:style-name="ro1">
          <table:table-cell office:value-type="string">
            <text:p>མིག་བརྡ།</text:p>
          </table:table-cell>
          <table:table-cell office:value-type="string">
            <text:p>/mi da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གིས་བརྡ་སྟོན་ནི།</text:p>
          </table:table-cell>
          <table:table-cell table:number-columns-repeated="252"/>
        </table:table-row>
        <table:table-row table:style-name="ro1">
          <table:table-cell office:value-type="string">
            <text:p>མིག་ནད།</text:p>
          </table:table-cell>
          <table:table-cell office:value-type="string">
            <text:p>/mi ne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ཁར་ཐོན་པའི་ནད་ མིག་རིམས་ཡང་ཨིན།</text:p>
          </table:table-cell>
          <table:table-cell table:number-columns-repeated="252"/>
        </table:table-row>
        <table:table-row table:style-name="ro1">
          <table:table-cell office:value-type="string">
            <text:p>མིག་ནད་ཤ་མཛེར།</text:p>
          </table:table-cell>
          <table:table-cell office:value-type="string">
            <text:p>/mi ne sha dzer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གི་པགས་ཀོ་གུ་ མིག་ཅུམ་སྐྱེ་ནི།</text:p>
          </table:table-cell>
          <table:table-cell table:number-columns-repeated="252"/>
        </table:table-row>
        <table:table-row table:style-name="ro1">
          <table:table-cell office:value-type="string">
            <text:p>མིག་དཔེ།</text:p>
          </table:table-cell>
          <table:table-cell office:value-type="string">
            <text:p>/mi pe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བལྟ་སའི་དཔྱེ།</text:p>
          </table:table-cell>
          <table:table-cell table:number-columns-repeated="252"/>
        </table:table-row>
        <table:table-row table:style-name="ro1">
          <table:table-cell office:value-type="string">
            <text:p>མིག་ལྤགས།</text:p>
          </table:table-cell>
          <table:table-cell office:value-type="string">
            <text:p>/mi pag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གི་པགས་ཀོ།</text:p>
          </table:table-cell>
          <table:table-cell table:number-columns-repeated="252"/>
        </table:table-row>
        <table:table-row table:style-name="ro1">
          <table:table-cell office:value-type="string">
            <text:p>མིག་སྤུ།</text:p>
          </table:table-cell>
          <table:table-cell office:value-type="string">
            <text:p>/mi pu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རྫིམ་དང་སྨིན་མ་གི་སྤུ།</text:p>
          </table:table-cell>
          <table:table-cell table:number-columns-repeated="252"/>
        </table:table-row>
        <table:table-row table:style-name="ro1">
          <table:table-cell office:value-type="string">
            <text:p>མིག་ཕོར།</text:p>
          </table:table-cell>
          <table:table-cell office:value-type="string">
            <text:p>/mi phor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གནས་སའི་ས་གོ།</text:p>
          </table:table-cell>
          <table:table-cell table:number-columns-repeated="252"/>
        </table:table-row>
        <table:table-row table:style-name="ro1">
          <table:table-cell office:value-type="string">
            <text:p>མིག་འཕྲུལ།</text:p>
          </table:table-cell>
          <table:table-cell office:value-type="string">
            <text:p>/mi thruel</text:p>
          </table:table-cell>
          <table:table-cell office:value-type="string">
            <text:p>(མིང་)</text:p>
          </table:table-cell>
          <table:table-cell table:style-name="ce2" office:value-type="string">
            <text:p>སྔགས་དང་རྫས་ཚུ་ལུ་བརྟེན་ཏེ་ མིག་ཏོ་ཁར་མཐོང་སྣང་མ་འདྲཝ་ལེ་ཤ་མཐོང་བཅུག་ནི་ སྒྱུ་མའི་མིག་འཕྲུལ།</text:p>
          </table:table-cell>
          <table:table-cell table:number-columns-repeated="252"/>
        </table:table-row>
        <table:table-row table:style-name="ro1">
          <table:table-cell office:value-type="string">
            <text:p>མིག་འཕྲུལ་མཁནམ།</text:p>
          </table:table-cell>
          <table:table-cell office:value-type="string">
            <text:p>/mi thruel khem/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འཕྲུལ་སྟོན་མི།</text:p>
          </table:table-cell>
          <table:table-cell table:number-columns-repeated="252"/>
        </table:table-row>
        <table:table-row table:style-name="ro1">
          <table:table-cell office:value-type="string">
            <text:p>མིག་འབྲས།</text:p>
          </table:table-cell>
          <table:table-cell office:value-type="string">
            <text:p>/mi dre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གི་ནང་རྫས། ཨའུ་ལྷ་ཅུ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ིག་དམར།</text:p>
          </table:table-cell>
          <table:table-cell office:value-type="string">
            <text:p>/mi mar</text:p>
          </table:table-cell>
          <table:table-cell office:value-type="string">
            <text:p>(མིང་)</text:p>
          </table:table-cell>
          <table:table-cell table:style-name="ce2" office:value-type="string">
            <text:p>གཟའ་བདུན་གྱི་ནང་ལས་དྲག་བཟའ་ཅིག་རེས་གཟའ་མིག་དམར།</text:p>
          </table:table-cell>
          <table:table-cell table:number-columns-repeated="252"/>
        </table:table-row>
        <table:table-row table:style-name="ro1">
          <table:table-cell office:value-type="string">
            <text:p>མིག་སྨན།</text:p>
          </table:table-cell>
          <table:table-cell office:value-type="string">
            <text:p>/mi men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ནང་བླུགས་ནི་གི་སྨན།</text:p>
          </table:table-cell>
          <table:table-cell table:number-columns-repeated="252"/>
        </table:table-row>
        <table:table-row table:style-name="ro1">
          <table:table-cell office:value-type="string">
            <text:p>མིག་རྩ།</text:p>
          </table:table-cell>
          <table:table-cell office:value-type="string">
            <text:p>/mi tsa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དང་འབྲེལ་བའི་རྩ།</text:p>
          </table:table-cell>
          <table:table-cell table:number-columns-repeated="252"/>
        </table:table-row>
        <table:table-row table:style-name="ro1">
          <table:table-cell office:value-type="string">
            <text:p>མིག་ཚ།</text:p>
          </table:table-cell>
          <table:table-cell office:value-type="string">
            <text:p>/mi tsha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མིག་ཏོ་ཚ་དང་དོན་གཅིག 1 གཞན་གྱི་དཔལ་འབྱོར་ཕུན་སུམ་ཚོགས་པ་ལུ་ཕྲག་དོག་སྐྱེ་ནི་སྒོགཔ་རང་གིས་བཟའན་ཁ་ཚ་ གཞན་གྱིས་བཟའན་ མིག་ཚ་ཟེར་བའི་དཔྱེ་གཏམ་སླབ་ནི་ཡོད། 2 མིག་ཏོ་ནང་རྨ་ཐོན་ཏེ་ཚ་ནི།</text:p>
          </table:table-cell>
          <table:table-cell table:number-columns-repeated="252"/>
        </table:table-row>
        <table:table-row table:style-name="ro1">
          <table:table-cell office:value-type="string">
            <text:p>མིག་ཚོད།</text:p>
          </table:table-cell>
          <table:table-cell office:value-type="string">
            <text:p>/mi tshoe</text:p>
          </table:table-cell>
          <table:table-cell office:value-type="string">
            <text:p>(མིང་)</text:p>
          </table:table-cell>
          <table:table-cell table:style-name="ce2" office:value-type="string">
            <text:p>ངེས་ཏིག་མ་ཤེས་རུང་ མིག་ཏོ་གིས་བལྟ་ཞིན་ན་ཚོད་དཔག་ནི།</text:p>
          </table:table-cell>
          <table:table-cell table:number-columns-repeated="252"/>
        </table:table-row>
        <table:table-row table:style-name="ro1">
          <table:table-cell office:value-type="string">
            <text:p>མིག་ཚོན།</text:p>
          </table:table-cell>
          <table:table-cell office:value-type="string">
            <text:p>/mi tshoen</text:p>
          </table:table-cell>
          <table:table-cell office:value-type="string">
            <text:p>(མིང་)</text:p>
          </table:table-cell>
          <table:table-cell table:style-name="ce2" office:value-type="string">
            <text:p>ཨམ་སྲུ་ཚུ་གིས་མིག་ཏོ་ཁར་དབུར་ནིའི་ཚོན།</text:p>
          </table:table-cell>
          <table:table-cell table:number-columns-repeated="252"/>
        </table:table-row>
        <table:table-row table:style-name="ro1">
          <table:table-cell office:value-type="string">
            <text:p>མིག་རྫིམ།</text:p>
          </table:table-cell>
          <table:table-cell office:value-type="string">
            <text:p>/mig dzim/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གི་ནང་ན་ལས་སྐྱེས་ཏེ་ཡོད་པའི་སྤུ།</text:p>
          </table:table-cell>
          <table:table-cell table:number-columns-repeated="252"/>
        </table:table-row>
        <table:table-row table:style-name="ro1">
          <table:table-cell office:value-type="string">
            <text:p>མིག་ཞར།</text:p>
          </table:table-cell>
          <table:table-cell office:value-type="string">
            <text:p>/mi zhar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ཞརཝ། མིག་ཏོ་གིས་མཐོང་མ་ཚུགས་མི།</text:p>
          </table:table-cell>
          <table:table-cell table:number-columns-repeated="252"/>
        </table:table-row>
        <table:table-row table:style-name="ro1">
          <table:table-cell office:value-type="string">
            <text:p>མིག་གཞི་མཐུན།</text:p>
          </table:table-cell>
          <table:table-cell office:value-type="string">
            <text:p>/mi zhi thuen</text:p>
          </table:table-cell>
          <table:table-cell office:value-type="string">
            <text:p>(མིང་)</text:p>
          </table:table-cell>
          <table:table-cell table:style-name="ce2" office:value-type="string">
            <text:p>བརྩེ་མིག་གཞི་མཐུན་པ་ལེགས་མི་དགོ། ལས་གནམ་བསྐོས་ཡོད་པ་སྦྲགས་མི་དགོ། ཟེར་དོ་བཟུམ་ མིག་ཁར་ཚུད་ནི། འདི་ལུ་ བལྟ་བའི་མིག་གཞི་མཐུན་ཟེར་སླབ་ཨིན། མིག་ཏོ་ཁར་ཚུ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ིག་ཟུར།</text:p>
          </table:table-cell>
          <table:table-cell office:value-type="string">
            <text:p>/mi zur</text:p>
          </table:table-cell>
          <table:table-cell office:value-type="string">
            <text:p>(མིང་)</text:p>
          </table:table-cell>
          <table:table-cell table:style-name="ce2" office:value-type="string">
            <text:p>1 མིག་ཏོ་གི་ཟུར། 2 མིག་ཟུར་བལྟཝ་མས་ཟེར་བ་ཅིན་ གདོང་བསྐོར་ཏེ་ཐད་རེག་བར་རེག་བལྟ་མ་ཚུགས་པར་ མིག་ཏོ་ཟུར་གྱིས་ཨེབ་སྟེ་བལྟ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ིག་ཡུལ།</text:p>
          </table:table-cell>
          <table:table-cell office:value-type="string">
            <text:p>/mig yuel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གིས་མཐོང་སའི་ཡུལ།</text:p>
          </table:table-cell>
          <table:table-cell table:number-columns-repeated="252"/>
        </table:table-row>
        <table:table-row table:style-name="ro1">
          <table:table-cell office:value-type="string">
            <text:p>མིག་ཡོར།</text:p>
          </table:table-cell>
          <table:table-cell office:value-type="string">
            <text:p>/mi yor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ཐག་རིང་སར་བལྟཝ་ད་ རྡོ་ཕུག་དང་ཤིང་དུམ་གནགཔ་ཚུ་སྤར་དོ་བཟུམ་འགྱོ་དོ་བཟུམ་ གཉིས་ཡོད་དོ་བཟུམ་མཐོང་མི། དངོས་པོ་གཅིག་ལུ་ མིག་ཏོ་འཁྲུལ་ཏེ་གཉིས་འབད་མཐོང་མི།</text:p>
          </table:table-cell>
          <table:table-cell table:number-columns-repeated="252"/>
        </table:table-row>
        <table:table-row table:style-name="ro1">
          <table:table-cell office:value-type="string">
            <text:p>མིག་གཡོར།</text:p>
          </table:table-cell>
          <table:table-cell office:value-type="string">
            <text:p>/mi yor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མིག་ཡོར་དང་དོན་གཅིག སྒྱུ་མའི་དཔེ་བརྒྱད་ཀྱི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ིག་རིག་རིག</text:p>
          </table:table-cell>
          <table:table-cell office:value-type="string">
            <text:p>/mi ri ri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ཧྲིག་ཧྲི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ིག་རིམས།</text:p>
          </table:table-cell>
          <table:table-cell office:value-type="string">
            <text:p>/mi rim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ན་བའི་མིག་རིམས། ཁྱོད་ཀྱི་མིག་རིམས་འདི་ ང་ལུ་འབུ་ནི་མ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ིག་ལོག</text:p>
          </table:table-cell>
          <table:table-cell office:value-type="string">
            <text:p>/mi log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ལྟོ་ཕར་བྱིན་ མིག་ཏོ་དཀརཔོ་ཚུར་བལྟ་ཟེར་དོ་བཟུམ་ སེམས་ཁར་མ་བབས་པར་ མིག་ཏོ་དཀརཔོ་སྦེ་བལྟ་ནི། མིག་ཏོ་འདྲུད་དེ་ལྟ་ནི།</text:p>
          </table:table-cell>
          <table:table-cell table:number-columns-repeated="252"/>
        </table:table-row>
        <table:table-row table:style-name="ro1">
          <table:table-cell office:value-type="string">
            <text:p>མིག་ཤེལ།</text:p>
          </table:table-cell>
          <table:table-cell office:value-type="string">
            <text:p>/mig she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ཁར་བཙུགས་ནི་གི་མིག་ཤེལ་ སྤྱན་ཤེལ་ཟེར་མི་མིག་ཤེལ་གྱི་ཞེ་ས་ཨིན།</text:p>
          </table:table-cell>
          <table:table-cell table:number-columns-repeated="252"/>
        </table:table-row>
        <table:table-row table:style-name="ro1">
          <table:table-cell office:value-type="string">
            <text:p>མིག་སེར།</text:p>
          </table:table-cell>
          <table:table-cell office:value-type="string">
            <text:p>/mi ser</text:p>
          </table:table-cell>
          <table:table-cell office:value-type="string">
            <text:p>(མིང་ཁྱད་)༡</text:p>
          </table:table-cell>
          <table:table-cell table:style-name="ce2" office:value-type="string">
            <text:p>ཕོ་དང་མོ་གཅིག་གིས་གཅིག་ལུ་ཕངས་བའི་སྟབས་ཀྱིས་ སེར་སྣ་ཤོར་བའི་ཚིག་ཁ་ལས་ཐོན་ཏེ་ཧད་བཏགས་འཚོལ་ནི་དང་ སེམས་ཁར་ཕོག་པའི་གཏམ་སླབ་མི་ལུ་གོ། 2 ཕྲག་དོག་སྐྱེ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ིག་ཧུར་རེ།</text:p>
          </table:table-cell>
          <table:table-cell office:value-type="string">
            <text:p>/mi hur re/</text:p>
          </table:table-cell>
          <table:table-cell office:value-type="string">
            <text:p>(མིང་ཁྱད་)་ནདཔ་མིག་ཏོ་ཧུ་རི་རི་སྦེ་བལྟ་དེས།</text:p>
          </table:table-cell>
          <table:table-cell table:style-name="ce2" office:value-type="string">
            <text:p>མིག་ཏོ་མ་བཙུམ་པར་ ཧུ་རི་རི་སྦེ་བལྟ་ནི།</text:p>
          </table:table-cell>
          <table:table-cell table:number-columns-repeated="252"/>
        </table:table-row>
        <table:table-row table:style-name="ro1">
          <table:table-cell office:value-type="string">
            <text:p>མིག་ཧྲིག་ཧྲིག</text:p>
          </table:table-cell>
          <table:table-cell office:value-type="string">
            <text:p>/mi hrig hrig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འཁྱབཔ་འཁྱབ་སར་སྡོད་མི།</text:p>
          </table:table-cell>
          <table:table-cell table:number-columns-repeated="252"/>
        </table:table-row>
        <table:table-row table:style-name="ro1">
          <table:table-cell office:value-type="string">
            <text:p>མིག་ཧྲིབ་ཧྲིབ།</text:p>
          </table:table-cell>
          <table:table-cell office:value-type="string">
            <text:p>/mi hrib hrib/</text:p>
          </table:table-cell>
          <table:table-cell office:value-type="string">
            <text:p>(མིང་ཁྱད)</text:p>
          </table:table-cell>
          <table:table-cell table:style-name="ce2" office:value-type="string">
            <text:p>1 མིག་ཏོ་འཁྱབ་པའི་སྒོ་ལས་ བརྡ་དོན་སྤྲོད་ལེན་འབད་ཐངས་ཅིག།</text:p>
          </table:table-cell>
          <table:table-cell table:number-columns-repeated="252"/>
        </table:table-row>
        <table:table-row table:style-name="ro1">
          <table:table-cell office:value-type="string">
            <text:p>མིང༌།</text:p>
          </table:table-cell>
          <table:table-cell office:value-type="string">
            <text:p>/ming/</text:p>
          </table:table-cell>
          <table:table-cell office:value-type="string">
            <text:p>(མིང་)</text:p>
          </table:table-cell>
          <table:table-cell table:style-name="ce2" office:value-type="string">
            <text:p>དོན་གྱི་ངོ་བོ་ཙམ་སྟོན་པའི་མིང་ཟེར་ བྱ་བ་ ལཱ་དང་ ཁྱད་ཆོས་ཚུ་ག་ནི་ཡང་མ་སྟོན་པ་ དཔེར་ན་ ས་ཆུ་ མེ་ རླུང་ ཀ་བ་ བུམ་པ་ ལྷ་ མི་ ཟེར་མི་ཚུ་དང་མིའི་མིང་ཚུ།</text:p>
          </table:table-cell>
          <table:table-cell table:number-columns-repeated="252"/>
        </table:table-row>
        <table:table-row table:style-name="ro1">
          <table:table-cell office:value-type="string">
            <text:p>མིང་རྐྱང༌།</text:p>
          </table:table-cell>
          <table:table-cell office:value-type="string">
            <text:p>/ming cang/</text:p>
          </table:table-cell>
          <table:table-cell office:value-type="string">
            <text:p>(མིང་)</text:p>
          </table:table-cell>
          <table:table-cell table:style-name="ce2" office:value-type="string">
            <text:p>མིང་རྐྱངམ་གཅིག་མ་གཏོགས་ བྱ་བ་ ལཱ་ཁྱད་ཚིག་ཚུ་ག་ནི་མ་སྟོན་པ་ དཔྱེ་ ལྷ་ མི་ ཀླུ་ཤིང་ཟེར་བའི་མིང་གཅིག་གིས་ ལྷ་ མི་ ཀླུ་ ཤིང་ཡོད་ཚད་ལུ་གོ་མི་ལུ་ སྤྱི་མིང་དང༌། བརྒྱ་བྱིན་ ཀུན་དགའ་ འཇོག་པོ་ཟེར་བའི་མིང་གིས་ བརྒྱ་བྱིན་ ཀུན་དགའ་ འཇོག་པོ་སྟོང་ཕུ་ཁོང་ར་རྐྱངམ་གཅིག་ལུ་མ་གཏོགས་ གཞན་ལུ་མ་གོ་མི་ལུ་ སྒེར་མིང་ཟེར་བའི་ཐ་སྙད་ཡོད།</text:p>
          </table:table-cell>
          <table:table-cell table:number-columns-repeated="252"/>
        </table:table-row>
        <table:table-row table:style-name="ro1">
          <table:table-cell office:value-type="string">
            <text:p>མིང་གི་ཁྱད་ཚིག</text:p>
          </table:table-cell>
          <table:table-cell office:value-type="string">
            <text:p>/ming gi khe tshig/</text:p>
          </table:table-cell>
          <table:table-cell office:value-type="string">
            <text:p>(མིང་)</text:p>
          </table:table-cell>
          <table:table-cell table:style-name="ce2" office:value-type="string">
            <text:p>མིང་རྐྱང་གི་ཁྱད་ཆོས་སྟོན་པའི་ཚིག དཔེར་ན་ རྟ་ལེགས་ཤོམ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ིང་གི་དགེ་སློང༌།</text:p>
          </table:table-cell>
          <table:table-cell office:value-type="string">
            <text:p>/ming gi ge long/</text:p>
          </table:table-cell>
          <table:table-cell office:value-type="string">
            <text:p>(མིང་)</text:p>
          </table:table-cell>
          <table:table-cell table:style-name="ce2" office:value-type="string">
            <text:p>སླབ་སྡོམ་ཚུལ་བཞིན་མེད་པའི་དགེ་སློང༌།</text:p>
          </table:table-cell>
          <table:table-cell table:number-columns-repeated="252"/>
        </table:table-row>
        <table:table-row table:style-name="ro1">
          <table:table-cell office:value-type="string">
            <text:p>མིང་གི་རྣམ་གྲངས།</text:p>
          </table:table-cell>
          <table:table-cell office:value-type="string">
            <text:p>/ming gi nam drang/</text:p>
          </table:table-cell>
          <table:table-cell office:value-type="string">
            <text:p>(མིང་)</text:p>
          </table:table-cell>
          <table:table-cell table:style-name="ce2" office:value-type="string">
            <text:p>མིང་གི་ཐ་སྙད། དཔེར་ན་ཉིམ་ཁོ་ར་གཅིག་ལུ་ ཀུ་མུད་དགྲ་ཁྱབ་བྱེད་ མཁའ་འགྲོ་མཁའ་ནོར་ མཁའ་ལམ་པ་ འགྲོ་བའི་སྒྲོན་མེ་ རྒྱས་བྱེད་བཅུ་གཉིས་བདག་པོ་ འཇིག་རྟེན་མིག་ འཇོམས་བྱེད་ཉིན་བྱེད་ རྟ་ལྗང་ཅན་ རྟ་བདུན་དབང་པོ་ ནམ་མཁའི་ཐིག་ལེ་ ནམ་མཁའི་ནོར་བུ་ པདྨའི་གཉེན་ འཕྲོག་བྱེད་མུན་འཇོམས་ ཚ་ཟེར་ཅན་ འོད་སྟོང་ཅན་ ཟེར་མིང་ལེ་ཤ་སླབ་སྲོལ་ཡོད་མི་ཚུ་ ཉི་མའི་མིང་གི་ཐ་སྙད་ཨིན།</text:p>
          </table:table-cell>
          <table:table-cell table:number-columns-repeated="252"/>
        </table:table-row>
        <table:table-row table:style-name="ro1">
          <table:table-cell office:value-type="string">
            <text:p>མིང་གི་སྦྲགས།</text:p>
          </table:table-cell>
          <table:table-cell office:value-type="string">
            <text:p>/ming gi drag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གི་མིང༌། རྣམ་རྒྱལ་ལྷུན་གྲུབ་ཨིན་པ་ཅིན་ རྣམ་རྒྱལ་འདི་མིང་ངོ་མ་དང་ ལྷུན་གྲུབ་འདི་མིང་གི་སྦྲགས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མིང་གི་ཚོགས།</text:p>
          </table:table-cell>
          <table:table-cell office:value-type="string">
            <text:p>/ming gi tshog</text:p>
          </table:table-cell>
          <table:table-cell office:value-type="string">
            <text:p>(མིང་)</text:p>
          </table:table-cell>
          <table:table-cell table:style-name="ce2" office:value-type="string">
            <text:p>མིང་གི་ཕུང་པོ། མིང་གི་ཐ་སྙད་ཚུ།</text:p>
          </table:table-cell>
          <table:table-cell table:number-columns-repeated="252"/>
        </table:table-row>
        <table:table-row table:style-name="ro1">
          <table:table-cell office:value-type="string">
            <text:p>མིང་གི་ལྷག་མ།</text:p>
          </table:table-cell>
          <table:table-cell office:value-type="string">
            <text:p>/ming gi lhag ma</text:p>
          </table:table-cell>
          <table:table-cell office:value-type="string">
            <text:p>(མིང་)</text:p>
          </table:table-cell>
          <table:table-cell table:style-name="ce2" office:value-type="string">
            <text:p>འབྲུག་གི་རྒྱལ་ཁབ་ནང་དང་ཕུགས་ཀྱི་ བཀའ་དྲིན་ཅན་གྱི་གོངམ་དང་ ཕམ་ཚུ་ དུས་གཞི་མི་རྟག་པའི་དབང་གིས་ རིམ་གྱིས་འཇིག་སྟེ་ མིང་གི་ལྷག་མ་ལས་མ་ལུས་མི།</text:p>
          </table:table-cell>
          <table:table-cell table:number-columns-repeated="252"/>
        </table:table-row>
        <table:table-row table:style-name="ro1">
          <table:table-cell office:value-type="string">
            <text:p>མིང་གྲོགས།</text:p>
          </table:table-cell>
          <table:table-cell office:value-type="string">
            <text:p>/ming drog</text:p>
          </table:table-cell>
          <table:table-cell office:value-type="string">
            <text:p>(མིང་)</text:p>
          </table:table-cell>
          <table:table-cell table:style-name="ce2" office:value-type="string">
            <text:p>1 མིང་གི་སྦྲགས། 2 མི་གི་མིང་ཅོག་འཐད་པ་ཅིན་ གཅིག་གིས་གཅིག་ལུ་ མིང་རོགས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མིང་ངན།</text:p>
          </table:table-cell>
          <table:table-cell office:value-type="string">
            <text:p>/ming ngen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མིང་གཏམ་ངན་པ།</text:p>
          </table:table-cell>
          <table:table-cell table:number-columns-repeated="252"/>
        </table:table-row>
        <table:table-row table:style-name="ro1">
          <table:table-cell office:value-type="string">
            <text:p>མིང་ངོ་མ།</text:p>
          </table:table-cell>
          <table:table-cell office:value-type="string">
            <text:p>/ming ngo ma/</text:p>
          </table:table-cell>
          <table:table-cell office:value-type="string">
            <text:p>(མིང་)</text:p>
          </table:table-cell>
          <table:table-cell table:style-name="ce2" office:value-type="string">
            <text:p>སྐྱོན་མིང་དང་གཅེས་མིང་ཚུ་མིན་པའི་མིང་ངོ་མ།</text:p>
          </table:table-cell>
          <table:table-cell table:number-columns-repeated="252"/>
        </table:table-row>
        <table:table-row table:style-name="ro1">
          <table:table-cell office:value-type="string">
            <text:p>མིང་ཅན།</text:p>
          </table:table-cell>
          <table:table-cell office:value-type="string">
            <text:p>/ming cen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སྐད་གྲགས་ཅན་ མི་འདི་འཛམ་གླིང་ནང་མིང་ཅན་ཅིག་ཨིན་ཟེར་དོ་བཟུམ། ཡོངས་གྲགས་ཅན།</text:p>
          </table:table-cell>
          <table:table-cell table:number-columns-repeated="252"/>
        </table:table-row>
        <table:table-row table:style-name="ro1">
          <table:table-cell office:value-type="string">
            <text:p>མིང་གཏམ།</text:p>
          </table:table-cell>
          <table:table-cell office:value-type="string">
            <text:p>/ming tam/</text:p>
          </table:table-cell>
          <table:table-cell office:value-type="string">
            <text:p>(མིང་)</text:p>
          </table:table-cell>
          <table:table-cell table:style-name="ce2" office:value-type="string">
            <text:p>མིང་གཏམ་བཟང་པོ་ཟེར་བ་ཅིན་ དཔེར་ན་ མི་འདི་འབྲི་རྩོམ་འགྲན་བསྡུར་ནང་ ཨང་དང་པ་ཐོབ་སྟེ་ རྒྱལ་ཁབ་ནང་མིང་གཏམ་སྦོམ་བཞག་ཅི་ཟེར་དོ་བཟུམ། མིང་གཏམ་ངན་པ་ཟེར་བ་ཅིན་ དེའི་འགལ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ིང་བཏགས།</text:p>
          </table:table-cell>
          <table:table-cell office:value-type="string">
            <text:p>/ming tag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དངོས་པོ་ལུ་མིང་བཏགས་ནི་ འདི་ཀ་བ་ཨིན་ འདི་བུམ་པ་ཨིན་ ཁོ་བཀྲིས་སྟོབས་རྒྱས་ཨིན་མོ་ཆོས་ཉིད་དབང་མོ་ཨིན་ཟེར་བཏགས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ིང་རྟགས།</text:p>
          </table:table-cell>
          <table:table-cell office:value-type="string">
            <text:p>/ming ta</text:p>
          </table:table-cell>
          <table:table-cell office:value-type="string">
            <text:p>(མིང་)</text:p>
          </table:table-cell>
          <table:table-cell table:style-name="ce2" office:value-type="string">
            <text:p>ས་ཡ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ིང་སྟོན།</text:p>
          </table:table-cell>
          <table:table-cell office:value-type="string">
            <text:p>/ming toen/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མིང་གསརཔ་བཏགས་ཏེ་རྟེན་འབྲེལ་བརྩི་སྟེ་ དགའ་སྟོན་འབད་ནི། 2 མིང་སྟོན་ཏེ་བྱིནའབོ་ནི། 3 གཞན་གྱི་གདོང་ཁར་ངེའི་མིང་མ་སྟོན་སྨ་རེ་ཟེར་བ་ཅིན་ མི་ངོ་མ་སྟོན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ིང་ཐོ།</text:p>
          </table:table-cell>
          <table:table-cell office:value-type="string">
            <text:p>/ming tho/</text:p>
          </table:table-cell>
          <table:table-cell office:value-type="string">
            <text:p>(མིང་)</text:p>
          </table:table-cell>
          <table:table-cell table:style-name="ce2" office:value-type="string">
            <text:p>མིང་གསལ་གྱི་ཐོ་ཡིག།</text:p>
          </table:table-cell>
          <table:table-cell table:number-columns-repeated="252"/>
        </table:table-row>
        <table:table-row table:style-name="ro1">
          <table:table-cell office:value-type="string">
            <text:p>མིང་ཐོན།</text:p>
          </table:table-cell>
          <table:table-cell office:value-type="string">
            <text:p>/ming thoen/</text:p>
          </table:table-cell>
          <table:table-cell office:value-type="string">
            <text:p>(བྱ་ཁྱད་)</text:p>
          </table:table-cell>
          <table:table-cell table:style-name="ce2" office:value-type="string">
            <text:p>1 གཏམ་སྙན་གྲགས་ཐོན་པའི་དོན་དང་ མི་གཞན་ལས་ལོགས་སུ་བཀར་ཏེ་རང་གི་མིང་གསལ་བཙུགས་ཏེ་ཡོདཔ་ ཁྱོད་འདི་གཞུང་ལས་མིང་ཐོན་རང་ཨིན་པས་ཟེར་དོ་བཟུམ། 2 དཔེ་ཆ་དང་ཀུན་གསལ་ཚུ་ནང་ལས་རང་གི་མིང་ཐོན་པ།</text:p>
          </table:table-cell>
          <table:table-cell table:number-columns-repeated="252"/>
        </table:table-row>
        <table:table-row table:style-name="ro1">
          <table:table-cell office:value-type="string">
            <text:p>མིང་ཐོབ།</text:p>
          </table:table-cell>
          <table:table-cell office:value-type="string">
            <text:p>/ming thob/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ཨ་ལོ་གསརཔ་མིང་མེད་མི་ལུ་ བླམ་སློབ་དཔོན་གྱིས་སྐྱ་ཕུད་བཏོག་ མིང་གནང་སྟེ་ཐོབ་ནི། 2 དམག་ལས་རྒྱལ་ཏེ་དཔའ་བོའི་མིང་གཏམ། 3 རྩལ་འགྲན་ས་ལས་ རྒྱལ་ཁ་ཐོབ་པའི་མིང་གཏམ། 4 ལཱ་ངན་པ་འབད་བའི་མིང་གཏམ་ངན་པ་ཐོབ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མིང་མཐའ།</text:p>
          </table:table-cell>
          <table:table-cell office:value-type="string">
            <text:p>/ming tha/</text:p>
          </table:table-cell>
          <table:table-cell office:value-type="string">
            <text:p>(མིང་)</text:p>
          </table:table-cell>
          <table:table-cell table:style-name="ce2" office:value-type="string">
            <text:p>མིང་གི་ཚིགས་གྲོགས་ དཔེར་ན་ ཕ་མ་བླ་མ་ དམ་པ་ཟེར་བའི་མ་དང་པ་ཚུ་ དབྱེ་བ་ཁ་གསལ་རྫོང་ཁའི་བརྡ་གཞུང་ནང་ཡོད།</text:p>
          </table:table-cell>
          <table:table-cell table:number-columns-repeated="252"/>
        </table:table-row>
        <table:table-row table:style-name="ro1">
          <table:table-cell office:value-type="string">
            <text:p>མིང་མཐའ་འདྲེན་པ།</text:p>
          </table:table-cell>
          <table:table-cell office:value-type="string">
            <text:p>/ming tha dren pa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མིང་མཐའ་རྗེས་འཇུག་གིས་རྟགས་མཚུངས་ཀྱི་མིང་གཞི་འདྲེན་ནི། དཔེར་ན་ རྟག་པ་ཟེར་བ་ཅིན་ རྗེས་འཇུག་གི་ཕོ་ག་གིས་མིང་མཐའ་མིང་གཞིའི་ཕོ་པ་འདྲེན་མི་ཚུ། བརྗོད་བདེ་འདྲེན་པ་ཟེར་བ་ཅིན་རྟགས་མཚུངས་འདྲེན་པ་བཟུམ་མེན་པར་ དཔེར་ན་ ཕྱག་མདའ་པ་ཟེར་ རྗེས་འཇུག་གི་མོ་ཡིག་འ་གིས་མིང་མཐའ་ཕོ་ཡིག་པ་འདྲེན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ིང་དང་བརྗོད་པ།</text:p>
          </table:table-cell>
          <table:table-cell office:value-type="string">
            <text:p>/ming dang joe pa/</text:p>
          </table:table-cell>
          <table:table-cell office:value-type="string">
            <text:p>(མིང་)</text:p>
          </table:table-cell>
          <table:table-cell table:style-name="ce2" office:value-type="string">
            <text:p>དོན་གྱི་ངོ་བོ་ཙམ་སྟོན་པའི་མིང་དོན་གྱི་ཁྱད་པར་དང་བཅས་པ་སྟོན་པའི་བརྗོད་པ།</text:p>
          </table:table-cell>
          <table:table-cell table:number-columns-repeated="252"/>
        </table:table-row>
        <table:table-row table:style-name="ro1">
          <table:table-cell office:value-type="string">
            <text:p>མིང་དོན།</text:p>
          </table:table-cell>
          <table:table-cell office:value-type="string">
            <text:p>/ming doen/</text:p>
          </table:table-cell>
          <table:table-cell office:value-type="string">
            <text:p>(མིང་)</text:p>
          </table:table-cell>
          <table:table-cell table:style-name="ce2" office:value-type="string">
            <text:p>སྒྲ་རྗེས་སྒྲུབ་ཀྱི་ སྒོ་ལས་བཏགས་མི་ལུ་མིང་དེ་བཏགས་དགོ་པའི་རྒྱུ་མཚན།</text:p>
          </table:table-cell>
          <table:table-cell table:number-columns-repeated="252"/>
        </table:table-row>
        <table:table-row table:style-name="ro1">
          <table:table-cell office:value-type="string">
            <text:p>མིང་བསྡུས།</text:p>
          </table:table-cell>
          <table:table-cell office:value-type="string">
            <text:p>/ming due/</text:p>
          </table:table-cell>
          <table:table-cell office:value-type="string">
            <text:p>(མིང་)</text:p>
          </table:table-cell>
          <table:table-cell table:style-name="ce2" office:value-type="string">
            <text:p>1 མི་གི་མིང་བསྡུས་པ། 2 ས་ཡིག་བསྡུས་པ་ཚུ།</text:p>
          </table:table-cell>
          <table:table-cell table:number-columns-repeated="252"/>
        </table:table-row>
        <table:table-row table:style-name="ro1">
          <table:table-cell office:value-type="string">
            <text:p>མིང་བྱང༌།</text:p>
          </table:table-cell>
          <table:table-cell office:value-type="string">
            <text:p>/ming jang/</text:p>
          </table:table-cell>
          <table:table-cell office:value-type="string">
            <text:p>(མིང་)</text:p>
          </table:table-cell>
          <table:table-cell table:style-name="ce2" office:value-type="string">
            <text:p>1 མིང་གསལ་ཤོག་བྱང་ཁ་ཡིག། ཞེ་ས་ཞུཝ་ད་མཚན་བྱང་ཟེར་སླབ་ཨིན། 2 གཤིན་པོའི་བྱང་བུ་ལུ་ཡང་ མིང་བྱང་ཟེར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མིང་མེད།</text:p>
          </table:table-cell>
          <table:table-cell office:value-type="string">
            <text:p>/ming me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མིང་བཏགས་ཏེ་མེདཔ།</text:p>
          </table:table-cell>
          <table:table-cell table:number-columns-repeated="252"/>
        </table:table-row>
        <table:table-row table:style-name="ro1">
          <table:table-cell office:value-type="string">
            <text:p>མིང་ཙམ།</text:p>
          </table:table-cell>
          <table:table-cell office:value-type="string">
            <text:p>/ming tsam/</text:p>
          </table:table-cell>
          <table:table-cell office:value-type="string">
            <text:p>(མིང་)</text:p>
          </table:table-cell>
          <table:table-cell table:style-name="ce2" office:value-type="string">
            <text:p>1 མིང་གི་ལྷག་མ་ཙམ་དང་དོན་གཅིག 2 མིང་རྐྱ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ིང་བཙུགས་ནི།</text:p>
          </table:table-cell>
          <table:table-cell office:value-type="string">
            <text:p>/ming tsu ni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མིང་ཐོ་བཀོད་ནི་དང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ིང་ཚབ།</text:p>
          </table:table-cell>
          <table:table-cell office:value-type="string">
            <text:p>/ming tshab/</text:p>
          </table:table-cell>
          <table:table-cell office:value-type="string">
            <text:p>(མིང་)</text:p>
          </table:table-cell>
          <table:table-cell table:style-name="ce2" office:value-type="string">
            <text:p>མིང་ངོ་མ་སྟོན་མ་དགོཔ་པའི་ཚབ། ང་ ཁོ་ཁྱོད་ཚུ།</text:p>
          </table:table-cell>
          <table:table-cell table:number-columns-repeated="252"/>
        </table:table-row>
        <table:table-row table:style-name="ro1">
          <table:table-cell office:value-type="string">
            <text:p>མིང་ཚིག</text:p>
          </table:table-cell>
          <table:table-cell office:value-type="string">
            <text:p>/ming tshig/</text:p>
          </table:table-cell>
          <table:table-cell office:value-type="string">
            <text:p>(མིང་)</text:p>
          </table:table-cell>
          <table:table-cell table:style-name="ce2" office:value-type="string">
            <text:p>དོན་གྱི་ངོ་བོ་སྟོན་པའི་མིང་དང་ དོན་གྱི་ཁྱད་པར་སྟོན་པའི་ཚིག་གཅིག་ཁར་སླབ་ཐངས་ཅིག།</text:p>
          </table:table-cell>
          <table:table-cell table:number-columns-repeated="252"/>
        </table:table-row>
        <table:table-row table:style-name="ro1">
          <table:table-cell office:value-type="string">
            <text:p>མིང་ཚོགས།</text:p>
          </table:table-cell>
          <table:table-cell office:value-type="string">
            <text:p>/ming tsho</text:p>
          </table:table-cell>
          <table:table-cell office:value-type="string">
            <text:p>(མིང་)</text:p>
          </table:table-cell>
          <table:table-cell table:style-name="ce2" office:value-type="string">
            <text:p>མིང་གི་ཚོག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ིང་མཛོད།</text:p>
          </table:table-cell>
          <table:table-cell office:value-type="string">
            <text:p>/ming dzoe</text:p>
          </table:table-cell>
          <table:table-cell office:value-type="string">
            <text:p>(མིང་)</text:p>
          </table:table-cell>
          <table:table-cell table:style-name="ce2" office:value-type="string">
            <text:p>མངོན་བརྗོད་རྒྱ་མཚོའི་ཆུ་ཐིག་བཟུམ་མིང་གི་རྣམ་གྲངས་ལེ་ཤ་བཀོད་པའི་གཞུང༌།</text:p>
          </table:table-cell>
          <table:table-cell table:number-columns-repeated="252"/>
        </table:table-row>
        <table:table-row table:style-name="ro1">
          <table:table-cell office:value-type="string">
            <text:p>མིང་གཞི།</text:p>
          </table:table-cell>
          <table:table-cell office:value-type="string">
            <text:p>/ming zhi/</text:p>
          </table:table-cell>
          <table:table-cell office:value-type="string">
            <text:p>(མིང་)</text:p>
          </table:table-cell>
          <table:table-cell table:style-name="ce2" office:value-type="string">
            <text:p>སྤྱིར་དབྱངས་གང་རུང་ཡོད་མི་གི་གསལ་བྱེད་ཚུ་དང་ ལྷག་པར་དུ་ མིང་གཞིའི་ཡི་གུ་ཟེར་ སྔོན་འཇུག་དང་ རྗེས་འཇུག་གཉིས་ཀྱི་འཇུག་ཡུལ།</text:p>
          </table:table-cell>
          <table:table-cell table:number-columns-repeated="252"/>
        </table:table-row>
        <table:table-row table:style-name="ro1">
          <table:table-cell office:value-type="string">
            <text:p>མིང་གཞི་རྐྱང་པ།</text:p>
          </table:table-cell>
          <table:table-cell office:value-type="string">
            <text:p>/ming zhi cang pa/</text:p>
          </table:table-cell>
          <table:table-cell office:value-type="string">
            <text:p>(མིང་)</text:p>
          </table:table-cell>
          <table:table-cell table:style-name="ce2" office:value-type="string">
            <text:p>སྔོན་འཇུག་དང་ རྗེས་འཇུག་མེད་པའི་མིང་གཞི།</text:p>
          </table:table-cell>
          <table:table-cell table:number-columns-repeated="252"/>
        </table:table-row>
        <table:table-row table:style-name="ro1">
          <table:table-cell office:value-type="string">
            <text:p>མིང་གཞི་གཉིས་སྦྲེལ།</text:p>
          </table:table-cell>
          <table:table-cell office:value-type="string">
            <text:p>/ming zhi nyi drel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གསལ་བྱེད་ཀྱི་ཡི་གུ་ རྐ་ལྐ་སྐ་ཀྱ་ཀྲ་ཀླ་བཟུམ་གཉིས་བརྩེགསམ།</text:p>
          </table:table-cell>
          <table:table-cell table:number-columns-repeated="252"/>
        </table:table-row>
        <table:table-row table:style-name="ro1">
          <table:table-cell office:value-type="string">
            <text:p>མིང་གཞི་གཙོ་ཕལ།</text:p>
          </table:table-cell>
          <table:table-cell office:value-type="string">
            <text:p>/ming zhi tso phel/</text:p>
          </table:table-cell>
          <table:table-cell office:value-type="string">
            <text:p>(མིང་)</text:p>
          </table:table-cell>
          <table:table-cell table:style-name="ce2" office:value-type="string">
            <text:p>དཔེར་ན་ བསྐྱེད་བཟུམ་ཅིག་འབདན་ སྔོན་འཇུག་བ་དང་ རྗེས་འཇུག་ད་ འདོགས་ཅན་ཡ་བཏགས་ དབྱངས་འགྲེང་བུ་ བཞི་གི་འཇུག་ས་ཀ་ལུ་མིང་གཞི་གཙོ་བོ་ ས་མགོ་དང་ཡ་བཏགས་གཉིས་མིང་གཞི་ཕལ་པ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མིང་གཞི་སུམ་ཅུ།</text:p>
          </table:table-cell>
          <table:table-cell office:value-type="string">
            <text:p>/ming zhi sum cu/</text:p>
          </table:table-cell>
          <table:table-cell office:value-type="string">
            <text:p>(མིང་)</text:p>
          </table:table-cell>
          <table:table-cell table:style-name="ce2" office:value-type="string">
            <text:p>གསལ་བྱེད་ཀྱི་ཡི་གུ་ཀ་ལས་ཨ་ཚུན།</text:p>
          </table:table-cell>
          <table:table-cell table:number-columns-repeated="252"/>
        </table:table-row>
        <table:table-row table:style-name="ro1">
          <table:table-cell office:value-type="string">
            <text:p>མིང་གཞི་སུམ་ཅུ་སོ་བཞི།</text:p>
          </table:table-cell>
          <table:table-cell office:value-type="string">
            <text:p>/ming zhi sum cu so zhi/</text:p>
          </table:table-cell>
          <table:table-cell office:value-type="string">
            <text:p>(མིང་)</text:p>
          </table:table-cell>
          <table:table-cell table:style-name="ce2" office:value-type="string">
            <text:p>མིང་ ཚིག་ རྩོམ་པ་ག་ར་གི་གཞི་ལུ་གྱུར་པའི་ གསལ་བྱེད་ཀྱི་ཡི་གུ་སུམ་ཅུ་དང་དབྱངས་ཀྱི་ཡི་གུ་བཞི།</text:p>
          </table:table-cell>
          <table:table-cell table:number-columns-repeated="252"/>
        </table:table-row>
        <table:table-row table:style-name="ro1">
          <table:table-cell office:value-type="string">
            <text:p>མིང་གཞི་སུམ་སྦྲེལ།</text:p>
          </table:table-cell>
          <table:table-cell office:value-type="string">
            <text:p>/ming zhi sum drel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གསལ་བྱེད་ཀྱི་ཡི་གུ་ རྐྱ་སྐྲ་སྐྱ་བཟུམ་གསུམ་བརྩེགསམ།</text:p>
          </table:table-cell>
          <table:table-cell table:number-columns-repeated="252"/>
        </table:table-row>
        <table:table-row table:style-name="ro1">
          <table:table-cell office:value-type="string">
            <text:p>མིང་གཞིའི་ཕོ་ཡིག</text:p>
          </table:table-cell>
          <table:table-cell office:value-type="string">
            <text:p>/ming zhii pho yig/</text:p>
          </table:table-cell>
          <table:table-cell office:value-type="string">
            <text:p>(མིང་)</text:p>
          </table:table-cell>
          <table:table-cell table:style-name="ce2" office:value-type="string">
            <text:p>ཡི་གུ་ཁ་ལས་བརྗོད་སྐབས་ སྐྱེ་གནས་ཀྱི་བྱེད་རྩོལ་སྒྲ་དྲག་པ་འབད་ཐོན་མི་ ཀ་ཅ་ཏ་པ་ཙ་ལྔ།</text:p>
          </table:table-cell>
          <table:table-cell table:number-columns-repeated="252"/>
        </table:table-row>
        <table:table-row table:style-name="ro1">
          <table:table-cell office:value-type="string">
            <text:p>མིང་གཞིའི་མ་ནིང༌།</text:p>
          </table:table-cell>
          <table:table-cell office:value-type="string">
            <text:p>/ming zhii ma ning/</text:p>
          </table:table-cell>
          <table:table-cell office:value-type="string">
            <text:p>(མིང་)</text:p>
          </table:table-cell>
          <table:table-cell table:style-name="ce2" office:value-type="string">
            <text:p>ཡི་གུ་ཁ་ལས་བརྗོད་སྐབས་ སྐྱེ་གནས་ཀྱི་བྱེད་རྩོལ་སྒྲ་རན་པ་འབད་ཐོན་མི་ ཁ་ཆ་ཐ་ཕ་ཚ་ལྔ།</text:p>
          </table:table-cell>
          <table:table-cell table:number-columns-repeated="252"/>
        </table:table-row>
        <table:table-row table:style-name="ro1">
          <table:table-cell office:value-type="string">
            <text:p>མིང་གཞིའི་མོ་ཡིག</text:p>
          </table:table-cell>
          <table:table-cell office:value-type="string">
            <text:p>/ming zhii mo yig/</text:p>
          </table:table-cell>
          <table:table-cell office:value-type="string">
            <text:p>(མིང་)</text:p>
          </table:table-cell>
          <table:table-cell table:style-name="ce2" office:value-type="string">
            <text:p>ཡི་གུ་ཁ་ལས་བརྗོད་སྐབས་ སྐྱེ་གནས་ཀྱི་བྱེད་རྩོལ་སྒྲ་ཆུང་བ་ལྷོདཔ་འབད་ཐོན་མི་ ག་ཇ་ད་བ་ཛ་ཝ་ཞ་ཟ་འ་ཡ་ཤ་ས་བཅུ་གཉིས།</text:p>
          </table:table-cell>
          <table:table-cell table:number-columns-repeated="252"/>
        </table:table-row>
        <table:table-row table:style-name="ro1">
          <table:table-cell office:value-type="string">
            <text:p>མིང་གཞིའི་མོ་གཤམ།</text:p>
          </table:table-cell>
          <table:table-cell office:value-type="string">
            <text:p>/ming zhii mo sham/</text:p>
          </table:table-cell>
          <table:table-cell office:value-type="string">
            <text:p>(མིང་)</text:p>
          </table:table-cell>
          <table:table-cell table:style-name="ce2" office:value-type="string">
            <text:p>ཡི་གུ་ཁ་ལས་བརྗོད་སྐབས་སྐྱེ་གནས་ཀྱི་བྱེད་རྩོལ་སྒྲ་ལྷོད་ཅིང་ཞན་པ་འབད་ཐོན་མི་ར་ལ་ཧ་ཨ་བཞི།</text:p>
          </table:table-cell>
          <table:table-cell table:number-columns-repeated="252"/>
        </table:table-row>
        <table:table-row table:style-name="ro1">
          <table:table-cell office:value-type="string">
            <text:p>མིང་གཞིའི་མཚན་མེད།</text:p>
          </table:table-cell>
          <table:table-cell office:value-type="string">
            <text:p>/ming zhii tshen me/</text:p>
          </table:table-cell>
          <table:table-cell office:value-type="string">
            <text:p>(མིང་)</text:p>
          </table:table-cell>
          <table:table-cell table:style-name="ce2" office:value-type="string">
            <text:p>ཡི་གུ་ཁ་ལས་བརྗོད་སྐབས་སྐྱེ་གནས་ཀྱི་བྱེད་རྩོལ་ མོ་གཤམ་གྱི་ཡི་གུ་ལས་ སྒྲ་ཞན་པ་འབད་ཐོན་མི་ ཨ།</text:p>
          </table:table-cell>
          <table:table-cell table:number-columns-repeated="252"/>
        </table:table-row>
        <table:table-row table:style-name="ro1">
          <table:table-cell office:value-type="string">
            <text:p>མིང་གཞིའི་ཤིན་ཏུ་མོ།</text:p>
          </table:table-cell>
          <table:table-cell office:value-type="string">
            <text:p>/ming zhii shin tu mo/</text:p>
          </table:table-cell>
          <table:table-cell office:value-type="string">
            <text:p>(མིང་)</text:p>
          </table:table-cell>
          <table:table-cell table:style-name="ce2" office:value-type="string">
            <text:p>ཡི་གུ་ཁ་ལས་བརྗོད་སྐབས་སྐྱེ་གནས་ཀྱི་བྱེད་རྩོལ་ཤུགས་གནམ་མེད་ས་མེད་ཆུང་ཀུ་འབད་ཐོན་མི་ ང་ཉ་ན་མ་ བཞི།</text:p>
          </table:table-cell>
          <table:table-cell table:number-columns-repeated="252"/>
        </table:table-row>
        <table:table-row table:style-name="ro1">
          <table:table-cell office:value-type="string">
            <text:p>མིང་ཟླ།</text:p>
          </table:table-cell>
          <table:table-cell office:value-type="string">
            <text:p>/ming da</text:p>
          </table:table-cell>
          <table:table-cell office:value-type="string">
            <text:p>(མིང་)</text:p>
          </table:table-cell>
          <table:table-cell table:style-name="ce2" office:value-type="string">
            <text:p>1 མིང་གྲོགས་དང་དོན་གཅིག། 2 མིང་གཞིའི་ཚིག་གྲོགས།</text:p>
          </table:table-cell>
          <table:table-cell table:number-columns-repeated="252"/>
        </table:table-row>
        <table:table-row table:style-name="ro1">
          <table:table-cell office:value-type="string">
            <text:p>མིང་གཟུགས།</text:p>
          </table:table-cell>
          <table:table-cell office:value-type="string">
            <text:p>/ming zu</text:p>
          </table:table-cell>
          <table:table-cell office:value-type="string">
            <text:p>(མིང་)</text:p>
          </table:table-cell>
          <table:table-cell table:style-name="ce2" office:value-type="string">
            <text:p>མིང་དང་གཟུགས་ལུ་གྲུབ་པ། རྟེན་འབྲེལ་བཅུ་གཉིས་ཀྱི་ནང་གསེས་ཅིག།</text:p>
          </table:table-cell>
          <table:table-cell table:number-columns-repeated="252"/>
        </table:table-row>
        <table:table-row table:style-name="ro1">
          <table:table-cell office:value-type="string">
            <text:p>མིང་རོགས།</text:p>
          </table:table-cell>
          <table:table-cell office:value-type="string">
            <text:p>/ming ro</text:p>
          </table:table-cell>
          <table:table-cell office:value-type="string">
            <text:p>(མིང་)</text:p>
          </table:table-cell>
          <table:table-cell table:style-name="ce2" office:value-type="string">
            <text:p>མིང་ཅོག་འཐདཔ་འབད་མི་གི་ཆ་རོགས།</text:p>
          </table:table-cell>
          <table:table-cell table:number-columns-repeated="252"/>
        </table:table-row>
        <table:table-row table:style-name="ro1">
          <table:table-cell office:value-type="string">
            <text:p>མིང་སྲིང༌།</text:p>
          </table:table-cell>
          <table:table-cell office:value-type="string">
            <text:p>/ming sing/</text:p>
          </table:table-cell>
          <table:table-cell office:value-type="string">
            <text:p>(མིང་)</text:p>
          </table:table-cell>
          <table:table-cell table:style-name="ce2" office:value-type="string">
            <text:p>ནུ་གཅུང་དང་སྲིངམོ་གཉིས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མིང་གསལ།</text:p>
          </table:table-cell>
          <table:table-cell office:value-type="string">
            <text:p>/ming sel/</text:p>
          </table:table-cell>
          <table:table-cell office:value-type="string">
            <text:p>(མིང་)</text:p>
          </table:table-cell>
          <table:table-cell table:style-name="ce2" office:value-type="string">
            <text:p>ངོ་མིང་དང་འདྲ། མིང་གསལ་དམིགས་བསལ་འབད་འདུག་ 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ིད།</text:p>
          </table:table-cell>
          <table:table-cell office:value-type="string">
            <text:p>/mi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ལྐོད་མར་བཏང་ནི།</text:p>
          </table:table-cell>
          <table:table-cell table:number-columns-repeated="252"/>
        </table:table-row>
        <table:table-row table:style-name="ro1">
          <table:table-cell office:value-type="string">
            <text:p>མིན།</text:p>
          </table:table-cell>
          <table:table-cell office:value-type="string">
            <text:p>/min/</text:p>
          </table:table-cell>
          <table:table-cell office:value-type="string">
            <text:p>(དགག་སྒྲ)</text:p>
          </table:table-cell>
          <table:table-cell table:style-name="ce2" office:value-type="string">
            <text:p>སུམ་རྟགས་ལས་དངོས་པོ་དང་ གང་ཟག་གི་དགག་སྒྲ། དཔེར་ན་ ཁོ་ལྷ་མེན་འདི་གསེར་མེན་ཚུ།</text:p>
          </table:table-cell>
          <table:table-cell table:number-columns-repeated="252"/>
        </table:table-row>
        <table:table-row table:style-name="ro1">
          <table:table-cell office:value-type="string">
            <text:p>མིན་འདུག</text:p>
          </table:table-cell>
          <table:table-cell office:value-type="string">
            <text:p>/min du/</text:p>
          </table:table-cell>
          <table:table-cell office:value-type="string">
            <text:p>(མིང་)</text:p>
          </table:table-cell>
          <table:table-cell table:style-name="ce2" office:value-type="string">
            <text:p>མེད་ཟེར་སླབ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ིན་ནམ།</text:p>
          </table:table-cell>
          <table:table-cell office:value-type="string">
            <text:p>/min nam/</text:p>
          </table:table-cell>
          <table:table-cell office:value-type="string">
            <text:p>(མིང་)</text:p>
          </table:table-cell>
          <table:table-cell table:style-name="ce2" office:value-type="string">
            <text:p>འབྱེད་སྡུད་ཀྱི་ཕྲད་ 1 ཁྱོད་ཀྱི་མེིན་ནམ་ཟེར་དྲི་བ་བཀོད་པའི་དོན་དང་ 2 དེ་སྦེ་མིན་ནམ་མནོཝ་མས་ཟེར་དོ་བཟུམ་ ཐེ་ཚོམ་གྱི་དོན་ལུ་ཡང་འཇུགཔ་ཨིན།</text:p>
          </table:table-cell>
          <table:table-cell table:number-columns-repeated="252"/>
        </table:table-row>
        <table:table-row table:style-name="ro1">
          <table:table-cell office:value-type="string">
            <text:p>མིན་ནུག</text:p>
          </table:table-cell>
          <table:table-cell office:value-type="string">
            <text:p>/min nu/</text:p>
          </table:table-cell>
          <table:table-cell office:value-type="string">
            <text:p>(མིང་)</text:p>
          </table:table-cell>
          <table:table-cell table:style-name="ce2" office:value-type="string">
            <text:p>མིན་འདུག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མིའམ་ཅི།</text:p>
          </table:table-cell>
          <table:table-cell office:value-type="string">
            <text:p>/mim ci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མ་ཡིན་གྱི་རིགས་ཅིག་གི་མིང༌། གདོན་རིགས་ཀྱི་གྲངས་སུ་ཡང་བརྩིཝ་ཨིན།</text:p>
          </table:table-cell>
          <table:table-cell table:number-columns-repeated="252"/>
        </table:table-row>
        <table:table-row table:style-name="ro1">
          <table:table-cell office:value-type="string">
            <text:p>མིའི་ཐོབ་དབང༌།</text:p>
          </table:table-cell>
          <table:table-cell office:value-type="string">
            <text:p>/mii thob wang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ལུ་རང་བཞིན་གྱིས་ཐོབ་དགོ་པའི་དབང་ཚད།</text:p>
          </table:table-cell>
          <table:table-cell table:number-columns-repeated="252"/>
        </table:table-row>
        <table:table-row table:style-name="ro1">
          <table:table-cell office:value-type="string">
            <text:p>མིའི་ཚེ་ཚད།</text:p>
          </table:table-cell>
          <table:table-cell office:value-type="string">
            <text:p>/mii tshe tshe</text:p>
          </table:table-cell>
          <table:table-cell office:value-type="string">
            <text:p>(མིང་)</text:p>
          </table:table-cell>
          <table:table-cell table:style-name="ce2" office:value-type="string">
            <text:p>འཇིག་རྟེན་འཛམ་བུ་གླིང་པའི་མི་གི་ཚེ་ཚད།</text:p>
          </table:table-cell>
          <table:table-cell table:number-columns-repeated="252"/>
        </table:table-row>
        <table:table-row table:style-name="ro1">
          <table:table-cell office:value-type="string">
            <text:p>མིའི་རང་བཞིན།</text:p>
          </table:table-cell>
          <table:table-cell office:value-type="string">
            <text:p>/mii rang zhin/</text:p>
          </table:table-cell>
          <table:table-cell office:value-type="string">
            <text:p>(མིང་)</text:p>
          </table:table-cell>
          <table:table-cell table:style-name="ce2" office:value-type="string">
            <text:p>འགྲོ་བ་མིའི་གཤིས་ལུགས། མི་གི་ངོ་བོ།</text:p>
          </table:table-cell>
          <table:table-cell table:number-columns-repeated="252"/>
        </table:table-row>
        <table:table-row table:style-name="ro1">
          <table:table-cell office:value-type="string">
            <text:p>མིའི་གཤིས་ལུགས།</text:p>
          </table:table-cell>
          <table:table-cell office:value-type="string">
            <text:p>/mii shi lug</text:p>
          </table:table-cell>
          <table:table-cell office:value-type="string">
            <text:p>(མིང་)</text:p>
          </table:table-cell>
          <table:table-cell table:style-name="ce2" office:value-type="string">
            <text:p>མིའི་རང་བཞིན་དང་དོན་གཅིག། མི་གི་འགྲོ་ལུགས།</text:p>
          </table:table-cell>
          <table:table-cell table:number-columns-repeated="252"/>
        </table:table-row>
        <table:table-row table:style-name="ro1">
          <table:table-cell office:value-type="string">
            <text:p>མིའུ་ཐུང༌།</text:p>
          </table:table-cell>
          <table:table-cell office:value-type="string">
            <text:p>/miu thung/</text:p>
          </table:table-cell>
          <table:table-cell office:value-type="string">
            <text:p>(མིང་)</text:p>
          </table:table-cell>
          <table:table-cell table:style-name="ce2" office:value-type="string">
            <text:p>ཆོས་སྐད་ལས་མི་གཟུགས་ཐུང་ཀུ།</text:p>
          </table:table-cell>
          <table:table-cell table:number-columns-repeated="252"/>
        </table:table-row>
        <table:table-row table:style-name="ro1">
          <table:table-cell office:value-type="string">
            <text:p>མིའུ་གདུང་དྲུག</text:p>
          </table:table-cell>
          <table:table-cell office:value-type="string">
            <text:p>/miu dung dru/</text:p>
          </table:table-cell>
          <table:table-cell office:value-type="string">
            <text:p>(མིང་)</text:p>
          </table:table-cell>
          <table:table-cell table:style-name="ce2" office:value-type="string">
            <text:p>སེ་ རྨུ་ ལྡོང་ སྟོང་ དབྲ་ འདྲུ་ཟེར་བོད་སྤྱ་རིགས་ལས་མཆེད་པའི་རིགས་དྲུག།</text:p>
          </table:table-cell>
          <table:table-cell table:number-columns-repeated="252"/>
        </table:table-row>
        <table:table-row table:style-name="ro1">
          <table:table-cell office:value-type="string">
            <text:p>མིའི་ལུས་རྟེན།</text:p>
          </table:table-cell>
          <table:table-cell office:value-type="string">
            <text:p>/mii lue ten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འབད་ལུས་ཏེ་ སྡོད་ནི་ཡོད་པའི་རྟེན་ མི་ལུས།</text:p>
          </table:table-cell>
          <table:table-cell table:number-columns-repeated="252"/>
        </table:table-row>
        <table:table-row table:style-name="ro1">
          <table:table-cell office:value-type="string">
            <text:p>མིར།</text:p>
          </table:table-cell>
          <table:table-cell office:value-type="string">
            <text:p>/mir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ལུ་ཟེར་བའི་ལ་དོན་གྱ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མིས།</text:p>
          </table:table-cell>
          <table:table-cell office:value-type="string">
            <text:p>/mi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གིས་ཟེར་བའི་བྱེད་པ་པོ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མུ།</text:p>
          </table:table-cell>
          <table:table-cell office:value-type="string">
            <text:p>/mu/</text:p>
          </table:table-cell>
          <table:table-cell office:value-type="string">
            <text:p>(མིང་)</text:p>
          </table:table-cell>
          <table:table-cell table:style-name="ce2" office:value-type="string">
            <text:p>མཐའ་མ་ སོ་ཁ་ཚུ་དོན་གཅིག དཔེར་ན་ མུ་མཐའ་ མུ་ཁ་ཚུ།</text:p>
          </table:table-cell>
          <table:table-cell table:number-columns-repeated="252"/>
        </table:table-row>
        <table:table-row table:style-name="ro1">
          <table:table-cell office:value-type="string">
            <text:p>མུ་ཁ།</text:p>
          </table:table-cell>
          <table:table-cell office:value-type="string">
            <text:p>/mu kha/</text:p>
          </table:table-cell>
          <table:table-cell office:value-type="string">
            <text:p>(མིང་)</text:p>
          </table:table-cell>
          <table:table-cell table:style-name="ce2" office:value-type="string">
            <text:p>གོ་ལ་གི་མུ་ཁ་ཟེར་ ཟོང་ཆ་གི་མཐའ་སོ་ཨིན། མུ་ཁ་དྲ་ཁ་ཟེར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མུ་ཁྲི་བཙན་པོ།</text:p>
          </table:table-cell>
          <table:table-cell office:value-type="string">
            <text:p>/mu thri tsen po/</text:p>
          </table:table-cell>
          <table:table-cell office:value-type="string">
            <text:p>(མིང་)</text:p>
          </table:table-cell>
          <table:table-cell table:style-name="ce2" office:value-type="string">
            <text:p>རྒྱལ་པོ་ཁྲི་སྲོང་ལྡེའུ་བཙན་གྱི་སྲས་མུ་ཁྲི་བཙན་པོ།</text:p>
          </table:table-cell>
          <table:table-cell table:number-columns-repeated="252"/>
        </table:table-row>
        <table:table-row table:style-name="ro1">
          <table:table-cell office:value-type="string">
            <text:p>མུ་གེ</text:p>
          </table:table-cell>
          <table:table-cell office:value-type="string">
            <text:p>/mu ge/</text:p>
          </table:table-cell>
          <table:table-cell office:value-type="string">
            <text:p>(མིང་)</text:p>
          </table:table-cell>
          <table:table-cell table:style-name="ce2" office:value-type="string">
            <text:p>བཞེས་སྒོ་བཟའ་བཏུང་གི་རིགས་ མ་ལང་པའི་དཀའ་ངལ་ཐོན་པའི་ ལྟོག་སྐོམ་སྡུག་བསྔལ་ག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ུ་ཏིག</text:p>
          </table:table-cell>
          <table:table-cell office:value-type="string">
            <text:p>/mu ti/</text:p>
          </table:table-cell>
          <table:table-cell office:value-type="string">
            <text:p>(མིང་)</text:p>
          </table:table-cell>
          <table:table-cell table:style-name="ce2" office:value-type="string">
            <text:p>རིན་པོ་ཆེའི་བྱེ་བྲག་གོང་སྦོམ་ཅིག་ མུ་ཏིག་དཀརཔོ་དམརཔོ་ཚུ།</text:p>
          </table:table-cell>
          <table:table-cell table:number-columns-repeated="252"/>
        </table:table-row>
        <table:table-row table:style-name="ro1">
          <table:table-cell office:value-type="string">
            <text:p>མུ་ཏིག་ཐང༌།</text:p>
          </table:table-cell>
          <table:table-cell office:value-type="string">
            <text:p>/mu ti thang/</text:p>
          </table:table-cell>
          <table:table-cell office:value-type="string">
            <text:p>(མིང་)</text:p>
          </table:table-cell>
          <table:table-cell table:style-name="ce2" office:value-type="string">
            <text:p>རྒྱལ་ས་ཐིམ་ཕུ་གི་ས་གནས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ུ་སྟེགས།</text:p>
          </table:table-cell>
          <table:table-cell office:value-type="string">
            <text:p>/mu teg/</text:p>
          </table:table-cell>
          <table:table-cell office:value-type="string">
            <text:p>(མིང་)</text:p>
          </table:table-cell>
          <table:table-cell table:style-name="ce2" office:value-type="string">
            <text:p>ཕྱི་རོལ་མུ་སྟེགས་པ། ལྟ་བ་རྟག་ཆད་གཉིས་ཀྱི་མཐའ་གང་རུང་གཅིག་ལུ་བརྟེན་ཏེ་སྡོད་མི།</text:p>
          </table:table-cell>
          <table:table-cell table:number-columns-repeated="252"/>
        </table:table-row>
        <table:table-row table:style-name="ro1">
          <table:table-cell office:value-type="string">
            <text:p>མུ་མཐའ།</text:p>
          </table:table-cell>
          <table:table-cell office:value-type="string">
            <text:p>/mu tha/</text:p>
          </table:table-cell>
          <table:table-cell office:value-type="string">
            <text:p>(མིང་)</text:p>
          </table:table-cell>
          <table:table-cell table:style-name="ce2" office:value-type="string">
            <text:p>མཐའ་སོ་དང་དོན་འདྲ། མུ་མཐའ་མེད་ཟེར་བ་ཅིན་ རྫོགས་ནི་མེད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ུ་མཐུད།</text:p>
          </table:table-cell>
          <table:table-cell office:value-type="string">
            <text:p>/mu thue/</text:p>
          </table:table-cell>
          <table:table-cell office:value-type="string">
            <text:p>(མིང་)</text:p>
          </table:table-cell>
          <table:table-cell table:style-name="ce2" office:value-type="string">
            <text:p>ལཱ་འཕྲོ་མཐུད་ནི། མཐའ་མ་མཐུད་ནི།</text:p>
          </table:table-cell>
          <table:table-cell table:number-columns-repeated="252"/>
        </table:table-row>
        <table:table-row table:style-name="ro1">
          <table:table-cell office:value-type="string">
            <text:p>མུ་མེད།</text:p>
          </table:table-cell>
          <table:table-cell office:value-type="string">
            <text:p>/mu me</text:p>
          </table:table-cell>
          <table:table-cell office:value-type="string">
            <text:p>(མིང)</text:p>
          </table:table-cell>
          <table:table-cell table:style-name="ce2" office:value-type="string">
            <text:p>ཆོས་སྐད་ལས་མཐའ་མ་མེདཔ། རྫོགས་པའི་མཐའ་མེདཔ།</text:p>
          </table:table-cell>
          <table:table-cell table:number-columns-repeated="252"/>
        </table:table-row>
        <table:table-row table:style-name="ro1">
          <table:table-cell office:value-type="string">
            <text:p>མུ་མེན།</text:p>
          </table:table-cell>
          <table:table-cell office:value-type="string">
            <text:p>/mu men/</text:p>
          </table:table-cell>
          <table:table-cell office:value-type="string">
            <text:p>(མིང་)</text:p>
          </table:table-cell>
          <table:table-cell table:style-name="ce2" office:value-type="string">
            <text:p>རིན་པོ་ཆེའི་བྱེ་བྲག་ཅིག།</text:p>
          </table:table-cell>
          <table:table-cell table:number-columns-repeated="252"/>
        </table:table-row>
        <table:table-row table:style-name="ro1">
          <table:table-cell office:value-type="string">
            <text:p>མུན་བསྐལ།</text:p>
          </table:table-cell>
          <table:table-cell office:value-type="string">
            <text:p>/muen kel/</text:p>
          </table:table-cell>
          <table:table-cell office:value-type="string">
            <text:p>(མིང་)</text:p>
          </table:table-cell>
          <table:table-cell table:style-name="ce2" office:value-type="string">
            <text:p>ཆོས་གསུང་མི་སངས་རྒྱས་མ་བྱོནཔའི་དུས་ཀྱི་བསྐལ་པ།</text:p>
          </table:table-cell>
          <table:table-cell table:number-columns-repeated="252"/>
        </table:table-row>
        <table:table-row table:style-name="ro1">
          <table:table-cell office:value-type="string">
            <text:p>མུན་གླིང༌།</text:p>
          </table:table-cell>
          <table:table-cell office:value-type="string">
            <text:p>/muen ling/</text:p>
          </table:table-cell>
          <table:table-cell office:value-type="string">
            <text:p>(མིང་)</text:p>
          </table:table-cell>
          <table:table-cell table:style-name="ce2" office:value-type="string">
            <text:p>1 ཉིམ་མ་ཤར་བའི་གླིང་དང་ 2 ཆོས་མ་དར་བའི་གླིང༌།</text:p>
          </table:table-cell>
          <table:table-cell table:number-columns-repeated="252"/>
        </table:table-row>
        <table:table-row table:style-name="ro1">
          <table:table-cell office:value-type="string">
            <text:p>མུན་ནག</text:p>
          </table:table-cell>
          <table:table-cell office:value-type="string">
            <text:p>/muen na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མིག་ཏོ་གིས་མ་པ་ལས་མ་མཐོང་བའི་གནག་དུང༌།</text:p>
          </table:table-cell>
          <table:table-cell table:number-columns-repeated="252"/>
        </table:table-row>
        <table:table-row table:style-name="ro1">
          <table:table-cell office:value-type="string">
            <text:p>མུན་པ།</text:p>
          </table:table-cell>
          <table:table-cell office:value-type="string">
            <text:p>/muen pa/</text:p>
          </table:table-cell>
          <table:table-cell office:value-type="string">
            <text:p>(མིང་)</text:p>
          </table:table-cell>
          <table:table-cell office:value-type="string">
            <text:p>གནག་དུང༌།</text:p>
          </table:table-cell>
          <table:table-cell table:number-columns-repeated="252"/>
        </table:table-row>
        <table:table-row table:style-name="ro1">
          <table:table-cell office:value-type="string">
            <text:p>མུན་པའི་གླིང༌།</text:p>
          </table:table-cell>
          <table:table-cell office:value-type="string">
            <text:p>/muen pai ling/</text:p>
          </table:table-cell>
          <table:table-cell office:value-type="string">
            <text:p>(མིང་)</text:p>
          </table:table-cell>
          <table:table-cell table:style-name="ce2" office:value-type="string">
            <text:p>ཉིམ་མ་ཕོག་པའི་གླིང་བར།</text:p>
          </table:table-cell>
          <table:table-cell table:number-columns-repeated="252"/>
        </table:table-row>
        <table:table-row table:style-name="ro1">
          <table:table-cell office:value-type="string">
            <text:p>མུན་སེལ།</text:p>
          </table:table-cell>
          <table:table-cell office:value-type="string">
            <text:p>/muen sel/</text:p>
          </table:table-cell>
          <table:table-cell office:value-type="string">
            <text:p>(བྱ་ཚིག)</text:p>
          </table:table-cell>
          <table:table-cell table:style-name="ce2" office:value-type="string">
            <text:p>གནག་དུང་མེདཔ་བཟོ་ནི།</text:p>
          </table:table-cell>
          <table:table-cell table:number-columns-repeated="252"/>
        </table:table-row>
        <table:table-row table:style-name="ro1">
          <table:table-cell office:value-type="string">
            <text:p>མུལ་མུལ།</text:p>
          </table:table-cell>
          <table:table-cell office:value-type="string">
            <text:p>/muen muel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ལྷ་བཤོས་ཁྱི་ཡིས་ཁྱེར་ཀྱང་འཛུམ་མུལ་མུལ།། མར་མེ་རླུང་གིས་གཡབ་ཀྱང་འཛུམ་མུལ་མུལ།། ཟེར་དོ་བཟུམ་ གདོང་འཛུམ་སེག་སེ་འབད་ སྟོན་ཐངས།</text:p>
          </table:table-cell>
          <table:table-cell table:number-columns-repeated="252"/>
        </table:table-row>
        <table:table-row table:style-name="ro1">
          <table:table-cell office:value-type="string">
            <text:p>མེ།</text:p>
          </table:table-cell>
          <table:table-cell office:value-type="string">
            <text:p>/me/</text:p>
          </table:table-cell>
          <table:table-cell office:value-type="string">
            <text:p>(མིང་)</text:p>
          </table:table-cell>
          <table:table-cell table:style-name="ce2" office:value-type="string">
            <text:p>1 ཚ་ཞིང་སྲེག་པའི་མཚན་ཉིད་ཅན་ འབྱུང་བ་མེ་དང༌། 2 གཞན་འཕྲུལ་ལས་བརྟེན་པའི་གློག་མེ་ འཕྲུལ་མེ་ སྒྲོན་མེ་ མར་མེ་ཚུ།</text:p>
          </table:table-cell>
          <table:table-cell table:number-columns-repeated="252"/>
        </table:table-row>
        <table:table-row table:style-name="ro1">
          <table:table-cell office:value-type="string">
            <text:p>མེ་ཀྲེག</text:p>
          </table:table-cell>
          <table:table-cell office:value-type="string">
            <text:p>/me tre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དང་རྫས་ཀྱིས་བཟོ་བཟོ་བའི་མེ་འབར་ས་དང་ མེ་འཐོན་སའི་དངོས་རྫས། མེ་ཀྲེག་སྒམ་ མེ་ཀྲེག་བཟོ་གྲྭ་ཚུ།</text:p>
          </table:table-cell>
          <table:table-cell table:number-columns-repeated="252"/>
        </table:table-row>
        <table:table-row table:style-name="ro1">
          <table:table-cell office:value-type="string">
            <text:p>མེ་དཀྲུག</text:p>
          </table:table-cell>
          <table:table-cell office:value-type="string">
            <text:p>/me tru</text:p>
          </table:table-cell>
          <table:table-cell office:value-type="string">
            <text:p>(མིང་)</text:p>
          </table:table-cell>
          <table:table-cell table:style-name="ce2" office:value-type="string">
            <text:p>མེ་དཀྲུག་ནི་གི་འཛིནམ་དང་ ལྕགས་ལེབ།</text:p>
          </table:table-cell>
          <table:table-cell table:number-columns-repeated="252"/>
        </table:table-row>
        <table:table-row table:style-name="ro1">
          <table:table-cell office:value-type="string">
            <text:p>མེ་སྐད།</text:p>
          </table:table-cell>
          <table:table-cell office:value-type="string">
            <text:p>/me ke/</text:p>
          </table:table-cell>
          <table:table-cell office:value-type="string">
            <text:p>(མིང་)</text:p>
          </table:table-cell>
          <table:table-cell table:style-name="ce2" office:value-type="string">
            <text:p>1 མེ་འབར་བའི་སྐད། 2 མེའི་སྐད་ལུ་ལུ་བརྟེན་ཏེ་ བརྡ་གོ་ནི་ཡོད་པ།</text:p>
          </table:table-cell>
          <table:table-cell table:number-columns-repeated="252"/>
        </table:table-row>
        <table:table-row table:style-name="ro1">
          <table:table-cell office:value-type="string">
            <text:p>མེ་སྐམ།</text:p>
          </table:table-cell>
          <table:table-cell office:value-type="string">
            <text:p>/me kam/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ཤ་རློནམ་མེ་གུ་བཀལ་ཏེ་སྐམ་ནི། ཆརཔ་རྐྱབ་སྟེ་ཤ་སྐམ་མི་ཚུགས་པས། མེ་སྐམ་རྐྱབ་དགོ་པས་བཟུམ། 2 མེ་ངད་བཟུང་ནི་གི་འཛིནམ། འཛིནམ་གྱིས་བསང་ཕོར་ནང་མེ་ངད་བླུགས་འབག་ཤོ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ེ་རྐྱེན།</text:p>
          </table:table-cell>
          <table:table-cell office:value-type="string">
            <text:p>/me ken</text:p>
          </table:table-cell>
          <table:table-cell office:value-type="string">
            <text:p>(མིང་)</text:p>
          </table:table-cell>
          <table:table-cell table:style-name="ce2" office:value-type="string">
            <text:p>མེའི་འཇིགས་པ་ལས་བརྟེན་ཏེ་ ཁྱིམ་དང་ས་ཚུ་མེ་གིས་འཚིག་པའི་རྐྱེན་ངན།</text:p>
          </table:table-cell>
          <table:table-cell table:number-columns-repeated="252"/>
        </table:table-row>
        <table:table-row table:style-name="ro1">
          <table:table-cell office:value-type="string">
            <text:p>མེ་སྐོར་ལྡིང༌།</text:p>
          </table:table-cell>
          <table:table-cell office:value-type="string">
            <text:p>/me kor ding</text:p>
          </table:table-cell>
          <table:table-cell office:value-type="string">
            <text:p>(མིང་)</text:p>
          </table:table-cell>
          <table:table-cell table:style-name="ce2" office:value-type="string">
            <text:p>སྤང་དང་ རྡོ་གཅལ་སྦུག་ཚུ་ནང་འཆམ་མཐུནམ་འཛོམས་ཏེ་ མེ་འཕུ་ཞིནམ་ལས་ པད་བསྐོར་བསྒྱིར་ཏེ་ སྤྲོ་སྟོན་ཏེ་སྲོ་ནི་ཡོད་པའི་མེ།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མེ་སྐྱོན།</text:p>
          </table:table-cell>
          <table:table-cell office:value-type="string">
            <text:p>/me coen</text:p>
          </table:table-cell>
          <table:table-cell office:value-type="string">
            <text:p>(མིང་)</text:p>
          </table:table-cell>
          <table:table-cell table:style-name="ce2" office:value-type="string">
            <text:p>མེ་གིས་གནོདཔ་བཀལ་བའི་སྐྱོན།</text:p>
          </table:table-cell>
          <table:table-cell table:number-columns-repeated="252"/>
        </table:table-row>
        <table:table-row table:style-name="ro1">
          <table:table-cell office:value-type="string">
            <text:p>མེ་ཁང༌།</text:p>
          </table:table-cell>
          <table:table-cell office:value-type="string">
            <text:p>/me khang</text:p>
          </table:table-cell>
          <table:table-cell office:value-type="string">
            <text:p>(མིང་)</text:p>
          </table:table-cell>
          <table:table-cell table:style-name="ce2" office:value-type="string">
            <text:p>མེ་འཕུ་སའི་ཁྱིམ་ཐབ་ཚང་བཟུམ། མེ་སྲོ་སའི་ཁང་མིག།</text:p>
          </table:table-cell>
          <table:table-cell table:number-columns-repeated="252"/>
        </table:table-row>
        <table:table-row table:style-name="ro1">
          <table:table-cell office:value-type="string">
            <text:p>མེ་ཁམས།</text:p>
          </table:table-cell>
          <table:table-cell office:value-type="string">
            <text:p>/me kham/</text:p>
          </table:table-cell>
          <table:table-cell office:value-type="string">
            <text:p>(མིང་)</text:p>
          </table:table-cell>
          <table:table-cell table:style-name="ce2" office:value-type="string">
            <text:p>ཁམས་ལྔའི་ནང་གསེས་ཅིག།</text:p>
          </table:table-cell>
          <table:table-cell table:number-columns-repeated="252"/>
        </table:table-row>
        <table:table-row table:style-name="ro1">
          <table:table-cell office:value-type="string">
            <text:p>མེ་ཁྱེར།</text:p>
          </table:table-cell>
          <table:table-cell office:value-type="string">
            <text:p>/me kher/</text:p>
          </table:table-cell>
          <table:table-cell office:value-type="string">
            <text:p>(མིང་)</text:p>
          </table:table-cell>
          <table:table-cell table:style-name="ce2" office:value-type="string">
            <text:p>1 ནུབ་མོ་འཕུར་འགྱོཝ་ད་ཨ་བུག་ལས་མེ་འབར་མི་ སྲིན་འབུ་མེ་ཁྱེར། 2 མེ་འབག་ནི།</text:p>
          </table:table-cell>
          <table:table-cell table:number-columns-repeated="252"/>
        </table:table-row>
        <table:table-row table:style-name="ro1">
          <table:table-cell office:value-type="string">
            <text:p>མེ་མཁའ་རྒྱ་མཚོ།</text:p>
          </table:table-cell>
          <table:table-cell office:value-type="string">
            <text:p>/me kha ja tsho/</text:p>
          </table:table-cell>
          <table:table-cell office:value-type="string">
            <text:p>(མིང་)</text:p>
          </table:table-cell>
          <table:table-cell table:style-name="ce2" office:value-type="string">
            <text:p>ཤིང་སྤྲེལ་ལོ་ཨིན། འདི་སྤྱི་ལོ་༦༢༤ ལུ་ རིགས་ལྡན་རྒྱ་མཚོ་རྣམ་རྒྱལ་ཁྲིར་བཀོད་ནི་དང་ ཀླ་ཀློ་ཞུགས་པ་དུས་མཉམ་ཨིན་ འདི་གི་ལོ་ལས་འགོ་བཟུང་ རིགས་ལྡན་རྒྱལ་དཀའི་ལོ་མཐའ་ སྤྱི་ལོ་༡༠༢༦ མེ་སྟག་ལོའི་བར་དུ་ལོ་ངོ་བཞི་བརྒྱ་གསུམ་སོང་མི་ལུ་ རྒྱུད་ལས་མེ་མཁའ་རྒྱ་མཚོ་ཟེར་སླབ་ཨིན་མས། དེའི་ལོ་ཤུལ་མམ་ལས་ རབ་བྱུང་དང་པོ་འགོ་བཙུགས་ཏེ་བརྩིཝ་ཨིན་པས།</text:p>
          </table:table-cell>
          <table:table-cell table:number-columns-repeated="252"/>
        </table:table-row>
        <table:table-row table:style-name="ro1">
          <table:table-cell office:value-type="string">
            <text:p>མེ་འཁོར།</text:p>
          </table:table-cell>
          <table:table-cell office:value-type="string">
            <text:p>/me khor/</text:p>
          </table:table-cell>
          <table:table-cell office:value-type="string">
            <text:p>(མིང་)</text:p>
          </table:table-cell>
          <table:table-cell table:style-name="ce2" office:value-type="string">
            <text:p>1 མེའི་ནུས་ཤུགས་ལུ་བརྟེན་ཏེ་འགྱོ་བའི་འགྲུལ་འཁོར་རེལ་ལི། 2 དཀར་མེའི་གུ་དཔག་ཞིན་ན་འགྱིར་བཅུག་པའི་མ་ཎི་འཁོར་ལོ།</text:p>
          </table:table-cell>
          <table:table-cell table:number-columns-repeated="252"/>
        </table:table-row>
        <table:table-row table:style-name="ro1">
          <table:table-cell office:value-type="string">
            <text:p>མེ་གྲོགས་ལྕགས།</text:p>
          </table:table-cell>
          <table:table-cell office:value-type="string">
            <text:p>/me dro ca</text:p>
          </table:table-cell>
          <table:table-cell office:value-type="string">
            <text:p>(མིང་)</text:p>
          </table:table-cell>
          <table:table-cell table:style-name="ce2" office:value-type="string">
            <text:p>མ་བུ་དགྲ་གྲོགས་ཀྱི་ནང་གསེས་ཅིག།</text:p>
          </table:table-cell>
          <table:table-cell table:number-columns-repeated="252"/>
        </table:table-row>
        <table:table-row table:style-name="ro1">
          <table:table-cell office:value-type="string">
            <text:p>མེ་གྲོགས་ཉིམ།</text:p>
          </table:table-cell>
          <table:table-cell office:value-type="string">
            <text:p>/me dro nyim</text:p>
          </table:table-cell>
          <table:table-cell office:value-type="string">
            <text:p>(མིང་)</text:p>
          </table:table-cell>
          <table:table-cell table:style-name="ce2" office:value-type="string">
            <text:p>མཐུན་འགྱུར་ཡོད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ེ་དགྲ་ཆུ།</text:p>
          </table:table-cell>
          <table:table-cell office:value-type="string">
            <text:p>/me dra chu</text:p>
          </table:table-cell>
          <table:table-cell office:value-type="string">
            <text:p>(མིང་)</text:p>
          </table:table-cell>
          <table:table-cell table:style-name="ce2" office:value-type="string">
            <text:p>་མ་བུ་དགྲ་གྲོགས་ཀྱི་ནང་གསེས་ཅིག།</text:p>
          </table:table-cell>
          <table:table-cell table:number-columns-repeated="252"/>
        </table:table-row>
        <table:table-row table:style-name="ro1">
          <table:table-cell office:value-type="string">
            <text:p>མེ་མགལ།</text:p>
          </table:table-cell>
          <table:table-cell office:value-type="string">
            <text:p>/me gel/</text:p>
          </table:table-cell>
          <table:table-cell office:value-type="string">
            <text:p>(མིང་)</text:p>
          </table:table-cell>
          <table:table-cell table:style-name="ce2" office:value-type="string">
            <text:p>ཤིང་དུམ་མེས་ཚིག་འཕྲོ་ མགལ་དུམ།</text:p>
          </table:table-cell>
          <table:table-cell table:number-columns-repeated="252"/>
        </table:table-row>
        <table:table-row table:style-name="ro1">
          <table:table-cell office:value-type="string">
            <text:p>མེ་སྒྱོགས།</text:p>
          </table:table-cell>
          <table:table-cell office:value-type="string">
            <text:p>/me jo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མེ་རྫས་ཀྱི་ནུས་ཤུགས་ལུ་བརྟེན་ཏེ་བཀོ་བའི་མེ་སྟོབས།</text:p>
          </table:table-cell>
          <table:table-cell table:number-columns-repeated="252"/>
        </table:table-row>
        <table:table-row table:style-name="ro1">
          <table:table-cell office:value-type="string">
            <text:p>མེ་ངད།</text:p>
          </table:table-cell>
          <table:table-cell office:value-type="string">
            <text:p>/me nge</text:p>
          </table:table-cell>
          <table:table-cell office:value-type="string">
            <text:p>(མིང་)</text:p>
          </table:table-cell>
          <table:table-cell table:style-name="ce2" office:value-type="string">
            <text:p>སོལ་མོ་དང་ཐལཝ་མེ་དམར་ངར་ངར་བཏང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མེ་ལྕགས།</text:p>
          </table:table-cell>
          <table:table-cell office:value-type="string">
            <text:p>/me cag</text:p>
          </table:table-cell>
          <table:table-cell office:value-type="string">
            <text:p>(མིང་)</text:p>
          </table:table-cell>
          <table:table-cell table:style-name="ce2" office:value-type="string">
            <text:p>དང་ཕུགས་མེ་ཀྲེག་མེདཔ་ད་ ལྕགས་དང་རྡོ་གཉིས་བརྡུངམ་ད་ མེ་འབར་མི་གི་ལྕགས།</text:p>
          </table:table-cell>
          <table:table-cell table:number-columns-repeated="252"/>
        </table:table-row>
        <table:table-row table:style-name="ro1">
          <table:table-cell office:value-type="string">
            <text:p>མེ་ལྕེ།</text:p>
          </table:table-cell>
          <table:table-cell office:value-type="string">
            <text:p>/me ce/</text:p>
          </table:table-cell>
          <table:table-cell office:value-type="string">
            <text:p>(མིང་)</text:p>
          </table:table-cell>
          <table:table-cell table:style-name="ce2" office:value-type="string">
            <text:p>མེ་དམར་ལྷབ་ལྷབ་བཏང་འབར་བའི་མེ་ལྷབ།</text:p>
          </table:table-cell>
          <table:table-cell table:number-columns-repeated="252"/>
        </table:table-row>
        <table:table-row table:style-name="ro1">
          <table:table-cell office:value-type="string">
            <text:p>མེ་ཆག</text:p>
          </table:table-cell>
          <table:table-cell office:value-type="string">
            <text:p>/me cha</text:p>
          </table:table-cell>
          <table:table-cell office:value-type="string">
            <text:p>(མིང་)</text:p>
          </table:table-cell>
          <table:table-cell table:style-name="ce2" office:value-type="string">
            <text:p>ཤིང་ཟིལ་བའི་ཆག་པ་གུ་མེ་སྤར་བའི་དོན། ཧེ་མ་གློག་མེ་དང་འཕྲུལ་མེ་མེད་པའི་སྐབས་ལུ་ ལག་ལེན་འཐབ་ཨིན།</text:p>
          </table:table-cell>
          <table:table-cell table:number-columns-repeated="252"/>
        </table:table-row>
        <table:table-row table:style-name="ro1">
          <table:table-cell office:value-type="string">
            <text:p>མེ་མཆོད།</text:p>
          </table:table-cell>
          <table:table-cell office:value-type="string">
            <text:p>/mi choe/</text:p>
          </table:table-cell>
          <table:table-cell office:value-type="string">
            <text:p>(མིང་)</text:p>
          </table:table-cell>
          <table:table-cell table:style-name="ce2" office:value-type="string">
            <text:p>1 མེ་གི་མཆོད་པ། 2 སྦྱིན་སྲེག་གི་ཞེ་ས། བླམ་ཞིང་ཕེབས་ཀྱི་སྤུར་མཆོད་ཕུལ་ནི། སྤུར་སྦྱ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ེ་འཆམ།</text:p>
          </table:table-cell>
          <table:table-cell office:value-type="string">
            <text:p>/me cham/</text:p>
          </table:table-cell>
          <table:table-cell office:value-type="string">
            <text:p>(མིང་)</text:p>
          </table:table-cell>
          <table:table-cell table:style-name="ce2" office:value-type="string">
            <text:p>བགེགས་གཏོར་བཀོཝ་ད་དང་བགེགས་སྐྲོད་རྐྱབ་ད་ལག་པར་མེ་འབག་སྟེ་རྐྱབ་མི་གི་འཆམ།</text:p>
          </table:table-cell>
          <table:table-cell table:number-columns-repeated="252"/>
        </table:table-row>
        <table:table-row table:style-name="ro1">
          <table:table-cell office:value-type="string">
            <text:p>མེ་ཉེན།</text:p>
          </table:table-cell>
          <table:table-cell office:value-type="string">
            <text:p>/me nyen/</text:p>
          </table:table-cell>
          <table:table-cell office:value-type="string">
            <text:p>(མིང་)</text:p>
          </table:table-cell>
          <table:table-cell table:style-name="ce2" office:value-type="string">
            <text:p>མེ་རྐྱེན་གྱི་ཉེན་ཁ་ཟེར་བ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མེ་ཉེན་སྔོན་འགོག</text:p>
          </table:table-cell>
          <table:table-cell office:value-type="string">
            <text:p>/mi nyen ngoen go</text:p>
          </table:table-cell>
          <table:table-cell office:value-type="string">
            <text:p>(མིང་)</text:p>
          </table:table-cell>
          <table:table-cell table:style-name="ce2" office:value-type="string">
            <text:p>མེ་ཡི་ཉེན་ཁ་མ་བྱུང་བའི་ ཧེ་མ་ལས་ཀྱི་བཀག་ཐབས།</text:p>
          </table:table-cell>
          <table:table-cell table:number-columns-repeated="252"/>
        </table:table-row>
        <table:table-row table:style-name="ro1">
          <table:table-cell office:value-type="string">
            <text:p>མེ་ཏོག</text:p>
          </table:table-cell>
          <table:table-cell office:value-type="string">
            <text:p>/me to/</text:p>
          </table:table-cell>
          <table:table-cell office:value-type="string">
            <text:p>(མིང་)</text:p>
          </table:table-cell>
          <table:table-cell table:style-name="ce2" office:value-type="string">
            <text:p>1 ས་ལས་སྐྱེས་པའི་མེ་ཏོག་སྤྱིར་བཏང་གི་མིང༌། 2 གོ་ལ་མེ་ཏོག་ཅནམ་ཟེར་བ་ཅིན་ མེ་ཏོག་གི་རི་མོ་ཡོད་མི། 3 པར་དང་རི་མོ་ནང་བཀོད་མི་མེ་ཏོག་ལུ་ཡང་གོ།</text:p>
          </table:table-cell>
          <table:table-cell table:number-columns-repeated="252"/>
        </table:table-row>
        <table:table-row table:style-name="ro1">
          <table:table-cell office:value-type="string">
            <text:p>མེ་ཏོག་ཀོ་པི།</text:p>
          </table:table-cell>
          <table:table-cell office:value-type="string">
            <text:p>/me to ko pi/</text:p>
          </table:table-cell>
          <table:table-cell office:value-type="string">
            <text:p>(མིང་)</text:p>
          </table:table-cell>
          <table:table-cell table:style-name="ce2" office:value-type="string">
            <text:p>ཚོད་བསྲེ་ཀོ་པི་གི་རིགས་ཅིག།</text:p>
          </table:table-cell>
          <table:table-cell table:number-columns-repeated="252"/>
        </table:table-row>
        <table:table-row table:style-name="ro1">
          <table:table-cell office:value-type="string">
            <text:p>མེ་ཏོག་བཀྲམ།</text:p>
          </table:table-cell>
          <table:table-cell office:value-type="string">
            <text:p>/me to tram/</text:p>
          </table:table-cell>
          <table:table-cell office:value-type="string">
            <text:p>(བྱ་འདས)</text:p>
          </table:table-cell>
          <table:table-cell table:style-name="ce2" office:value-type="string">
            <text:p>མཆོད་གཤམས་ཀྱི་གདོང་ཁར་ མེ་ཏོག་བཀྲམ་པ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མེ་ཏོག་གི་ཆར།</text:p>
          </table:table-cell>
          <table:table-cell office:value-type="string">
            <text:p>/me to gi cha</text:p>
          </table:table-cell>
          <table:table-cell office:value-type="string">
            <text:p>(མིང་)</text:p>
          </table:table-cell>
          <table:table-cell table:style-name="ce2" office:value-type="string">
            <text:p>གནམ་ཉི་མའི་ནང༌། ཆར་ཐིག་དུམ་གྲ་རེ་བུད་མི། རྟེན་འབྲེལ་ལེགས་ཤོམ་ལུ་བརྩི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མེ་ཏོག་ཅན།</text:p>
          </table:table-cell>
          <table:table-cell office:value-type="string">
            <text:p>/me to cen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དཀྱི་ར་དང་ གོ་ཚུ་ལུ་མེ་ཏོག་གི་ཐགས་རིས་འཐུ་སྟ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མེ་ཏོག་བཅག</text:p>
          </table:table-cell>
          <table:table-cell office:value-type="string">
            <text:p>/me to ca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མེ་ཏོག་བཏོག་ནི།</text:p>
          </table:table-cell>
          <table:table-cell table:number-columns-repeated="252"/>
        </table:table-row>
        <table:table-row table:style-name="ro1">
          <table:table-cell office:value-type="string">
            <text:p>མེ་ཏོག་ཉི་མ།</text:p>
          </table:table-cell>
          <table:table-cell office:value-type="string">
            <text:p>/me to nyi ma/</text:p>
          </table:table-cell>
          <table:table-cell office:value-type="string">
            <text:p>(མིང་)</text:p>
          </table:table-cell>
          <table:table-cell table:style-name="ce2" office:value-type="string">
            <text:p>གུ་གུམ་ག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ེ་ཏོག་ཐོད།</text:p>
          </table:table-cell>
          <table:table-cell office:value-type="string">
            <text:p>/me to thoe/</text:p>
          </table:table-cell>
          <table:table-cell office:value-type="string">
            <text:p>(མིང་)</text:p>
          </table:table-cell>
          <table:table-cell table:style-name="ce2" office:value-type="string">
            <text:p>ཕོ་ལེགས་མོ་ལེགས་བཟུམ་ དཔྱལ་བ་མེ་ཏོག་གི་ཐོད་རྒྱན་བཀལ་ནི།</text:p>
          </table:table-cell>
          <table:table-cell table:number-columns-repeated="252"/>
        </table:table-row>
        <table:table-row table:style-name="ro1">
          <table:table-cell office:value-type="string">
            <text:p>མེ་ཏོག་དམ་སྦྱིས།</text:p>
          </table:table-cell>
          <table:table-cell office:value-type="string">
            <text:p>/me to dam ji/</text:p>
          </table:table-cell>
          <table:table-cell office:value-type="string">
            <text:p>(མིང་)</text:p>
          </table:table-cell>
          <table:table-cell table:style-name="ce2" office:value-type="string">
            <text:p>མེ་ཏོག་བཙུགས་ནི་གི་ཧོད་ཅིག་དངུལ་གྱི་མེ་ཏོག་དམ་སྦྱིས་ ཟངས་ཀྱི་མེ་ཏོག་དམ་སྦྱིས། ལྕགས་ཀྱི་མེ་ཏོག་དམ་སྦྱིས་ཚུ།</text:p>
          </table:table-cell>
          <table:table-cell table:number-columns-repeated="252"/>
        </table:table-row>
        <table:table-row table:style-name="ro1">
          <table:table-cell office:value-type="string">
            <text:p>མེ་ཏོག་པདྨ།</text:p>
          </table:table-cell>
          <table:table-cell office:value-type="string">
            <text:p>/me to pema/</text:p>
          </table:table-cell>
          <table:table-cell office:value-type="string">
            <text:p>(མིང་)</text:p>
          </table:table-cell>
          <table:table-cell table:style-name="ce2" office:value-type="string">
            <text:p>མེ་ཏོག་དཀརཔོ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ེ་ཏོག་ཧ་ལོ།</text:p>
          </table:table-cell>
          <table:table-cell office:value-type="string">
            <text:p>/me to ha lo/</text:p>
          </table:table-cell>
          <table:table-cell office:value-type="string">
            <text:p>(མིང་)</text:p>
          </table:table-cell>
          <table:table-cell table:style-name="ce2" office:value-type="string">
            <text:p>ཧ་ལོ་མེ་ཏོ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ེ་གཏང༌།</text:p>
          </table:table-cell>
          <table:table-cell office:value-type="string">
            <text:p>/me tang/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མེ་ནང་བསྲེག་ནི། དཔེར་ན་ཤ་མེ་བཏང་སྟེ་བཟའན་ཞིམ་ཟེར་དོ་བཟུམ། 2 མ་དགོ་པར་མེ་ལུ་འཚིག་བཅུག་ནི།</text:p>
          </table:table-cell>
          <table:table-cell table:number-columns-repeated="252"/>
        </table:table-row>
        <table:table-row table:style-name="ro1">
          <table:table-cell office:value-type="string">
            <text:p>མེ་བཏེག</text:p>
          </table:table-cell>
          <table:table-cell office:value-type="string">
            <text:p>/me te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གློག་མེ་བཏེག་ནི།</text:p>
          </table:table-cell>
          <table:table-cell table:number-columns-repeated="252"/>
        </table:table-row>
        <table:table-row table:style-name="ro1">
          <table:table-cell office:value-type="string">
            <text:p>མེ་སྟག</text:p>
          </table:table-cell>
          <table:table-cell office:value-type="string">
            <text:p>/me ta</text:p>
          </table:table-cell>
          <table:table-cell office:value-type="string">
            <text:p>(མིང་)</text:p>
          </table:table-cell>
          <table:table-cell table:style-name="ce2" office:value-type="string">
            <text:p>མེ་ཟིལམ་མཆོངས་ཏེ་འོང་མི།</text:p>
          </table:table-cell>
          <table:table-cell table:number-columns-repeated="252"/>
        </table:table-row>
        <table:table-row table:style-name="ro1">
          <table:table-cell office:value-type="string">
            <text:p>མེ་སྟེགས།</text:p>
          </table:table-cell>
          <table:table-cell office:value-type="string">
            <text:p>/me teg/</text:p>
          </table:table-cell>
          <table:table-cell office:value-type="string">
            <text:p>(མིང་)</text:p>
          </table:table-cell>
          <table:table-cell table:style-name="ce2" office:value-type="string">
            <text:p>མེ་བཀལ་བཞག་ནིའི་སྟེགས་ཁྲི།</text:p>
          </table:table-cell>
          <table:table-cell table:number-columns-repeated="252"/>
        </table:table-row>
        <table:table-row table:style-name="ro1">
          <table:table-cell office:value-type="string">
            <text:p>མེ་ཐག</text:p>
          </table:table-cell>
          <table:table-cell office:value-type="string">
            <text:p>/me tha</text:p>
          </table:table-cell>
          <table:table-cell office:value-type="string">
            <text:p>(མིང་)</text:p>
          </table:table-cell>
          <table:table-cell table:style-name="ce2" office:value-type="string">
            <text:p>གློག་མེའི་ཐག་པ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ེ་ཐབ།</text:p>
          </table:table-cell>
          <table:table-cell office:value-type="string">
            <text:p>/me tha</text:p>
          </table:table-cell>
          <table:table-cell office:value-type="string">
            <text:p>(མིང་)</text:p>
          </table:table-cell>
          <table:table-cell table:style-name="ce2" office:value-type="string">
            <text:p>མེ་འཕུ་སའི་ཐབ།</text:p>
          </table:table-cell>
          <table:table-cell table:number-columns-repeated="252"/>
        </table:table-row>
        <table:table-row table:style-name="ro1">
          <table:table-cell office:value-type="string">
            <text:p>མེ་ཐུབ།</text:p>
          </table:table-cell>
          <table:table-cell office:value-type="string">
            <text:p>/me thub/</text:p>
          </table:table-cell>
          <table:table-cell office:value-type="string">
            <text:p>(མིང་)</text:p>
          </table:table-cell>
          <table:table-cell table:style-name="ce2" office:value-type="string">
            <text:p>1 མེ་ཐུབ་ཆུ་ཐུབ་ཟེར་དོ་བཟུམ་ མེ་ནང་བསྲེག་རུང་མེདཔ་མ་འགྱོ་མི། 2 དང་ཕུགས་ཀྱི་ཁྱིམ་ནང་ འབྱུ་མེ་གིས་མི་འཚིག་པའི་ཐབས་ལུ་ གྱང་བཞི་བསྐོརམ་བརྡུངས་ཏེ་ འབྱུ་བླུགས་ས་བཟོ་སྟ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མེ་དྲོད།</text:p>
          </table:table-cell>
          <table:table-cell office:value-type="string">
            <text:p>/me droe/</text:p>
          </table:table-cell>
          <table:table-cell office:value-type="string">
            <text:p>(མིང་ཁྱད་)</text:p>
          </table:table-cell>
          <table:table-cell office:value-type="string">
            <text:p>མེ་གི་དྲོད།</text:p>
          </table:table-cell>
          <table:table-cell table:number-columns-repeated="252"/>
        </table:table-row>
        <table:table-row table:style-name="ro1">
          <table:table-cell office:value-type="string">
            <text:p>མེ་མདག</text:p>
          </table:table-cell>
          <table:table-cell office:value-type="string">
            <text:p>/me dag</text:p>
          </table:table-cell>
          <table:table-cell office:value-type="string">
            <text:p>(མིང་)</text:p>
          </table:table-cell>
          <table:table-cell table:style-name="ce2" office:value-type="string">
            <text:p>མེ་ངད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ེ་མདའ།</text:p>
          </table:table-cell>
          <table:table-cell office:value-type="string">
            <text:p>/me da</text:p>
          </table:table-cell>
          <table:table-cell office:value-type="string">
            <text:p>(མིང་)</text:p>
          </table:table-cell>
          <table:table-cell table:style-name="ce2" office:value-type="string">
            <text:p>1 ཁ་ལྕགས་ནང་ རྫས་ཏིསྟིར་ཞིན་ན་མེ་སྤརཝ་ད་ མདེའུ་འཐོན་འགྱོ་མི་གི་ལག་ཆ།</text:p>
          </table:table-cell>
          <table:table-cell table:number-columns-repeated="252"/>
        </table:table-row>
        <table:table-row table:style-name="ro1">
          <table:table-cell office:value-type="string">
            <text:p>མེ་མདའ་དཔའ་དུམ།</text:p>
          </table:table-cell>
          <table:table-cell office:value-type="string">
            <text:p>/me da pa dum/</text:p>
          </table:table-cell>
          <table:table-cell office:value-type="string">
            <text:p>(མིང་)</text:p>
          </table:table-cell>
          <table:table-cell table:style-name="ce2" office:value-type="string">
            <text:p>མིང་མེ་མདའི་བྱེ་བྲག་ཅིག ཆིབས་གྲལ་བཙརཝ་ད་ མེ་མདའ་དཔའ་དུམ་བསྐུལ་ཟེར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མེ་ལྡེབ།</text:p>
          </table:table-cell>
          <table:table-cell office:value-type="string">
            <text:p>/me deb/</text:p>
          </table:table-cell>
          <table:table-cell office:value-type="string">
            <text:p>(བྱ་ཚིག་)</text:p>
          </table:table-cell>
          <table:table-cell office:value-type="string">
            <text:p>མེ་བསྲོ་ནི།</text:p>
          </table:table-cell>
          <table:table-cell table:number-columns-repeated="252"/>
        </table:table-row>
        <table:table-row table:style-name="ro1">
          <table:table-cell office:value-type="string">
            <text:p>མེ་སྤར།</text:p>
          </table:table-cell>
          <table:table-cell office:value-type="string">
            <text:p>/me pa/</text:p>
          </table:table-cell>
          <table:table-cell office:value-type="string">
            <text:p>(བྱ་འདས)</text:p>
          </table:table-cell>
          <table:table-cell table:style-name="ce2" office:value-type="string">
            <text:p>ཕུང་པོ་མེ་སྤར་ནི་ ཐབ་ནང་མེ་སྤར་བའི་བྱ་འདས།</text:p>
          </table:table-cell>
          <table:table-cell table:number-columns-repeated="252"/>
        </table:table-row>
        <table:table-row table:style-name="ro1">
          <table:table-cell office:value-type="string">
            <text:p>མེ་ཕོར།</text:p>
          </table:table-cell>
          <table:table-cell office:value-type="string">
            <text:p>/me pho</text:p>
          </table:table-cell>
          <table:table-cell office:value-type="string">
            <text:p>(མིང་)</text:p>
          </table:table-cell>
          <table:table-cell table:style-name="ce2" office:value-type="string">
            <text:p>ཏམ་ཁུའི་ཚིག་རོ་བླུག་ས།</text:p>
          </table:table-cell>
          <table:table-cell table:number-columns-repeated="252"/>
        </table:table-row>
        <table:table-row table:style-name="ro1">
          <table:table-cell office:value-type="string">
            <text:p>མེ་ཕྱི།</text:p>
          </table:table-cell>
          <table:table-cell office:value-type="string">
            <text:p>/me chi/</text:p>
          </table:table-cell>
          <table:table-cell office:value-type="string">
            <text:p>(མིང་)</text:p>
          </table:table-cell>
          <table:table-cell table:style-name="ce2" office:value-type="string">
            <text:p>སྟོང་ཕུ་ཤིང་གི་རིགས་ཚུ་ལུ་ཡོད་པའི་མེ་འཇམ་ཏོང་ཏོ་འབར་བཏུབ་མི་ ཤིང་གི་ཁྱད་ཆོས་ཅིག དང་ཕུགས་གློག་མེ་མེདཔ་ད་བཏེགས་མི།</text:p>
          </table:table-cell>
          <table:table-cell table:number-columns-repeated="252"/>
        </table:table-row>
        <table:table-row table:style-name="ro1">
          <table:table-cell office:value-type="string">
            <text:p>མེ་འཕུ།</text:p>
          </table:table-cell>
          <table:table-cell office:value-type="string">
            <text:p>/me phu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ཐབ་ནང་ཤིང་བཙུགས་ཞིནམ་ལས་ མེ་འཕུ་བའི་བྱ་བ། མེ་འཕུ་སྟེ་ཇ་བསྐོལ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ེ་འབར།</text:p>
          </table:table-cell>
          <table:table-cell office:value-type="string">
            <text:p>/me ba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ཤིང་དང་མར་ཁུ་ཚུ་ལས་ མེ་འབར་ནི།</text:p>
          </table:table-cell>
          <table:table-cell table:number-columns-repeated="252"/>
        </table:table-row>
        <table:table-row table:style-name="ro1">
          <table:table-cell office:value-type="string">
            <text:p>མེ་སྦྱང༌།</text:p>
          </table:table-cell>
          <table:table-cell office:value-type="string">
            <text:p>/me jang/</text:p>
          </table:table-cell>
          <table:table-cell office:value-type="string">
            <text:p>(མིང་)</text:p>
          </table:table-cell>
          <table:table-cell table:style-name="ce2" office:value-type="string">
            <text:p>རོ་མེ་བཏང་ནི། ཕུང་པོ་མེ་གིས་སྦྱང་ནི།</text:p>
          </table:table-cell>
          <table:table-cell table:number-columns-repeated="252"/>
        </table:table-row>
        <table:table-row table:style-name="ro1">
          <table:table-cell office:value-type="string">
            <text:p>མེ་མ་ཤིང༌།</text:p>
          </table:table-cell>
          <table:table-cell office:value-type="string">
            <text:p>/me ma shing/</text:p>
          </table:table-cell>
          <table:table-cell office:value-type="string">
            <text:p>(མིང་)</text:p>
          </table:table-cell>
          <table:table-cell table:style-name="ce2" office:value-type="string">
            <text:p>མ་བུ་དགྲ་གྲོགས་ཀྱི་ནང་གསེས།</text:p>
          </table:table-cell>
          <table:table-cell table:number-columns-repeated="252"/>
        </table:table-row>
        <table:table-row table:style-name="ro1">
          <table:table-cell office:value-type="string">
            <text:p>མེ་མོ།</text:p>
          </table:table-cell>
          <table:table-cell office:value-type="string">
            <text:p>/me mo/</text:p>
          </table:table-cell>
          <table:table-cell office:value-type="string">
            <text:p>(མིང་)</text:p>
          </table:table-cell>
          <table:table-cell table:style-name="ce2" office:value-type="string">
            <text:p>ལོ་ཁམས་བརྩི་ཐངས།</text:p>
          </table:table-cell>
          <table:table-cell table:number-columns-repeated="252"/>
        </table:table-row>
        <table:table-row table:style-name="ro1">
          <table:table-cell office:value-type="string">
            <text:p>མེ་བཙའ།</text:p>
          </table:table-cell>
          <table:table-cell office:value-type="string">
            <text:p>/me tsa/</text:p>
          </table:table-cell>
          <table:table-cell office:value-type="string">
            <text:p>(མིང་)</text:p>
          </table:table-cell>
          <table:table-cell table:style-name="ce2" office:value-type="string">
            <text:p>1 མེའི་གནོད་པ་སྲུང་སྐྱོབས་ཀྱི་དོན་ལུ་བཞེངས་པའི་ལྷ་ཁང་དང་མཆོད་རྟེན་ཚུ། 2 དྲུང་འཚོ་གིས་སྤྲ་བ་དྲིལ་ཞིན་ན་ ནད་དམིགས་གུ་བཀལ་ཏེ་ མེ་སྤར་ཏེ་ ནད་མེདཔ་བཟོ་བའི་སྨན་བཅོས།</text:p>
          </table:table-cell>
          <table:table-cell table:number-columns-repeated="252"/>
        </table:table-row>
        <table:table-row table:style-name="ro1">
          <table:table-cell office:value-type="string">
            <text:p>མེ་རྩེད།</text:p>
          </table:table-cell>
          <table:table-cell office:value-type="string">
            <text:p>/me tse/</text:p>
          </table:table-cell>
          <table:table-cell office:value-type="string">
            <text:p>(མིང་)</text:p>
          </table:table-cell>
          <table:table-cell table:style-name="ce2" office:value-type="string">
            <text:p>མེ་ལུ་བརྟེན་པའི་རྩེདམོ།</text:p>
          </table:table-cell>
          <table:table-cell table:number-columns-repeated="252"/>
        </table:table-row>
        <table:table-row table:style-name="ro1">
          <table:table-cell office:value-type="string">
            <text:p>མེ་རྫ།</text:p>
          </table:table-cell>
          <table:table-cell office:value-type="string">
            <text:p>/me dza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སྦོམ་ཚུ་གི་གཟིམ་ཅུང་ནང་ མེ་སྲོ་ས་ ས་གིས་བཟོ་བཟོཝ། མེ་རྫ་ནང་མེ་བླུགས་ཏེ་བསྐྱལ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ེ་རྫས།</text:p>
          </table:table-cell>
          <table:table-cell office:value-type="string">
            <text:p>/me dze/</text:p>
          </table:table-cell>
          <table:table-cell office:value-type="string">
            <text:p>(མིང་)</text:p>
          </table:table-cell>
          <table:table-cell table:style-name="ce2" office:value-type="string">
            <text:p>1 མེ་མདའ་གི་རྫས། 2 རྡོ་བཀག་ནིའི་རྡོ་རྫས། མེ་འབར་བཏུབ་པའི་རྫས་རིགས།</text:p>
          </table:table-cell>
          <table:table-cell table:number-columns-repeated="252"/>
        </table:table-row>
        <table:table-row table:style-name="ro1">
          <table:table-cell office:value-type="string">
            <text:p>མེ་རི།</text:p>
          </table:table-cell>
          <table:table-cell office:value-type="string">
            <text:p>/me ri/</text:p>
          </table:table-cell>
          <table:table-cell office:value-type="string">
            <text:p>(མིང་)</text:p>
          </table:table-cell>
          <table:table-cell table:style-name="ce2" office:value-type="string">
            <text:p>ཉིན་མཚན་མེད་པར་ རང་བཞིན་གྱིས་མེ་འབར་བའི་རི། དུར་ཁྲོད་མེ་རི་འབར་བའི་གཞལ་ཡས་ནས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ེ་རིས།</text:p>
          </table:table-cell>
          <table:table-cell office:value-type="string">
            <text:p>/me ri/</text:p>
          </table:table-cell>
          <table:table-cell office:value-type="string">
            <text:p>(མིང་)</text:p>
          </table:table-cell>
          <table:table-cell table:style-name="ce2" office:value-type="string">
            <text:p>རི་མོའི་བྱེ་བྲག་ རི་མོ་མེ་བཟུམ་ཡོད་མི་ མེ་རིས་པ་ཏྲ་ཚུ།</text:p>
          </table:table-cell>
          <table:table-cell table:number-columns-repeated="252"/>
        </table:table-row>
        <table:table-row table:style-name="ro1">
          <table:table-cell office:value-type="string">
            <text:p>མེ་རུག</text:p>
          </table:table-cell>
          <table:table-cell office:value-type="string">
            <text:p>/me ru/</text:p>
          </table:table-cell>
          <table:table-cell office:value-type="string">
            <text:p>(མིང་)</text:p>
          </table:table-cell>
          <table:table-cell table:style-name="ce2" office:value-type="string">
            <text:p>ཤིང་མེ་བཏང་ཞིནམ་ལས་ སོལ་མུ་ མེ་དམར་རུག་རུ་འབད་ཡོད་མི། མེ་རུག་དབོག་སྟེ་བསང་བཏང་ནི། མེ་རུག་གུ་བདུག་རྫས་བླུགས་ཏེ་བདུག་ནི་ཚུ། དེ་ལུ་མེ་རོ་ཟེར་སླབ་སྲོལ་ཡང་ཡོད།</text:p>
          </table:table-cell>
          <table:table-cell table:number-columns-repeated="252"/>
        </table:table-row>
        <table:table-row table:style-name="ro1">
          <table:table-cell office:value-type="string">
            <text:p>མེ་རུད།</text:p>
          </table:table-cell>
          <table:table-cell office:value-type="string">
            <text:p>/me rue/</text:p>
          </table:table-cell>
          <table:table-cell office:value-type="string">
            <text:p>(མིང་)</text:p>
          </table:table-cell>
          <table:table-cell table:style-name="ce2" office:value-type="string">
            <text:p>བསྐལ་པའི་མེ་འབར་བའི་མེ་རུད།</text:p>
          </table:table-cell>
          <table:table-cell table:number-columns-repeated="252"/>
        </table:table-row>
        <table:table-row table:style-name="ro1">
          <table:table-cell office:value-type="string">
            <text:p>མེ་རོ།</text:p>
          </table:table-cell>
          <table:table-cell office:value-type="string">
            <text:p>.me ro/</text:p>
          </table:table-cell>
          <table:table-cell office:value-type="string">
            <text:p>(མིང་)</text:p>
          </table:table-cell>
          <table:table-cell table:style-name="ce2" office:value-type="string">
            <text:p>ཤིང་མེ་བཏང་བའི་ཚིག་རོ་ སོལ་མོ་གུ་མེ་དུམ་གྲ་རེ་ཡོད་མི་ དཔེར་ན་ ཐབ་ཁ་ལས་མེ་རོ་དབོག་ མེ་རོ་དབོག་ཞིནམ་ལས་བསང་ཕོར་ནང་བླུག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ེ་ལོང༌།</text:p>
          </table:table-cell>
          <table:table-cell office:value-type="string">
            <text:p>/me long/</text:p>
          </table:table-cell>
          <table:table-cell office:value-type="string">
            <text:p>(མིང་)</text:p>
          </table:table-cell>
          <table:table-cell table:style-name="ce2" office:value-type="string">
            <text:p>གདོང་བལྟ་ནི་དང་ གཟུགས་བརྙན་འཆར་སའི་མེ་ལོང༌། གཞན་སྐྱོན་བལྟ་བའི་མིག་ཡོད་ཀྱང༌།། རང་སྐྱོན་བལྟ་བའི་མེ་ལོང་མེད།། ཟེར་བའི་གཏམ་དཔེ་འདི་ གཞན་གྱི་སྐྱོན་མ་གཏོགས་ རང་གི་སྐྱོན་རྩ་ལས་མི་མཐོང་པས་ཟེར་བ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མེ་ཤེལ།</text:p>
          </table:table-cell>
          <table:table-cell office:value-type="string">
            <text:p>/me she</text:p>
          </table:table-cell>
          <table:table-cell office:value-type="string">
            <text:p>(མིང་)</text:p>
          </table:table-cell>
          <table:table-cell table:style-name="ce2" office:value-type="string">
            <text:p>ཤེལ་གྱི་ནང་གསེས་ཅིག་ མེ་འབྱུང་སའི་ཤེལ། ལྷའི་བུ་ཉི་མའི་ཁང་བཟང་འོག་གི་མེ་ཤེལ།</text:p>
          </table:table-cell>
          <table:table-cell table:number-columns-repeated="252"/>
        </table:table-row>
        <table:table-row table:style-name="ro1">
          <table:table-cell office:value-type="string">
            <text:p>མེ་བཤེད།</text:p>
          </table:table-cell>
          <table:table-cell office:value-type="string">
            <text:p>/me she/</text:p>
          </table:table-cell>
          <table:table-cell office:value-type="string">
            <text:p>(བྱ་ཁྱད་)</text:p>
          </table:table-cell>
          <table:table-cell table:style-name="ce2" office:value-type="string">
            <text:p>1 མེ་གིས་ཟུན་ནི། 2 ལག་པར་མེ་བཤེད་ནི།</text:p>
          </table:table-cell>
          <table:table-cell table:number-columns-repeated="252"/>
        </table:table-row>
        <table:table-row table:style-name="ro1">
          <table:table-cell office:value-type="string">
            <text:p>མེ་བསད།</text:p>
          </table:table-cell>
          <table:table-cell office:value-type="string">
            <text:p>/me se/</text:p>
          </table:table-cell>
          <table:table-cell office:value-type="string">
            <text:p>(བྱ་ཚིག་)</text:p>
          </table:table-cell>
          <table:table-cell office:value-type="string">
            <text:p>མེ་ཤི་བཅུག་ནི།</text:p>
          </table:table-cell>
          <table:table-cell table:number-columns-repeated="252"/>
        </table:table-row>
        <table:table-row table:style-name="ro1">
          <table:table-cell office:value-type="string">
            <text:p>མེ་བསྲོ།</text:p>
          </table:table-cell>
          <table:table-cell office:value-type="string">
            <text:p>/me so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གནམ་དགུན་གྱངམ་ད་ མེ་བསྲོ་ཟེར་དོ་བཟུམ། མེ་ལྡེབ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ེ་ལྷ།</text:p>
          </table:table-cell>
          <table:table-cell office:value-type="string">
            <text:p>/me lha/</text:p>
          </table:table-cell>
          <table:table-cell office:value-type="string">
            <text:p>(མིང་)</text:p>
          </table:table-cell>
          <table:table-cell table:style-name="ce2" office:value-type="string">
            <text:p>འབྱུང་བ་མེའི་ལྷ་ དྲང་སོང་མེ་ལྷ་ཚུ། མེ་ལུ་གནས་པའི་ལྷ།</text:p>
          </table:table-cell>
          <table:table-cell table:number-columns-repeated="252"/>
        </table:table-row>
        <table:table-row table:style-name="ro1">
          <table:table-cell office:value-type="string">
            <text:p>མེ་ལྷབ།</text:p>
          </table:table-cell>
          <table:table-cell office:value-type="string">
            <text:p>/me lhab/</text:p>
          </table:table-cell>
          <table:table-cell office:value-type="string">
            <text:p>(མིང་)</text:p>
          </table:table-cell>
          <table:table-cell office:value-type="string">
            <text:p>མེའི་མེ་ལྕེ།</text:p>
          </table:table-cell>
          <table:table-cell table:number-columns-repeated="252"/>
        </table:table-row>
        <table:table-row table:style-name="ro1">
          <table:table-cell office:value-type="string">
            <text:p>མེད།</text:p>
          </table:table-cell>
          <table:table-cell office:value-type="string">
            <text:p>/me/</text:p>
          </table:table-cell>
          <table:table-cell office:value-type="string">
            <text:p>(མིང་)</text:p>
          </table:table-cell>
          <table:table-cell table:style-name="ce2" office:value-type="string">
            <text:p>ལྷ་མེད་ འདྲེ་མེད་ ཁོ་མེད་ མོ་མེད་ཚུ་ཡོད་པའི་དགག་སྒྲ་ཨིན།</text:p>
          </table:table-cell>
          <table:table-cell table:number-columns-repeated="252"/>
        </table:table-row>
        <table:table-row table:style-name="ro1">
          <table:table-cell office:value-type="string">
            <text:p>མེདན།</text:p>
          </table:table-cell>
          <table:table-cell office:value-type="string">
            <text:p>/men/</text:p>
          </table:table-cell>
          <table:table-cell office:value-type="string">
            <text:p>(མིང་)</text:p>
          </table:table-cell>
          <table:table-cell table:style-name="ce2" office:value-type="string">
            <text:p>མེདན་ག་དེ་འབད་ཝ་ཟེར་དོ་བཟུམ་ མེད་པ་ཅིན་ཟེར་བ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མེདཔ།</text:p>
          </table:table-cell>
          <table:table-cell office:value-type="string">
            <text:p>/mep/</text:p>
          </table:table-cell>
          <table:table-cell office:value-type="string">
            <text:p>(མིང་)</text:p>
          </table:table-cell>
          <table:table-cell table:style-name="ce2" office:value-type="string">
            <text:p>མེདཔ་མེན་པས་འདུག་ཟེར་ བར་ཚག་བསྡུ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ེདཔ་བཏང༌།</text:p>
          </table:table-cell>
          <table:table-cell office:value-type="string">
            <text:p>/mep tang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ཅ་ལ་མེདཔ་བཏང་ རྒྱུ་འཕྲོ་བརླག་བཏང་ ཆུད་ཟོས་བཏང་ཚུ་དོན་འདྲ་སྤྱོད་བཏུབ་པའི་ཅ་ལ་ཚུ་ སྤྱོད་མ་བཏུབ་བཟོ་ནི།</text:p>
          </table:table-cell>
          <table:table-cell table:number-columns-repeated="252"/>
        </table:table-row>
        <table:table-row table:style-name="ro1">
          <table:table-cell office:value-type="string">
            <text:p>མེདཔ་ཐལ་ཐལཝ།</text:p>
          </table:table-cell>
          <table:table-cell office:value-type="string">
            <text:p>/mep the theo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མེདཔ་ཤོར་ཤོརཝ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མེདཔ་བཟོ།</text:p>
          </table:table-cell>
          <table:table-cell office:value-type="string">
            <text:p>/mep zo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མེདཔ་བཏ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ེདཔ་འབད་བཟོ་ནི།</text:p>
          </table:table-cell>
          <table:table-cell office:value-type="string">
            <text:p>/mep be zo ni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མེདཔ་བཟོ་དང་དོན་གཅིག། དཀའ་ངལ་མེདཔ་འབད་བཟོ་ནི། འཛོལ་བ་མེདཔ། འཁྲུལ་བ་མེདཔ་འབད་བཟོ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མེན།</text:p>
          </table:table-cell>
          <table:table-cell office:value-type="string">
            <text:p>/men/</text:p>
          </table:table-cell>
          <table:table-cell office:value-type="string">
            <text:p>(དགག་ཚིག་)</text:p>
          </table:table-cell>
          <table:table-cell table:style-name="ce2" office:value-type="string">
            <text:p>གང་ཟག་དང་དངོས་པོའི་ དགག་ཚིག་ ཨིན་གྱི་ལྡོག་ཕྱོགས་མེན་ དཔེར་ན་ ལྷ་མེན་ མི་མེན་ ཡོདཔ་མེན་ མེདཔ་མེན་ འབད་ཐངས་དེ་སྦེ་མེན་ སླབ་ཐངས་དེ་སྦེ་མེན་ཟེར་དོ་བཟུམ། མིན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ེན་ན།</text:p>
          </table:table-cell>
          <table:table-cell office:value-type="string">
            <text:p>/men na/</text:p>
          </table:table-cell>
          <table:table-cell office:value-type="string">
            <text:p>(མིང་)</text:p>
          </table:table-cell>
          <table:table-cell table:style-name="ce2" office:value-type="string">
            <text:p>དགག་ཚིག་གི་འདྲི་བ།</text:p>
          </table:table-cell>
          <table:table-cell table:number-columns-repeated="252"/>
        </table:table-row>
        <table:table-row table:style-name="ro1">
          <table:table-cell office:value-type="string">
            <text:p>མེན་སྒྱེས།</text:p>
          </table:table-cell>
          <table:table-cell office:value-type="string">
            <text:p>/men ge</text:p>
          </table:table-cell>
          <table:table-cell office:value-type="string">
            <text:p>(མིང་)</text:p>
          </table:table-cell>
          <table:table-cell table:style-name="ce2" office:value-type="string">
            <text:p>བཞེས་སྒོ་གི་བྱེ་བྲག་ཅིག་ཨིན། ཤར་གྱི་མེན་སྒྱེས་ཟེར་མང་ཤོས་རང་ཤར་ལུང་པར་སྡོད་མི་ཚུ་གིས་ཉིན་ལོག་དུས་སྟོན་སྐབས་ཀྱི་འབྲང་རྒྱས་ཟས་སྟོན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མེན་བརྫུ་བཏབ།</text:p>
          </table:table-cell>
          <table:table-cell office:value-type="string">
            <text:p>/men dzu tab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མེནམ་བཟུམ་བཟོ་ནི།</text:p>
          </table:table-cell>
          <table:table-cell table:number-columns-repeated="252"/>
        </table:table-row>
        <table:table-row table:style-name="ro1">
          <table:table-cell office:value-type="string">
            <text:p>མེན་བརྫུ་ལོག་ལོ།</text:p>
          </table:table-cell>
          <table:table-cell office:value-type="string">
            <text:p>/men dzu log lo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སྐྱོན་ཁོ་ལུ་ཡོདཔ་ཨིན་རུང་ ཁོ་མེནམ་བཟུམ་བཟོ་སྟེ་ བཟང་ལྷམ་ལྷམ་འབད་སྡོད་མི།</text:p>
          </table:table-cell>
          <table:table-cell table:number-columns-repeated="252"/>
        </table:table-row>
        <table:table-row table:style-name="ro1">
          <table:table-cell office:value-type="string">
            <text:p>མེནི།</text:p>
          </table:table-cell>
          <table:table-cell office:value-type="string">
            <text:p>/men</text:p>
          </table:table-cell>
          <table:table-cell office:value-type="string">
            <text:p>(མིང་)</text:p>
          </table:table-cell>
          <table:table-cell table:style-name="ce2" office:value-type="string">
            <text:p>མེནི་ག་ནི་བ་ཡང་ཚ་བས་ ཆུནི་ག་ནི་བ་ཡང་བསིལ་བས་ཟེར་དོ་བཟུམ་ དམིགས་བསལ་གྱི་དོན་སྟོན་པའི་དོན་ལུ་འཇུགཔ་ཨིན།</text:p>
          </table:table-cell>
          <table:table-cell table:number-columns-repeated="252"/>
        </table:table-row>
        <table:table-row table:style-name="ro1">
          <table:table-cell office:value-type="string">
            <text:p>མེནཔ།</text:p>
          </table:table-cell>
          <table:table-cell office:value-type="string">
            <text:p>/men</text:p>
          </table:table-cell>
          <table:table-cell office:value-type="string">
            <text:p>(མིང་)</text:p>
          </table:table-cell>
          <table:table-cell table:style-name="ce2" office:value-type="string">
            <text:p>དུས་མེནམ་ང་རྦོབ་རིལ་ཡར་སོ་ཡི་ ཟེར་དོ་བཟུམ། མེན་པ་ཟེར་བ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མེནམ།</text:p>
          </table:table-cell>
          <table:table-cell office:value-type="string">
            <text:p>/mem</text:p>
          </table:table-cell>
          <table:table-cell office:value-type="string">
            <text:p>(མིང་)</text:p>
          </table:table-cell>
          <table:table-cell table:style-name="ce2" office:value-type="string">
            <text:p>མེནཔ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ེའི་འཇིགས་པ།</text:p>
          </table:table-cell>
          <table:table-cell office:value-type="string">
            <text:p>/mei jig pa/</text:p>
          </table:table-cell>
          <table:table-cell office:value-type="string">
            <text:p>(མིང་)</text:p>
          </table:table-cell>
          <table:table-cell table:style-name="ce2" office:value-type="string">
            <text:p>ཁྱིམ་དང་རི་ཚུ་མེ་གིས་འཚིགཔ་ད་མེ་བསད་མ་ཚུགས་པར་ ག་ར་འཚིག་ནི་ཨིན་པས་མནོ་བའི་འཇིགས་པ། མེ་རྐྱེན་གྱི་འཇིགས་པ།</text:p>
          </table:table-cell>
          <table:table-cell table:number-columns-repeated="252"/>
        </table:table-row>
        <table:table-row table:style-name="ro1">
          <table:table-cell office:value-type="string">
            <text:p>མེའི་ཟེགས་མ།</text:p>
          </table:table-cell>
          <table:table-cell office:value-type="string">
            <text:p>/mei dzeg ma</text:p>
          </table:table-cell>
          <table:table-cell office:value-type="string">
            <text:p>(མིང་)</text:p>
          </table:table-cell>
          <table:table-cell table:style-name="ce2" office:value-type="string">
            <text:p>མེ་ཤུགས་འབད་དེ་འབར་སྐབས་ཀྱི་མེ་ཟིལམ།</text:p>
          </table:table-cell>
          <table:table-cell table:number-columns-repeated="252"/>
        </table:table-row>
        <table:table-row table:style-name="ro1">
          <table:table-cell office:value-type="string">
            <text:p>མེར་མེར།</text:p>
          </table:table-cell>
          <table:table-cell office:value-type="string">
            <text:p>/mer mer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རྒྱ་མཚོ་མེར་མེར་བཏང་སྤར་ནི། རྡོ་རྫས་འགས་པའི་ཤུགས་དང་ ས་གཡོམ་བརྐྱབས་པའི་ཤུགས་ཀྱིས་ ཁྱིམ་ཡང་མེར་མེར་བཏང་སྤ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ེར་མེར་པོ།</text:p>
          </table:table-cell>
          <table:table-cell office:value-type="string">
            <text:p>/mer mer po</text:p>
          </table:table-cell>
          <table:table-cell office:value-type="string">
            <text:p>(མིང་)</text:p>
          </table:table-cell>
          <table:table-cell table:style-name="ce2" office:value-type="string">
            <text:p>ཨམ་སྲུ་གི་ཕོ་བའི་ནང་ཨ་ལོ་ཆགས་པའི་བདུན་ཕྲག་དང་པོ་ཚུན་ མེར་མེར་པོ་ཟེར་ ཨོམ་མ་ཆགས་མི་དང་ཅོག་འཐདཔ་སྦེ་གནས་པའི་དུས།</text:p>
          </table:table-cell>
          <table:table-cell table:number-columns-repeated="252"/>
        </table:table-row>
        <table:table-row table:style-name="ro1">
          <table:table-cell office:value-type="string">
            <text:p>མེར་བསྲེག</text:p>
          </table:table-cell>
          <table:table-cell office:value-type="string">
            <text:p>/mer seg</text:p>
          </table:table-cell>
          <table:table-cell office:value-type="string">
            <text:p>(བྱ་ཚིག་)</text:p>
          </table:table-cell>
          <table:table-cell office:value-type="string">
            <text:p>མེ་གཏང་ནི།</text:p>
          </table:table-cell>
          <table:table-cell table:number-columns-repeated="252"/>
        </table:table-row>
        <table:table-row table:style-name="ro1">
          <table:table-cell office:value-type="string">
            <text:p>མེས་དབོན་རྣམ་གསུམ།</text:p>
          </table:table-cell>
          <table:table-cell office:value-type="string">
            <text:p>/me yon nam sum/</text:p>
          </table:table-cell>
          <table:table-cell office:value-type="string">
            <text:p>(མིང་)</text:p>
          </table:table-cell>
          <table:table-cell table:style-name="ce2" office:value-type="string">
            <text:p>བོད་ཀྱི་ཆོས་རྒྱལ་སྲོང་བཙན་སྒམ་པོ་ མངའ་བདག་ཁྲི་སྲོང་ལྡེའུ་བཙན་ དབོན་ཁྲི་རལ་པ་ཅན་གསུམ།</text:p>
          </table:table-cell>
          <table:table-cell table:number-columns-repeated="252"/>
        </table:table-row>
        <table:table-row table:style-name="ro1">
          <table:table-cell office:value-type="string">
            <text:p>མེས་མེ།</text:p>
          </table:table-cell>
          <table:table-cell office:value-type="string">
            <text:p>/me me/</text:p>
          </table:table-cell>
          <table:table-cell office:value-type="string">
            <text:p>(མིང་)</text:p>
          </table:table-cell>
          <table:table-cell table:style-name="ce2" office:value-type="string">
            <text:p>སྤྱིར་བཏང་ཤར་ཕྱོགས་པའི་ཁ་ལས་ ཨ་རྒས་ཀ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ེས་མེད།</text:p>
          </table:table-cell>
          <table:table-cell office:value-type="string">
            <text:p>/me me</text:p>
          </table:table-cell>
          <table:table-cell office:value-type="string">
            <text:p>(མིང་)</text:p>
          </table:table-cell>
          <table:table-cell table:style-name="ce2" office:value-type="string">
            <text:p>1 འབྱུང་ཁུངས་མ་བཏགས་པའི་ཨ་ལོ། 2 རྩེད་མོ་རྩེ་དགོད་བྲོ་སླབ་སྟེ་བརྩི་ཁུངས་མ་བཞག་པའི་དོན་ཨིན་ ཁྱོད་ང་ལུ་མེས་མེད་ ན་འཐན་རང་བསྐྱུརཝ་མས་ མེས་མེད་མ་བསྐྱུར་ཟེར་དོ་བཟུམ། འབྱུང་ཁུངས་མེདཔ་བཟོ་ནི།</text:p>
          </table:table-cell>
          <table:table-cell table:number-columns-repeated="252"/>
        </table:table-row>
        <table:table-row table:style-name="ro1">
          <table:table-cell office:value-type="string">
            <text:p>མེས་མེདཔ།</text:p>
          </table:table-cell>
          <table:table-cell office:value-type="string">
            <text:p>/me mep/</text:p>
          </table:table-cell>
          <table:table-cell office:value-type="string">
            <text:p>(མིང་)</text:p>
          </table:table-cell>
          <table:table-cell table:style-name="ce2" office:value-type="string">
            <text:p>འབྱུང་ཁུངས་མེདཔ་ ཨ་ལོ་འདི་ ད་ལྟོ་མེས་རང་མ་བཏགས་པས་ཟེར་དོ་བཟུམ་ མནོ་བསམ་བཏང་མ་ཤེས་མི་ དྲནམ་མ་བཏགས་པ།</text:p>
          </table:table-cell>
          <table:table-cell table:number-columns-repeated="252"/>
        </table:table-row>
        <table:table-row table:style-name="ro1">
          <table:table-cell office:value-type="string">
            <text:p>མེས་ཤོར།</text:p>
          </table:table-cell>
          <table:table-cell office:value-type="string">
            <text:p>/me shor/</text:p>
          </table:table-cell>
          <table:table-cell office:value-type="string">
            <text:p>(མིང་)</text:p>
          </table:table-cell>
          <table:table-cell table:style-name="ce2" office:value-type="string">
            <text:p>ཨ་རྒས་མེས་ཤོར་ཏེ་ འབྱུང་ཁུངས་མེདཔ་ལོག་སོ་ན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ེས་བཤུར།</text:p>
          </table:table-cell>
          <table:table-cell office:value-type="string">
            <text:p>/me shur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མིའི་གཟུགས་ཚུ་ཕྱི་ལས་མེ་གིས་འཚིག་ནི།</text:p>
          </table:table-cell>
          <table:table-cell table:number-columns-repeated="252"/>
        </table:table-row>
        <table:table-row table:style-name="ro1">
          <table:table-cell office:value-type="string">
            <text:p>མོ།</text:p>
          </table:table-cell>
          <table:table-cell office:value-type="string">
            <text:p>/mo/</text:p>
          </table:table-cell>
          <table:table-cell office:value-type="string">
            <text:p>(མིང་ཚབ)</text:p>
          </table:table-cell>
          <table:table-cell table:style-name="ce2" office:value-type="string">
            <text:p>1 གང་ཟག་ཕོ་མོ་གཉིས་ལས་མོ་ 2 བཟང་ངན་དང་འཚུབས་ཆ་ ཁམས་འཕྲོད་ཚུ་བལྟ་ནི་གི་མོ།</text:p>
          </table:table-cell>
          <table:table-cell table:number-columns-repeated="252"/>
        </table:table-row>
        <table:table-row table:style-name="ro1">
          <table:table-cell office:value-type="string">
            <text:p>མོ་རྐྱང༌།</text:p>
          </table:table-cell>
          <table:table-cell office:value-type="string">
            <text:p>/mo cang/</text:p>
          </table:table-cell>
          <table:table-cell office:value-type="string">
            <text:p>(མིང་)</text:p>
          </table:table-cell>
          <table:table-cell table:style-name="ce2" office:value-type="string">
            <text:p>1 རྨགཔ་མེད་པའི་ཨམ་སྲུ། 2 ཁྱིམ་ནང་མོ་ར་རྐྱངམ་གཅིག་ལས་མེད་མི།</text:p>
          </table:table-cell>
          <table:table-cell table:number-columns-repeated="252"/>
        </table:table-row>
        <table:table-row table:style-name="ro1">
          <table:table-cell office:value-type="string">
            <text:p>མོ་སྐད།</text:p>
          </table:table-cell>
          <table:table-cell office:value-type="string">
            <text:p>/mo ke/</text:p>
          </table:table-cell>
          <table:table-cell office:value-type="string">
            <text:p>(མིང་)</text:p>
          </table:table-cell>
          <table:table-cell table:style-name="ce2" office:value-type="string">
            <text:p>ཨམ་སྲུ་གི་སྐད། སྐད་ཕྱ་སི་སི། ཕོ་སྐྱེས་འདི་སྐད་ཡང་མོ་སྐད་ཤིག་ཤི་འབད་འད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ོ་ཁ།</text:p>
          </table:table-cell>
          <table:table-cell office:value-type="string">
            <text:p>/mo kha/</text:p>
          </table:table-cell>
          <table:table-cell office:value-type="string">
            <text:p>(མིང་)</text:p>
          </table:table-cell>
          <table:table-cell table:style-name="ce2" office:value-type="string">
            <text:p>1 འགྲིག་ཁམས་རྐྱབ་ནི་གི་འོག་ལས་ཀྱི་ཁ། 2 ཨམ་སྲུ་གིས་སླབ་པའི་བློ།</text:p>
          </table:table-cell>
          <table:table-cell table:number-columns-repeated="252"/>
        </table:table-row>
        <table:table-row table:style-name="ro1">
          <table:table-cell office:value-type="string">
            <text:p>མོ་ཁྱི།</text:p>
          </table:table-cell>
          <table:table-cell office:value-type="string">
            <text:p>/mo khi/</text:p>
          </table:table-cell>
          <table:table-cell office:value-type="string">
            <text:p>(མིང་)</text:p>
          </table:table-cell>
          <table:table-cell office:value-type="string">
            <text:p>ཁྱི་མོ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མོ་མཁན།</text:p>
          </table:table-cell>
          <table:table-cell office:value-type="string">
            <text:p>/mo khen/</text:p>
          </table:table-cell>
          <table:table-cell office:value-type="string">
            <text:p>(མིང་)</text:p>
          </table:table-cell>
          <table:table-cell office:value-type="string">
            <text:p>མོ་བཏབ་མི།</text:p>
          </table:table-cell>
          <table:table-cell table:number-columns-repeated="252"/>
        </table:table-row>
        <table:table-row table:style-name="ro1">
          <table:table-cell office:value-type="string">
            <text:p>མོ་གི</text:p>
          </table:table-cell>
          <table:table-cell office:value-type="string">
            <text:p>/mo gi/</text:p>
          </table:table-cell>
          <table:table-cell office:value-type="string">
            <text:p>(མིང་ཚབ་ལུ་འབྲེལ་སྒྲ་སྦྱོར་ཚུལ་)</text:p>
          </table:table-cell>
          <table:table-cell table:style-name="ce2" office:value-type="string">
            <text:p>མོ་གི་ཅ་ལ་ མོ་གི་ལཱ་ མོ་གི་རྨགཔ་ མོ་གི་ཨ་ལོ་ མོ་གི་འབད་བཞག མོ་གི་ཕམ་ ཟེར་དོ་བཟུམ་ཨམ་སྲུའི་རིགས་ལུ་འབྲེལ་སྒྲ་སྦྱོར་ཚུལ།</text:p>
          </table:table-cell>
          <table:table-cell table:number-columns-repeated="252"/>
        </table:table-row>
        <table:table-row table:style-name="ro1">
          <table:table-cell office:value-type="string">
            <text:p>མོ་གོ</text:p>
          </table:table-cell>
          <table:table-cell office:value-type="string">
            <text:p>/mo go/</text:p>
          </table:table-cell>
          <table:table-cell office:value-type="string">
            <text:p>(མིང་)</text:p>
          </table:table-cell>
          <table:table-cell table:style-name="ce2" office:value-type="string">
            <text:p>ཨམ་སྲུ་གི་གོ་ལ།</text:p>
          </table:table-cell>
          <table:table-cell table:number-columns-repeated="252"/>
        </table:table-row>
        <table:table-row table:style-name="ro1">
          <table:table-cell office:value-type="string">
            <text:p>མོ་གློག</text:p>
          </table:table-cell>
          <table:table-cell office:value-type="string">
            <text:p>/mo log</text:p>
          </table:table-cell>
          <table:table-cell office:value-type="string">
            <text:p>(མིང་)</text:p>
          </table:table-cell>
          <table:table-cell table:style-name="ce2" office:value-type="string">
            <text:p>གློག་རྒྱུན་མེད་པའི་གློག་ཐག།</text:p>
          </table:table-cell>
          <table:table-cell table:number-columns-repeated="252"/>
        </table:table-row>
        <table:table-row table:style-name="ro1">
          <table:table-cell office:value-type="string">
            <text:p>མོ་ཆས།</text:p>
          </table:table-cell>
          <table:table-cell office:value-type="string">
            <text:p>/mo che/</text:p>
          </table:table-cell>
          <table:table-cell office:value-type="string">
            <text:p>(མིང་)</text:p>
          </table:table-cell>
          <table:table-cell table:style-name="ce2" office:value-type="string">
            <text:p>ཨམ་སྲུའི་ཅ་ལ། བཀབ་གོ་ལ་དང་ སྐེ་ཆ་ལུས་ཆ་གི་རིགས།</text:p>
          </table:table-cell>
          <table:table-cell table:number-columns-repeated="252"/>
        </table:table-row>
        <table:table-row table:style-name="ro1">
          <table:table-cell office:value-type="string">
            <text:p>མོ་བཏབ།</text:p>
          </table:table-cell>
          <table:table-cell office:value-type="string">
            <text:p>/mo tab/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བཟང་ངན་གྱི་དབྱེ་བ་དང་ གནོད་པའི་གདོན་ག་ཅི་ཨིན་ན་བལྟ་ནི་ 2 ལཱ་ཕོ་ཚོད་བལྟ་ནི་ལུ་ཡང་མོ་བཏབ་ཅིག་འབད་བལྟ་དགོ་པས་ཟེར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མོ་རྟ།</text:p>
          </table:table-cell>
          <table:table-cell office:value-type="string">
            <text:p>/mo ta/</text:p>
          </table:table-cell>
          <table:table-cell office:value-type="string">
            <text:p>(མིང་)</text:p>
          </table:table-cell>
          <table:table-cell office:value-type="string">
            <text:p>རྟ་རྒོདམོ།</text:p>
          </table:table-cell>
          <table:table-cell table:number-columns-repeated="252"/>
        </table:table-row>
        <table:table-row table:style-name="ro1">
          <table:table-cell office:value-type="string">
            <text:p>མོ་རྟགས།</text:p>
          </table:table-cell>
          <table:table-cell office:value-type="string">
            <text:p>/mo ta</text:p>
          </table:table-cell>
          <table:table-cell office:value-type="string">
            <text:p>(མིང་)</text:p>
          </table:table-cell>
          <table:table-cell table:style-name="ce2" office:value-type="string">
            <text:p>ཨམ་སྲུ་གི་མོ་མཚན། ཨམ་སྲུའི་གི་རྟགས།</text:p>
          </table:table-cell>
          <table:table-cell table:number-columns-repeated="252"/>
        </table:table-row>
        <table:table-row table:style-name="ro1">
          <table:table-cell office:value-type="string">
            <text:p>མོ་ཐིག</text:p>
          </table:table-cell>
          <table:table-cell office:value-type="string">
            <text:p>/mo thi</text:p>
          </table:table-cell>
          <table:table-cell office:value-type="string">
            <text:p>(མིང་)</text:p>
          </table:table-cell>
          <table:table-cell table:style-name="ce2" office:value-type="string">
            <text:p>མོ་ཐིག་ཏོག་ཏོ་ཟེར་མི་འདི་ མངོན་ཤེས་བཟུམ་སྦེ་སླབ་ཤེས་མི་མོ་གསལཏོག་ཏོ་ མོ་བདེན་ཏོག་ཏོ།</text:p>
          </table:table-cell>
          <table:table-cell table:number-columns-repeated="252"/>
        </table:table-row>
        <table:table-row table:style-name="ro1">
          <table:table-cell office:value-type="string">
            <text:p>མོ་དད་ཅན།</text:p>
          </table:table-cell>
          <table:table-cell office:value-type="string">
            <text:p>/mo de cen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ཨམ་སྲུ་རང་འཚོལ་སྡོད་མི།</text:p>
          </table:table-cell>
          <table:table-cell table:number-columns-repeated="252"/>
        </table:table-row>
        <table:table-row table:style-name="ro1">
          <table:table-cell office:value-type="string">
            <text:p>མོ་དྲག་ཤོས།</text:p>
          </table:table-cell>
          <table:table-cell office:value-type="string">
            <text:p>/mo drag sho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ཨམ་སྲུ་གྱལ་ཁ་ལས་ འཇའ་རིསམོ་ཡོད་མི། 2 ལྕོགས་གྲུབ་ལྡན་ཤོས།</text:p>
          </table:table-cell>
          <table:table-cell table:number-columns-repeated="252"/>
        </table:table-row>
        <table:table-row table:style-name="ro1">
          <table:table-cell office:value-type="string">
            <text:p>མོ་དྲེལ།</text:p>
          </table:table-cell>
          <table:table-cell office:value-type="string">
            <text:p>/mo drel/</text:p>
          </table:table-cell>
          <table:table-cell office:value-type="string">
            <text:p>(མིང་)</text:p>
          </table:table-cell>
          <table:table-cell table:style-name="ce2" office:value-type="string">
            <text:p>བོང་གུའི་ཕྱུ་གུ་མོ་དྲེལ།</text:p>
          </table:table-cell>
          <table:table-cell table:number-columns-repeated="252"/>
        </table:table-row>
        <table:table-row table:style-name="ro1">
          <table:table-cell office:value-type="string">
            <text:p>མོ་གདོང༌།</text:p>
          </table:table-cell>
          <table:table-cell office:value-type="string">
            <text:p>/mo dong/</text:p>
          </table:table-cell>
          <table:table-cell office:value-type="string">
            <text:p>(མིང་)</text:p>
          </table:table-cell>
          <table:table-cell table:style-name="ce2" office:value-type="string">
            <text:p>1 ཕོ་སྐྱེས་འབད་རུང་ གདོང་ཨམ་སྲུ་བཟུམ་ཡོད་མི། 2 མདོས་གླུད་ནང་བཙུགས་ནི་གི་མོ་གི་གཟུགས་བརྙན།</text:p>
          </table:table-cell>
          <table:table-cell table:number-columns-repeated="252"/>
        </table:table-row>
        <table:table-row table:style-name="ro1">
          <table:table-cell office:value-type="string">
            <text:p>མོ་ནད་མཁས་མཆོག</text:p>
          </table:table-cell>
          <table:table-cell office:value-type="string">
            <text:p>/mo ne khe chog/</text:p>
          </table:table-cell>
          <table:table-cell office:value-type="string">
            <text:p>(མིང་)</text:p>
          </table:table-cell>
          <table:table-cell table:style-name="ce2" office:value-type="string">
            <text:p>ཨམ་སྲུ་གི་ནད་གཞི་བཅོ་མི་དྲུང་འཚོ་མཁས་ཤོས།</text:p>
          </table:table-cell>
          <table:table-cell table:number-columns-repeated="252"/>
        </table:table-row>
        <table:table-row table:style-name="ro1">
          <table:table-cell office:value-type="string">
            <text:p>མོ་ནོར།</text:p>
          </table:table-cell>
          <table:table-cell office:value-type="string">
            <text:p>/mo nor/</text:p>
          </table:table-cell>
          <table:table-cell office:value-type="string">
            <text:p>(མིང་)་རྒྱ་ཚམ་</text:p>
          </table:table-cell>
          <table:table-cell table:style-name="ce2" office:value-type="string">
            <text:p>ཡང་གུམ་ ཁྲ་བམ་ དོད་བམ་འབྱི་མཛོ་མོ་ཚུ།</text:p>
          </table:table-cell>
          <table:table-cell table:number-columns-repeated="252"/>
        </table:table-row>
        <table:table-row table:style-name="ro1">
          <table:table-cell office:value-type="string">
            <text:p>མོ་སྤུན།</text:p>
          </table:table-cell>
          <table:table-cell office:value-type="string">
            <text:p>/mo puen/</text:p>
          </table:table-cell>
          <table:table-cell office:value-type="string">
            <text:p>(མིང་)</text:p>
          </table:table-cell>
          <table:table-cell table:style-name="ce2" office:value-type="string">
            <text:p>སྤུན་ཆ་བུམོ་ཚུ་གཅིག་གིས་གཅིག་ལུ་ ང་བཅས་མོ་སྤུན་ཨིན་ཟེར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མོ་ཕག</text:p>
          </table:table-cell>
          <table:table-cell office:value-type="string">
            <text:p>/mo pha/</text:p>
          </table:table-cell>
          <table:table-cell office:value-type="string">
            <text:p>(མིང་)</text:p>
          </table:table-cell>
          <table:table-cell table:style-name="ce2" office:value-type="string">
            <text:p>སེམས་ཅན་ཕག་མོ།</text:p>
          </table:table-cell>
          <table:table-cell table:number-columns-repeated="252"/>
        </table:table-row>
        <table:table-row table:style-name="ro1">
          <table:table-cell office:value-type="string">
            <text:p>མོ་ཕྱྭ།</text:p>
          </table:table-cell>
          <table:table-cell office:value-type="string">
            <text:p>/mo cha/</text:p>
          </table:table-cell>
          <table:table-cell office:value-type="string">
            <text:p>(མིང་)</text:p>
          </table:table-cell>
          <table:table-cell table:style-name="ce2" office:value-type="string">
            <text:p>མོ་འབབ་ཚུལ། མོ་ཕྱྭ་བཟང་མས་ག། མོ་ཕྱྭ་ངན་མས་ག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ོ་མོ།</text:p>
          </table:table-cell>
          <table:table-cell office:value-type="string">
            <text:p>/mo mo/</text:p>
          </table:table-cell>
          <table:table-cell office:value-type="string">
            <text:p>(མིང་)</text:p>
          </table:table-cell>
          <table:table-cell table:style-name="ce2" office:value-type="string">
            <text:p>བཞེས་སྒོ་གི་བྱེ་བྲག་ཅིག་ཨིན། ཤའི་མོ་མོ་དང་ཚོད་བསྲེ་གི་མོ་མོ་ དར་ཚིལ་མོ་མོ་ཚུ།</text:p>
          </table:table-cell>
          <table:table-cell table:number-columns-repeated="252"/>
        </table:table-row>
        <table:table-row table:style-name="ro1">
          <table:table-cell office:value-type="string">
            <text:p>མོ་རྩིས།</text:p>
          </table:table-cell>
          <table:table-cell office:value-type="string">
            <text:p>/mo tsi/</text:p>
          </table:table-cell>
          <table:table-cell office:value-type="string">
            <text:p>(མིང་)</text:p>
          </table:table-cell>
          <table:table-cell table:style-name="ce2" office:value-type="string">
            <text:p>མོ་བཏབ་ནི་དང་རྩིས་བལྟ་ནི་གི་བསྡུས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ོ་ཚོད།</text:p>
          </table:table-cell>
          <table:table-cell office:value-type="string">
            <text:p>/mo tshoe/</text:p>
          </table:table-cell>
          <table:table-cell office:value-type="string">
            <text:p>(མིང་)</text:p>
          </table:table-cell>
          <table:table-cell table:style-name="ce2" office:value-type="string">
            <text:p>ཕོ་ཚོད་མོ་ཚོད་ ཟེར་ཆ་ཚུལ་དཔག་ཐངས་ཅིག། མོ་ཚོད་ཡང་མི་ནུག་ཟེར་བ་ཅིན་ ཕོ་ཚོད་ག་ནི་ཡང་མ་མཐོང་པས་ཟེར་སླབ་པ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མོ་མཚན།</text:p>
          </table:table-cell>
          <table:table-cell office:value-type="string">
            <text:p>/mo tshen/</text:p>
          </table:table-cell>
          <table:table-cell office:value-type="string">
            <text:p>(མིང་)</text:p>
          </table:table-cell>
          <table:table-cell table:style-name="ce2" office:value-type="string">
            <text:p>མོ་རྟགས་དང་དོན་གཅིག། མིང་གི་རྣམ་གྲངས་ལུ་པདྨ་བྷ་ག་ཚུ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མོ་གཟུགས།</text:p>
          </table:table-cell>
          <table:table-cell office:value-type="string">
            <text:p>/mo zu</text:p>
          </table:table-cell>
          <table:table-cell office:value-type="string">
            <text:p>(མིང་)</text:p>
          </table:table-cell>
          <table:table-cell table:style-name="ce2" office:value-type="string">
            <text:p>1 ཨམ་སྲུ་གི་གཟུགས་གཞི། 2 ཕོ་སྐྱེས་འབད་རུང་ གཟུགས་གཞི་ཕྱ་སི་སི་ ཨམ་སྲུ་གི་གཟུགས་གཞི་བཟུམ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མོ་ཡིག</text:p>
          </table:table-cell>
          <table:table-cell office:value-type="string">
            <text:p>/mo yig/</text:p>
          </table:table-cell>
          <table:table-cell office:value-type="string">
            <text:p>(མིང་)</text:p>
          </table:table-cell>
          <table:table-cell table:style-name="ce2" office:value-type="string">
            <text:p>དབྱངས་གསལ་གྱི་ཡི་གུ་ཚུ་ ཕོ་མོ་གཉིས་ལུ་ཕྱེཝ་ད་ དབྱངས་ཀྱི་ཡི་གུ་ཚུ་ མོ་ཡིག་འབད་བརྩིཝ་ཨིན། ནང་གསེས་སྔོན་འཇུག་རྗེས་འཇུག་ མིང་གཞི་ཚུ་གི་མོའི་ཡི་གུ།</text:p>
          </table:table-cell>
          <table:table-cell table:number-columns-repeated="252"/>
        </table:table-row>
        <table:table-row table:style-name="ro1">
          <table:table-cell office:value-type="string">
            <text:p>མོ་ར།</text:p>
          </table:table-cell>
          <table:table-cell office:value-type="string">
            <text:p>/mo ra/</text:p>
          </table:table-cell>
          <table:table-cell office:value-type="string">
            <text:p>(མིང་)</text:p>
          </table:table-cell>
          <table:table-cell table:style-name="ce2" office:value-type="string">
            <text:p>ཨམ་སྲུ་ལུ་མོ་ར་ ཕོ་སྐྱེས་ལུ་ཁོ་ར་ཟེར་སླབ་དགོ།</text:p>
          </table:table-cell>
          <table:table-cell table:number-columns-repeated="252"/>
        </table:table-row>
        <table:table-row table:style-name="ro1">
          <table:table-cell office:value-type="string">
            <text:p>མོ་རང༌།</text:p>
          </table:table-cell>
          <table:table-cell office:value-type="string">
            <text:p>/mo rang/</text:p>
          </table:table-cell>
          <table:table-cell office:value-type="string">
            <text:p>(མིང་)</text:p>
          </table:table-cell>
          <table:table-cell table:style-name="ce2" office:value-type="string">
            <text:p>མོ་ར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ོ་རབ།</text:p>
          </table:table-cell>
          <table:table-cell office:value-type="string">
            <text:p>/mo rab/</text:p>
          </table:table-cell>
          <table:table-cell office:value-type="string">
            <text:p>(མིང་)</text:p>
          </table:table-cell>
          <table:table-cell table:style-name="ce2" office:value-type="string">
            <text:p>ཨམ་སྲུ་ལེགས་ཞིམ་ལུ་སླབ་ཨིན། ཤར་ཕྱོགས་པའི་ཁ་ལུ་ ཨམ་སྲུ་འཇར་རིསམོ་ལུ་ མོ་རབ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མོ་རབས་ཆད།</text:p>
          </table:table-cell>
          <table:table-cell office:value-type="string">
            <text:p>/mo rab che/</text:p>
          </table:table-cell>
          <table:table-cell office:value-type="string">
            <text:p>(མིང་)</text:p>
          </table:table-cell>
          <table:table-cell table:style-name="ce2" office:value-type="string">
            <text:p>ཨམ་སྲུ་ཨ་ལོ་སྐྱེ་ནི་མེད་མི་ཚུ་ལུ་ཨམ་སྲུ་ངལ་ཏོམ། རབས་ཆད་ཟེར་མི་ཚུ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མོ་རའི།</text:p>
          </table:table-cell>
          <table:table-cell office:value-type="string">
            <text:p>/mo rai/</text:p>
          </table:table-cell>
          <table:table-cell office:value-type="string">
            <text:p>(མིང་)</text:p>
          </table:table-cell>
          <table:table-cell table:style-name="ce2" office:value-type="string">
            <text:p>ཨམ་སྲུ་མོ་རང་གི་ཟེར་བའི་འབྲེལ་སྒྲ།</text:p>
          </table:table-cell>
          <table:table-cell table:number-columns-repeated="252"/>
        </table:table-row>
        <table:table-row table:style-name="ro1">
          <table:table-cell office:value-type="string">
            <text:p>མོ་རིགས།</text:p>
          </table:table-cell>
          <table:table-cell office:value-type="string">
            <text:p>/mo rig/</text:p>
          </table:table-cell>
          <table:table-cell office:value-type="string">
            <text:p>(མིང་)</text:p>
          </table:table-cell>
          <table:table-cell table:style-name="ce2" office:value-type="string">
            <text:p>ཨམ་སྲུ་གི་རིགས་སུ་གྱུར་པའི་རིགས།</text:p>
          </table:table-cell>
          <table:table-cell table:number-columns-repeated="252"/>
        </table:table-row>
        <table:table-row table:style-name="ro1">
          <table:table-cell office:value-type="string">
            <text:p>མོ་རེངས།</text:p>
          </table:table-cell>
          <table:table-cell office:value-type="string">
            <text:p>/mo reng/</text:p>
          </table:table-cell>
          <table:table-cell office:value-type="string">
            <text:p>(མིང་)</text:p>
          </table:table-cell>
          <table:table-cell table:style-name="ce2" office:value-type="string">
            <text:p>ཨམ་སྲུ་ལུ་རྨགཔ་ཡང་མེད་ བུ་གཞི་ཡང་མེད་ ཁྱིམ་ནང་མོ་རང་རྐྱངམ་གཅིག་འབད་མི་ ཨམ་མོ་རེངས་མའི་གྱོས་སྐོར་ ཐལ་བའི་ལབ་རྩ་དང་འདྲ་ཟེར་བ་ཅིན་ཆ་བཞག་མ་བཏུབ་པའི་མཐའ་སྡུག་གི་གྲོས་ཅིག་ལུ་སླབ་པའི་བློ་ཨིན།</text:p>
          </table:table-cell>
          <table:table-cell table:number-columns-repeated="252"/>
        </table:table-row>
        <table:table-row table:style-name="ro1">
          <table:table-cell office:value-type="string">
            <text:p>མོ་རེངམ།</text:p>
          </table:table-cell>
          <table:table-cell office:value-type="string">
            <text:p>/mo rem/</text:p>
          </table:table-cell>
          <table:table-cell office:value-type="string">
            <text:p>(མིང་)</text:p>
          </table:table-cell>
          <table:table-cell table:style-name="ce2" office:value-type="string">
            <text:p>མིང་མཐའ་བསྡུས་ཏེ་འབྲི་ཚུལ།</text:p>
          </table:table-cell>
          <table:table-cell table:number-columns-repeated="252"/>
        </table:table-row>
        <table:table-row table:style-name="ro1">
          <table:table-cell office:value-type="string">
            <text:p>མོ་ལས།</text:p>
          </table:table-cell>
          <table:table-cell office:value-type="string">
            <text:p>/mo le/</text:p>
          </table:table-cell>
          <table:table-cell office:value-type="string">
            <text:p>(མིང་)</text:p>
          </table:table-cell>
          <table:table-cell table:style-name="ce2" office:value-type="string">
            <text:p>མོ་ལས་ལེན། མོ་ལས་འབག་ཤོག་ཟེར་དོ་བཟུམ་ རྣམ་དབྱེ་ལྔ་པ་སྦྱོར་ཚུལ།</text:p>
          </table:table-cell>
          <table:table-cell table:number-columns-repeated="252"/>
        </table:table-row>
        <table:table-row table:style-name="ro1">
          <table:table-cell office:value-type="string">
            <text:p>མོ་ལུ།</text:p>
          </table:table-cell>
          <table:table-cell office:value-type="string">
            <text:p>/mo lu/</text:p>
          </table:table-cell>
          <table:table-cell office:value-type="string">
            <text:p>(མིང་)</text:p>
          </table:table-cell>
          <table:table-cell table:style-name="ce2" office:value-type="string">
            <text:p>མོ་ལུ་སྤྲོད་ མོ་ལུ་བྱིན་ མོ་ལུ་སླབ་ མོ་ལུ་འདུག་ མོ་ལུ་ཡོད་ མོ་ལུ་མེད་ ཟེར་དོ་བཟུམ་ ལ་དོན་གྱི་རྐྱེན་སྦྱོར་ཚུལ།</text:p>
          </table:table-cell>
          <table:table-cell table:number-columns-repeated="252"/>
        </table:table-row>
        <table:table-row table:style-name="ro1">
          <table:table-cell office:value-type="string">
            <text:p>མོ་ལུག</text:p>
          </table:table-cell>
          <table:table-cell office:value-type="string">
            <text:p>/mo lug</text:p>
          </table:table-cell>
          <table:table-cell office:value-type="string">
            <text:p>(མིང་)</text:p>
          </table:table-cell>
          <table:table-cell table:style-name="ce2" office:value-type="string">
            <text:p>ལུག་ཕོ་མོ་གཉིས་ལས་མོ།</text:p>
          </table:table-cell>
          <table:table-cell table:number-columns-repeated="252"/>
        </table:table-row>
        <table:table-row table:style-name="ro1">
          <table:table-cell office:value-type="string">
            <text:p>མོ་ལོ།</text:p>
          </table:table-cell>
          <table:table-cell office:value-type="string">
            <text:p>/mo lo/</text:p>
          </table:table-cell>
          <table:table-cell office:value-type="string">
            <text:p>(མིང་)</text:p>
          </table:table-cell>
          <table:table-cell table:style-name="ce2" office:value-type="string">
            <text:p>ལཤོ་འཁོར་བཅུ་གཉིས་ནང་ མོ་ལོ་དྲུག་ཡོད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མོ་ལོ་དྲུག</text:p>
          </table:table-cell>
          <table:table-cell office:value-type="string">
            <text:p>/mo lo dru/</text:p>
          </table:table-cell>
          <table:table-cell office:value-type="string">
            <text:p>(མིང་)</text:p>
          </table:table-cell>
          <table:table-cell table:style-name="ce2" office:value-type="string">
            <text:p>གླང་ ཡོས་ སྦྲུལ་ ལུག་ བྱ་ ཕག་ཚུ་ཨིན།</text:p>
          </table:table-cell>
          <table:table-cell table:number-columns-repeated="252"/>
        </table:table-row>
        <table:table-row table:style-name="ro1">
          <table:table-cell office:value-type="string">
            <text:p>མོ་ཤིང༌།</text:p>
          </table:table-cell>
          <table:table-cell office:value-type="string">
            <text:p>/mo shing/</text:p>
          </table:table-cell>
          <table:table-cell office:value-type="string">
            <text:p>(མིང་)</text:p>
          </table:table-cell>
          <table:table-cell table:style-name="ce2" office:value-type="string">
            <text:p>ཤིང་ལུ་ཡང་ཕོ་ཤིང་མོ་ཤིང་ཟེར་གཉིས་ཡོད་པའི་ནང་ལས་མོ་ཤིང་གླང་མ་ཟེར་དོ་བཟུམ། ཤིང་འཇམ་པའི་རིགས་ལུ་སླབ་མས།</text:p>
          </table:table-cell>
          <table:table-cell table:number-columns-repeated="252"/>
        </table:table-row>
        <table:table-row table:style-name="ro1">
          <table:table-cell office:value-type="string">
            <text:p>མོ་ཤོ</text:p>
          </table:table-cell>
          <table:table-cell office:value-type="string">
            <text:p>/mo sho/</text:p>
          </table:table-cell>
          <table:table-cell office:value-type="string">
            <text:p>(མིང་)</text:p>
          </table:table-cell>
          <table:table-cell table:style-name="ce2" office:value-type="string">
            <text:p>མོ་བཏབ་ནི་གི་ཤོ།</text:p>
          </table:table-cell>
          <table:table-cell table:number-columns-repeated="252"/>
        </table:table-row>
        <table:table-row table:style-name="ro1">
          <table:table-cell office:value-type="string">
            <text:p>མོ་གཤམ།</text:p>
          </table:table-cell>
          <table:table-cell office:value-type="string">
            <text:p>/mo sham/</text:p>
          </table:table-cell>
          <table:table-cell office:value-type="string">
            <text:p>(མིང་)</text:p>
          </table:table-cell>
          <table:table-cell table:style-name="ce2" office:value-type="string">
            <text:p>1 ཨམ་སྲུ་ཨ་ལོ་མ་པ་ལས་མ་སྐྱེ་མི་དང་༢ ཡི་གུ་སྒྲ་གདངས་ཞན་པའི་ཡི་གུ་ཚུ་གི་རིགས།</text:p>
          </table:table-cell>
          <table:table-cell table:number-columns-repeated="252"/>
        </table:table-row>
        <table:table-row table:style-name="ro1">
          <table:table-cell office:value-type="string">
            <text:p>མོ་གསར།</text:p>
          </table:table-cell>
          <table:table-cell office:value-type="string">
            <text:p>/mo sar</text:p>
          </table:table-cell>
          <table:table-cell office:value-type="string">
            <text:p>(མིང་)</text:p>
          </table:table-cell>
          <table:table-cell table:style-name="ce2" office:value-type="string">
            <text:p>ཕོ་རྒྱ་དང་མ་འདྲིས་པའི་བུམ་ཅུངམ།</text:p>
          </table:table-cell>
          <table:table-cell table:number-columns-repeated="252"/>
        </table:table-row>
        <table:table-row table:style-name="ro1">
          <table:table-cell office:value-type="string">
            <text:p>མོ་ཧྲེང༌།</text:p>
          </table:table-cell>
          <table:table-cell office:value-type="string">
            <text:p>/mo hreng</text:p>
          </table:table-cell>
          <table:table-cell office:value-type="string">
            <text:p>(མིང་)</text:p>
          </table:table-cell>
          <table:table-cell table:style-name="ce2" office:value-type="string">
            <text:p>ཨམ་སྲུ་རང་རྐྱང་འབད་མི།</text:p>
          </table:table-cell>
          <table:table-cell table:number-columns-repeated="252"/>
        </table:table-row>
        <table:table-row table:style-name="ro1">
          <table:table-cell office:value-type="string">
            <text:p>མོ་ལྷ།</text:p>
          </table:table-cell>
          <table:table-cell office:value-type="string">
            <text:p>/mo lha/</text:p>
          </table:table-cell>
          <table:table-cell office:value-type="string">
            <text:p>(མིང་)</text:p>
          </table:table-cell>
          <table:table-cell table:style-name="ce2" office:value-type="string">
            <text:p>1 འགོ་བའི་ལྷ་ལྔ་གི་ནང་གསེས་ ཇོ་མོ་ སྨན་མོ་ལ་སོགས་པ་ མོ་ལྷ་གི་རིགས། 2 ཡི་དམ་ལྷ་མོ་ཚུ་ཡང་ མོ་ལྷ་ཟེར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མོག་ཀྲུ།</text:p>
          </table:table-cell>
          <table:table-cell office:value-type="string">
            <text:p>/mog tru/</text:p>
          </table:table-cell>
          <table:table-cell office:value-type="string">
            <text:p>(མིང་)</text:p>
          </table:table-cell>
          <table:table-cell table:style-name="ce2" office:value-type="string">
            <text:p>མོ་མོ་བཙོ་ནི་གི་ཧ་ཡང་སྣོད་ མོ་མོ་བཟོ་སའི་ཐབ་ཆ་ཅིག།</text:p>
          </table:table-cell>
          <table:table-cell table:number-columns-repeated="252"/>
        </table:table-row>
        <table:table-row table:style-name="ro1">
          <table:table-cell office:value-type="string">
            <text:p>མོང་སྒར།</text:p>
          </table:table-cell>
          <table:table-cell office:value-type="string">
            <text:p>/mong gar/</text:p>
          </table:table-cell>
          <table:table-cell office:value-type="string">
            <text:p>(མིང་)</text:p>
          </table:table-cell>
          <table:table-cell table:style-name="ce2" office:value-type="string">
            <text:p>འབྲུག་གི་ཤར་ཕྱོགས་རྫོང་ཁག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ོག་མོག</text:p>
          </table:table-cell>
          <table:table-cell office:value-type="string">
            <text:p>/mog mo</text:p>
          </table:table-cell>
          <table:table-cell office:value-type="string">
            <text:p>(མིང་)</text:p>
          </table:table-cell>
          <table:table-cell table:style-name="ce2" office:value-type="string">
            <text:p>ཆོས་སྐད་ལས་ འོད་དང་གཟི་བརྗིད་མི་གསལ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ོན།</text:p>
          </table:table-cell>
          <table:table-cell office:value-type="string">
            <text:p>/moen/</text:p>
          </table:table-cell>
          <table:table-cell office:value-type="string">
            <text:p>(མིང་)</text:p>
          </table:table-cell>
          <table:table-cell table:style-name="ce2" office:value-type="string">
            <text:p>ཆོས་དང་ཡོན་ཏན་མ་དར་བའི་ གཡུས།</text:p>
          </table:table-cell>
          <table:table-cell table:number-columns-repeated="252"/>
        </table:table-row>
        <table:table-row table:style-name="ro1">
          <table:table-cell office:value-type="string">
            <text:p>མོན་གྲུ།</text:p>
          </table:table-cell>
          <table:table-cell office:value-type="string">
            <text:p>/moen dru/</text:p>
          </table:table-cell>
          <table:table-cell office:value-type="string">
            <text:p>(མིང་)</text:p>
          </table:table-cell>
          <table:table-cell table:style-name="ce2" office:value-type="string">
            <text:p>རྒྱུ་སྐར་ཉི་ཤུ་རྩ་བརྒྱད་ཀྱི་ནང་གསེས་ཅིག།</text:p>
          </table:table-cell>
          <table:table-cell table:number-columns-repeated="252"/>
        </table:table-row>
        <table:table-row table:style-name="ro1">
          <table:table-cell office:value-type="string">
            <text:p>མོན་གྲེ།</text:p>
          </table:table-cell>
          <table:table-cell office:value-type="string">
            <text:p>/moen dre/</text:p>
          </table:table-cell>
          <table:table-cell office:value-type="string">
            <text:p>(མིང་)</text:p>
          </table:table-cell>
          <table:table-cell table:style-name="ce2" office:value-type="string">
            <text:p>རྒྱུ་སྐར་ཉི་ཤུ་རྩ་བརྒྱད་ཀྱི་ནང་གསེས་ཅིག།</text:p>
          </table:table-cell>
          <table:table-cell table:number-columns-repeated="252"/>
        </table:table-row>
        <table:table-row table:style-name="ro1">
          <table:table-cell office:value-type="string">
            <text:p>མོན་ཐགས།</text:p>
          </table:table-cell>
          <table:table-cell office:value-type="string">
            <text:p>/moen tha/</text:p>
          </table:table-cell>
          <table:table-cell office:value-type="string">
            <text:p>(མིང་)</text:p>
          </table:table-cell>
          <table:table-cell table:style-name="ce2" office:value-type="string">
            <text:p>ཀ་བལ་གྱིས་འཐགས་པའི་ དང་ཕུགས་ཀྱི་འབྲུག་པའི་ཨམ་སྲུ་གི་གོ་ལ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ོན་པ།</text:p>
          </table:table-cell>
          <table:table-cell office:value-type="string">
            <text:p>/moen pa/</text:p>
          </table:table-cell>
          <table:table-cell office:value-type="string">
            <text:p>(མིང་)</text:p>
          </table:table-cell>
          <table:table-cell table:style-name="ce2" office:value-type="string">
            <text:p>མོན་པའི་ཡུལ་ལུ་སྡོད་མི།</text:p>
          </table:table-cell>
          <table:table-cell table:number-columns-repeated="252"/>
        </table:table-row>
        <table:table-row table:style-name="ro1">
          <table:table-cell office:value-type="string">
            <text:p>མོན་འབྱ།</text:p>
          </table:table-cell>
          <table:table-cell office:value-type="string">
            <text:p>/moen ja/</text:p>
          </table:table-cell>
          <table:table-cell office:value-type="string">
            <text:p>(མིང་)</text:p>
          </table:table-cell>
          <table:table-cell table:style-name="ce2" office:value-type="string">
            <text:p>འབྲུ་སྣ་བཅུ་གསུམ་གྱི་ནང་གསེས་ཅིག་ཨིན། མོནམ་འབྱ་ཟེར་ཡང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མོན་མོ།</text:p>
          </table:table-cell>
          <table:table-cell office:value-type="string">
            <text:p>/moen mo/</text:p>
          </table:table-cell>
          <table:table-cell office:value-type="string">
            <text:p>(མིང་)</text:p>
          </table:table-cell>
          <table:table-cell table:style-name="ce2" office:value-type="string">
            <text:p>མོན་ཡུལ་གྱི་བུ་མོ། དུས་རབས་ 8 པའི་ནང་གུ་རུ་རིན་པོ་ཆེའི་གསང་ཡུམ་འབད་ཕྱག་ཞུ་མི་ མོན་མོ་བཀྲིས་ཁྱེའུ་འདྲེ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ོན་རྩིས།</text:p>
          </table:table-cell>
          <table:table-cell office:value-type="string">
            <text:p>/moen tsi/</text:p>
          </table:table-cell>
          <table:table-cell office:value-type="string">
            <text:p>(མིང་)</text:p>
          </table:table-cell>
          <table:table-cell table:style-name="ce2" office:value-type="string">
            <text:p>1 དང་ཕུགས་རྡོ་ཅུང་གིས་རྩིས་རྐྱབ་མི། 2 ཡིག་ཐོག་མ་བྲིས་པར་ ཁོང་ཡིད་ལྷག་སྟེ་རྩིས་རྐྱབ་མི་ལུ་ཡང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མོན་ཡུལ།</text:p>
          </table:table-cell>
          <table:table-cell office:value-type="string">
            <text:p>/moen yuel/</text:p>
          </table:table-cell>
          <table:table-cell office:value-type="string">
            <text:p>(མིང་)</text:p>
          </table:table-cell>
          <table:table-cell table:style-name="ce2" office:value-type="string">
            <text:p>འབྲུག་རྒྱལ་ཁབ་འདི་ཡང་དུས་རབས་༨ པ་ཡན་ཆད་ལུ་ མོན་ཡུལ་དང་མི་གི་མིང་ལུ་མོན་པ་ཟེར་བའི་ཐ་སྙད་དར་ནུག དེ་ཡང་ མོན་ཡུལ་ཟེར་མི་ཆོས་དང་རིག་གཞུང་མ་དར་བའི་ས་ཆ་གཅིག་འབད་ནི་འདི་གིས་ཨིན་མས།</text:p>
          </table:table-cell>
          <table:table-cell table:number-columns-repeated="252"/>
        </table:table-row>
        <table:table-row table:style-name="ro1">
          <table:table-cell office:value-type="string">
            <text:p>མོན་ལ་དཀར་ཅུང༌།</text:p>
          </table:table-cell>
          <table:table-cell office:value-type="string">
            <text:p>/moen la kar cung/</text:p>
          </table:table-cell>
          <table:table-cell office:value-type="string">
            <text:p>(མིང་)</text:p>
          </table:table-cell>
          <table:table-cell table:style-name="ce2" office:value-type="string">
            <text:p>འབྲུག་བུམ་ཐང་དང་ བོད་ཀྱི་ས་མཚམས་ལུ་ཡོད་པའི་ལ་ཅིག་ཨིན། ལ་འདི་མན་ཆད་མོན་པ་ལུ་དབང་ནི་འདི་གིས་ མོན་ལ་ཟེར་བཏགས་ནུག།</text:p>
          </table:table-cell>
          <table:table-cell table:number-columns-repeated="252"/>
        </table:table-row>
        <table:table-row table:style-name="ro1">
          <table:table-cell office:value-type="string">
            <text:p>མོནཔ།</text:p>
          </table:table-cell>
          <table:table-cell office:value-type="string">
            <text:p>/moe</text:p>
          </table:table-cell>
          <table:table-cell office:value-type="string">
            <text:p>(མིང་)</text:p>
          </table:table-cell>
          <table:table-cell table:style-name="ce2" office:value-type="string">
            <text:p>མོན་པ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ོནམ།</text:p>
          </table:table-cell>
          <table:table-cell office:value-type="string">
            <text:p>/moem/</text:p>
          </table:table-cell>
          <table:table-cell office:value-type="string">
            <text:p>(མིང་)</text:p>
          </table:table-cell>
          <table:table-cell table:style-name="ce2" office:value-type="string">
            <text:p>མོན་པ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ོནམ་འབྱ།</text:p>
          </table:table-cell>
          <table:table-cell office:value-type="string">
            <text:p>/moem ja/</text:p>
          </table:table-cell>
          <table:table-cell office:value-type="string">
            <text:p>(མིང་)</text:p>
          </table:table-cell>
          <table:table-cell table:style-name="ce2" office:value-type="string">
            <text:p>འབྲུ་སྣ་བཅུ་གསུམ་གྱི་ནང་གསེས་ འབྲུ་ནག་གི་རིགས་ཅིག མོན་པའི་ས་ཁར་ འཚོ་བའི་འབྲུ་འབད་ནི་འདི་གིས་ མོནམ་འབྱ་ཟེར་སླབ་ཨིན། འདི་ལུ་གཡུས་ལ་ལོ་ཅིག་ནང་ཀོང་པོ་ཟེར་ཡང་སླབ་འོང༌། འདི་གི་ཧིང་མགོ་མར་མ་གུག་པར་ཡར་བལྟ་སྟེ་མཛོག་བཅམ་བཅམཔ་བཟུམ་བཏགསཔ་ཨིན།</text:p>
          </table:table-cell>
          <table:table-cell table:number-columns-repeated="252"/>
        </table:table-row>
        <table:table-row table:style-name="ro1">
          <table:table-cell office:value-type="string">
            <text:p>མོའུ་འགལ་གྱི་བུ།</text:p>
          </table:table-cell>
          <table:table-cell office:value-type="string">
            <text:p>/mou gel gi bu</text:p>
          </table:table-cell>
          <table:table-cell office:value-type="string">
            <text:p>(མིང་)</text:p>
          </table:table-cell>
          <table:table-cell table:style-name="ce2" office:value-type="string">
            <text:p>སངས་རྒྱས་ཀྱི་ཉན་ཐོས་མཆོག་ཟུང་གཉིས་ལས་ རྫུ་འཕྲུལ་མཆོག་ཏུ་མངའ་བ།</text:p>
          </table:table-cell>
          <table:table-cell table:number-columns-repeated="252"/>
        </table:table-row>
        <table:table-row table:style-name="ro1">
          <table:table-cell office:value-type="string">
            <text:p>མོས།</text:p>
          </table:table-cell>
          <table:table-cell office:value-type="string">
            <text:p>/moe/</text:p>
          </table:table-cell>
          <table:table-cell office:value-type="string">
            <text:p>(མིང་)</text:p>
          </table:table-cell>
          <table:table-cell table:style-name="ce2" office:value-type="string">
            <text:p>གུས་པའི་དོན་དང་ ཡིད་ཆེ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ོས་གུས།</text:p>
          </table:table-cell>
          <table:table-cell office:value-type="string">
            <text:p>/moe gue/</text:p>
          </table:table-cell>
          <table:table-cell office:value-type="string">
            <text:p>(མིང་)</text:p>
          </table:table-cell>
          <table:table-cell table:style-name="ce2" office:value-type="string">
            <text:p>སེམས་ཀྱིས་མོས་པ་དང་ ལུས་ངག་གིས་གུས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མོས་མཐུན།</text:p>
          </table:table-cell>
          <table:table-cell office:value-type="string">
            <text:p>/moe thuen/</text:p>
          </table:table-cell>
          <table:table-cell office:value-type="string">
            <text:p>(མིང་)</text:p>
          </table:table-cell>
          <table:table-cell table:style-name="ce2" office:value-type="string">
            <text:p>འདོད་པ་གཅིག་ཁར་མཐུན་པ།</text:p>
          </table:table-cell>
          <table:table-cell table:number-columns-repeated="252"/>
        </table:table-row>
        <table:table-row table:style-name="ro1">
          <table:table-cell office:value-type="string">
            <text:p>མོས་པ།</text:p>
          </table:table-cell>
          <table:table-cell office:value-type="string">
            <text:p>/moe pa/</text:p>
          </table:table-cell>
          <table:table-cell office:value-type="string">
            <text:p>(མིང་)</text:p>
          </table:table-cell>
          <table:table-cell table:style-name="ce2" office:value-type="string">
            <text:p>1 དད་པ་བསྐྱེད་པའི་མིང༌། 2 སངས་རྒྱས་སྟོང་གི་ཐ་ཆུང་མོས་པའི་མཚན།</text:p>
          </table:table-cell>
          <table:table-cell table:number-columns-repeated="252"/>
        </table:table-row>
        <table:table-row table:style-name="ro1">
          <table:table-cell office:value-type="string">
            <text:p>མྱ་ངན།</text:p>
          </table:table-cell>
          <table:table-cell office:value-type="string">
            <text:p>/nya ngen/</text:p>
          </table:table-cell>
          <table:table-cell office:value-type="string">
            <text:p>(མིང་)</text:p>
          </table:table-cell>
          <table:table-cell table:style-name="ce2" office:value-type="string">
            <text:p>1 སྐུ་མྱ་ངན་ལས་འདས་ཟེར་བ་ཅིན་ ཞིང་ལུ་གཤེགས་པའི་དོན་དང་ 2 མྱ་ངན་འབད་ནི་ཟེར་མི་སྡུག་བསྔལ་འབད་བའི་དོན་དང་ 3 ཆོས་རྒྱལ་མྱ་ངན་མེད་ཀྱི་མཚན་ཡང་དེ་སྦེ་ཨིན།</text:p>
          </table:table-cell>
          <table:table-cell table:number-columns-repeated="252"/>
        </table:table-row>
        <table:table-row table:style-name="ro1">
          <table:table-cell office:value-type="string">
            <text:p>མྱ་ངན་གྱིས་གདུང༌།</text:p>
          </table:table-cell>
          <table:table-cell office:value-type="string">
            <text:p>/nya ngen gi dung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ཤི་བའི་སྡུག་བསྔལ་དང་གཞན་སེམས་ལུ་བཟོད་མ་ཚུགས་པའི་སྐྱོ་བ་ཕོག་མི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མྱ་ངན་ཞུ་བ།</text:p>
          </table:table-cell>
          <table:table-cell office:value-type="string">
            <text:p>/nya ngen zhu wa/</text:p>
          </table:table-cell>
          <table:table-cell office:value-type="string">
            <text:p>(བྱ་ཚིག)</text:p>
          </table:table-cell>
          <table:table-cell table:style-name="ce2" office:value-type="string">
            <text:p>རྒྱལ་ཁབ་ཀྱི་མི་སྦོམ་ཚུ་གཤགས་ཞིན་ན་དུས་ཡུན་གང་འཚམས་ཀྱི་རིང་ མྱ་ངན་གྱི་ཉིནམ་བརྩི་བསྲུང་ཞུ་ནི།</text:p>
          </table:table-cell>
          <table:table-cell table:number-columns-repeated="252"/>
        </table:table-row>
        <table:table-row table:style-name="ro1">
          <table:table-cell office:value-type="string">
            <text:p>མྱ་ངན་ལས་འདས།</text:p>
          </table:table-cell>
          <table:table-cell office:value-type="string">
            <text:p>/nya ngen le de/</text:p>
          </table:table-cell>
          <table:table-cell office:value-type="string">
            <text:p>(ཞེ་སའི་མིང་)</text:p>
          </table:table-cell>
          <table:table-cell table:style-name="ce2" office:value-type="string">
            <text:p>1 ཞིང་ལུ་ཕེབས་པའི་དོན། སྡུག་བསྔལ་ལས་གྲོལ་བ།</text:p>
          </table:table-cell>
          <table:table-cell table:number-columns-repeated="252"/>
        </table:table-row>
        <table:table-row table:style-name="ro1">
          <table:table-cell office:value-type="string">
            <text:p>མྱ་ངན་སངས།</text:p>
          </table:table-cell>
          <table:table-cell office:value-type="string">
            <text:p>/nya ngen sang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སྡུག་བསྔལ་སངས་པ།</text:p>
          </table:table-cell>
          <table:table-cell table:number-columns-repeated="252"/>
        </table:table-row>
        <table:table-row table:style-name="ro1">
          <table:table-cell office:value-type="string">
            <text:p>མྱག</text:p>
          </table:table-cell>
          <table:table-cell office:value-type="string">
            <text:p>/nyag/</text:p>
          </table:table-cell>
          <table:table-cell office:value-type="string">
            <text:p>(མིང་)</text:p>
          </table:table-cell>
          <table:table-cell table:style-name="ce2" office:value-type="string">
            <text:p>ཆོས་སྐད་ལས་ རོ་མྱག་ཟེར་ ས་ག་ར་མི་རོ་རུལ་རུལཝ་གིས་གང་བའི་ས་ཆ་ ཚ་དམྱལ་གྱི་ནང་གསེས་དམྱལ་བ་མནར་མེད་པའི་ཉེ་འཁོར་གྱི་གནས་རོ་མྱག་གི་འདམ་ མ་པ་མྱག་ཟེར་མི་ཤ་རུལ་བ་དང་ འདམ་པ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མྱག་མྱོག</text:p>
          </table:table-cell>
          <table:table-cell office:value-type="string">
            <text:p>/nyag nyog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འདམ་པ་ཁམ་ལོག་སི་སི་ 2 ཁམས་མ་བདེ་བར་གཟུགས་མྱག་མྱོག་འབད་ནི།</text:p>
          </table:table-cell>
          <table:table-cell table:number-columns-repeated="252"/>
        </table:table-row>
        <table:table-row table:style-name="ro1">
          <table:table-cell office:value-type="string">
            <text:p>མྱང༌།</text:p>
          </table:table-cell>
          <table:table-cell office:value-type="string">
            <text:p>/nyang/</text:p>
          </table:table-cell>
          <table:table-cell office:value-type="string">
            <text:p>(བྱ་འདས)</text:p>
          </table:table-cell>
          <table:table-cell table:style-name="ce2" office:value-type="string">
            <text:p>ཆོས་སྐད་ལས་ བྲོཝ་མྱོང་བ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མྱང་འདས།</text:p>
          </table:table-cell>
          <table:table-cell office:value-type="string">
            <text:p>/nyang de/</text:p>
          </table:table-cell>
          <table:table-cell office:value-type="string">
            <text:p>(མིང་)</text:p>
          </table:table-cell>
          <table:table-cell table:style-name="ce2" office:value-type="string">
            <text:p>མཐར་ཐུག་སངས་རྒྱས་ཀྱི་གོ་འཕང་གི་མིང་གཞན། མྱ་ངན་ལས་འདས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མྱང་འདས་མཆོད་རྟེན།</text:p>
          </table:table-cell>
          <table:table-cell office:value-type="string">
            <text:p>/nyang de choe ten/</text:p>
          </table:table-cell>
          <table:table-cell office:value-type="string">
            <text:p>(མིང་)</text:p>
          </table:table-cell>
          <table:table-cell table:style-name="ce2" office:value-type="string">
            <text:p>མཆོད་རྟེན་ཆ་བརྒྱད་ཀྱི་ནང་གསེས་ སངས་རྒྱས་མྱ་ངན་ལས་འདས་པའི་ཚུལ་སྟོན་སྐབས་ དབྱིབས་བང་རིམ་དང་བྲལ་བ་ གདན་ཁྲིའི་གུ་ བུམ་རྟེན་ཡན་ཆད་བཞུགས་པ་ རྩྭ་མཆོག་གྲོང་གི་གྱད་ཚུ་གིས་བཞེངས་མི་ལུ་ མྱང་འདས་མཆོད་རྟེན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མྱུ་གུ</text:p>
          </table:table-cell>
          <table:table-cell office:value-type="string">
            <text:p>/nyu gu/</text:p>
          </table:table-cell>
          <table:table-cell office:value-type="string">
            <text:p>(མིང་)</text:p>
          </table:table-cell>
          <table:table-cell table:style-name="ce2" office:value-type="string">
            <text:p>ལྕངམ། ཆོས་སྐད་ལས་ ཤིང་གི་མྱུ་གུ་ རྩའི་མྱུ་གུ་ འདབ་མ་ལུ་མ་གྱུར་བའི་ཧེ་མ་ སྤྱི་ཏོག་ཁ་ལས་ལྕུག་གུ་ཐོན་མི་ལུ་མྱུ་གུ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མྱུར་མགྱོགས།</text:p>
          </table:table-cell>
          <table:table-cell office:value-type="string">
            <text:p>/nyur jog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མགྱོགས་པའི་དོན། མྱུར་མགྱོགས་ཤུགས་ལྡན་རྟ་མཆོག་རྒྱལ་ཟེར་གསུངས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ྱུར་པོ།</text:p>
          </table:table-cell>
          <table:table-cell office:value-type="string">
            <text:p>/nyur po/</text:p>
          </table:table-cell>
          <table:table-cell office:value-type="string">
            <text:p>(མིང་)</text:p>
          </table:table-cell>
          <table:table-cell table:style-name="ce2" office:value-type="string">
            <text:p>ཤེས་རབ་མྱུར་པོ་ རིག་པ་མྱུར་པོ་ཟེར་ དེ་འཕྲོ་ལས་དཔྱད་རིག་བཏང་མི་ དྲན་ཚུགས་མི།</text:p>
          </table:table-cell>
          <table:table-cell table:number-columns-repeated="252"/>
        </table:table-row>
        <table:table-row table:style-name="ro1">
          <table:table-cell office:value-type="string">
            <text:p>མྱུར་སྨད།</text:p>
          </table:table-cell>
          <table:table-cell office:value-type="string">
            <text:p>/nyur me</text:p>
          </table:table-cell>
          <table:table-cell office:value-type="string">
            <text:p>(མིང་)</text:p>
          </table:table-cell>
          <table:table-cell table:style-name="ce2" office:value-type="string">
            <text:p>རྩིས་ལུགས་དུས་ཚོད་ 12 ལས་ཕྱི་རུ་གི་འཁོར་ལོའི་ཆུ་ཚོད་ 3 ལས་ 5 ཚུན་མྱུར་སྨད་སྤྲེའི་དུས་ཚོད་འབད་བརྩིཝ་ཨིན། འདི་ལུ་ ཉི་མྱུར་ཟེར་ཡང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མྱུར་ལམ།</text:p>
          </table:table-cell>
          <table:table-cell office:value-type="string">
            <text:p>/nyur lam</text:p>
          </table:table-cell>
          <table:table-cell office:value-type="string">
            <text:p>(མིང་)</text:p>
          </table:table-cell>
          <table:table-cell table:style-name="ce2" office:value-type="string">
            <text:p>1 ལམ་ཁ་ཐག་ཧ་ཅང་གིས་ཐུང་ཀུ་༢ མྱུར་ལམ་རྫོགས་པ་ཆེན་པོ་ཟེར་བ་ཅིན་ སངས་རྒྱས་ནིའི་ལམ་ཐག་ཉེ་ཤོས་ཀྱི་ཆོས་ཅིག་ལུ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མྱོང༌།</text:p>
          </table:table-cell>
          <table:table-cell office:value-type="string">
            <text:p>/nyong</text:p>
          </table:table-cell>
          <table:table-cell office:value-type="string">
            <text:p>(བྱ་ཁྱད་)</text:p>
          </table:table-cell>
          <table:table-cell table:style-name="ce2" office:value-type="string">
            <text:p>1 བྲོཝ་མྱོང་ནི། སེམས་ལུ་ཚོར་བ་ཐོབ་ནི། 2 ཉམས་མྱོང་ཚུད་ནི་ 3 སྡུག་བསྔལ་མྱོང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མྱོང་ཁྲིད།</text:p>
          </table:table-cell>
          <table:table-cell office:value-type="string">
            <text:p>/nyong thri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རང་གི་ཉམས་མྱོང་ཐོག་ལས་ཁྲིད་ནི།</text:p>
          </table:table-cell>
          <table:table-cell table:number-columns-repeated="252"/>
        </table:table-row>
        <table:table-row table:style-name="ro1">
          <table:table-cell office:value-type="string">
            <text:p>མྱོང་ཐོག</text:p>
          </table:table-cell>
          <table:table-cell office:value-type="string">
            <text:p>/nyong tho</text:p>
          </table:table-cell>
          <table:table-cell office:value-type="string">
            <text:p>(མིང་)</text:p>
          </table:table-cell>
          <table:table-cell table:style-name="ce2" office:value-type="string">
            <text:p>རང་གི་རྒྱུད་ལུ་མྱོང་བ་ཐོབ་པའི་ཐོག་ལས། ཉམས་མྱོང་ཐོག་ལས་སྟོན་ནི།</text:p>
          </table:table-cell>
          <table:table-cell table:number-columns-repeated="252"/>
        </table:table-row>
        <table:table-row table:style-name="ro1">
          <table:table-cell office:value-type="string">
            <text:p>མྱོང་བ།</text:p>
          </table:table-cell>
          <table:table-cell office:value-type="string">
            <text:p>/nyong wa</text:p>
          </table:table-cell>
          <table:table-cell office:value-type="string">
            <text:p>(བྱ་ཚིག</text:p>
          </table:table-cell>
          <table:table-cell table:style-name="ce2" office:value-type="string">
            <text:p>བདེ་སྡུག་ག་ཅི་རང་ཨིན་རུང་ མངོན་སུམ་དུ་རང་གིས་མྱོང་བའི་མིང༌། ཁྱོད་ལུ་མདའ་བརྐྱབ་ནི་ མྱོང་བ་ཡོད་ག་ཟེར་དོ་བཟུམ་ ཉམས་མྱོང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མྱོང་མི་མྱོང༌།</text:p>
          </table:table-cell>
          <table:table-cell office:value-type="string">
            <text:p>/nyong mi nyong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བྲོཝ་མྱོང་མི་མྱོང་ཅིག་རང་ཨིན་ བྲོཝ་མྱོང་ཞིནམ་ལས་ཉན་མི་བཏུབ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ྱོས།</text:p>
          </table:table-cell>
          <table:table-cell office:value-type="string">
            <text:p>/nyo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ཆོས་སྐད་ལས་ ཆང་གིས་ར་བཟི་བཟིཝ་བཟུམ་འདོད་ཆགས་ཀྱིས་མྱོས་ནི། མྱོས་པས་ཀུན་ཏུ་དམར་བ་ཡིས།། བཀབ་པ་བཞིན་གྱི་ཟླ་བ་འདི།། ཟེར་སྙན་ངག་ལས་གསུངས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དམག</text:p>
          </table:table-cell>
          <table:table-cell office:value-type="string">
            <text:p>/mag</text:p>
          </table:table-cell>
          <table:table-cell office:value-type="string">
            <text:p>(མིང་)</text:p>
          </table:table-cell>
          <table:table-cell table:style-name="ce2" office:value-type="string">
            <text:p>དགྲ་བྱང་ཕྱད་དང་འཐབ་མི་གི་ཚོགས་སྡེ་ཅིག། དྲག་དམག་ མཚོ་དམག་མཁའ་དམག་ཚུ་ དམག་བརྐྱབ་ཐངས་ཀྱི་དབྱེ་བ་དང༌། སྐུ་སྲུང་ བསྟན་སྲུང་ཁྲིམས་སྲུང་ཚུ་སྡེ་ཚན་གྱི་དབྱེ་བ་ཡོད།</text:p>
          </table:table-cell>
          <table:table-cell table:number-columns-repeated="252"/>
        </table:table-row>
        <table:table-row table:style-name="ro1">
          <table:table-cell office:value-type="string">
            <text:p>དམག་དཀྱུས།</text:p>
          </table:table-cell>
          <table:table-cell office:value-type="string">
            <text:p>/mag cu/</text:p>
          </table:table-cell>
          <table:table-cell office:value-type="string">
            <text:p>(མིང་)</text:p>
          </table:table-cell>
          <table:table-cell table:style-name="ce2" office:value-type="string">
            <text:p>གོ་ས་མེད་པའི་དམག་མི་དཀྱུས་མ།</text:p>
          </table:table-cell>
          <table:table-cell table:number-columns-repeated="252"/>
        </table:table-row>
        <table:table-row table:style-name="ro1">
          <table:table-cell office:value-type="string">
            <text:p>དམག་རྐྱབ།</text:p>
          </table:table-cell>
          <table:table-cell office:value-type="string">
            <text:p>/ma cab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དགྲ་བྱང་ཕྱད་དང་དམག་བརྐྱབ་ནི་འཐབ་ནི་ འཛིང་ནི་ ཕྱད་མདའ་བརྐྱབ་ཟེར་ཡང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དམག་ཁག</text:p>
          </table:table-cell>
          <table:table-cell office:value-type="string">
            <text:p>/ma thag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གི་སྡེ་ཚན་ཚུ།</text:p>
          </table:table-cell>
          <table:table-cell table:number-columns-repeated="252"/>
        </table:table-row>
        <table:table-row table:style-name="ro1">
          <table:table-cell office:value-type="string">
            <text:p>དམག་ཁང༌།</text:p>
          </table:table-cell>
          <table:table-cell office:value-type="string">
            <text:p>/ma khang/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མི་སྡོད་སའི་ཁྱིམ་ བསྟན་སྐྱོང་གླིང་དམག་ཁང་ སྐུ་སྲུང་དམག་ཁང་ ལུང་བསྟན་ཕུ་དམག་ཁང་བཟུམ།</text:p>
          </table:table-cell>
          <table:table-cell table:number-columns-repeated="252"/>
        </table:table-row>
        <table:table-row table:style-name="ro1">
          <table:table-cell office:value-type="string">
            <text:p>དམག་ཁྲིམས།</text:p>
          </table:table-cell>
          <table:table-cell office:value-type="string">
            <text:p>/ma thrim/</text:p>
          </table:table-cell>
          <table:table-cell office:value-type="string">
            <text:p>(མིང་)</text:p>
          </table:table-cell>
          <table:table-cell table:style-name="ce2" office:value-type="string">
            <text:p>དྲག་པོའི་ལས་ཁུངས་ཀྱི་ཁྲིམས།</text:p>
          </table:table-cell>
          <table:table-cell table:number-columns-repeated="252"/>
        </table:table-row>
        <table:table-row table:style-name="ro1">
          <table:table-cell office:value-type="string">
            <text:p>དམག་འཁྲུགས།</text:p>
          </table:table-cell>
          <table:table-cell office:value-type="string">
            <text:p>/ma thrug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དམག་མི་ཕན་ཚུན་ཕྱད་མདའ་རྐྱབ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དམག་འཁྲུག་སློང་མི།</text:p>
          </table:table-cell>
          <table:table-cell office:value-type="string">
            <text:p>/ma thru long mi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འཁྲུགས་ལོང་བཅུག་མི།</text:p>
          </table:table-cell>
          <table:table-cell table:number-columns-repeated="252"/>
        </table:table-row>
        <table:table-row table:style-name="ro1">
          <table:table-cell office:value-type="string">
            <text:p>དམག་གི་དཔུང་ཚོགས་ཡན་ལག་བཞི།</text:p>
          </table:table-cell>
          <table:table-cell office:value-type="string">
            <text:p>/ma gi pung tsho yen la zhi</text:p>
          </table:table-cell>
          <table:table-cell office:value-type="string">
            <text:p>(མིང་)</text:p>
          </table:table-cell>
          <table:table-cell table:style-name="ce2" office:value-type="string">
            <text:p>རྐང་དམག་ རྟ་དམག་ ཤིང་རྟའི་དམག་ གླངམ་ཆེའི་དམག་བཞི།</text:p>
          </table:table-cell>
          <table:table-cell table:number-columns-repeated="252"/>
        </table:table-row>
        <table:table-row table:style-name="ro1">
          <table:table-cell office:value-type="string">
            <text:p>དམག་གོ</text:p>
          </table:table-cell>
          <table:table-cell office:value-type="string">
            <text:p>/ma go/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མི་གྱོན་ནིའི་གོ་ལ། དམག་མིའི་སྒྲིགས་གོ།</text:p>
          </table:table-cell>
          <table:table-cell table:number-columns-repeated="252"/>
        </table:table-row>
        <table:table-row table:style-name="ro1">
          <table:table-cell office:value-type="string">
            <text:p>དམག་གུ།</text:p>
          </table:table-cell>
          <table:table-cell office:value-type="string">
            <text:p>/ma gu/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མི་ཚུ་སྡོད་སའི་གུ།</text:p>
          </table:table-cell>
          <table:table-cell table:number-columns-repeated="252"/>
        </table:table-row>
        <table:table-row table:style-name="ro1">
          <table:table-cell office:value-type="string">
            <text:p>དམག་གྲལ།</text:p>
          </table:table-cell>
          <table:table-cell office:value-type="string">
            <text:p>/ma drel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མི་གི་གྱལ་ཁར།</text:p>
          </table:table-cell>
          <table:table-cell table:number-columns-repeated="252"/>
        </table:table-row>
        <table:table-row table:style-name="ro1">
          <table:table-cell office:value-type="string">
            <text:p>དམག་གྲུ།</text:p>
          </table:table-cell>
          <table:table-cell office:value-type="string">
            <text:p>/ma dru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རྐྱབ་མི་དམག་མི་ཚུ་ མཚོ་ཐོག་ལས་ཕར་དང་ཚུར་སྐྱེལ་མིའི་གྲུ།</text:p>
          </table:table-cell>
          <table:table-cell table:number-columns-repeated="252"/>
        </table:table-row>
        <table:table-row table:style-name="ro1">
          <table:table-cell office:value-type="string">
            <text:p>དམག་གླུ།</text:p>
          </table:table-cell>
          <table:table-cell office:value-type="string">
            <text:p>/ma lu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རྐྱབ་པར་འགྱོ་ནི་འབདཝ་ད་ དམག་གི་སྙན་ཆ་དང་བཅས་ཏེ་ རུ་བསྒྲིགས་འབད་འཐེན་པའི་གླུ།</text:p>
          </table:table-cell>
          <table:table-cell table:number-columns-repeated="252"/>
        </table:table-row>
        <table:table-row table:style-name="ro1">
          <table:table-cell office:value-type="string">
            <text:p>དམག་སྒར།</text:p>
          </table:table-cell>
          <table:table-cell office:value-type="string">
            <text:p>/ma gar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སྒར་ཆགས་ནུག་ཟེར་དོ་བཟུམ་དམག་མི་ཚུ་སྡོད་སའི་ཁྱིམ་དང་གུ་ཚུ། དམག་ཁང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དམག་ཆས།</text:p>
          </table:table-cell>
          <table:table-cell office:value-type="string">
            <text:p>/ma che</text:p>
          </table:table-cell>
          <table:table-cell office:value-type="string">
            <text:p>(མིང་)</text:p>
          </table:table-cell>
          <table:table-cell table:style-name="ce2" office:value-type="string">
            <text:p>1 དམག་མི་གི་ཆས་གོས་སྤྱིར་བཏང་གི་མིང༌། 2 དམག་རྐྱབ་ད་དགོ་མི་གི་ལག་ཆ་དང་ཅ་ཆས།</text:p>
          </table:table-cell>
          <table:table-cell table:number-columns-repeated="252"/>
        </table:table-row>
        <table:table-row table:style-name="ro1">
          <table:table-cell office:value-type="string">
            <text:p>དམག་ཆེན།</text:p>
          </table:table-cell>
          <table:table-cell office:value-type="string">
            <text:p>/ma chen</text:p>
          </table:table-cell>
          <table:table-cell office:value-type="string">
            <text:p>(མིང་)</text:p>
          </table:table-cell>
          <table:table-cell table:style-name="ce2" office:value-type="string">
            <text:p>འཛམ་གླིང་དམག་ཆེན་དང་པ། གཉིས་པ་བཟུམ།</text:p>
          </table:table-cell>
          <table:table-cell table:number-columns-repeated="252"/>
        </table:table-row>
        <table:table-row table:style-name="ro1">
          <table:table-cell office:value-type="string">
            <text:p>དམག་རྟ།</text:p>
          </table:table-cell>
          <table:table-cell office:value-type="string">
            <text:p>/ma ta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བརྐྱབ་ད་ཞོན་ནི་གི་རྟ།</text:p>
          </table:table-cell>
          <table:table-cell table:number-columns-repeated="252"/>
        </table:table-row>
        <table:table-row table:style-name="ro1">
          <table:table-cell office:value-type="string">
            <text:p>དམག་ཐང༌།</text:p>
          </table:table-cell>
          <table:table-cell office:value-type="string">
            <text:p>/ma thang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རྐྱབ་སའི་ས་ཁོངས།</text:p>
          </table:table-cell>
          <table:table-cell table:number-columns-repeated="252"/>
        </table:table-row>
        <table:table-row table:style-name="ro1">
          <table:table-cell office:value-type="string">
            <text:p>དམག་དར།</text:p>
          </table:table-cell>
          <table:table-cell office:value-type="string">
            <text:p>/ma dar</text:p>
          </table:table-cell>
          <table:table-cell office:value-type="string">
            <text:p>(མིང་)</text:p>
          </table:table-cell>
          <table:table-cell table:style-name="ce2" office:value-type="string">
            <text:p>1 དམག་ཁང་ནང་འཕྱར་མི་རྒྱལ་དར་༢ དམག་རྐྱབ་པར་འགྱོཝ་ད་རང་ཕྱོགས་དང་ གཞན་ཕྱོགས་ངོ་ཤེས་ནི་གི་ ངོ་རྟགས་ལུ་འཕྱར་བའི་དར་དང་རྒྱལ་དར་ཚུ།</text:p>
          </table:table-cell>
          <table:table-cell table:number-columns-repeated="252"/>
        </table:table-row>
        <table:table-row table:style-name="ro1">
          <table:table-cell office:value-type="string">
            <text:p>དམག་དུང༌།</text:p>
          </table:table-cell>
          <table:table-cell office:value-type="string">
            <text:p>/ma dung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མི་ཚུ་འཛོམས་བརྡ་བཏང་ནི་གི་དམག་དུང༌། དམག་བརྡ་འབད་ནིའི་གྲ་ཆས་ཅིག།</text:p>
          </table:table-cell>
          <table:table-cell table:number-columns-repeated="252"/>
        </table:table-row>
        <table:table-row table:style-name="ro1">
          <table:table-cell office:value-type="string">
            <text:p>དམག་དུང་འཕུ།</text:p>
          </table:table-cell>
          <table:table-cell office:value-type="string">
            <text:p>/ma dung phu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དམག་དུང་འཕུ་སྟེ་དམག་མི་ཚུ་བཀུག་ནི།</text:p>
          </table:table-cell>
          <table:table-cell table:number-columns-repeated="252"/>
        </table:table-row>
        <table:table-row table:style-name="ro1">
          <table:table-cell office:value-type="string">
            <text:p>དམག་སྡེ།</text:p>
          </table:table-cell>
          <table:table-cell office:value-type="string">
            <text:p>/mag de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མིའི་སྡེ་ཚན།</text:p>
          </table:table-cell>
          <table:table-cell table:number-columns-repeated="252"/>
        </table:table-row>
        <table:table-row table:style-name="ro1">
          <table:table-cell office:value-type="string">
            <text:p>དམག་བརྡ།</text:p>
          </table:table-cell>
          <table:table-cell office:value-type="string">
            <text:p>/ma da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རྐྱབ་སར་ཆ་རོགས་གཅིག་གིས་གཅིག་ལུ་ བརྡ་སྟོན་ཐངས།</text:p>
          </table:table-cell>
          <table:table-cell table:number-columns-repeated="252"/>
        </table:table-row>
        <table:table-row table:style-name="ro1">
          <table:table-cell office:value-type="string">
            <text:p>དམག་སྣ།</text:p>
          </table:table-cell>
          <table:table-cell office:value-type="string">
            <text:p>/ma na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གི་གདོང༌། དམག་གི་སྣེ།</text:p>
          </table:table-cell>
          <table:table-cell table:number-columns-repeated="252"/>
        </table:table-row>
        <table:table-row table:style-name="ro1">
          <table:table-cell office:value-type="string">
            <text:p>དམག་དཔུང༌།</text:p>
          </table:table-cell>
          <table:table-cell office:value-type="string">
            <text:p>/ma pung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མི་ག་ར་གཅིག་ཁར་འཛོམས་པའི་ དམག་གི་སྡེ།</text:p>
          </table:table-cell>
          <table:table-cell table:number-columns-repeated="252"/>
        </table:table-row>
        <table:table-row table:style-name="ro1">
          <table:table-cell office:value-type="string">
            <text:p>དམག་དཔོན།</text:p>
          </table:table-cell>
          <table:table-cell office:value-type="string">
            <text:p>/mag poen</text:p>
          </table:table-cell>
          <table:table-cell office:value-type="string">
            <text:p>(མིང་)</text:p>
          </table:table-cell>
          <table:table-cell table:style-name="ce2" office:value-type="string">
            <text:p>དགྲ་བྱང་ཕྱད་དང་དམག་རྐྱབ་ད་ སྣ་འཁྱིད་མི་དང་ བཀོད་བྱ་བྱིན་མི་བློ་སྟོབས་ཅན།</text:p>
          </table:table-cell>
          <table:table-cell table:number-columns-repeated="252"/>
        </table:table-row>
        <table:table-row table:style-name="ro1">
          <table:table-cell office:value-type="string">
            <text:p>དམག་དཔོན་རིན་པོ་ཆེ།</text:p>
          </table:table-cell>
          <table:table-cell office:value-type="string">
            <text:p>/mag poen rin po che</text:p>
          </table:table-cell>
          <table:table-cell office:value-type="string">
            <text:p>(མིང་)</text:p>
          </table:table-cell>
          <table:table-cell table:style-name="ce2" office:value-type="string">
            <text:p>རྒྱལ་སྲིད་རིན་པོ་ཆེ་སྣ་བདུན་གྱི་ནང་གསེས་ཅིག།</text:p>
          </table:table-cell>
          <table:table-cell table:number-columns-repeated="252"/>
        </table:table-row>
        <table:table-row table:style-name="ro1">
          <table:table-cell office:value-type="string">
            <text:p>དམག་སྤྱི།</text:p>
          </table:table-cell>
          <table:table-cell office:value-type="string">
            <text:p>/mag ci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མི་ཆ་མཉམ་གྱི་འགོ་དཔོན་སྤྱི་ཁྱབ།</text:p>
          </table:table-cell>
          <table:table-cell table:number-columns-repeated="252"/>
        </table:table-row>
        <table:table-row table:style-name="ro1">
          <table:table-cell office:value-type="string">
            <text:p>དམག་འཕྲིན།</text:p>
          </table:table-cell>
          <table:table-cell office:value-type="string">
            <text:p>/mag thrin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བརྐྱབ་ནི་གི་དོན་ལུ་བཏང་བའི་ཡི་གུ།</text:p>
          </table:table-cell>
          <table:table-cell table:number-columns-repeated="252"/>
        </table:table-row>
        <table:table-row table:style-name="ro1">
          <table:table-cell office:value-type="string">
            <text:p>དམག་སྦྱོང༌།</text:p>
          </table:table-cell>
          <table:table-cell office:value-type="string">
            <text:p>/mag jong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རྐྱབ་ནི་གི་ཐབས་ཤེས་ཚུ་ སློབ་སྦྱོང་འབད་ནི། དམག་ལྷབ་ནི།</text:p>
          </table:table-cell>
          <table:table-cell table:number-columns-repeated="252"/>
        </table:table-row>
        <table:table-row table:style-name="ro1">
          <table:table-cell office:value-type="string">
            <text:p>དམག་མི།</text:p>
          </table:table-cell>
          <table:table-cell office:value-type="string">
            <text:p>/ma mi/</text:p>
          </table:table-cell>
          <table:table-cell office:value-type="string">
            <text:p>(མིང་)</text:p>
          </table:table-cell>
          <table:table-cell table:style-name="ce2" office:value-type="string">
            <text:p>བསྟན་སྲུང་དྲག་པོའི་དམག་མི་ སྐུ་སྲུང་དམག་མི་ ཁྲིམས་སྲུང་དམག་མི་ས་སྲུང་དམག་མི་ཚུ་ཕྱད་མདའ་རྐྱབ་མིའི་སྡེ་ཚན།</text:p>
          </table:table-cell>
          <table:table-cell table:number-columns-repeated="252"/>
        </table:table-row>
        <table:table-row table:style-name="ro1">
          <table:table-cell office:value-type="string">
            <text:p>དམག་མི།</text:p>
          </table:table-cell>
          <table:table-cell office:value-type="string">
            <text:p>/ma mi/</text:p>
          </table:table-cell>
          <table:table-cell office:value-type="string">
            <text:p>(མིང་)</text:p>
          </table:table-cell>
          <table:table-cell table:style-name="ce2" office:value-type="string">
            <text:p>དཀྱུས་མ་གོ་ས་མེད་པའི་དམག་མི།</text:p>
          </table:table-cell>
          <table:table-cell table:number-columns-repeated="252"/>
        </table:table-row>
        <table:table-row table:style-name="ro1">
          <table:table-cell office:value-type="string">
            <text:p>དམག་བཙོན།</text:p>
          </table:table-cell>
          <table:table-cell office:value-type="string">
            <text:p>/mag tsoen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རྐྱབ་ད་བཟུང་སྟེ་བཞག་མི་བཙོན་པ།</text:p>
          </table:table-cell>
          <table:table-cell table:number-columns-repeated="252"/>
        </table:table-row>
        <table:table-row table:style-name="ro1">
          <table:table-cell office:value-type="string">
            <text:p>དམག་རྩེད།</text:p>
          </table:table-cell>
          <table:table-cell office:value-type="string">
            <text:p>/mag tse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མིའི་རྩེདམོ།</text:p>
          </table:table-cell>
          <table:table-cell table:number-columns-repeated="252"/>
        </table:table-row>
        <table:table-row table:style-name="ro1">
          <table:table-cell office:value-type="string">
            <text:p>དམག་ཚོགས།</text:p>
          </table:table-cell>
          <table:table-cell office:value-type="string">
            <text:p>/ma tsho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དཔུ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དམག་འཛིང༌།</text:p>
          </table:table-cell>
          <table:table-cell office:value-type="string">
            <text:p>/mag dzing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དམག་འཁྲུག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དམག་འཛིང་གནམ་གྲུ།</text:p>
          </table:table-cell>
          <table:table-cell office:value-type="string">
            <text:p>/mag dzing nam dru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རྐྱབ་མི་གནམ་གྲུ།</text:p>
          </table:table-cell>
          <table:table-cell table:number-columns-repeated="252"/>
        </table:table-row>
        <table:table-row table:style-name="ro1">
          <table:table-cell office:value-type="string">
            <text:p>དམག་ཞྭ།</text:p>
          </table:table-cell>
          <table:table-cell office:value-type="string">
            <text:p>/ma zha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རྐྱབ་ད་བཙུགས་མི་ཞྭམོ།</text:p>
          </table:table-cell>
          <table:table-cell table:number-columns-repeated="252"/>
        </table:table-row>
        <table:table-row table:style-name="ro1">
          <table:table-cell office:value-type="string">
            <text:p>དམག་རོགས།</text:p>
          </table:table-cell>
          <table:table-cell office:value-type="string">
            <text:p>/ma ro</text:p>
          </table:table-cell>
          <table:table-cell office:value-type="string">
            <text:p>(མིང་)</text:p>
          </table:table-cell>
          <table:table-cell table:style-name="ce2" office:value-type="string">
            <text:p>1 དམག་རྒྱབ་ 2 དམག་རྐྱབ་མིའི་ཆ་རོགས།</text:p>
          </table:table-cell>
          <table:table-cell table:number-columns-repeated="252"/>
        </table:table-row>
        <table:table-row table:style-name="ro1">
          <table:table-cell office:value-type="string">
            <text:p>དམག་ལན་སློག་པ།</text:p>
          </table:table-cell>
          <table:table-cell office:value-type="string">
            <text:p>/mag len log pa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བྱང་ཕྱད་ལུ་ དམག་ལན་འཇལ་ནི།</text:p>
          </table:table-cell>
          <table:table-cell table:number-columns-repeated="252"/>
        </table:table-row>
        <table:table-row table:style-name="ro1">
          <table:table-cell office:value-type="string">
            <text:p>དམག་སྲིད།</text:p>
          </table:table-cell>
          <table:table-cell office:value-type="string">
            <text:p>/mag si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མིའི་འགོ་དཔོན་གྱི་གོ་སའི་མིང་ཅིག།</text:p>
          </table:table-cell>
          <table:table-cell table:number-columns-repeated="252"/>
        </table:table-row>
        <table:table-row table:style-name="ro1">
          <table:table-cell office:value-type="string">
            <text:p>དམག་གསར།</text:p>
          </table:table-cell>
          <table:table-cell office:value-type="string">
            <text:p>/ma sar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མི་གསརཔ་ དམག་གི་སློབ་སྦྱོང་དང་པ་འབད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དམངས།</text:p>
          </table:table-cell>
          <table:table-cell office:value-type="string">
            <text:p>/mang/</text:p>
          </table:table-cell>
          <table:table-cell office:value-type="string">
            <text:p>(མིང་)</text:p>
          </table:table-cell>
          <table:table-cell table:style-name="ce2" office:value-type="string">
            <text:p>1 མི་སེར་དམངས། ཡོངས་རྫོགས་ མི་དམངས་ག་ར་ཟེར་བའི་དོན། 2 ཡོངས་རྫོགས།</text:p>
          </table:table-cell>
          <table:table-cell table:number-columns-repeated="252"/>
        </table:table-row>
        <table:table-row table:style-name="ro1">
          <table:table-cell office:value-type="string">
            <text:p>དམངས་ཀྱི་ས།</text:p>
          </table:table-cell>
          <table:table-cell office:value-type="string">
            <text:p>/mang ki sa/</text:p>
          </table:table-cell>
          <table:table-cell office:value-type="string">
            <text:p>(མིང་)</text:p>
          </table:table-cell>
          <table:table-cell table:style-name="ce2" office:value-type="string">
            <text:p>གཡུས་ཚན་གཅིག་སྤྱི་ཏོག་ཁར་དབང་བའི་ དམངས་སྤྱི་རུབ་ཀྱི་ས།</text:p>
          </table:table-cell>
          <table:table-cell table:number-columns-repeated="252"/>
        </table:table-row>
        <table:table-row table:style-name="ro1">
          <table:table-cell office:value-type="string">
            <text:p>དམངས་ཀྱི་ཨབ།</text:p>
          </table:table-cell>
          <table:table-cell office:value-type="string">
            <text:p>/mang ki @ab</text:p>
          </table:table-cell>
          <table:table-cell office:value-type="string">
            <text:p>(མིང་)</text:p>
          </table:table-cell>
          <table:table-cell table:style-name="ce2" office:value-type="string">
            <text:p>གཡུས་ཚན་རེ་གི་ཁྱད་ཆོདཔ་འབད་བཏོན་པའི་གཞུང་དང་ མི་སེར་གྱི་བར་ན་འབྲེལ་བ་འབད་མི་ གོ་ཤེས་ཉན་ཤེས་ཅན།</text:p>
          </table:table-cell>
          <table:table-cell table:number-columns-repeated="252"/>
        </table:table-row>
        <table:table-row table:style-name="ro1">
          <table:table-cell office:value-type="string">
            <text:p>དམངས་ཁ་འཆམ།</text:p>
          </table:table-cell>
          <table:table-cell office:value-type="string">
            <text:p>/mang kah cham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དམངས་ཁ་འཆམ་ན་སྒོས་གཡུས་བཏོན། ཟེར་སླབ་དོ་བཟུམ་ མི་དམངས་ཀྱི་ཁ་གཅིག་ཁར་མཐུན་ནི།</text:p>
          </table:table-cell>
          <table:table-cell table:number-columns-repeated="252"/>
        </table:table-row>
        <table:table-row table:style-name="ro1">
          <table:table-cell office:value-type="string">
            <text:p>དམངས་འཆམ།</text:p>
          </table:table-cell>
          <table:table-cell office:value-type="string">
            <text:p>/mang cham/</text:p>
          </table:table-cell>
          <table:table-cell office:value-type="string">
            <text:p>(མིང་)</text:p>
          </table:table-cell>
          <table:table-cell table:style-name="ce2" office:value-type="string">
            <text:p>1 འཆམ་པ་དམངས་གཅིག་ཁར་རྐྱབ་དགོ་པའི་འཆམ། 2 བར་དོའི་ཐོས་གྲོལ་ གར་འཆམ་གྱི་གཟུགས་སུ་བཀོད་དེ་ལྟདམོ་སྟོན་པའི་འབོད་འཆམ། རཀྵ་དམངས་འཆམ།</text:p>
          </table:table-cell>
          <table:table-cell table:number-columns-repeated="252"/>
        </table:table-row>
        <table:table-row table:style-name="ro1">
          <table:table-cell office:value-type="string">
            <text:p>དམངས་སྙོམས་རིང་ལུགས།</text:p>
          </table:table-cell>
          <table:table-cell office:value-type="string">
            <text:p>/mang nyom ring lu/</text:p>
          </table:table-cell>
          <table:table-cell office:value-type="string">
            <text:p>(མིང་)</text:p>
          </table:table-cell>
          <table:table-cell table:style-name="ce2" office:value-type="string">
            <text:p>དམངས་ཀྱི་སྐྱིད་སྡུག་འདྲ་འདྲ་བཟོ་མི་གི་ལམ་ལུགས།</text:p>
          </table:table-cell>
          <table:table-cell table:number-columns-repeated="252"/>
        </table:table-row>
        <table:table-row table:style-name="ro1">
          <table:table-cell office:value-type="string">
            <text:p>དམངས་མི།</text:p>
          </table:table-cell>
          <table:table-cell office:value-type="string">
            <text:p>/mang mi/</text:p>
          </table:table-cell>
          <table:table-cell office:value-type="string">
            <text:p>(མིང་)</text:p>
          </table:table-cell>
          <table:table-cell table:style-name="ce2" office:value-type="string">
            <text:p>དམངས་ཀྱི་ཁྱད་ཆོད་མི།</text:p>
          </table:table-cell>
          <table:table-cell table:number-columns-repeated="252"/>
        </table:table-row>
        <table:table-row table:style-name="ro1">
          <table:table-cell office:value-type="string">
            <text:p>དམངས་གཙོ་རྒྱལ་ཁབ།</text:p>
          </table:table-cell>
          <table:table-cell office:value-type="string">
            <text:p>/mang tso gel khab/</text:p>
          </table:table-cell>
          <table:table-cell office:value-type="string">
            <text:p>(མིང་)</text:p>
          </table:table-cell>
          <table:table-cell table:style-name="ce2" office:value-type="string">
            <text:p>གཞུང་འཛིན་མི་སེར་གྱིས་བཙག་འཐུ་འབད་མི་གི་སྲིད་གཞུང་ལྡན་པའི་རྒྱལ་ཁབ།</text:p>
          </table:table-cell>
          <table:table-cell table:number-columns-repeated="252"/>
        </table:table-row>
        <table:table-row table:style-name="ro1">
          <table:table-cell office:value-type="string">
            <text:p>དམངས་གཞི།</text:p>
          </table:table-cell>
          <table:table-cell office:value-type="string">
            <text:p>/mang zhi</text:p>
          </table:table-cell>
          <table:table-cell office:value-type="string">
            <text:p>(མིང་)</text:p>
          </table:table-cell>
          <table:table-cell table:style-name="ce2" office:value-type="string">
            <text:p>གཡུས་ཚན་གཅིག་གི་ གུང་གྲངས་དང་འཁྲིལ་བའི་མི་སེར་ག་ར།</text:p>
          </table:table-cell>
          <table:table-cell table:number-columns-repeated="252"/>
        </table:table-row>
        <table:table-row table:style-name="ro1">
          <table:table-cell office:value-type="string">
            <text:p>དམངས་ཨཔ།</text:p>
          </table:table-cell>
          <table:table-cell office:value-type="string">
            <text:p>/mang @ap</text:p>
          </table:table-cell>
          <table:table-cell office:value-type="string">
            <text:p>(མིང་)</text:p>
          </table:table-cell>
          <table:table-cell table:style-name="ce2" office:value-type="string">
            <text:p>དམངས་ཀྱི་ཨཔ་དང་གཅིག།</text:p>
          </table:table-cell>
          <table:table-cell table:number-columns-repeated="252"/>
        </table:table-row>
        <table:table-row table:style-name="ro1">
          <table:table-cell office:value-type="string">
            <text:p>དམན།</text:p>
          </table:table-cell>
          <table:table-cell office:value-type="string">
            <text:p>/men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དམའ་བའི་མིང༌། གོ་ས་མཐོ་དམན་ཟེར་དོ་བཟུམ་ དམའ་བ་ དམན་པ། 2 སྐྱོ་བ་ ཞན་པ་ཚུ་ལུ་ཡང་འཇུག།</text:p>
          </table:table-cell>
          <table:table-cell table:number-columns-repeated="252"/>
        </table:table-row>
        <table:table-row table:style-name="ro1">
          <table:table-cell office:value-type="string">
            <text:p>དམན་ས།</text:p>
          </table:table-cell>
          <table:table-cell office:value-type="string">
            <text:p>/men sa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ཉམ་ཆུང་བཟོ་སྟེ་དམའ་ས་བཟུང་ན་དགའ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དམའ།</text:p>
          </table:table-cell>
          <table:table-cell office:value-type="string">
            <text:p>/ma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མཐོ་བའི་འགལ་མིང་ གོ་ས་དམའ་ ཐོག་ཚད་དམའ་ ས་ཁ་དམའ་ཚུ།</text:p>
          </table:table-cell>
          <table:table-cell table:number-columns-repeated="252"/>
        </table:table-row>
        <table:table-row table:style-name="ro1">
          <table:table-cell office:value-type="string">
            <text:p>དམའ་ཕབ།</text:p>
          </table:table-cell>
          <table:table-cell office:value-type="string">
            <text:p>/ma phab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མི་འཛོམས་སར་ངོ་ཚ་བཅུག་སྟེ་ དམའ་སར་ཕབ་པ།</text:p>
          </table:table-cell>
          <table:table-cell table:number-columns-repeated="252"/>
        </table:table-row>
        <table:table-row table:style-name="ro1">
          <table:table-cell office:value-type="string">
            <text:p>དམའ་འབེབས།</text:p>
          </table:table-cell>
          <table:table-cell office:value-type="string">
            <text:p>/ma beb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དམའ་ཕབ་པའི་བྱེད་ཚིག།</text:p>
          </table:table-cell>
          <table:table-cell table:number-columns-repeated="252"/>
        </table:table-row>
        <table:table-row table:style-name="ro1">
          <table:table-cell office:value-type="string">
            <text:p>དམའ་མི་དམའ།</text:p>
          </table:table-cell>
          <table:table-cell office:value-type="string">
            <text:p>/ma mi ma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གོ་ས་དམའ་མི་དམའ་ གདན་དམའ་མི་དམའ་ ཁྱིམ་ཐོག་དམའ་མི་དམའ་ ས་ཁ་དམའ་མི་དམའ་ཟེར་མི་ཚུ་ ཧ་ཅང་གིས་དམའ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དམའ་ཚད།</text:p>
          </table:table-cell>
          <table:table-cell office:value-type="string">
            <text:p>/ma tshe/</text:p>
          </table:table-cell>
          <table:table-cell office:value-type="string">
            <text:p>(མིང་)</text:p>
          </table:table-cell>
          <table:table-cell table:style-name="ce2" office:value-type="string">
            <text:p>དམའ་ཤོས་ཀྱི་ཚད།</text:p>
          </table:table-cell>
          <table:table-cell table:number-columns-repeated="252"/>
        </table:table-row>
        <table:table-row table:style-name="ro1">
          <table:table-cell office:value-type="string">
            <text:p>དམའ་ཤོས།</text:p>
          </table:table-cell>
          <table:table-cell office:value-type="string">
            <text:p>/ma sho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མཐོ་ཤོས་ཀྱི་འགལ་མིང༌། དམག་མི་ནང་གོ་ས་དམའ་ཤོས་རང་ འགོ་པ་ཨིན་ཟེར་དོ་བཟུམ། ཆུང་ཤོས་ཟེར་བའི་དོན། 2 ཞན་ཤོས་ཡང་ཨིན།</text:p>
          </table:table-cell>
          <table:table-cell table:number-columns-repeated="252"/>
        </table:table-row>
        <table:table-row table:style-name="ro1">
          <table:table-cell office:value-type="string">
            <text:p>དམའ་བཤུབ།</text:p>
          </table:table-cell>
          <table:table-cell office:value-type="string">
            <text:p>/ma shub/</text:p>
          </table:table-cell>
          <table:table-cell office:value-type="string">
            <text:p>(མིང་་)</text:p>
          </table:table-cell>
          <table:table-cell table:style-name="ce2" office:value-type="string">
            <text:p>མི་འཛོམས་སར་ རང་གི་སྐྱོན་བརྗོད་དེ་དམའ་ཕབ་པའི་དོན་ཨིན། ་དམར་སྦྱིས་བརྐྱབ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དམའ་ས།</text:p>
          </table:table-cell>
          <table:table-cell office:value-type="string">
            <text:p>/ma sa/</text:p>
          </table:table-cell>
          <table:table-cell office:value-type="string">
            <text:p>(མིང་)</text:p>
          </table:table-cell>
          <table:table-cell table:style-name="ce2" office:value-type="string">
            <text:p>1 དམན་ས་དང་དོན་གཅིག། 2 ཁ་དམའ་ས།</text:p>
          </table:table-cell>
          <table:table-cell table:number-columns-repeated="252"/>
        </table:table-row>
        <table:table-row table:style-name="ro1">
          <table:table-cell office:value-type="string">
            <text:p>དམར་རྐྱང༌།</text:p>
          </table:table-cell>
          <table:table-cell office:value-type="string">
            <text:p>/mar cang</text:p>
          </table:table-cell>
          <table:table-cell office:value-type="string">
            <text:p>(མིང་)</text:p>
          </table:table-cell>
          <table:table-cell table:style-name="ce2" office:value-type="string">
            <text:p>ཚོས་གཞན་གྱི་བསྲེས་མེད་པའི་ ཚོས་གཞི་དམརཔོ་གཙང་ཙ་འབད་མི།</text:p>
          </table:table-cell>
          <table:table-cell table:number-columns-repeated="252"/>
        </table:table-row>
        <table:table-row table:style-name="ro1">
          <table:table-cell office:value-type="string">
            <text:p>དམར་སྐྱ།</text:p>
          </table:table-cell>
          <table:table-cell office:value-type="string">
            <text:p>/mar ca</text:p>
          </table:table-cell>
          <table:table-cell office:value-type="string">
            <text:p>(མིང་)</text:p>
          </table:table-cell>
          <table:table-cell table:style-name="ce2" office:value-type="string">
            <text:p>ཚོས་དམརཔོ་ནང་སྐྱ་བ་ཤས་ཆེ་མི། ཤ་ཁ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དམར་ཁྲ།</text:p>
          </table:table-cell>
          <table:table-cell office:value-type="string">
            <text:p>/mar thra/</text:p>
          </table:table-cell>
          <table:table-cell office:value-type="string">
            <text:p>(མིང་)</text:p>
          </table:table-cell>
          <table:table-cell table:style-name="ce2" office:value-type="string">
            <text:p>ཁྲ་དམར་པོ་མང་སུ་ཡོདཔ་ལས་ དམར་ཁྲ་ཟེར་སླབ་རུང་ ཁྲ་སྣ་ཚོགས་ཡོད་པའི་ཟོང་ཆ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དམར་ཁྲིད།</text:p>
          </table:table-cell>
          <table:table-cell office:value-type="string">
            <text:p>/mar thri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གནད་དོན་ཚུ་སྒོང་རྡོག་པགས་ཀོ་བཤུབ་དོ་བཟུམ་ སྦ་གསང་མེད་པར་དངོས་དོན་ཁ་གསལ་འབད་བཤད་ནི།</text:p>
          </table:table-cell>
          <table:table-cell table:number-columns-repeated="252"/>
        </table:table-row>
        <table:table-row table:style-name="ro1">
          <table:table-cell office:value-type="string">
            <text:p>དམར་མཁནམ།</text:p>
          </table:table-cell>
          <table:table-cell office:value-type="string">
            <text:p>/mar khem</text:p>
          </table:table-cell>
          <table:table-cell office:value-type="string">
            <text:p>(མིང་)</text:p>
          </table:table-cell>
          <table:table-cell table:style-name="ce2" office:value-type="string">
            <text:p>ནོར་སེམས་ཅན་བསད་དེ་ཤ་བཙོང་མི། བཤན་པ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དམར་འགྱེད།</text:p>
          </table:table-cell>
          <table:table-cell office:value-type="string">
            <text:p>/mar ge</text:p>
          </table:table-cell>
          <table:table-cell office:value-type="string">
            <text:p>(མིང་)</text:p>
          </table:table-cell>
          <table:table-cell table:style-name="ce2" office:value-type="string">
            <text:p>སེམས་ཀྱིས་རང་ལུས་ཀྱི་ཤ་ཁྲག་ཕངས་མེད་མཆོད་སྦྱིན་འབད་ནིའི་དམིགས་རིམ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དམར་རྒྱན།</text:p>
          </table:table-cell>
          <table:table-cell office:value-type="string">
            <text:p>/mar jen</text:p>
          </table:table-cell>
          <table:table-cell office:value-type="string">
            <text:p>(མིང་)</text:p>
          </table:table-cell>
          <table:table-cell table:style-name="ce2" office:value-type="string">
            <text:p>དྲག་པོའི་གཏོརམ་གུ་ ཤ་རློནམ་གྱི་རྫས་བཀལ་དགོ་མི།</text:p>
          </table:table-cell>
          <table:table-cell table:number-columns-repeated="252"/>
        </table:table-row>
        <table:table-row table:style-name="ro1">
          <table:table-cell office:value-type="string">
            <text:p>དམར་ངོ་ཁྲག་ངོ༌།</text:p>
          </table:table-cell>
          <table:table-cell office:value-type="string">
            <text:p>/mar ngo thra ngo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མཚོན་ཆ་ཕོག་ནི་དང་ ཐུག་སྐྱོན་ལུ་བརྟེན་ཏེ་ རྨ་བཏོན་ཁྲག་བཏོན་འབྱུང་ནི་གི་ཉེན་ཁ།</text:p>
          </table:table-cell>
          <table:table-cell table:number-columns-repeated="252"/>
        </table:table-row>
        <table:table-row table:style-name="ro1">
          <table:table-cell office:value-type="string">
            <text:p>དམར་ཅནམ།</text:p>
          </table:table-cell>
          <table:table-cell office:value-type="string">
            <text:p>/mar cem</text:p>
          </table:table-cell>
          <table:table-cell office:value-type="string">
            <text:p>(མིང་)</text:p>
          </table:table-cell>
          <table:table-cell table:style-name="ce2" office:value-type="string">
            <text:p>སྤོ་རོ་དམར་ཅནམ་ གཟུགས་ཀྱི་པགས་ཀོ་ཁར་ སྤོ་རོ་ཐོན་ཏེ་ན་བའི་རིམས་ནད་ཅིག།</text:p>
          </table:table-cell>
          <table:table-cell table:number-columns-repeated="252"/>
        </table:table-row>
        <table:table-row table:style-name="ro1">
          <table:table-cell office:value-type="string">
            <text:p>དམར་མཆོད།</text:p>
          </table:table-cell>
          <table:table-cell office:value-type="string">
            <text:p>/mar choe</text:p>
          </table:table-cell>
          <table:table-cell office:value-type="string">
            <text:p>(མིང་)</text:p>
          </table:table-cell>
          <table:table-cell table:style-name="ce2" office:value-type="string">
            <text:p>1 དམར་འགྱེད་དང་དོན་གཅིག 2 སེམས་ཅན་སྲོག་བཅད་དེ་མཆོདཔ་ཕུལ་མི།</text:p>
          </table:table-cell>
          <table:table-cell table:number-columns-repeated="252"/>
        </table:table-row>
        <table:table-row table:style-name="ro1">
          <table:table-cell office:value-type="string">
            <text:p>དམར་རྗེན།</text:p>
          </table:table-cell>
          <table:table-cell office:value-type="string">
            <text:p>/mar jen</text:p>
          </table:table-cell>
          <table:table-cell office:value-type="string">
            <text:p>(མིང་)</text:p>
          </table:table-cell>
          <table:table-cell table:style-name="ce2" office:value-type="string">
            <text:p>1 སྤུར་རས་མ་རྐྱབ་པར་ སྒྱེན་མོར་བཏོན་པ། 2 སྦས་དོན་ཚུ་གསང་སྟེ་མ་བཞག་པར་ ཁ་གསལ་ཏེ་དོད་རིལ་རི་འབད་སྤང་ནང་བཏོན་མི་ལུ་ གདམས་ངག་དམར་རྗེན་དུ་སྟོན་པ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དམར་གཏོར།</text:p>
          </table:table-cell>
          <table:table-cell office:value-type="string">
            <text:p>/mar tor</text:p>
          </table:table-cell>
          <table:table-cell office:value-type="string">
            <text:p>(མིང་)</text:p>
          </table:table-cell>
          <table:table-cell table:style-name="ce2" office:value-type="string">
            <text:p>ཆོ་ག་གཏངམ་ད་གི་ གཏོར་མའི་གྲལ་ལས་ དྲག་པོའི་གཏོར་མ་དང་ཚོན་དམར་པོ་གཏང་དགོ་པའི་གཏོར་མ།</text:p>
          </table:table-cell>
          <table:table-cell table:number-columns-repeated="252"/>
        </table:table-row>
        <table:table-row table:style-name="ro1">
          <table:table-cell office:value-type="string">
            <text:p>དམར་སྟོན།</text:p>
          </table:table-cell>
          <table:table-cell office:value-type="string">
            <text:p>/mar toen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དམར་འགྱེད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དམར་ཐག་ཆོད་དུས།</text:p>
          </table:table-cell>
          <table:table-cell office:value-type="string">
            <text:p>/mar tha choe due</text:p>
          </table:table-cell>
          <table:table-cell office:value-type="string">
            <text:p>(མིང་)</text:p>
          </table:table-cell>
          <table:table-cell table:style-name="ce2" office:value-type="string">
            <text:p>ཕྱི་རུ་ཉིམ་ལའི་རྒྱབ་ཁར་འཛུལ་མཚམས་ཀྱི་དུས་ཚོད།</text:p>
          </table:table-cell>
          <table:table-cell table:number-columns-repeated="252"/>
        </table:table-row>
        <table:table-row table:style-name="ro1">
          <table:table-cell office:value-type="string">
            <text:p>དམར་འཐབ་འཐབ།</text:p>
          </table:table-cell>
          <table:table-cell office:value-type="string">
            <text:p>/mar thab thab</text:p>
          </table:table-cell>
          <table:table-cell office:value-type="string">
            <text:p>(མིང་)</text:p>
          </table:table-cell>
          <table:table-cell table:style-name="ce2" office:value-type="string">
            <text:p>ཁྲག་དང་བཅས་པའི་ཤ་ལཱ་དང་རྨ་སྟོན་ཁྲག་སྟོན་ཚུ་ལུ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དམར་ཐམ།</text:p>
          </table:table-cell>
          <table:table-cell office:value-type="string">
            <text:p>/mar tham</text:p>
          </table:table-cell>
          <table:table-cell office:value-type="string">
            <text:p>(མིང་)</text:p>
          </table:table-cell>
          <table:table-cell table:style-name="ce2" office:value-type="string">
            <text:p>མཚལ་དམརཔོ་གིས་བརྐྱབས་པའི་ཕྱག་ཐམ། དེ་ལུ་མཚལ་ཐམ་ཟེར་ཡང་སླབ་འོང༌། གནད་དོན་གལ་ཆེ་ཤོས་ལུ་དམར་ཐམ་རྐྱབ་ཨིན།</text:p>
          </table:table-cell>
          <table:table-cell table:number-columns-repeated="252"/>
        </table:table-row>
        <table:table-row table:style-name="ro1">
          <table:table-cell office:value-type="string">
            <text:p>དམར་ཐམ་ཅནམ།</text:p>
          </table:table-cell>
          <table:table-cell office:value-type="string">
            <text:p>/mar tham cem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དང་ཕུགས་ས་ཁྲམ་དང་བཀའ་ཤོག་ཚུ་གུ་ལུ་ གཞུང་གི་ཕྱག་ཐམ་མཚལ་དམརཔོ་གིས་བརྐྱབས་ཏ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དམར་ཐིག</text:p>
          </table:table-cell>
          <table:table-cell office:value-type="string">
            <text:p>/mar thig</text:p>
          </table:table-cell>
          <table:table-cell office:value-type="string">
            <text:p>(མིང་)</text:p>
          </table:table-cell>
          <table:table-cell table:style-name="ce2" office:value-type="string">
            <text:p>1 ཤིང་བཟོཝ་ཚུ་གིས་ བཙག་གིས་རྐྱབ་མི་ ཐིག་དམརཔོ། དེ་ལུ་བཟང་ཐིག་ཟེར་ཡང་སླབ་འོང༌། 2 ཡི་གུ་ཐིག་དམརཔོ་འཐེན་མི།</text:p>
          </table:table-cell>
          <table:table-cell table:number-columns-repeated="252"/>
        </table:table-row>
        <table:table-row table:style-name="ro1">
          <table:table-cell office:value-type="string">
            <text:p>དམར་དྲི།</text:p>
          </table:table-cell>
          <table:table-cell office:value-type="string">
            <text:p>/mar dri</text:p>
          </table:table-cell>
          <table:table-cell office:value-type="string">
            <text:p>(མིང་)</text:p>
          </table:table-cell>
          <table:table-cell table:style-name="ce2" office:value-type="string">
            <text:p>ཤ་དང་ཁྲག་གི་དྲིམ།</text:p>
          </table:table-cell>
          <table:table-cell table:number-columns-repeated="252"/>
        </table:table-row>
        <table:table-row table:style-name="ro1">
          <table:table-cell office:value-type="string">
            <text:p>དམར་མདངས།</text:p>
          </table:table-cell>
          <table:table-cell office:value-type="string">
            <text:p>/mar dang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ཁ་དོག་དམརཔོ་གི་བཀྱག།</text:p>
          </table:table-cell>
          <table:table-cell table:number-columns-repeated="252"/>
        </table:table-row>
        <table:table-row table:style-name="ro1">
          <table:table-cell office:value-type="string">
            <text:p>དམར་ནག</text:p>
          </table:table-cell>
          <table:table-cell office:value-type="string">
            <text:p>/mar na</text:p>
          </table:table-cell>
          <table:table-cell office:value-type="string">
            <text:p>(མིང་)</text:p>
          </table:table-cell>
          <table:table-cell table:style-name="ce2" office:value-type="string">
            <text:p>ཚོས་དམརཔོ་དང་ གནགཔོ་སླ་བསྲེས་པའི་བཀྱག།</text:p>
          </table:table-cell>
          <table:table-cell table:number-columns-repeated="252"/>
        </table:table-row>
        <table:table-row table:style-name="ro1">
          <table:table-cell office:value-type="string">
            <text:p>དམར་པོ།</text:p>
          </table:table-cell>
          <table:table-cell office:value-type="string">
            <text:p>/mar po</text:p>
          </table:table-cell>
          <table:table-cell office:value-type="string">
            <text:p>(མིང་)</text:p>
          </table:table-cell>
          <table:table-cell table:style-name="ce2" office:value-type="string">
            <text:p>ཁ་དོག་དམརཔོ་ མཚལ་གྱི་མདོག་བཟུམ།</text:p>
          </table:table-cell>
          <table:table-cell table:number-columns-repeated="252"/>
        </table:table-row>
        <table:table-row table:style-name="ro1">
          <table:table-cell office:value-type="string">
            <text:p>དམར་པོ་རི།</text:p>
          </table:table-cell>
          <table:table-cell office:value-type="string">
            <text:p>/mar po ri</text:p>
          </table:table-cell>
          <table:table-cell office:value-type="string">
            <text:p>(མིང་)</text:p>
          </table:table-cell>
          <table:table-cell table:style-name="ce2" office:value-type="string">
            <text:p>ལྷ་སའི་རྩེ་པོ་ཏ་ལའ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དམར་མི་དམར།</text:p>
          </table:table-cell>
          <table:table-cell office:value-type="string">
            <text:p>/mar gi mar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ཨེ་ཏོག་མེ་ཏོག་གི་བཀྱག་ དམར་མི་དམར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དམར་སྨུག</text:p>
          </table:table-cell>
          <table:table-cell office:value-type="string">
            <text:p>/mar mug</text:p>
          </table:table-cell>
          <table:table-cell office:value-type="string">
            <text:p>(མིང་)</text:p>
          </table:table-cell>
          <table:table-cell table:style-name="ce2" office:value-type="string">
            <text:p>ཚོས་གཞི་གནགཔོ་ལས་དམརཔོ་གི་མདངས་ཤུགས་ཆེ་མི།</text:p>
          </table:table-cell>
          <table:table-cell table:number-columns-repeated="252"/>
        </table:table-row>
        <table:table-row table:style-name="ro1">
          <table:table-cell office:value-type="string">
            <text:p>དམར་འཚེར་ཚེ།</text:p>
          </table:table-cell>
          <table:table-cell office:value-type="string">
            <text:p>/ma tshe tshe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ཚོས་གཞི་དམརཔོ་གི་ཁྱད་ཆོས་ལེགས་ཤོམ་རང་མེན་མི་ཅིག་ལུ་སླབ་འོང༌། གདོང་ཡང་དམར་འཚེར་འཚེ་ཨིན་མ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དམར་ཟས།</text:p>
          </table:table-cell>
          <table:table-cell office:value-type="string">
            <text:p>/mar ze</text:p>
          </table:table-cell>
          <table:table-cell office:value-type="string">
            <text:p>(མིང་)</text:p>
          </table:table-cell>
          <table:table-cell table:style-name="ce2" office:value-type="string">
            <text:p>ཤ་ཡོད་པའི་བཞེས་སྒོ།</text:p>
          </table:table-cell>
          <table:table-cell table:number-columns-repeated="252"/>
        </table:table-row>
        <table:table-row table:style-name="ro1">
          <table:table-cell office:value-type="string">
            <text:p>དམར་ཟོང༌།</text:p>
          </table:table-cell>
          <table:table-cell office:value-type="string">
            <text:p>/mar zong</text:p>
          </table:table-cell>
          <table:table-cell office:value-type="string">
            <text:p>(མིང་)</text:p>
          </table:table-cell>
          <table:table-cell table:style-name="ce2" office:value-type="string">
            <text:p>ཟོང་ཆ་རྡིག་རྡིགམ། གཡུས་ཟོང་ཚུ།</text:p>
          </table:table-cell>
          <table:table-cell table:number-columns-repeated="252"/>
        </table:table-row>
        <table:table-row table:style-name="ro1">
          <table:table-cell office:value-type="string">
            <text:p>དམར་རིལ་རི།</text:p>
          </table:table-cell>
          <table:table-cell office:value-type="string">
            <text:p>/mar ri ri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མི་འཛོམས་སར་ སྐྱོན་བཏོན་ཏེ་སླབ་ད་ ངོ་ཚ་སྟེ་ གདོང་དམརཔོ་གྱུར་མི་ལུ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དམར་རུ།</text:p>
          </table:table-cell>
          <table:table-cell office:value-type="string">
            <text:p>/ma ru/</text:p>
          </table:table-cell>
          <table:table-cell office:value-type="string">
            <text:p>(མིང་)</text:p>
          </table:table-cell>
          <table:table-cell table:style-name="ce2" office:value-type="string">
            <text:p>ལྟོ་དང་གཅིག་ཁར་བཟའ་ནི་ ཤ་ཡོད་མི་ཚོདམ་ཅིག་ཨིན། རྐང་ཅུང་དམར་རུ་ བྱ་ཤ་དམར་རུ་ ཉ་ཤ་དམར་རུ་ཚུ།</text:p>
          </table:table-cell>
          <table:table-cell table:number-columns-repeated="252"/>
        </table:table-row>
        <table:table-row table:style-name="ro1">
          <table:table-cell office:value-type="string">
            <text:p>དམར་རུ་རུ།</text:p>
          </table:table-cell>
          <table:table-cell office:value-type="string">
            <text:p>/ma ru ru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ཁ་དོག་དམར་པོའི་ ལེགས་པའི་ཁྱད་ཆོས། དཔེར་ན་ དགེ་སློང་ཚུ་ན་བཟའ་དམར་རུ་རུ་སྦེ་བཞེས་ནུག་ ཟེར་དོ་བཟུམ། ཨེ་མ་དམར་རུ་རུ་སྦེ་བསྐམས་ནུག་ ཟེར་དོ་བཟུམ། བཀྱག་དམརཔོ་གི་ཁྱད་ཆོས་ལེགས་ཤོམ་ཡོད་མི་ཅིག དཔེར་ན་ བྱུ་རུ་དམར་རུག་རུ།</text:p>
          </table:table-cell>
          <table:table-cell table:number-columns-repeated="252"/>
        </table:table-row>
        <table:table-row table:style-name="ro1">
          <table:table-cell office:value-type="string">
            <text:p>དམར་ཤ</text:p>
          </table:table-cell>
          <table:table-cell office:value-type="string">
            <text:p>/ma sha</text:p>
          </table:table-cell>
          <table:table-cell office:value-type="string">
            <text:p>(མིང་)</text:p>
          </table:table-cell>
          <table:table-cell table:style-name="ce2" office:value-type="string">
            <text:p>ཤ་རློནམ་གི་ཟས།</text:p>
          </table:table-cell>
          <table:table-cell table:number-columns-repeated="252"/>
        </table:table-row>
        <table:table-row table:style-name="ro1">
          <table:table-cell office:value-type="string">
            <text:p>དམར་བཤལ།</text:p>
          </table:table-cell>
          <table:table-cell office:value-type="string">
            <text:p>/ma shel</text:p>
          </table:table-cell>
          <table:table-cell office:value-type="string">
            <text:p>(མིང་)</text:p>
          </table:table-cell>
          <table:table-cell table:style-name="ce2" office:value-type="string">
            <text:p>ཆབ་གསང་དང་གཅིག་ཁར་ཁྲག་བཤལ་ནི་ ཁྲག་འཐོན་པ།</text:p>
          </table:table-cell>
          <table:table-cell table:number-columns-repeated="252"/>
        </table:table-row>
        <table:table-row table:style-name="ro1">
          <table:table-cell office:value-type="string">
            <text:p>དམར་སི་སི།</text:p>
          </table:table-cell>
          <table:table-cell office:value-type="string">
            <text:p>/ma si si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བཀྱག་དམརཔོ་མདངས་ཆེ་ཏོག་ཏོ།</text:p>
          </table:table-cell>
          <table:table-cell table:number-columns-repeated="252"/>
        </table:table-row>
        <table:table-row table:style-name="ro1">
          <table:table-cell office:value-type="string">
            <text:p>དམར་སེར།</text:p>
          </table:table-cell>
          <table:table-cell office:value-type="string">
            <text:p>/ma ser</text:p>
          </table:table-cell>
          <table:table-cell office:value-type="string">
            <text:p>(མིང་)</text:p>
          </table:table-cell>
          <table:table-cell table:style-name="ce2" office:value-type="string">
            <text:p>ཚོས་གཞི་ལི་ཝང༌།</text:p>
          </table:table-cell>
          <table:table-cell table:number-columns-repeated="252"/>
        </table:table-row>
        <table:table-row table:style-name="ro1">
          <table:table-cell office:value-type="string">
            <text:p>དམར་སྲོབ།</text:p>
          </table:table-cell>
          <table:table-cell office:value-type="string">
            <text:p>/ma sog</text:p>
          </table:table-cell>
          <table:table-cell office:value-type="string">
            <text:p>(མིང་)</text:p>
          </table:table-cell>
          <table:table-cell table:style-name="ce2" office:value-type="string">
            <text:p>ཆུམ་དམརཔོ་བསྐྱར་སྲོབ་རྐྱབ་རྐྱབཔ།</text:p>
          </table:table-cell>
          <table:table-cell table:number-columns-repeated="252"/>
        </table:table-row>
        <table:table-row table:style-name="ro1">
          <table:table-cell office:value-type="string">
            <text:p>དམར་གསུར།</text:p>
          </table:table-cell>
          <table:table-cell office:value-type="string">
            <text:p>/ma sur</text:p>
          </table:table-cell>
          <table:table-cell office:value-type="string">
            <text:p>(མིང་)</text:p>
          </table:table-cell>
          <table:table-cell table:style-name="ce2" office:value-type="string">
            <text:p>གདོན་བགེགས་འབྱུང་པོ་ཚུ་ལུ་བསྔོ་ནི་གི་དོན་ལུ་ ཕྱེ་ནང་ཤ་དང་ཚིལ་ལུ་སླ་བསྲེས་བསྲེས་པའི་གསུར།</text:p>
          </table:table-cell>
          <table:table-cell table:number-columns-repeated="252"/>
        </table:table-row>
        <table:table-row table:style-name="ro1">
          <table:table-cell office:value-type="string">
            <text:p>དམར་གསོད།</text:p>
          </table:table-cell>
          <table:table-cell office:value-type="string">
            <text:p>/ma soe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ལ་ཁག་འབད་གསད་ནི་ མཚོན་ཆ་བརྐྱབས་ཞིན་ན་ རྨ་ཁྲག་བཏོན་ཏེ་བསད་ནི།</text:p>
          </table:table-cell>
          <table:table-cell table:number-columns-repeated="252"/>
        </table:table-row>
        <table:table-row table:style-name="ro1">
          <table:table-cell office:value-type="string">
            <text:p>དམར་བསད།</text:p>
          </table:table-cell>
          <table:table-cell office:value-type="string">
            <text:p>/ma ser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མཚོན་ཆ་གིས་བསྒྲལ་ཏེ་བསད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དམར་ལྷབ་ལྷབ།</text:p>
          </table:table-cell>
          <table:table-cell office:value-type="string">
            <text:p>/ma lhab lhab</text:p>
          </table:table-cell>
          <table:table-cell office:value-type="string">
            <text:p>(མིང་)</text:p>
          </table:table-cell>
          <table:table-cell table:style-name="ce2" office:value-type="string">
            <text:p>མེ་འབར་བའི་འོད་ཀྱི་རྣམ་པ་དང་ ས་ཐག་རིང་ས་ལས་ཁ་དོག་དམར་པོའི་འོད་མཐོང་ཚུལ། མེ་དམར་ལྷབ་ལྷབ་འབད་འབར་དེས་ 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དམརཔོ།</text:p>
          </table:table-cell>
          <table:table-cell office:value-type="string">
            <text:p>/map/</text:p>
          </table:table-cell>
          <table:table-cell office:value-type="string">
            <text:p>(མིང་)</text:p>
          </table:table-cell>
          <table:table-cell table:style-name="ce2" office:value-type="string">
            <text:p>བཀྱག་དམརཔོ་ མེ་དམརཔོ་ཟེར་ཚག་བསྡུ་བའི་ཁྱད་པར།</text:p>
          </table:table-cell>
          <table:table-cell table:number-columns-repeated="252"/>
        </table:table-row>
        <table:table-row table:style-name="ro1">
          <table:table-cell office:value-type="string">
            <text:p>དམིགས་བཅས།</text:p>
          </table:table-cell>
          <table:table-cell office:value-type="string">
            <text:p>/mig ce/</text:p>
          </table:table-cell>
          <table:table-cell office:value-type="string">
            <text:p>(མིང་)</text:p>
          </table:table-cell>
          <table:table-cell table:style-name="ce2" office:value-type="string">
            <text:p>རྒྱུ་དངོས་པོ་ལུ་བརྟེན་ཏེ་ ཚོགས་བསགས་མི་ལུ་དམིགས་བཅས་བསོད་ནམས་ཀྱི་ཚོགས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དམིགས་དོན།</text:p>
          </table:table-cell>
          <table:table-cell office:value-type="string">
            <text:p>/mi doen</text:p>
          </table:table-cell>
          <table:table-cell office:value-type="string">
            <text:p>(མིང་)</text:p>
          </table:table-cell>
          <table:table-cell table:style-name="ce2" office:value-type="string">
            <text:p>དམིགས་གཏད་བསྐྱེ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དམིགས་སྣང༌།</text:p>
          </table:table-cell>
          <table:table-cell office:value-type="string">
            <text:p>/mi nang</text:p>
          </table:table-cell>
          <table:table-cell office:value-type="string">
            <text:p>(མིང་)</text:p>
          </table:table-cell>
          <table:table-cell table:style-name="ce2" office:value-type="string">
            <text:p>དམིགས་གཏད་ཀྱི་འཆར་སྣང༌།</text:p>
          </table:table-cell>
          <table:table-cell table:number-columns-repeated="252"/>
        </table:table-row>
        <table:table-row table:style-name="ro1">
          <table:table-cell office:value-type="string">
            <text:p>དམིགས་གཏད།</text:p>
          </table:table-cell>
          <table:table-cell office:value-type="string">
            <text:p>/mi te</text:p>
          </table:table-cell>
          <table:table-cell office:value-type="string">
            <text:p>(མིང་)</text:p>
          </table:table-cell>
          <table:table-cell table:style-name="ce2" office:value-type="string">
            <text:p>1 མདའ་རྐྱབ་ད་ མནོ་བསམ་གཞན་ག་ནི་ཡང་མ་བཏང་པ་ ཨིན་གཅིག་མིན་གཅིག་ འབའ་ཡི་གུ་མནོ་བསམ་བཏང་དོ་བཟུམ། 2 རེ་དོན་ལུ་ དམིགས་པ་བསྐྱེད་པ། སེམས་གཏད་པ།</text:p>
          </table:table-cell>
          <table:table-cell table:number-columns-repeated="252"/>
        </table:table-row>
        <table:table-row table:style-name="ro1">
          <table:table-cell office:value-type="string">
            <text:p>དམིགས་རྟེན།</text:p>
          </table:table-cell>
          <table:table-cell office:value-type="string">
            <text:p>/mi ten</text:p>
          </table:table-cell>
          <table:table-cell office:value-type="string">
            <text:p>(མིང་)</text:p>
          </table:table-cell>
          <table:table-cell table:style-name="ce2" office:value-type="string">
            <text:p>1 དམིགས་ཡུལ་དང་དོན་གཅིག། 2 སེམས་ཀྱིས་དམིགས་པའི་རྟེན་ དཔེར་ན་ དགྲ་བགེགས་ཀྱི་དམིགས་རྟེན་ལིངྒ། མཆོད་པ་ཕུལ་ནིའི་དམིགས་རྟེན་ཞལ་ཟས་བཟུམ།</text:p>
          </table:table-cell>
          <table:table-cell table:number-columns-repeated="252"/>
        </table:table-row>
        <table:table-row table:style-name="ro1">
          <table:table-cell office:value-type="string">
            <text:p>དམིགས་དོན།</text:p>
          </table:table-cell>
          <table:table-cell office:value-type="string">
            <text:p>/mig doen</text:p>
          </table:table-cell>
          <table:table-cell office:value-type="string">
            <text:p>(མིང་)</text:p>
          </table:table-cell>
          <table:table-cell table:style-name="ce2" office:value-type="string">
            <text:p>1 དམིགས་པ་བསྐྱེད་དགོ་པའི་གནད་དོན། 2 རེ་དོན་དང་བསམ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དམིགས་པ།</text:p>
          </table:table-cell>
          <table:table-cell office:value-type="string">
            <text:p>/mig pa/</text:p>
          </table:table-cell>
          <table:table-cell office:value-type="string">
            <text:p>(མིང་)</text:p>
          </table:table-cell>
          <table:table-cell table:style-name="ce2" office:value-type="string">
            <text:p>སེམས་ཀྱིས་དམིགས་པ་གཏད་པ། དཔེར་ན་ ང་ལཱ་འདི་འབད་དེ་ མཐར་ཐུག་ལུ་འབྲས་བུ་ འ་ནཱི་བཟུམ་ཅིག་འགྲུབ་དགོ་ནི་ཨིན་ཟེར་མནོ་བསམ་བཏང་ནི། སེམས་ཀྱིས་བསྒོམ་ནི། རེ་བ་སྐྱེད་པ།</text:p>
          </table:table-cell>
          <table:table-cell table:number-columns-repeated="252"/>
        </table:table-row>
        <table:table-row table:style-name="ro1">
          <table:table-cell office:value-type="string">
            <text:p>དམིགས་མེད།</text:p>
          </table:table-cell>
          <table:table-cell office:value-type="string">
            <text:p>/mi me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འཁོར་གསུམ་རྣམ་པར་དག་པའི་ལྟ་བ་གིས་རྩིས་ཟིན་པའི་བསོད་ནམས་ལུ་དམིགས་མེད་ཡེ་ཤེས་ཀྱི་ཚོགས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དམིགས་ཚད།</text:p>
          </table:table-cell>
          <table:table-cell office:value-type="string">
            <text:p>/mig tshe</text:p>
          </table:table-cell>
          <table:table-cell office:value-type="string">
            <text:p>(མིང་)</text:p>
          </table:table-cell>
          <table:table-cell table:style-name="ce2" office:value-type="string">
            <text:p>ཚད་ངོ་མ་མིན་པར་ ཕོག་ཚོད་ཁར་བཀལ་ཏེ་རྩིས་རྐྱབ་སྟེ་བཀོད་པའི་ཚད། མནོ་བསམ་བཏང་ཞིན་ན་བཟུང་བའི་ཚ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དམིགས་ཡུལ།</text:p>
          </table:table-cell>
          <table:table-cell office:value-type="string">
            <text:p>/mig yuel</text:p>
          </table:table-cell>
          <table:table-cell office:value-type="string">
            <text:p>(མིང་)</text:p>
          </table:table-cell>
          <table:table-cell table:style-name="ce2" office:value-type="string">
            <text:p>ལཱ་འབད་དགོ་པའི་དོན་དག་ངོ་མ། ལཱ་ཤུལ་གྱི་འབྲས་བུ་ལུ་རེ་བ་བསྐྱེད་ཡུལ། དཔྱེ་འབད་བ་ཅིན་ད་ལྟོ་གཞུང་གི་ཕྱག་ལཱ་གནང་མི་ཚུ་ག་ར་ རྒྱལ་ཁབ་ཀྱི་བདེ་སྐྱིད་བརྟན་ཐབས་ཀྱི་ དམིགས་ཡུལ་ཨིན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དམིགས་ཡོན།</text:p>
          </table:table-cell>
          <table:table-cell office:value-type="string">
            <text:p>/mig yoen</text:p>
          </table:table-cell>
          <table:table-cell office:value-type="string">
            <text:p>(མིང་)</text:p>
          </table:table-cell>
          <table:table-cell table:style-name="ce2" office:value-type="string">
            <text:p>1 དམིགས་པ་བསྐྱེད་དེ་རྩིས་རྐྱབ་བཞག་པའི་འབུལ་བ། 2 དམིགས་པ་བསྐྱེད་པའི་ཡོན།</text:p>
          </table:table-cell>
          <table:table-cell table:number-columns-repeated="252"/>
        </table:table-row>
        <table:table-row table:style-name="ro1">
          <table:table-cell office:value-type="string">
            <text:p>དམིགས་བསལ།</text:p>
          </table:table-cell>
          <table:table-cell office:value-type="string">
            <text:p>/mig sel/</text:p>
          </table:table-cell>
          <table:table-cell office:value-type="string">
            <text:p>(མིང་)</text:p>
          </table:table-cell>
          <table:table-cell table:style-name="ce2" office:value-type="string">
            <text:p>ལོགས་སུ་བཏོན་པ། ཐུན་མོང་མ་ཡིན་པ། རྩ་ལས་འབད་མ་ཆོགཔ་ཨིན་རུང་ གལ་ཅན་ཐོན་པ་ཅིན་ འབད་ཆོགཔ་འབད་བཟོ་ནི་ལུ་ དམིགས་བསལ་གྱི་གནང་བ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དམུ་རྒོད།</text:p>
          </table:table-cell>
          <table:table-cell office:value-type="string">
            <text:p>/mu goe/</text:p>
          </table:table-cell>
          <table:table-cell office:value-type="string">
            <text:p>(མིང་)</text:p>
          </table:table-cell>
          <table:table-cell table:style-name="ce2" office:value-type="string">
            <text:p>ཆོས་སྐད་ལས་ སེམས་རྒྱུད་ལས་སུ་མ་རུང་པའི་མི། ཆོས་སྲིད་གཉིས་ཀྱི་ཁྲིམས་ཀྱིས་བཏུལ་མ་ཚུགས་པའི་མི།</text:p>
          </table:table-cell>
          <table:table-cell table:number-columns-repeated="252"/>
        </table:table-row>
        <table:table-row table:style-name="ro1">
          <table:table-cell office:value-type="string">
            <text:p>དམུས་ལོང༌།</text:p>
          </table:table-cell>
          <table:table-cell office:value-type="string">
            <text:p>/mue long/</text:p>
          </table:table-cell>
          <table:table-cell office:value-type="string">
            <text:p>(མིང་)</text:p>
          </table:table-cell>
          <table:table-cell table:style-name="ce2" office:value-type="string">
            <text:p>ཨའི་གི་མངལ་ལས་སྐྱེཝ་ད་རང་ མིག་ཏོ་མ་པ་ལས་མེདཔ།</text:p>
          </table:table-cell>
          <table:table-cell table:number-columns-repeated="252"/>
        </table:table-row>
        <table:table-row table:style-name="ro1">
          <table:table-cell office:value-type="string">
            <text:p>དམེ་གྲིབ།</text:p>
          </table:table-cell>
          <table:table-cell office:value-type="string">
            <text:p>/me drib/</text:p>
          </table:table-cell>
          <table:table-cell office:value-type="string">
            <text:p>(མིང་)</text:p>
          </table:table-cell>
          <table:table-cell table:style-name="ce2" office:value-type="string">
            <text:p>1 མི་ནང་རྡོག་བསད་བསདཔ་གི་གྲིབ་དང༌། 2 ངོ་ཚ་མི་དང་གཉེན་བརྐྱབས་པའི་གྲིབ།</text:p>
          </table:table-cell>
          <table:table-cell table:number-columns-repeated="252"/>
        </table:table-row>
        <table:table-row table:style-name="ro1">
          <table:table-cell office:value-type="string">
            <text:p>དམོད།</text:p>
          </table:table-cell>
          <table:table-cell office:value-type="string">
            <text:p>/moe/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བདེན་པ་བརྡར་ནི་དང་ སྨོན་འདེབས་འབད་ནི། 2 མོ་བཏབ་ད་བཟང་ངན་བདེན་བརྫུན་དམོད་ནི། དཔྱེ་གཏམ་ལུ་ཡང་ མོ་བཏབ་མི་ མི་གཙོ་ དམོད་མི་གཙོ་ ཟེར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དམོད་བོར་བ།</text:p>
          </table:table-cell>
          <table:table-cell office:value-type="string">
            <text:p>/moe bor wa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སྨོན་ལམ་ལོག་པ་བཏབ་ནི།</text:p>
          </table:table-cell>
          <table:table-cell table:number-columns-repeated="252"/>
        </table:table-row>
        <table:table-row table:style-name="ro1">
          <table:table-cell office:value-type="string">
            <text:p>དམོད་ཚིག</text:p>
          </table:table-cell>
          <table:table-cell office:value-type="string">
            <text:p>/moe tshig/</text:p>
          </table:table-cell>
          <table:table-cell office:value-type="string">
            <text:p>(མིང་)</text:p>
          </table:table-cell>
          <table:table-cell table:style-name="ce2" office:value-type="string">
            <text:p>ད་ལྟོ་རང་ན་བཅུག་ ཤི་བཅུག་ མིག་ཏོ་ཞྭར་བཅུག་ རྐངམ་ཆག་བཅུག་ཟེར་ངན་པའི་སྨོན་ཚིག།</text:p>
          </table:table-cell>
          <table:table-cell table:number-columns-repeated="252"/>
        </table:table-row>
        <table:table-row table:style-name="ro1">
          <table:table-cell office:value-type="string">
            <text:p>དམྱལ་ཁམས།</text:p>
          </table:table-cell>
          <table:table-cell office:value-type="string">
            <text:p>/nyel kham</text:p>
          </table:table-cell>
          <table:table-cell office:value-type="string">
            <text:p>(མིང་)</text:p>
          </table:table-cell>
          <table:table-cell table:style-name="ce2" office:value-type="string">
            <text:p>དམྱལ་བའི་གཡུས།</text:p>
          </table:table-cell>
          <table:table-cell table:number-columns-repeated="252"/>
        </table:table-row>
        <table:table-row table:style-name="ro1">
          <table:table-cell office:value-type="string">
            <text:p>དམྱལ་བ།</text:p>
          </table:table-cell>
          <table:table-cell office:value-type="string">
            <text:p>/ngel wa</text:p>
          </table:table-cell>
          <table:table-cell office:value-type="string">
            <text:p>(མིང་)</text:p>
          </table:table-cell>
          <table:table-cell table:style-name="ce2" office:value-type="string">
            <text:p>ཚ་དམྱལ་བརྒྱད་དང་གྲང་དམྱལ་བརྒྱད་ ཉི་ཚེ་ ཉེ་འཁོར་དང་ དམྱལ་ཁམས་བཅོ་བརྒྱད་ སྤྱིར་བཏང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དམྱལཝ།</text:p>
          </table:table-cell>
          <table:table-cell office:value-type="string">
            <text:p>/neo</text:p>
          </table:table-cell>
          <table:table-cell office:value-type="string">
            <text:p>(མིང་)</text:p>
          </table:table-cell>
          <table:table-cell table:style-name="ce2" office:value-type="string">
            <text:p>1 དམྱལ་བ་གི་བསྡུས་ཚིག། 2 ནདཔ་འདི་ལྟ་མི་མེདཔ་ དམྱལཝ་སྦྱང་དེས་ཟེར་བ་ཅིན། སྡུག་བསྔལ་མྱོང་ནི།</text:p>
          </table:table-cell>
          <table:table-cell table:number-columns-repeated="252"/>
        </table:table-row>
        <table:table-row table:style-name="ro1">
          <table:table-cell office:value-type="string">
            <text:p>རྨ།</text:p>
          </table:table-cell>
          <table:table-cell office:value-type="string">
            <text:p>/ma/</text:p>
          </table:table-cell>
          <table:table-cell office:value-type="string">
            <text:p>(མིང་)</text:p>
          </table:table-cell>
          <table:table-cell table:style-name="ce2" office:value-type="string">
            <text:p>རྨ་ཟེར་མི་གཟུགས་ཁར་མཚོན་ཆ་ཚུ་བརྐྱབས་ཏེ་སྐྱོན་ཕོག་པའི་རྨ་དང་ རང་བཞིན་གྱིས་འཐོན་པའི་རྨ་ཚུ།</text:p>
          </table:table-cell>
          <table:table-cell table:number-columns-repeated="252"/>
        </table:table-row>
        <table:table-row table:style-name="ro1">
          <table:table-cell office:value-type="string">
            <text:p>རྨ་དཀྲིས།</text:p>
          </table:table-cell>
          <table:table-cell office:value-type="string">
            <text:p>/ma tri/</text:p>
          </table:table-cell>
          <table:table-cell office:value-type="string">
            <text:p>(མིང་)</text:p>
          </table:table-cell>
          <table:table-cell table:style-name="ce2" office:value-type="string">
            <text:p>་རྨ་ཁ་སྤུར་ནིའི་རས།</text:p>
          </table:table-cell>
          <table:table-cell table:number-columns-repeated="252"/>
        </table:table-row>
        <table:table-row table:style-name="ro1">
          <table:table-cell office:value-type="string">
            <text:p>རྨ་རྐྱེན་ཤི་རྐྱེན།</text:p>
          </table:table-cell>
          <table:table-cell office:value-type="string">
            <text:p>/ma ken shi ken/</text:p>
          </table:table-cell>
          <table:table-cell office:value-type="string">
            <text:p>(མིང་)</text:p>
          </table:table-cell>
          <table:table-cell table:style-name="ce2" office:value-type="string">
            <text:p>སྣུམ་འཁོར་ཐུག་རྐྱེན་ཚུ་ནང་ ལ་ལུ་ཤི་ ལ་ལུ་ནདཔ་བཏོན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ྨ་སྐྱོན།</text:p>
          </table:table-cell>
          <table:table-cell office:value-type="string">
            <text:p>/me coen</text:p>
          </table:table-cell>
          <table:table-cell office:value-type="string">
            <text:p>(མིང་)</text:p>
          </table:table-cell>
          <table:table-cell table:style-name="ce2" office:value-type="string">
            <text:p>གཟུགས་ཁར་རྨ་བཏོན་པ།</text:p>
          </table:table-cell>
          <table:table-cell table:number-columns-repeated="252"/>
        </table:table-row>
        <table:table-row table:style-name="ro1">
          <table:table-cell office:value-type="string">
            <text:p>རྨ་ཁ།</text:p>
          </table:table-cell>
          <table:table-cell office:value-type="string">
            <text:p>/ma kha/</text:p>
          </table:table-cell>
          <table:table-cell office:value-type="string">
            <text:p>(མིང་)</text:p>
          </table:table-cell>
          <table:table-cell table:style-name="ce2" office:value-type="string">
            <text:p>རྨ་གི་ཁ། རྨ་ཁ་རུབ་ནུག་ རྨ་ཁ་རྒྱས་ན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ྨ་ཁྲག</text:p>
          </table:table-cell>
          <table:table-cell office:value-type="string">
            <text:p>/ma thra/</text:p>
          </table:table-cell>
          <table:table-cell office:value-type="string">
            <text:p>(མིང་)</text:p>
          </table:table-cell>
          <table:table-cell table:style-name="ce2" office:value-type="string">
            <text:p>རྨ་ལས་ཐོན་པའི་ཁྲག་དང་རྨ་དང་ཁྲག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རྨ་བཏོན་པ།</text:p>
          </table:table-cell>
          <table:table-cell office:value-type="string">
            <text:p>/ma toen pa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གཟུགས་ཁར་རྨ་བཏོན་པ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རྨ་བཏོན་ཁྲག་བཏོན།</text:p>
          </table:table-cell>
          <table:table-cell office:value-type="string">
            <text:p>/ma toen thra toen/</text:p>
          </table:table-cell>
          <table:table-cell office:value-type="string">
            <text:p>(མིང་)</text:p>
          </table:table-cell>
          <table:table-cell table:style-name="ce2" office:value-type="string">
            <text:p>བརྡུང་རྫོབ་རྐྱབ་སྟེ་ནདཔ་བཏོན་པ།</text:p>
          </table:table-cell>
          <table:table-cell table:number-columns-repeated="252"/>
        </table:table-row>
        <table:table-row table:style-name="ro1">
          <table:table-cell office:value-type="string">
            <text:p>རྨ་བྱ།</text:p>
          </table:table-cell>
          <table:table-cell office:value-type="string">
            <text:p>/ma ja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རྨ་བྱ་ཟེར་མི་བྱ་འདི་ གཤོག་སྒྲོ་ལུ་ ཚོན་མདངས་སྣ་ཚོགས་ཀྱི་འཇའ་འགྲིགས་ཏ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རྨ་བྱ་ཁ་འབབ།</text:p>
          </table:table-cell>
          <table:table-cell office:value-type="string">
            <text:p>/ma ja kha bab/</text:p>
          </table:table-cell>
          <table:table-cell office:value-type="string">
            <text:p>(མིང་)</text:p>
          </table:table-cell>
          <table:table-cell table:style-name="ce2" office:value-type="string">
            <text:p>གངས་ཏི་སེའི་ལྷོ་ཁ་ཐུག་ལས་ཐོན་མི་ཆུ་ཆེན་སིནྡྷུ།</text:p>
          </table:table-cell>
          <table:table-cell table:number-columns-repeated="252"/>
        </table:table-row>
        <table:table-row table:style-name="ro1">
          <table:table-cell office:value-type="string">
            <text:p>རྨ་བྱ་མདོངས་སྒྲོ།</text:p>
          </table:table-cell>
          <table:table-cell office:value-type="string">
            <text:p>/ma ja dong dro/</text:p>
          </table:table-cell>
          <table:table-cell office:value-type="string">
            <text:p>(མིང)</text:p>
          </table:table-cell>
          <table:table-cell table:style-name="ce2" office:value-type="string">
            <text:p>རྨ་བྱའི་སྒྲོ། ཚོན་རིས་ཐེ་སྒོར་སྒོ་སྦེ་ཡོད་མི་བྱ་རྨ་བྱ་གི་མཇུག་སྒྲོ།།</text:p>
          </table:table-cell>
          <table:table-cell table:number-columns-repeated="252"/>
        </table:table-row>
        <table:table-row table:style-name="ro1">
          <table:table-cell office:value-type="string">
            <text:p>རྨ་བྱའི་ཟློས་གར།</text:p>
          </table:table-cell>
          <table:table-cell office:value-type="string">
            <text:p>/ma jai doe gor</text:p>
          </table:table-cell>
          <table:table-cell office:value-type="string">
            <text:p>(མིང་)</text:p>
          </table:table-cell>
          <table:table-cell table:style-name="ce2" office:value-type="string">
            <text:p>གནམ་ཁ་ལས་འབྲུག་གི་སྐད་རྐྱབ་ད་ རྨ་བྱ་ཚུ་སེམས་དགའ་སྟེ་ མཇུག་མ་ཡར་ལྷོང་ཞིན་ན་འཆམ་རྐྱབ་མི།</text:p>
          </table:table-cell>
          <table:table-cell table:number-columns-repeated="252"/>
        </table:table-row>
        <table:table-row table:style-name="ro1">
          <table:table-cell office:value-type="string">
            <text:p>རྨ་བྱའི་ཤ</text:p>
          </table:table-cell>
          <table:table-cell office:value-type="string">
            <text:p>/ma jai sha/</text:p>
          </table:table-cell>
          <table:table-cell office:value-type="string">
            <text:p>(མིང་)</text:p>
          </table:table-cell>
          <table:table-cell table:style-name="ce2" office:value-type="string">
            <text:p>བྱ་རྨ་བྱ་གི་ཤ། སྨན་ལུ་འགྱོ་འོང༌།</text:p>
          </table:table-cell>
          <table:table-cell table:number-columns-repeated="252"/>
        </table:table-row>
        <table:table-row table:style-name="ro1">
          <table:table-cell office:value-type="string">
            <text:p>རྨ་སྨན།</text:p>
          </table:table-cell>
          <table:table-cell office:value-type="string">
            <text:p>/ma men/</text:p>
          </table:table-cell>
          <table:table-cell office:value-type="string">
            <text:p>(མིང་)</text:p>
          </table:table-cell>
          <table:table-cell table:style-name="ce2" office:value-type="string">
            <text:p>1 རྨ་ལུ་དབུར་ནི་གི་སྨན་ 2 གདོང་ཁར་དབུར་ནི་གི་སྨན་ལུ་ཡང་ རྨ་སྨན་ཟེར་སླབ་སྲོལ་འདུག།</text:p>
          </table:table-cell>
          <table:table-cell table:number-columns-repeated="252"/>
        </table:table-row>
        <table:table-row table:style-name="ro1">
          <table:table-cell office:value-type="string">
            <text:p>རྨ་རས།</text:p>
          </table:table-cell>
          <table:table-cell office:value-type="string">
            <text:p>/ma re/</text:p>
          </table:table-cell>
          <table:table-cell office:value-type="string">
            <text:p>(མིང་)</text:p>
          </table:table-cell>
          <table:table-cell table:style-name="ce2" office:value-type="string">
            <text:p>རྨ་སྤུར་ནིའི་རས།</text:p>
          </table:table-cell>
          <table:table-cell table:number-columns-repeated="252"/>
        </table:table-row>
        <table:table-row table:style-name="ro1">
          <table:table-cell office:value-type="string">
            <text:p>རྨ་རིན་ཆེན་མཆོག</text:p>
          </table:table-cell>
          <table:table-cell office:value-type="string">
            <text:p>/ma rin chen cho</text:p>
          </table:table-cell>
          <table:table-cell office:value-type="string">
            <text:p>(མིང་)</text:p>
          </table:table-cell>
          <table:table-cell table:style-name="ce2" office:value-type="string">
            <text:p>ཆོས་རྒྱལ་ཁྲི་སྲོང་ལྡེའུ་བཙན་གྱི་སྐབས་ དགེ་སློང་རུང་མི་རུང་ཉམས་ཚོད་ལྟ་མི་ སད་མི་བདུན་གྱི་ནང་གསེས་ཅིག།</text:p>
          </table:table-cell>
          <table:table-cell table:number-columns-repeated="252"/>
        </table:table-row>
        <table:table-row table:style-name="ro1">
          <table:table-cell office:value-type="string">
            <text:p>རྨ་ཤུལ།</text:p>
          </table:table-cell>
          <table:table-cell office:value-type="string">
            <text:p>/ma shuel</text:p>
          </table:table-cell>
          <table:table-cell office:value-type="string">
            <text:p>(མིང་)</text:p>
          </table:table-cell>
          <table:table-cell table:style-name="ce2" office:value-type="string">
            <text:p>རྨ་དྲག་ཚར་བའི་བཤུལ་ལས་འཐོན་མི་ཤུལ། རྨེན་གྲི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རྨ་སྲོལ།</text:p>
          </table:table-cell>
          <table:table-cell office:value-type="string">
            <text:p>/ma soel/</text:p>
          </table:table-cell>
          <table:table-cell office:value-type="string">
            <text:p>(མིང་)</text:p>
          </table:table-cell>
          <table:table-cell office:value-type="string">
            <text:p>རྨེན་གྲི།</text:p>
          </table:table-cell>
          <table:table-cell table:number-columns-repeated="252"/>
        </table:table-row>
        <table:table-row table:style-name="ro1">
          <table:table-cell office:value-type="string">
            <text:p>རྨག་རོགས།</text:p>
          </table:table-cell>
          <table:table-cell office:value-type="string">
            <text:p>/ma ro</text:p>
          </table:table-cell>
          <table:table-cell office:value-type="string">
            <text:p>(མིང་)</text:p>
          </table:table-cell>
          <table:table-cell table:style-name="ce2" office:value-type="string">
            <text:p>རང་གི་གནས་ཚང་གི་མོ་སྤུན་གྱི་རྨག་པ་དང་ རང་གཅིག་གིས་གཅིག་ལུ་རྨག་རོགས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རྨག་སྐུད།</text:p>
          </table:table-cell>
          <table:table-cell office:value-type="string">
            <text:p>/ma kue</text:p>
          </table:table-cell>
          <table:table-cell office:value-type="string">
            <text:p>(མིང་)</text:p>
          </table:table-cell>
          <table:table-cell table:style-name="ce2" office:value-type="string">
            <text:p>རྒརྨགཔ་དང་གནས་ཚང་གི་ཕོ་སྤུན་གཅིག་ཁར་སྦྲགས་ཏེ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རྨགཔ།</text:p>
          </table:table-cell>
          <table:table-cell office:value-type="string">
            <text:p>/map/</text:p>
          </table:table-cell>
          <table:table-cell office:value-type="string">
            <text:p>(མིང་)</text:p>
          </table:table-cell>
          <table:table-cell table:style-name="ce2" office:value-type="string">
            <text:p>1 རང་གི་བུམོ་གི་རྨགཔ། 2 བུམོ་ང་ལུ་རྨགཔ་མེད་ཟེརན་ རྨགཔ་སྤྱིར་བཏང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ྨགཔ་སྦྲགས།</text:p>
          </table:table-cell>
          <table:table-cell office:value-type="string">
            <text:p>/map dra</text:p>
          </table:table-cell>
          <table:table-cell office:value-type="string">
            <text:p>(མིང་)</text:p>
          </table:table-cell>
          <table:table-cell table:style-name="ce2" office:value-type="string">
            <text:p>བུམོ་ལུ་བང་བཙོང་སྟེ་རྨགཔ་བཀལ་ནི།</text:p>
          </table:table-cell>
          <table:table-cell table:number-columns-repeated="252"/>
        </table:table-row>
        <table:table-row table:style-name="ro1">
          <table:table-cell office:value-type="string">
            <text:p>རྨང༌།</text:p>
          </table:table-cell>
          <table:table-cell office:value-type="string">
            <text:p>/mang/</text:p>
          </table:table-cell>
          <table:table-cell office:value-type="string">
            <text:p>(མིང་)</text:p>
          </table:table-cell>
          <table:table-cell table:style-name="ce2" office:value-type="string">
            <text:p>ཁྱིམ་གྱི་རྨང་གཞི། ཁྱིམ་མ་རྐྱབ་པའི་ཧེ་མ་རྨང་གཞི་ལེགས་ཤོམ་སྦེ་བཙུགས་ཟེར་དོ་བཟུམ་ རྩིག་པའི་འགྱམ་བཟུམ་ཅིག་ལུ་ རྨང་གཞི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རྨང་རྡོ།</text:p>
          </table:table-cell>
          <table:table-cell office:value-type="string">
            <text:p>/mang do/</text:p>
          </table:table-cell>
          <table:table-cell office:value-type="string">
            <text:p>(མིང་)</text:p>
          </table:table-cell>
          <table:table-cell table:style-name="ce2" office:value-type="string">
            <text:p>རྩིག་པའི་འགྱམ་བཙུགས་ནི་གི་རྡོ།</text:p>
          </table:table-cell>
          <table:table-cell table:number-columns-repeated="252"/>
        </table:table-row>
        <table:table-row table:style-name="ro1">
          <table:table-cell office:value-type="string">
            <text:p>རྨང་གཞི།</text:p>
          </table:table-cell>
          <table:table-cell office:value-type="string">
            <text:p>/mang zhi</text:p>
          </table:table-cell>
          <table:table-cell office:value-type="string">
            <text:p>(མིང་)</text:p>
          </table:table-cell>
          <table:table-cell table:style-name="ce2" office:value-type="string">
            <text:p>འོག་གཞི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ྨད་བྱུང༌།</text:p>
          </table:table-cell>
          <table:table-cell office:value-type="string">
            <text:p>/me jung/</text:p>
          </table:table-cell>
          <table:table-cell office:value-type="string">
            <text:p>(མིང་)</text:p>
          </table:table-cell>
          <table:table-cell table:style-name="ce2" office:value-type="string">
            <text:p>ངོ་མཚར་ཅན་ ཕུལ་དུ་བྱུང་བ། ཡ་མཚན་པའི་གནས་ ལེགས་ཤོམ་ཅིག་ལུ་གོ་ནི་ཨིན།</text:p>
          </table:table-cell>
          <table:table-cell table:number-columns-repeated="252"/>
        </table:table-row>
        <table:table-row table:style-name="ro1">
          <table:table-cell office:value-type="string">
            <text:p>རྨས་སྐྱེས།</text:p>
          </table:table-cell>
          <table:table-cell office:value-type="string">
            <text:p>/me ke/</text:p>
          </table:table-cell>
          <table:table-cell office:value-type="string">
            <text:p>(མིང་)</text:p>
          </table:table-cell>
          <table:table-cell table:style-name="ce2" office:value-type="string">
            <text:p>ཨ་ལུ་སྐྱེས་ཏེ་ལོ་མ་ལང་མི། ཨ་ལུ་འབྱར་མ།</text:p>
          </table:table-cell>
          <table:table-cell table:number-columns-repeated="252"/>
        </table:table-row>
        <table:table-row table:style-name="ro1">
          <table:table-cell office:value-type="string">
            <text:p>རྨས་སྐྱོན།</text:p>
          </table:table-cell>
          <table:table-cell office:value-type="string">
            <text:p>/me koen</text:p>
          </table:table-cell>
          <table:table-cell office:value-type="string">
            <text:p>(མིང་)</text:p>
          </table:table-cell>
          <table:table-cell table:style-name="ce2" office:value-type="string">
            <text:p>གཟུགས་ཁ་ལུ་མཚོན་ཆ་ཕོག་ཕོག་པའི་སྐྱོན། ཤི་སྐྱོན་འདི་མ་བྱུང༌། རྨས་སྐྱོན་ཚབས་ཆེན་བྱུང་ནུག་ཟེར་དོ་བཟུམ། རྨ་བཏོན་ཁྲག་བཏོན་བྱུང་བ།</text:p>
          </table:table-cell>
          <table:table-cell table:number-columns-repeated="252"/>
        </table:table-row>
        <table:table-row table:style-name="ro1">
          <table:table-cell office:value-type="string">
            <text:p>རྨི་ལྟས།</text:p>
          </table:table-cell>
          <table:table-cell office:value-type="string">
            <text:p>/mi te/</text:p>
          </table:table-cell>
          <table:table-cell office:value-type="string">
            <text:p>(མིང་)</text:p>
          </table:table-cell>
          <table:table-cell table:style-name="ce2" office:value-type="string">
            <text:p>གཉིད་ལོགཔ་ད་མཐོང་བའི་ རྨི་ལམ་བཟང་ངན་གྱི་སྔ་ལྟས། སྔ་མའི་བག་ཆགས་དང་ ཕྱིས་འབྱུང་གི་བག་ཆགས་ལུ་བརྟེན་པའི་མཚན་ལྟས།</text:p>
          </table:table-cell>
          <table:table-cell table:number-columns-repeated="252"/>
        </table:table-row>
        <table:table-row table:style-name="ro1">
          <table:table-cell office:value-type="string">
            <text:p>རྨི་ལམ།</text:p>
          </table:table-cell>
          <table:table-cell office:value-type="string">
            <text:p>/mi lam/</text:p>
          </table:table-cell>
          <table:table-cell office:value-type="string">
            <text:p>(མིང་)</text:p>
          </table:table-cell>
          <table:table-cell table:style-name="ce2" office:value-type="string">
            <text:p>གཉིད་ལམ་དང་དོན་འདྲ། དབང་པོ་སྒོ་ལྔའི་ཤེས་པ་ ཡིད་ཤེས་གཅིག་གི་ཐོག་ལུ་ ཐིམ་པའི་སྐབས་ཀྱི་མཐོང་སྣང་འདི་ལུ་ རྨི་ལམ་ཟེར་སླབ་ཨིན། བདེན་པ་མེད་པའི་དཔེ་ཨིན། མ་བརྟགས་འཁྲུལ་པའི་ངོར་ནི་བཟང་ངན་ལེགས་ཉེས་ཀྱི་བརྟགས་པ་ཡང་རྨི་ལམ་གྱིས་སྟོན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རྨི་ལམ་ངན་པ།</text:p>
          </table:table-cell>
          <table:table-cell office:value-type="string">
            <text:p>/mi lam ngen pa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རྨི་ལམ་འཚུབ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ྨི་ལམ་རྟགས་པ།</text:p>
          </table:table-cell>
          <table:table-cell office:value-type="string">
            <text:p>/mi lam tag pa/</text:p>
          </table:table-cell>
          <table:table-cell office:value-type="string">
            <text:p>(མིང་)</text:p>
          </table:table-cell>
          <table:table-cell table:style-name="ce2" office:value-type="string">
            <text:p>གཉིད་ལམ་གྱི་མཚན་ལྟས།</text:p>
          </table:table-cell>
          <table:table-cell table:number-columns-repeated="252"/>
        </table:table-row>
        <table:table-row table:style-name="ro1">
          <table:table-cell office:value-type="string">
            <text:p>རྨི་ལམ་འཚུབས་པ།</text:p>
          </table:table-cell>
          <table:table-cell office:value-type="string">
            <text:p>/mi lam tshub pa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གཉིད་ལམ་ནང་རྦབ་དྲིལ་བ་མཚོན་ཆ་ཕོག་པ་ལ་སོགས་པ་མཐོང་ནི།</text:p>
          </table:table-cell>
          <table:table-cell table:number-columns-repeated="252"/>
        </table:table-row>
        <table:table-row table:style-name="ro1">
          <table:table-cell office:value-type="string">
            <text:p>རྨི་ལམ་བཟང་པོ།</text:p>
          </table:table-cell>
          <table:table-cell office:value-type="string">
            <text:p>/mi lam zang po/</text:p>
          </table:table-cell>
          <table:table-cell office:value-type="string">
            <text:p>(མིང་)</text:p>
          </table:table-cell>
          <table:table-cell table:style-name="ce2" office:value-type="string">
            <text:p>དགའ་བ་ཉམས་སུ་མྱོང་བའི་ གཉིད་ལམ་བཟང་པོ།</text:p>
          </table:table-cell>
          <table:table-cell table:number-columns-repeated="252"/>
        </table:table-row>
        <table:table-row table:style-name="ro1">
          <table:table-cell office:value-type="string">
            <text:p>རྨི་ལམ་བཤད་པ།</text:p>
          </table:table-cell>
          <table:table-cell office:value-type="string">
            <text:p>/mi lam she pa/</text:p>
          </table:table-cell>
          <table:table-cell office:value-type="string">
            <text:p>(མིང་)</text:p>
          </table:table-cell>
          <table:table-cell table:style-name="ce2" office:value-type="string">
            <text:p>1 གཉིད་ལམ་ག་བཟུམ་མཐོང་པ་ཅིན་ ལེགས་ཤོམ་ཨིན་ན་ ག་བཟུམ་འདི་ངན་པ་ཨིན་ན་གི་ འགྲེལ་བཤད་དཔེ་ཆའི་མིང༌། 2 གཉིད་ལམ་བཤུབ་ནི།</text:p>
          </table:table-cell>
          <table:table-cell table:number-columns-repeated="252"/>
        </table:table-row>
        <table:table-row table:style-name="ro1">
          <table:table-cell office:value-type="string">
            <text:p>རྨིག་ལྕགས།</text:p>
          </table:table-cell>
          <table:table-cell office:value-type="string">
            <text:p>/mi ca</text:p>
          </table:table-cell>
          <table:table-cell office:value-type="string">
            <text:p>(མིང་)</text:p>
          </table:table-cell>
          <table:table-cell table:style-name="ce2" office:value-type="string">
            <text:p>རྟའི་རྐང་མའི་རྨིག་པ་ལུ་བརྡབ་ནི་རྨིག་ལྕགས།</text:p>
          </table:table-cell>
          <table:table-cell table:number-columns-repeated="252"/>
        </table:table-row>
        <table:table-row table:style-name="ro1">
          <table:table-cell office:value-type="string">
            <text:p>རྨིག་ཆགས།</text:p>
          </table:table-cell>
          <table:table-cell office:value-type="string">
            <text:p>/mi cha</text:p>
          </table:table-cell>
          <table:table-cell office:value-type="string">
            <text:p>(མིང་)</text:p>
          </table:table-cell>
          <table:table-cell table:style-name="ce2" office:value-type="string">
            <text:p>རྨིག་པ་ཡོད་རེ་ཡོད་ཚད་ཀྱི་སེམས་ཅན་སྤྱི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ྨིག་པ།</text:p>
          </table:table-cell>
          <table:table-cell office:value-type="string">
            <text:p>/mig pa/</text:p>
          </table:table-cell>
          <table:table-cell office:value-type="string">
            <text:p>(མིང་)</text:p>
          </table:table-cell>
          <table:table-cell table:style-name="ce2" office:value-type="string">
            <text:p>རྐང་པའི་རྨིག་པ་ རྟ་ནོར་སེམས་ཅན་དང་ རི་དྭགས་ཚུ་གི་རྐངམ་རྐྱངམ་གཅིག་ལུ་མ་གཏོགས་ གཞན་ལུ་རྨིག་པ་མི་འོང༌། རྨིགཔ་ཡོད་ཚད་ རི་དྭགས་དང་གཡུང་དྭགས་མཆེཝ་ཡོད་ཚད་ གཅན་གཟན་ཨིན།</text:p>
          </table:table-cell>
          <table:table-cell table:number-columns-repeated="252"/>
        </table:table-row>
        <table:table-row table:style-name="ro1">
          <table:table-cell office:value-type="string">
            <text:p>རྨིག་པ་ཁ་དབྲག</text:p>
          </table:table-cell>
          <table:table-cell office:value-type="string">
            <text:p>/mig pa kha dra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རྟའི་རྨིགཔ་བཟུམ་ཡུག་གཅིགམ་མེན་པ་ རྨིག་པ་ཁ་འཕྱལ་ཏ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རྨིག་པ་ཅན།</text:p>
          </table:table-cell>
          <table:table-cell office:value-type="string">
            <text:p>/mig pa cen/</text:p>
          </table:table-cell>
          <table:table-cell office:value-type="string">
            <text:p>(མིང་)</text:p>
          </table:table-cell>
          <table:table-cell table:style-name="ce2" office:value-type="string">
            <text:p>རི་དྭགས་སེམས་ཅན་རྨིག་པ་ཡོད་མི་སྤྱིར་བཏང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ྨིགཔ།</text:p>
          </table:table-cell>
          <table:table-cell office:value-type="string">
            <text:p>/mip/</text:p>
          </table:table-cell>
          <table:table-cell office:value-type="string">
            <text:p>(མིང་)</text:p>
          </table:table-cell>
          <table:table-cell table:style-name="ce2" office:value-type="string">
            <text:p>རྨིག་པ་ཟེར་བའི་མིང་མཐའ་བསྡུས་པ།</text:p>
          </table:table-cell>
          <table:table-cell table:number-columns-repeated="252"/>
        </table:table-row>
        <table:table-row table:style-name="ro1">
          <table:table-cell office:value-type="string">
            <text:p>རྨུ་ཐག</text:p>
          </table:table-cell>
          <table:table-cell office:value-type="string">
            <text:p>/mu tha</text:p>
          </table:table-cell>
          <table:table-cell office:value-type="string">
            <text:p>(མིང་)</text:p>
          </table:table-cell>
          <table:table-cell table:style-name="ce2" office:value-type="string">
            <text:p>བཙན་གྱི་རྨུ་ཐག་ཟེར་ གཞའ་བཟུམ་མའི་དཔྱང་ཐག་གི་སྣང་བ་ཅིག ཧེ་མ་བོད་ཀྱི་རྒྱལ་པོ་གཉའ་ཁྲི་བཙན་པོ་ལས་ རྒྱལ་རབས་བདུན་པ་ཚུན་གཤགསཔ་ད་ ལགཔ་རྨུ་ཐག་ལུ་འཇུས་ཞིན་ན་ གནམ་ཁ་ལུ་འགྱོཝ་ཨིན་ཟེར་བའི་ལོ་རྒྱུས་ཡོད།</text:p>
          </table:table-cell>
          <table:table-cell table:number-columns-repeated="252"/>
        </table:table-row>
        <table:table-row table:style-name="ro1">
          <table:table-cell office:value-type="string">
            <text:p>རྨུག་བཙན།</text:p>
          </table:table-cell>
          <table:table-cell office:value-type="string">
            <text:p>/mug tsen</text:p>
          </table:table-cell>
          <table:table-cell office:value-type="string">
            <text:p>(མིང་)</text:p>
          </table:table-cell>
          <table:table-cell table:style-name="ce2" office:value-type="string">
            <text:p>1 དགྲ་ལྷ་རྨུག་བཙན་ ཀྲོང་གསར་པའི་ཡུལ་ལྷ། 2 ནོར་ལྷའི་མཚན་ཡང་ཨིན།</text:p>
          </table:table-cell>
          <table:table-cell table:number-columns-repeated="252"/>
        </table:table-row>
        <table:table-row table:style-name="ro1">
          <table:table-cell office:value-type="string">
            <text:p>རྨུར།</text:p>
          </table:table-cell>
          <table:table-cell office:value-type="string">
            <text:p>/mur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སོ་གིས་རུ་ཏོག་ཚུ་རྨུར་བའ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རྨུརན།</text:p>
          </table:table-cell>
          <table:table-cell office:value-type="string">
            <text:p>/mun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རྨུར་བ་ཅིན་ཟེར་བ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རྨུརཝ།</text:p>
          </table:table-cell>
          <table:table-cell office:value-type="string">
            <text:p>/muu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རུ་ཏོ་རྨུར་རྨུརཝ་ ཕྱུར་སྒོར་རྨུར་རྨུརཝ་ཚུ།</text:p>
          </table:table-cell>
          <table:table-cell table:number-columns-repeated="252"/>
        </table:table-row>
        <table:table-row table:style-name="ro1">
          <table:table-cell office:value-type="string">
            <text:p>རྨེ་བ།</text:p>
          </table:table-cell>
          <table:table-cell office:value-type="string">
            <text:p>/me wa/</text:p>
          </table:table-cell>
          <table:table-cell office:value-type="string">
            <text:p>(མིང་)</text:p>
          </table:table-cell>
          <table:table-cell table:style-name="ce2" office:value-type="string">
            <text:p>1 མི་གི་གཟུགས་ཁར་སྐྱེ་བའི་མཛེརཔ་ཧིང་ནག སྨེ་བ་གི་འབྲི་ཚུལ་གཞན། 2 རྩིས་ལུགས་རྨེ་བ་དགུ་བརྩི་སྲོལ་ཡོད་མི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ྨེད།</text:p>
          </table:table-cell>
          <table:table-cell office:value-type="string">
            <text:p>/me/</text:p>
          </table:table-cell>
          <table:table-cell office:value-type="string">
            <text:p>(མིང་)</text:p>
          </table:table-cell>
          <table:table-cell table:style-name="ce2" office:value-type="string">
            <text:p>རྟའི་སྒ་ལུ་ཡོད་པའི་རྨེད་ཟེར་ རྟའི་མཇུག་མ་ལས་ཡར་བསྡམ་ནི་གི་ཐགཔ།</text:p>
          </table:table-cell>
          <table:table-cell table:number-columns-repeated="252"/>
        </table:table-row>
        <table:table-row table:style-name="ro1">
          <table:table-cell office:value-type="string">
            <text:p>རྨེན་གྲི།</text:p>
          </table:table-cell>
          <table:table-cell office:value-type="string">
            <text:p>/men dri/</text:p>
          </table:table-cell>
          <table:table-cell office:value-type="string">
            <text:p>(མིང་)</text:p>
          </table:table-cell>
          <table:table-cell office:value-type="string">
            <text:p>རྨ་བཤུལ།</text:p>
          </table:table-cell>
          <table:table-cell table:number-columns-repeated="252"/>
        </table:table-row>
        <table:table-row table:style-name="ro1">
          <table:table-cell office:value-type="string">
            <text:p>རྨེན་འབྲས།</text:p>
          </table:table-cell>
          <table:table-cell office:value-type="string">
            <text:p>/men dre/</text:p>
          </table:table-cell>
          <table:table-cell office:value-type="string">
            <text:p>(མིང་)</text:p>
          </table:table-cell>
          <table:table-cell table:style-name="ce2" office:value-type="string">
            <text:p>རྨེན་གྲི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ྨོ།</text:p>
          </table:table-cell>
          <table:table-cell office:value-type="string">
            <text:p>/mo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ས་ཞིང་རྨོ་བའི་བྱེད་ཚིག།</text:p>
          </table:table-cell>
          <table:table-cell table:number-columns-repeated="252"/>
        </table:table-row>
        <table:table-row table:style-name="ro1">
          <table:table-cell office:value-type="string">
            <text:p>རྨོ་ཕྱུགས།</text:p>
          </table:table-cell>
          <table:table-cell office:value-type="string">
            <text:p>/mo chu</text:p>
          </table:table-cell>
          <table:table-cell office:value-type="string">
            <text:p>(མིང་)</text:p>
          </table:table-cell>
          <table:table-cell table:style-name="ce2" office:value-type="string">
            <text:p>ཞིང་རྨོ་མི་གི་གླང་ཚུ།</text:p>
          </table:table-cell>
          <table:table-cell table:number-columns-repeated="252"/>
        </table:table-row>
        <table:table-row table:style-name="ro1">
          <table:table-cell office:value-type="string">
            <text:p>རྨོ་ཞིང༌།</text:p>
          </table:table-cell>
          <table:table-cell office:value-type="string">
            <text:p>/mo zhing/</text:p>
          </table:table-cell>
          <table:table-cell office:value-type="string">
            <text:p>(མིང་)</text:p>
          </table:table-cell>
          <table:table-cell table:style-name="ce2" office:value-type="string">
            <text:p>གླང་གིས་རྨོ་ནི་གི་ཞིང༌།</text:p>
          </table:table-cell>
          <table:table-cell table:number-columns-repeated="252"/>
        </table:table-row>
        <table:table-row table:style-name="ro1">
          <table:table-cell office:value-type="string">
            <text:p>རྨོ་སློག་ཕྲུ་གསུམ།</text:p>
          </table:table-cell>
          <table:table-cell office:value-type="string">
            <text:p>/mo log thru sum/</text:p>
          </table:table-cell>
          <table:table-cell office:value-type="string">
            <text:p>(མིང་)</text:p>
          </table:table-cell>
          <table:table-cell table:style-name="ce2" office:value-type="string">
            <text:p>སྤང་རྨོཝ་ད་ དང་པ་ལྕགས་ཀྱི་ཐོང་གཤོལ་ དཔའ་རྟགས་ཀྱི་ཚད་བཟུམ་འབད་མི་ཅིག་གིས་བརྐོ་ནི་ འདི་གི་ཤུལ་ལས་ལྕགས་ཀྱི་ཐོང་གཤོལ་ཁ་སྦོམ་སུ་འབད་མི་གིས་སློག་ནི་ འདི་གི་ཤུལ་ལས་བཤལཝ་བརྐྱབས་ཏེ་ཞིབ་ཏོག་ཏོ་བཟོ་ནི་གསུམ།</text:p>
          </table:table-cell>
          <table:table-cell table:number-columns-repeated="252"/>
        </table:table-row>
        <table:table-row table:style-name="ro1">
          <table:table-cell office:value-type="string">
            <text:p>རྨོག་ཞྭ།</text:p>
          </table:table-cell>
          <table:table-cell office:value-type="string">
            <text:p>/mo zha</text:p>
          </table:table-cell>
          <table:table-cell office:value-type="string">
            <text:p>(མིང་)</text:p>
          </table:table-cell>
          <table:table-cell table:style-name="ce2" office:value-type="string">
            <text:p>ལྕགས་རྨོ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ྨོངས་དད།</text:p>
          </table:table-cell>
          <table:table-cell office:value-type="string">
            <text:p>/mong de/</text:p>
          </table:table-cell>
          <table:table-cell office:value-type="string">
            <text:p>(མིང་)</text:p>
          </table:table-cell>
          <table:table-cell table:style-name="ce2" office:value-type="string">
            <text:p>ཁུངས་དང་ རྒྱུ་མཚན་ཚུ་ག་ནི་ཡང་མ་ཤེས་པར་ དད་པ་བསྐྱེད་ནི།</text:p>
          </table:table-cell>
          <table:table-cell table:number-columns-repeated="252"/>
        </table:table-row>
        <table:table-row table:style-name="ro1">
          <table:table-cell office:value-type="string">
            <text:p>རྨོངས་འདོད།</text:p>
          </table:table-cell>
          <table:table-cell office:value-type="string">
            <text:p>/mong doe/</text:p>
          </table:table-cell>
          <table:table-cell office:value-type="string">
            <text:p>(མིང་)</text:p>
          </table:table-cell>
          <table:table-cell table:style-name="ce2" office:value-type="string">
            <text:p>ཐོབ་ནི་མེད་མི་ལུ་ འདོད་པ་སྐྱེད་ནི། བླུགླུན་རྟགས་ཅིག།</text:p>
          </table:table-cell>
          <table:table-cell table:number-columns-repeated="252"/>
        </table:table-row>
        <table:table-row table:style-name="ro1">
          <table:table-cell office:value-type="string">
            <text:p>རྨོངས་པ།</text:p>
          </table:table-cell>
          <table:table-cell office:value-type="string">
            <text:p>/mong pa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ཆོས་དང་འཇིག་རྟེན་གྱི་ བླང་བྱ་དང་འདོར་བྱ་མ་ཤེས། ཕན་པ་དང་གནོདཔ་མ་ཤེས་པའི་མི་གླེན་ལྐུགས།</text:p>
          </table:table-cell>
          <table:table-cell table:number-columns-repeated="252"/>
        </table:table-row>
        <table:table-row table:style-name="ro1">
          <table:table-cell office:value-type="string">
            <text:p>རྨོངས་མི་རྨོངས།</text:p>
          </table:table-cell>
          <table:table-cell office:value-type="string">
            <text:p>/mong mi mo</text:p>
          </table:table-cell>
          <table:table-cell office:value-type="string">
            <text:p>(བྱ་ཁྱད་)</text:p>
          </table:table-cell>
          <table:table-cell table:style-name="ce2" office:value-type="string">
            <text:p>1 ལཱ་ལུ་མགོ་འཐོམས་ཏེ་ ག་ནི་ཡང་འབད་ས་མ་མཐོང་མི། 2 རྣམ་རིག་ག་ནི་ཡང་མེད་མི་ལུ་ རིག་པ་རྨོངས་མི་རྨོངས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རྨོན་གླང༌།</text:p>
          </table:table-cell>
          <table:table-cell office:value-type="string">
            <text:p>/moen lang/</text:p>
          </table:table-cell>
          <table:table-cell office:value-type="string">
            <text:p>(མིང་)</text:p>
          </table:table-cell>
          <table:table-cell table:style-name="ce2" office:value-type="string">
            <text:p>རྨོས་གླ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ྨོནི།</text:p>
          </table:table-cell>
          <table:table-cell office:value-type="string">
            <text:p>/mon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ཞིང་རྨོནི་མི་བཏུབ་ཟེར་ རྨོ་བ་ཅིན་ཟེར་བ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རྨོཝ།</text:p>
          </table:table-cell>
          <table:table-cell office:value-type="string">
            <text:p>/mou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སྤང་ཞིང་རྨོ་རྨོཝ་ ནས་ཞིང་རྨོ་རྨོཝ་ཚུ།</text:p>
          </table:table-cell>
          <table:table-cell table:number-columns-repeated="252"/>
        </table:table-row>
        <table:table-row table:style-name="ro1">
          <table:table-cell office:value-type="string">
            <text:p>རྨོས་གླང༌།</text:p>
          </table:table-cell>
          <table:table-cell office:value-type="string">
            <text:p>/moe lang/</text:p>
          </table:table-cell>
          <table:table-cell office:value-type="string">
            <text:p>(མིང་)</text:p>
          </table:table-cell>
          <table:table-cell table:style-name="ce2" office:value-type="string">
            <text:p>ཞིང་རྨོ་མི་གི་གླང༌།</text:p>
          </table:table-cell>
          <table:table-cell table:number-columns-repeated="252"/>
        </table:table-row>
        <table:table-row table:style-name="ro1">
          <table:table-cell office:value-type="string">
            <text:p>སྨ་འབེབས།</text:p>
          </table:table-cell>
          <table:table-cell office:value-type="string">
            <text:p>/ma beb/</text:p>
          </table:table-cell>
          <table:table-cell office:value-type="string">
            <text:p>(མིང་)</text:p>
          </table:table-cell>
          <table:table-cell table:style-name="ce2" office:value-type="string">
            <text:p>དམའ་འབེབ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ྨ་ར།</text:p>
          </table:table-cell>
          <table:table-cell office:value-type="string">
            <text:p>/ma ra/</text:p>
          </table:table-cell>
          <table:table-cell office:value-type="string">
            <text:p>(མིང་)</text:p>
          </table:table-cell>
          <table:table-cell table:style-name="ce2" office:value-type="string">
            <text:p>རྣམ་ཅོག་གཉིས་ཀྱི་རྩ་བ་ལས་འབད་ མང་མཁལ་ཚུན་ལུ་སྐྱེས་མི་སྤུ།</text:p>
          </table:table-cell>
          <table:table-cell table:number-columns-repeated="252"/>
        </table:table-row>
        <table:table-row table:style-name="ro1">
          <table:table-cell office:value-type="string">
            <text:p>སྨ་རེ།</text:p>
          </table:table-cell>
          <table:table-cell office:value-type="string">
            <text:p>/ma re/</text:p>
          </table:table-cell>
          <table:table-cell office:value-type="string">
            <text:p>(མིང་)</text:p>
          </table:table-cell>
          <table:table-cell table:style-name="ce2" office:value-type="string">
            <text:p>ཁྱོད་ཀྱིས་ཟོགཔོ་མ་འབད་སྨ་རེ། ལེགས་ཞིམ་ཨིན་པས་སྨ་རེ། སེམས་ལེགས་པས་སྨ་རེ་ཟེར་དོ་བཟུམ་བསྐུལ་ཚིག་དང་ངེས་པར་མཐའ་གཅད་ཀྱི་ཚིག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སྨད།</text:p>
          </table:table-cell>
          <table:table-cell office:value-type="string">
            <text:p>/me/</text:p>
          </table:table-cell>
          <table:table-cell office:value-type="string">
            <text:p>(མིང་)</text:p>
          </table:table-cell>
          <table:table-cell table:style-name="ce2" office:value-type="string">
            <text:p>1 ལུས་ཀྱི་སྟོད་སྨད་གཉིས་ཀྱི་སྨད། ལྟག་དང་འོག་གི་སྨད་ཚུ། 2 ས་ཁ་མཐོ་བ་དང་དམའ་བའི་སྨད། 3 རོགས་ལུ་སྐྱོན་བརྗོད་ཀྱི་སྨད་ཚུ།</text:p>
          </table:table-cell>
          <table:table-cell table:number-columns-repeated="252"/>
        </table:table-row>
        <table:table-row table:style-name="ro1">
          <table:table-cell office:value-type="string">
            <text:p>སྨད་དཀྲིས།</text:p>
          </table:table-cell>
          <table:table-cell office:value-type="string">
            <text:p>/me tri/</text:p>
          </table:table-cell>
          <table:table-cell office:value-type="string">
            <text:p>(མིང་)</text:p>
          </table:table-cell>
          <table:table-cell office:value-type="string">
            <text:p>སྨད་གཡོགས།</text:p>
          </table:table-cell>
          <table:table-cell table:number-columns-repeated="252"/>
        </table:table-row>
        <table:table-row table:style-name="ro1">
          <table:table-cell office:value-type="string">
            <text:p>སྨད་ཁེབས།</text:p>
          </table:table-cell>
          <table:table-cell office:value-type="string">
            <text:p>/me kheb/</text:p>
          </table:table-cell>
          <table:table-cell office:value-type="string">
            <text:p>(མིང་)</text:p>
          </table:table-cell>
          <table:table-cell table:style-name="ce2" office:value-type="string">
            <text:p>དངོས་གཟུགས་ཀྱི་སྨད་ཁ་ཐུག་སྤུར་ནི་གི་རས།</text:p>
          </table:table-cell>
          <table:table-cell table:number-columns-repeated="252"/>
        </table:table-row>
        <table:table-row table:style-name="ro1">
          <table:table-cell office:value-type="string">
            <text:p>སྨད་གོས།</text:p>
          </table:table-cell>
          <table:table-cell office:value-type="string">
            <text:p>/me goe/</text:p>
          </table:table-cell>
          <table:table-cell office:value-type="string">
            <text:p>(མིང་)</text:p>
          </table:table-cell>
          <table:table-cell table:style-name="ce2" office:value-type="string">
            <text:p>སྨད་ར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ྨད་འགབ།</text:p>
          </table:table-cell>
          <table:table-cell office:value-type="string">
            <text:p>/me gab/</text:p>
          </table:table-cell>
          <table:table-cell office:value-type="string">
            <text:p>(མིང་)</text:p>
          </table:table-cell>
          <table:table-cell table:style-name="ce2" office:value-type="string">
            <text:p>ཨམ་སྲུ་ཚུ་ཟླ་ཁྲག་འོངམ་ད་ ཁྲག་ཐིག་འཛག་མ་བཅུག་པར་བཀག་པའི་རས།</text:p>
          </table:table-cell>
          <table:table-cell table:number-columns-repeated="252"/>
        </table:table-row>
        <table:table-row table:style-name="ro1">
          <table:table-cell office:value-type="string">
            <text:p>སྨད་ཆ།</text:p>
          </table:table-cell>
          <table:table-cell office:value-type="string">
            <text:p>/me cha/</text:p>
          </table:table-cell>
          <table:table-cell office:value-type="string">
            <text:p>(མིང་)</text:p>
          </table:table-cell>
          <table:table-cell table:style-name="ce2" office:value-type="string">
            <text:p>རྣམ་ཐར་པོ་སྟི་གཅིག་ནང་མ་ཤོང་བར་གཉིས་འབད་བཟོ་བ་ཅིན་ གླེགས་བམ་གཉིས་པ། སྨད་ཀྱི་ཆ་ཤས།</text:p>
          </table:table-cell>
          <table:table-cell table:number-columns-repeated="252"/>
        </table:table-row>
        <table:table-row table:style-name="ro1">
          <table:table-cell office:value-type="string">
            <text:p>སྨད་ཆེན་མ།</text:p>
          </table:table-cell>
          <table:table-cell office:value-type="string">
            <text:p>/me chen ma/</text:p>
          </table:table-cell>
          <table:table-cell office:value-type="string">
            <text:p>(མིང་)</text:p>
          </table:table-cell>
          <table:table-cell table:style-name="ce2" office:value-type="string">
            <text:p>ཨམ་སྲུ་ཨ་བུག་སྦོམ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སྨད་འཆལ།</text:p>
          </table:table-cell>
          <table:table-cell office:value-type="string">
            <text:p>/me chel/</text:p>
          </table:table-cell>
          <table:table-cell office:value-type="string">
            <text:p>(མིང་)</text:p>
          </table:table-cell>
          <table:table-cell table:style-name="ce2" office:value-type="string">
            <text:p>ཨུབ་གཞན་ལུ་འདོད་སྤྱོད་འབད་བཅུགཔ་བཅུག་སར་སྡོད་མི།</text:p>
          </table:table-cell>
          <table:table-cell table:number-columns-repeated="252"/>
        </table:table-row>
        <table:table-row table:style-name="ro1">
          <table:table-cell office:value-type="string">
            <text:p>སྨད་འཇལ།</text:p>
          </table:table-cell>
          <table:table-cell office:value-type="string">
            <text:p>/me zel</text:p>
          </table:table-cell>
          <table:table-cell office:value-type="string">
            <text:p>(མིང་)</text:p>
          </table:table-cell>
          <table:table-cell table:style-name="ce2" office:value-type="string">
            <text:p>གཞན་གྱི་ཨམ་སྲུ་བརྐུ་བའི་དགའ་བོ་སློག་འཇལ་ཚུ།</text:p>
          </table:table-cell>
          <table:table-cell table:number-columns-repeated="252"/>
        </table:table-row>
        <table:table-row table:style-name="ro1">
          <table:table-cell office:value-type="string">
            <text:p>སྨད་འདོགས།</text:p>
          </table:table-cell>
          <table:table-cell office:value-type="string">
            <text:p>/me dog</text:p>
          </table:table-cell>
          <table:table-cell office:value-type="string">
            <text:p>(མིང་)</text:p>
          </table:table-cell>
          <table:table-cell table:style-name="ce2" office:value-type="string">
            <text:p>ཡ་བཏགས་ ར་བཏགས་ ལ་བཏགས་འ་བཏགས་ ཝ་བཏགས་ཚུ།</text:p>
          </table:table-cell>
          <table:table-cell table:number-columns-repeated="252"/>
        </table:table-row>
        <table:table-row table:style-name="ro1">
          <table:table-cell office:value-type="string">
            <text:p>སྨད་པ།</text:p>
          </table:table-cell>
          <table:table-cell office:value-type="string">
            <text:p>/me pa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གཞན་ལུ་སྐྱོན་བརྗོད་དེ་སྨདཔ་རྐྱབ་ནི།</text:p>
          </table:table-cell>
          <table:table-cell table:number-columns-repeated="252"/>
        </table:table-row>
        <table:table-row table:style-name="ro1">
          <table:table-cell office:value-type="string">
            <text:p>སྨད་ཚིག</text:p>
          </table:table-cell>
          <table:table-cell office:value-type="string">
            <text:p>/me tshig/</text:p>
          </table:table-cell>
          <table:table-cell office:value-type="string">
            <text:p>(མིང)</text:p>
          </table:table-cell>
          <table:table-cell table:style-name="ce2" office:value-type="string">
            <text:p>རོགས་ལུ་དམའ་ཕབ་པའི་ཚིག།</text:p>
          </table:table-cell>
          <table:table-cell table:number-columns-repeated="252"/>
        </table:table-row>
        <table:table-row table:style-name="ro1">
          <table:table-cell office:value-type="string">
            <text:p>སྨད་འཚོང་གནས།</text:p>
          </table:table-cell>
          <table:table-cell office:value-type="string">
            <text:p>/me tshong ne/</text:p>
          </table:table-cell>
          <table:table-cell office:value-type="string">
            <text:p>(མིང་)</text:p>
          </table:table-cell>
          <table:table-cell table:style-name="ce2" office:value-type="string">
            <text:p>གཞང་ཁ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ྨད་འཚོང་མ།</text:p>
          </table:table-cell>
          <table:table-cell office:value-type="string">
            <text:p>/me tshong ma/</text:p>
          </table:table-cell>
          <table:table-cell office:value-type="string">
            <text:p>(མིང་)</text:p>
          </table:table-cell>
          <table:table-cell table:style-name="ce2" office:value-type="string">
            <text:p>གཞང་བཙོངམ།</text:p>
          </table:table-cell>
          <table:table-cell table:number-columns-repeated="252"/>
        </table:table-row>
        <table:table-row table:style-name="ro1">
          <table:table-cell office:value-type="string">
            <text:p>སྨད་གཡོགས།</text:p>
          </table:table-cell>
          <table:table-cell office:value-type="string">
            <text:p>/me yog</text:p>
          </table:table-cell>
          <table:table-cell office:value-type="string">
            <text:p>(མིང་)</text:p>
          </table:table-cell>
          <table:table-cell table:style-name="ce2" office:value-type="string">
            <text:p>སྨད་དཀྲི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ྨད་ར།</text:p>
          </table:table-cell>
          <table:table-cell office:value-type="string">
            <text:p>/me ra/</text:p>
          </table:table-cell>
          <table:table-cell office:value-type="string">
            <text:p>(མིང་)</text:p>
          </table:table-cell>
          <table:table-cell table:style-name="ce2" office:value-type="string">
            <text:p>སྨད་ཚི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ྨད་རས།</text:p>
          </table:table-cell>
          <table:table-cell office:value-type="string">
            <text:p>/me re/</text:p>
          </table:table-cell>
          <table:table-cell office:value-type="string">
            <text:p>(མིང་)</text:p>
          </table:table-cell>
          <table:table-cell table:style-name="ce2" office:value-type="string">
            <text:p>དངོས་གཟུགས་ཀྱི་སྨད་ཁ་ཐུག་སྤུར་ནིའི་རས།</text:p>
          </table:table-cell>
          <table:table-cell table:number-columns-repeated="252"/>
        </table:table-row>
        <table:table-row table:style-name="ro1">
          <table:table-cell office:value-type="string">
            <text:p>སྨད་རུལ།</text:p>
          </table:table-cell>
          <table:table-cell office:value-type="string">
            <text:p>/me ruel</text:p>
          </table:table-cell>
          <table:table-cell office:value-type="string">
            <text:p>(མིང་)</text:p>
          </table:table-cell>
          <table:table-cell table:style-name="ce2" office:value-type="string">
            <text:p>ཁོད་སྨད་རུལ་རུལཝ།</text:p>
          </table:table-cell>
          <table:table-cell table:number-columns-repeated="252"/>
        </table:table-row>
        <table:table-row table:style-name="ro1">
          <table:table-cell office:value-type="string">
            <text:p>སྨདན།</text:p>
          </table:table-cell>
          <table:table-cell office:value-type="string">
            <text:p>/men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རང་མི་རང་གིས་སྨདན་དམའ།</text:p>
          </table:table-cell>
          <table:table-cell table:number-columns-repeated="252"/>
        </table:table-row>
        <table:table-row table:style-name="ro1">
          <table:table-cell office:value-type="string">
            <text:p>སྨདཔ།</text:p>
          </table:table-cell>
          <table:table-cell office:value-type="string">
            <text:p>/mep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སྨདཔ་བརྐྱབ་ནི། སྨདཔ་བརྐྱབས་པའི་ཚིག།</text:p>
          </table:table-cell>
          <table:table-cell table:number-columns-repeated="252"/>
        </table:table-row>
        <table:table-row table:style-name="ro1">
          <table:table-cell office:value-type="string">
            <text:p>སྨན།</text:p>
          </table:table-cell>
          <table:table-cell office:value-type="string">
            <text:p>/men/</text:p>
          </table:table-cell>
          <table:table-cell office:value-type="string">
            <text:p>(མིང་)</text:p>
          </table:table-cell>
          <table:table-cell table:style-name="ce2" office:value-type="string">
            <text:p>1 དུག་གི་འགལ་ཚིག ནད་ལུ་ཕན་པའི་སྨན། 2 གཟུགས་ལུ་ཕན་པའི་བྱ་ཚིག། ལ་སྨན་ལུང་སྨན་ སྔོ་སྨན་ རྡོ་སྨན་ཚུ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སྨན་སྐུ།</text:p>
          </table:table-cell>
          <table:table-cell office:value-type="string">
            <text:p>/men ku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འདམ་ལས་བཞེངས་བཞེངས་པའི་སྐུ།</text:p>
          </table:table-cell>
          <table:table-cell table:number-columns-repeated="252"/>
        </table:table-row>
        <table:table-row table:style-name="ro1">
          <table:table-cell office:value-type="string">
            <text:p>སྨན་ཁང༌།</text:p>
          </table:table-cell>
          <table:table-cell office:value-type="string">
            <text:p>/men khang/</text:p>
          </table:table-cell>
          <table:table-cell office:value-type="string">
            <text:p>(མིང་)</text:p>
          </table:table-cell>
          <table:table-cell table:style-name="ce2" office:value-type="string">
            <text:p>1 སྨན་ལེན་ས་དང་ སྨན་བཅོས་རྐྱབ་ས་ནདཔ་སྡོད་སའི་ཁྱིམ། ཐིམ་ཕུ་སྨན་ཁང་ལྟེ་བ། ན་བ་ཅིན་སྨན་ཁང་ནང་འགྱོ་དགོ་ཟེར་དོ་བཟུམ། 2 སྨན་བཞག་ས་དང་བཙོངས་ས།</text:p>
          </table:table-cell>
          <table:table-cell table:number-columns-repeated="252"/>
        </table:table-row>
        <table:table-row table:style-name="ro1">
          <table:table-cell office:value-type="string">
            <text:p>སྨན་ཁབ།</text:p>
          </table:table-cell>
          <table:table-cell office:value-type="string">
            <text:p>/men khab/</text:p>
          </table:table-cell>
          <table:table-cell office:value-type="string">
            <text:p>(མིང་)</text:p>
          </table:table-cell>
          <table:table-cell table:style-name="ce2" office:value-type="string">
            <text:p>གཟུགས་ཁར་སྨན་ཆུ་བཙུག་ནི་གི་ཁབ།</text:p>
          </table:table-cell>
          <table:table-cell table:number-columns-repeated="252"/>
        </table:table-row>
        <table:table-row table:style-name="ro1">
          <table:table-cell office:value-type="string">
            <text:p>སྨན་ཁུ།</text:p>
          </table:table-cell>
          <table:table-cell office:value-type="string">
            <text:p>/men khu/</text:p>
          </table:table-cell>
          <table:table-cell office:value-type="string">
            <text:p>(མིང་)</text:p>
          </table:table-cell>
          <table:table-cell table:style-name="ce2" office:value-type="string">
            <text:p>1 འཐུང་ནི་གི་སྨན་ཁུ། 2 གཟུགས་ཁར་དབུར་ནི་གི་སྨན་ཆུ་ཚུ།</text:p>
          </table:table-cell>
          <table:table-cell table:number-columns-repeated="252"/>
        </table:table-row>
        <table:table-row table:style-name="ro1">
          <table:table-cell office:value-type="string">
            <text:p>སྨན་ཁུག</text:p>
          </table:table-cell>
          <table:table-cell office:value-type="string">
            <text:p>/men khu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བླུགས་སའི་རྩམ་ཁུག།</text:p>
          </table:table-cell>
          <table:table-cell table:number-columns-repeated="252"/>
        </table:table-row>
        <table:table-row table:style-name="ro1">
          <table:table-cell office:value-type="string">
            <text:p>སྨན་ཁྱིམ།</text:p>
          </table:table-cell>
          <table:table-cell office:value-type="string">
            <text:p>/men chim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བཞག་སའི་ཁྱིམ།</text:p>
          </table:table-cell>
          <table:table-cell table:number-columns-repeated="252"/>
        </table:table-row>
        <table:table-row table:style-name="ro1">
          <table:table-cell office:value-type="string">
            <text:p>སྨན་གྱི་རྒྱལ་པོ།</text:p>
          </table:table-cell>
          <table:table-cell office:value-type="string">
            <text:p>/men gi gel po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ཨ་རུ་རའ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སྨན་གྱི་རྒྱུད་བཞི།</text:p>
          </table:table-cell>
          <table:table-cell office:value-type="string">
            <text:p>/men gi jue zhi/</text:p>
          </table:table-cell>
          <table:table-cell office:value-type="string">
            <text:p>(མིང་)</text:p>
          </table:table-cell>
          <table:table-cell table:style-name="ce2" office:value-type="string">
            <text:p>གསོ་བའི་རིག་པའི་གཞུང་ རྩ་རྒྱུད་ བཤད་རྒྱུད་ མན་ངག་རྒྱུད་ཕྱི་མའི་རྒྱུད་བཞི།</text:p>
          </table:table-cell>
          <table:table-cell table:number-columns-repeated="252"/>
        </table:table-row>
        <table:table-row table:style-name="ro1">
          <table:table-cell office:value-type="string">
            <text:p>སྨན་གྱི་ཆུ།</text:p>
          </table:table-cell>
          <table:table-cell office:value-type="string">
            <text:p>/men gi chu/</text:p>
          </table:table-cell>
          <table:table-cell office:value-type="string">
            <text:p>(མིང་)</text:p>
          </table:table-cell>
          <table:table-cell table:style-name="ce2" office:value-type="string">
            <text:p>1 ག་བུར་དང་ ཙན་དན་ལ་སོགས་པའི་ཁུ་བ། 2 འཐུང་ནི་གི་སྨན་གྱི་རིགས།</text:p>
          </table:table-cell>
          <table:table-cell table:number-columns-repeated="252"/>
        </table:table-row>
        <table:table-row table:style-name="ro1">
          <table:table-cell office:value-type="string">
            <text:p>སྨན་གྱི་ལྗོངས།</text:p>
          </table:table-cell>
          <table:table-cell office:value-type="string">
            <text:p>/men gi jong/</text:p>
          </table:table-cell>
          <table:table-cell office:value-type="string">
            <text:p>(མིང་)</text:p>
          </table:table-cell>
          <table:table-cell table:style-name="ce2" office:value-type="string">
            <text:p>འབྲུག་གི་རྒྱལ་ཁབ་བཟུམ་མའི་ སྨན་སྣ་ཚངམ་འབད་སྐྱེ་བའི་གཡུས།</text:p>
          </table:table-cell>
          <table:table-cell table:number-columns-repeated="252"/>
        </table:table-row>
        <table:table-row table:style-name="ro1">
          <table:table-cell office:value-type="string">
            <text:p>སྨན་གྱི་མཐུ།</text:p>
          </table:table-cell>
          <table:table-cell office:value-type="string">
            <text:p>/men gi thu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གྱི་ནུས་པ། སྨན་གྱི་ཤུགས།</text:p>
          </table:table-cell>
          <table:table-cell table:number-columns-repeated="252"/>
        </table:table-row>
        <table:table-row table:style-name="ro1">
          <table:table-cell office:value-type="string">
            <text:p>སྨན་གྱི་ལྡེ་གུ</text:p>
          </table:table-cell>
          <table:table-cell office:value-type="string">
            <text:p>/men gi de gu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བསྐོལ་བསྐོལ་བའི་སྐྱོ་མ། གར་ཁུ།</text:p>
          </table:table-cell>
          <table:table-cell table:number-columns-repeated="252"/>
        </table:table-row>
        <table:table-row table:style-name="ro1">
          <table:table-cell office:value-type="string">
            <text:p>སྨན་གྱི་ནུས་པ།</text:p>
          </table:table-cell>
          <table:table-cell office:value-type="string">
            <text:p>/men gi nue pa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གྱི་མཐུ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ྨན་གྱི་ཕབས་རྟ།</text:p>
          </table:table-cell>
          <table:table-cell office:value-type="string">
            <text:p>/men gi phab ta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གྱི་ནུས་ཤུགས་འཐོན་ནི་གི་རྫས་དང་རྩི་ཨམ།</text:p>
          </table:table-cell>
          <table:table-cell table:number-columns-repeated="252"/>
        </table:table-row>
        <table:table-row table:style-name="ro1">
          <table:table-cell office:value-type="string">
            <text:p>སྨན་གྱི་བླ་མ།</text:p>
          </table:table-cell>
          <table:table-cell office:value-type="string">
            <text:p>/men gi la ma/</text:p>
          </table:table-cell>
          <table:table-cell office:value-type="string">
            <text:p>(མིང་)</text:p>
          </table:table-cell>
          <table:table-cell table:style-name="ce2" office:value-type="string">
            <text:p>སངས་རྒྱས་སྨན་གྱི་བླ་བཻཌུརྱ་འོད་ཀྱི་རྒྱལ་པོ།</text:p>
          </table:table-cell>
          <table:table-cell table:number-columns-repeated="252"/>
        </table:table-row>
        <table:table-row table:style-name="ro1">
          <table:table-cell office:value-type="string">
            <text:p>སྨན་གྱི་ཚོང་ཁང༌།</text:p>
          </table:table-cell>
          <table:table-cell office:value-type="string">
            <text:p>/men gi tshong khang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བཙོང་སའི་ཁྱིམ།</text:p>
          </table:table-cell>
          <table:table-cell table:number-columns-repeated="252"/>
        </table:table-row>
        <table:table-row table:style-name="ro1">
          <table:table-cell office:value-type="string">
            <text:p>སྨན་གྱི་རིལ་བུ།</text:p>
          </table:table-cell>
          <table:table-cell office:value-type="string">
            <text:p>/men gi ril bu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ཕྱི་སྦྱོར་ཏེ་རིལ་བུ་འབད་བཟོ་བཟོཝ།</text:p>
          </table:table-cell>
          <table:table-cell table:number-columns-repeated="252"/>
        </table:table-row>
        <table:table-row table:style-name="ro1">
          <table:table-cell office:value-type="string">
            <text:p>སྨན་སྒོར་ལེབ།</text:p>
          </table:table-cell>
          <table:table-cell office:value-type="string">
            <text:p>/men gor leb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སྨན་ཕྱེ་སྦྱོར་ཏེ་ ཐེ་སྒོར་སྒོ་ལེབ་ཏེམ་འབད་བཟོ་བཟོཝ།</text:p>
          </table:table-cell>
          <table:table-cell table:number-columns-repeated="252"/>
        </table:table-row>
        <table:table-row table:style-name="ro1">
          <table:table-cell office:value-type="string">
            <text:p>སྨན་སྒྲུབ།</text:p>
          </table:table-cell>
          <table:table-cell office:value-type="string">
            <text:p>/men drub</text:p>
          </table:table-cell>
          <table:table-cell office:value-type="string">
            <text:p>(མིང་)</text:p>
          </table:table-cell>
          <table:table-cell table:style-name="ce2" office:value-type="string">
            <text:p>དམ་རྫས་སྨན་སྒྲུབ་ བདུད་རྩི་ཆོས་སྨན་ རྒྱུ་སྨན་སྣ་ལས་སྒྲུབ་པའི་དམ་རྫས་ཀ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སྨན་ལྔ།</text:p>
          </table:table-cell>
          <table:table-cell office:value-type="string">
            <text:p>/men nga/</text:p>
          </table:table-cell>
          <table:table-cell office:value-type="string">
            <text:p>(མིང་)</text:p>
          </table:table-cell>
          <table:table-cell table:style-name="ce2" office:value-type="string">
            <text:p>སླེ་ཏྲེས་ རྒྱ་མཚོའི་ལྦུ་བ་ ཀཎྜ་ཀ་རི་ དབང་པོ་ལག་པ་ ཤུ་དག་དཀར་པོ་ལྔ།</text:p>
          </table:table-cell>
          <table:table-cell table:number-columns-repeated="252"/>
        </table:table-row>
        <table:table-row table:style-name="ro1">
          <table:table-cell office:value-type="string">
            <text:p>སྨན་བཅོས།</text:p>
          </table:table-cell>
          <table:table-cell office:value-type="string">
            <text:p>/men coe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དྲུང་འཚོ་བསྟེན་ཏེ་ནད་གཞི་བཅོ་ཁ་བརྐྱབ་ནི། ཐིམ་ཕུ་སྨན་ཁང་ནང་ སྨན་བཅོས་བརྐྱབ་པར་འགྱོ་དགོ་པ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སྨན་ཆང༌།</text:p>
          </table:table-cell>
          <table:table-cell office:value-type="string">
            <text:p>/men chang/</text:p>
          </table:table-cell>
          <table:table-cell office:value-type="string">
            <text:p>(མིང་)</text:p>
          </table:table-cell>
          <table:table-cell table:style-name="ce2" office:value-type="string">
            <text:p>1 གཟུགས་ཁའི་ནད་ལུ་འཕྲོད་པའི་སྨན་གྱི་ཆང༌། 2 ཨམ་སྲུ་ཨ་ལོ་སྐྱེས་ཞིན་ན་འཐུང་ནི་གི་ཆང་ལུ་ཡང་ སྨན་ཆང་ཟེར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སྨན་ཆས།</text:p>
          </table:table-cell>
          <table:table-cell office:value-type="string">
            <text:p>/men che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དང་སྨན་གྱི་ཅ་ཆས་ཚུ།</text:p>
          </table:table-cell>
          <table:table-cell table:number-columns-repeated="252"/>
        </table:table-row>
        <table:table-row table:style-name="ro1">
          <table:table-cell office:value-type="string">
            <text:p>སྨན་ཆུ།</text:p>
          </table:table-cell>
          <table:table-cell office:value-type="string">
            <text:p>/men chu/</text:p>
          </table:table-cell>
          <table:table-cell office:value-type="string">
            <text:p>(མིང་)</text:p>
          </table:table-cell>
          <table:table-cell table:style-name="ce2" office:value-type="string">
            <text:p>1 འཐུང་ནི་གི་སྨན་གྱི་རིགས་ 2 སྨན་ཟཝ་ད་འཐུང་ནི་གི་ཆུ། 3 ས་དང་བྱག་བར་ལས་ཐོན་པའི་ རྡོ་བཙོ་བརྐྱབ་ནི་གི་སྨན་ཆུ།</text:p>
          </table:table-cell>
          <table:table-cell table:number-columns-repeated="252"/>
        </table:table-row>
        <table:table-row table:style-name="ro1">
          <table:table-cell office:value-type="string">
            <text:p>སྨན་ཆེན།</text:p>
          </table:table-cell>
          <table:table-cell office:value-type="string">
            <text:p>/men chen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བོང་བ་ནག་པོ་ཟེར་བཙན་དུག་ལུ་སླབ་ཨིན། འདི་སྦྱོར་ཤེས་པ་ཅིན་སྨན་དང་ སྦྱོར་མ་ཤེས་པ་ཅིན་ སྲོག་ལུ་གནོད་པ་སྦོམ་བརྐྱབ་ནི་འདི་གིས་ སྨན་ཆེན་ཟེར་སླབ་ཨིན་པས།</text:p>
          </table:table-cell>
          <table:table-cell table:number-columns-repeated="252"/>
        </table:table-row>
        <table:table-row table:style-name="ro1">
          <table:table-cell office:value-type="string">
            <text:p>སྨན་ལྗོངས།</text:p>
          </table:table-cell>
          <table:table-cell office:value-type="string">
            <text:p>/men jong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སྐྱེས་སའི་ས་ཆ། སྨན་ལྗོངས་འབྲུག་གི་རྒྱལ་ཁབ།</text:p>
          </table:table-cell>
          <table:table-cell table:number-columns-repeated="252"/>
        </table:table-row>
        <table:table-row table:style-name="ro1">
          <table:table-cell office:value-type="string">
            <text:p>སྨན་གཉེར།</text:p>
          </table:table-cell>
          <table:table-cell office:value-type="string">
            <text:p>/men nyer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མཛོད་བདག་འཛིན་འཐབ་སྟེ་སྤྲོད་ལེན་འབད་མི།</text:p>
          </table:table-cell>
          <table:table-cell table:number-columns-repeated="252"/>
        </table:table-row>
        <table:table-row table:style-name="ro1">
          <table:table-cell office:value-type="string">
            <text:p>སྨན་རྙིང༌།</text:p>
          </table:table-cell>
          <table:table-cell office:value-type="string">
            <text:p>/men nying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དུས་ཚོད་ལས་ཡོལ་བའི་སྨན།</text:p>
          </table:table-cell>
          <table:table-cell table:number-columns-repeated="252"/>
        </table:table-row>
        <table:table-row table:style-name="ro1">
          <table:table-cell office:value-type="string">
            <text:p>སྨན་གཏོར།</text:p>
          </table:table-cell>
          <table:table-cell office:value-type="string">
            <text:p>/men tor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ཆོ་ག་གཏངམ་ད་ ནང་མཆོད་འཕུལ་ནིའི་གཏོར་མ་ཅིག་ 2 ཤིང་ཏོག་གི་ལྡུམ་རས་དང་ ཚོད་བསྲེ་ལྡུམ་ར་ཚུ་ནང་ འབུབ་གསད་ནི་གི་དོན་ལུ་ སྨན་གཏོར་ནི། གཟུགས་ཁ་ལས་བཟང་དྲི་མནམ་ནིའི་དོན་ལུ་སྨན་གཏོར་ནི།</text:p>
          </table:table-cell>
          <table:table-cell table:number-columns-repeated="252"/>
        </table:table-row>
        <table:table-row table:style-name="ro1">
          <table:table-cell office:value-type="string">
            <text:p>སྨན་རྟ།</text:p>
          </table:table-cell>
          <table:table-cell office:value-type="string">
            <text:p>/men ta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གྱི་ཕབས་རྟ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ྨན་བཏོན།</text:p>
          </table:table-cell>
          <table:table-cell office:value-type="string">
            <text:p>/men toen/</text:p>
          </table:table-cell>
          <table:table-cell office:value-type="string">
            <text:p>(བྱ་འདས་)</text:p>
          </table:table-cell>
          <table:table-cell table:style-name="ce2" office:value-type="string">
            <text:p>སྨན་གྱི་མཛོད་ཁང་ལས་ མཁོ་བྱད་དང་བསྟུན་ཏེ་སྨན་བཏོན་པ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སྨན་བསྟེན།</text:p>
          </table:table-cell>
          <table:table-cell office:value-type="string">
            <text:p>/men ten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ནདཔ་བཅོ་ནིའི་དོན་ལུ་ སྨན་ཟ་ནི། སྨན་བསྟེན་ནི།</text:p>
          </table:table-cell>
          <table:table-cell table:number-columns-repeated="252"/>
        </table:table-row>
        <table:table-row table:style-name="ro1">
          <table:table-cell office:value-type="string">
            <text:p>སྨན་ཐང༌།</text:p>
          </table:table-cell>
          <table:table-cell office:value-type="string">
            <text:p>/men thang/</text:p>
          </table:table-cell>
          <table:table-cell office:value-type="string">
            <text:p>(མིང་)</text:p>
          </table:table-cell>
          <table:table-cell table:style-name="ce2" office:value-type="string">
            <text:p>ཆུ་ནང་སྨན་བླུགས་ཞིན་ན་ བསྐོལ་ཏེ་འཐུང་ནི་གི་ཆུ།</text:p>
          </table:table-cell>
          <table:table-cell table:number-columns-repeated="252"/>
        </table:table-row>
        <table:table-row table:style-name="ro1">
          <table:table-cell office:value-type="string">
            <text:p>སྨན་ཐུན།</text:p>
          </table:table-cell>
          <table:table-cell office:value-type="string">
            <text:p>/men thuen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ཟ་ཐེངས་རེ་ལུ་ ག་དེ་རེ་ཟ་དགོཔ་ཨིན་ན་གི་ཚད།</text:p>
          </table:table-cell>
          <table:table-cell table:number-columns-repeated="252"/>
        </table:table-row>
        <table:table-row table:style-name="ro1">
          <table:table-cell office:value-type="string">
            <text:p>སྨན་ཐུར།</text:p>
          </table:table-cell>
          <table:table-cell office:value-type="string">
            <text:p>/men thur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གྱི་ཚད་འཇལ་ནི་གི་ཐུརམ།</text:p>
          </table:table-cell>
          <table:table-cell table:number-columns-repeated="252"/>
        </table:table-row>
        <table:table-row table:style-name="ro1">
          <table:table-cell office:value-type="string">
            <text:p>སྨན་ཐོ།</text:p>
          </table:table-cell>
          <table:table-cell office:value-type="string">
            <text:p>/men tho/</text:p>
          </table:table-cell>
          <table:table-cell office:value-type="string">
            <text:p>(མིང་)</text:p>
          </table:table-cell>
          <table:table-cell table:style-name="ce2" office:value-type="string">
            <text:p>1 དྲུང་འཚོ་གིས་སྨན་བྱིནམ་ད་ དྲོ་པ་ ཉི་མ་ཕྱི་རུ་ལུ་སྨན་ག་དེ་རེ་ཟ་དགོཔ་ཨིན་ན་ སྨན་ཐུམ་གུ་བྲིས་པའི་ཡི་གུ་ 2 ནད་པའི་མིང་དང་ ནད་གཞི་དང་བསྟུན་ཏེ་ ཉིམ་རེ་ལུ་སྨན་ག་དེ་རེ་འགྱོ་དོ་ག་གི་ཐོ། 3 སྨན་ཡོད་ཚད་ཀྱི་ཐོ།</text:p>
          </table:table-cell>
          <table:table-cell table:number-columns-repeated="252"/>
        </table:table-row>
        <table:table-row table:style-name="ro1">
          <table:table-cell office:value-type="string">
            <text:p>སྨན་མཐུ།</text:p>
          </table:table-cell>
          <table:table-cell office:value-type="string">
            <text:p>/men thu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ནུ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ྨན་ནུས།</text:p>
          </table:table-cell>
          <table:table-cell office:value-type="string">
            <text:p>/men nue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གྱི་ནུས་ཤུགས།</text:p>
          </table:table-cell>
          <table:table-cell table:number-columns-repeated="252"/>
        </table:table-row>
        <table:table-row table:style-name="ro1">
          <table:table-cell office:value-type="string">
            <text:p>སྨན་པ།</text:p>
          </table:table-cell>
          <table:table-cell office:value-type="string">
            <text:p>/men pa/</text:p>
          </table:table-cell>
          <table:table-cell office:value-type="string">
            <text:p>(མིང་)</text:p>
          </table:table-cell>
          <table:table-cell table:style-name="ce2" office:value-type="string">
            <text:p>སྤྱིར་བཏང་སྨན་པ་ཟེར་མི་ དྲུང་འཚོ་ཨིན་རུང་ད་རེས་ནངས་པར་སྨན་བྱིན་མི་ལུ་སྨན་པ་ཟེར་བཏགས་ནུག།</text:p>
          </table:table-cell>
          <table:table-cell table:number-columns-repeated="252"/>
        </table:table-row>
        <table:table-row table:style-name="ro1">
          <table:table-cell office:value-type="string">
            <text:p>སྨན་པའི་རྒྱལ་པོ།</text:p>
          </table:table-cell>
          <table:table-cell office:value-type="string">
            <text:p>/men pai gel po/</text:p>
          </table:table-cell>
          <table:table-cell office:value-type="string">
            <text:p>(མིང་)</text:p>
          </table:table-cell>
          <table:table-cell table:style-name="ce2" office:value-type="string">
            <text:p>སངས་རྒྱས་སྨན་ལྷ།</text:p>
          </table:table-cell>
          <table:table-cell table:number-columns-repeated="252"/>
        </table:table-row>
        <table:table-row table:style-name="ro1">
          <table:table-cell office:value-type="string">
            <text:p>སྨན་དཔྱད།</text:p>
          </table:table-cell>
          <table:table-cell office:value-type="string">
            <text:p>/men ce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སྨན་བཅོ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ྨན་སྤོས།</text:p>
          </table:table-cell>
          <table:table-cell office:value-type="string">
            <text:p>/men poe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སྣ་སྦྱོར་བའི་སྤོས།</text:p>
          </table:table-cell>
          <table:table-cell table:number-columns-repeated="252"/>
        </table:table-row>
        <table:table-row table:style-name="ro1">
          <table:table-cell office:value-type="string">
            <text:p>སྨན་སྤྲོད་ས།</text:p>
          </table:table-cell>
          <table:table-cell office:value-type="string">
            <text:p>/men troe/</text:p>
          </table:table-cell>
          <table:table-cell office:value-type="string">
            <text:p>(མིང་)</text:p>
          </table:table-cell>
          <table:table-cell table:style-name="ce2" office:value-type="string">
            <text:p>1 སྨན་ཁང་ནང་གི་སྨན་ལེན་ས། 2 སྨན་སྤྲོད་སའི་འབྲེལ་སྟེགས།</text:p>
          </table:table-cell>
          <table:table-cell table:number-columns-repeated="252"/>
        </table:table-row>
        <table:table-row table:style-name="ro1">
          <table:table-cell office:value-type="string">
            <text:p>སྨན་ཕྱེ།</text:p>
          </table:table-cell>
          <table:table-cell office:value-type="string">
            <text:p>/men che/</text:p>
          </table:table-cell>
          <table:table-cell office:value-type="string">
            <text:p>(མིང་)</text:p>
          </table:table-cell>
          <table:table-cell table:style-name="ce2" office:value-type="string">
            <text:p>ཕྱེ་འཐག་འཐག་པའི་སྨན། སྨན་གྱི་ཕྱེ།</text:p>
          </table:table-cell>
          <table:table-cell table:number-columns-repeated="252"/>
        </table:table-row>
        <table:table-row table:style-name="ro1">
          <table:table-cell office:value-type="string">
            <text:p>སྨན་འཕྲོད།</text:p>
          </table:table-cell>
          <table:table-cell office:value-type="string">
            <text:p>/men throe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གྱིས་རང་གི་ནད་གཞི་ལུ་ཕན་ནི།</text:p>
          </table:table-cell>
          <table:table-cell table:number-columns-repeated="252"/>
        </table:table-row>
        <table:table-row table:style-name="ro1">
          <table:table-cell office:value-type="string">
            <text:p>སྨན་བླ།</text:p>
          </table:table-cell>
          <table:table-cell office:value-type="string">
            <text:p>/men la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ལྷ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ྨན་སྦྱོར།</text:p>
          </table:table-cell>
          <table:table-cell office:value-type="string">
            <text:p>/men jor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སྨན་གཞུང་དང་འཁྲིལ་ཏེ་ ནད་ཞི་བར་བྱེད་པའི་སྨན་རྫས་སྦྱོར་ནི། སྨན་བཟོ་ནི།</text:p>
          </table:table-cell>
          <table:table-cell table:number-columns-repeated="252"/>
        </table:table-row>
        <table:table-row table:style-name="ro1">
          <table:table-cell office:value-type="string">
            <text:p>སྨན་མར།</text:p>
          </table:table-cell>
          <table:table-cell office:value-type="string">
            <text:p>/men ma</text:p>
          </table:table-cell>
          <table:table-cell office:value-type="string">
            <text:p>(མིང་)</text:p>
          </table:table-cell>
          <table:table-cell table:style-name="ce2" office:value-type="string">
            <text:p>1 སྨན་གྱི་བཅུད་ མར་ནང་བླུགས་ཞིན་ན་བཟོ་བའི་མར། 2 ནད་ལུ་ཕན་པའི་དོན་ལུ་ཟ་དགོ་པའི་མར།</text:p>
          </table:table-cell>
          <table:table-cell table:number-columns-repeated="252"/>
        </table:table-row>
        <table:table-row table:style-name="ro1">
          <table:table-cell office:value-type="string">
            <text:p>སྨན་མོ།</text:p>
          </table:table-cell>
          <table:table-cell office:value-type="string">
            <text:p>/men mo/</text:p>
          </table:table-cell>
          <table:table-cell office:value-type="string">
            <text:p>(མིང་)</text:p>
          </table:table-cell>
          <table:table-cell table:style-name="ce2" office:value-type="string">
            <text:p>1 སྨན་ཁང་ནང་སྨན་བྱིན་མི་དང་ ནད་གཡོག་རྐྱབ་མི་བུམོ་ལུ་ སྨན་མོ་དང་སྨན་གཡོགམོ་ཟེར་བཏགས་ནུག 2 ས་བདག་ཀླུ་གཉན་གྱི་སྨན་མོ་ཚུ་ཡང་ཨིན།</text:p>
          </table:table-cell>
          <table:table-cell table:number-columns-repeated="252"/>
        </table:table-row>
        <table:table-row table:style-name="ro1">
          <table:table-cell office:value-type="string">
            <text:p>སྨན་རྩི།</text:p>
          </table:table-cell>
          <table:table-cell office:value-type="string">
            <text:p>/men tsi/</text:p>
          </table:table-cell>
          <table:table-cell office:value-type="string">
            <text:p>(མིང་)</text:p>
          </table:table-cell>
          <table:table-cell table:style-name="ce2" office:value-type="string">
            <text:p>1 སྨན་སྦྱོར་སྐབས་བླུགས་ནི་གི་རྩི། 2 འབྱར་ནིའི་ནུས་པ་ཡོད་པའི་རྩི་ཅན་གྱི་སྨན་ག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སྨན་རྩིས།</text:p>
          </table:table-cell>
          <table:table-cell office:value-type="string">
            <text:p>/men tsi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དཔྱད་དང་རྩིས་ཀྱི་བསྡུས་ཚིག། སྨན་བཅོས་འབདཝ་ད་རྩིས་དང་འཁྲིལ་དགོ་ནི་འདི་གིས་ གཅིག་ཁར་འབྲེལ་དགོ་པའི་དོན་འདི་ཨིན།</text:p>
          </table:table-cell>
          <table:table-cell table:number-columns-repeated="252"/>
        </table:table-row>
        <table:table-row table:style-name="ro1">
          <table:table-cell office:value-type="string">
            <text:p>སྨན་རྩེ།</text:p>
          </table:table-cell>
          <table:table-cell office:value-type="string">
            <text:p>/men tse/</text:p>
          </table:table-cell>
          <table:table-cell office:value-type="string">
            <text:p>(མིང་)</text:p>
          </table:table-cell>
          <table:table-cell table:style-name="ce2" office:value-type="string">
            <text:p>དར་སྨན་རྩེ་ཟེར་མི་ གཞི་སེར་པོའི་གུ་ ཁྲ་སྣ་ཚོགས་བརྐྱབ་སྟེ་ཡོད་མི་དང་སྨན་རྩེ་བཀབ་ནེ་ཚུ།</text:p>
          </table:table-cell>
          <table:table-cell table:number-columns-repeated="252"/>
        </table:table-row>
        <table:table-row table:style-name="ro1">
          <table:table-cell office:value-type="string">
            <text:p>སྨན་རྩེ་དམར་ཁྲ།</text:p>
          </table:table-cell>
          <table:table-cell office:value-type="string">
            <text:p>/men tse ma thra/</text:p>
          </table:table-cell>
          <table:table-cell office:value-type="string">
            <text:p>(མིང་)</text:p>
          </table:table-cell>
          <table:table-cell table:style-name="ce2" office:value-type="string">
            <text:p>གཞི་དམརཔོ་འབད་ མེ་ཏོག་སེརཔོ་མང་སུ་ཡོད་མི་ འབྲུག་པའི་ཟོང་ཆ་ཅིག།</text:p>
          </table:table-cell>
          <table:table-cell table:number-columns-repeated="252"/>
        </table:table-row>
        <table:table-row table:style-name="ro1">
          <table:table-cell office:value-type="string">
            <text:p>སྨན་ཚད།</text:p>
          </table:table-cell>
          <table:table-cell office:value-type="string">
            <text:p>/men tshe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གྱི་འབོར་ཚད། མང་ཉུང་གི་ཚད།</text:p>
          </table:table-cell>
          <table:table-cell table:number-columns-repeated="252"/>
        </table:table-row>
        <table:table-row table:style-name="ro1">
          <table:table-cell office:value-type="string">
            <text:p>སྨན་ཚོང་པ།</text:p>
          </table:table-cell>
          <table:table-cell office:value-type="string">
            <text:p>/men tshong pa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གྱི་ཚོང་རྐྱབ་མི།</text:p>
          </table:table-cell>
          <table:table-cell table:number-columns-repeated="252"/>
        </table:table-row>
        <table:table-row table:style-name="ro1">
          <table:table-cell office:value-type="string">
            <text:p>སྨན་ཚྭ།</text:p>
          </table:table-cell>
          <table:table-cell office:value-type="string">
            <text:p>/men tsha</text:p>
          </table:table-cell>
          <table:table-cell office:value-type="string">
            <text:p>(མིང་)</text:p>
          </table:table-cell>
          <table:table-cell table:style-name="ce2" office:value-type="string">
            <text:p>1 སྨན་བླུགས་ཏེ་བཟོ་བའི་ཚྭ། 2 ནོར་ལུ་བྱིན་ནིའི་ཚྭ།</text:p>
          </table:table-cell>
          <table:table-cell table:number-columns-repeated="252"/>
        </table:table-row>
        <table:table-row table:style-name="ro1">
          <table:table-cell office:value-type="string">
            <text:p>སྨན་མཛོད།</text:p>
          </table:table-cell>
          <table:table-cell office:value-type="string">
            <text:p>/men dzoe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བཞག་སའི་མཛོད་ཁང༌།</text:p>
          </table:table-cell>
          <table:table-cell table:number-columns-repeated="252"/>
        </table:table-row>
        <table:table-row table:style-name="ro1">
          <table:table-cell office:value-type="string">
            <text:p>སྨན་རྫས།</text:p>
          </table:table-cell>
          <table:table-cell office:value-type="string">
            <text:p>/men dze/</text:p>
          </table:table-cell>
          <table:table-cell office:value-type="string">
            <text:p>(མིང་)</text:p>
          </table:table-cell>
          <table:table-cell table:style-name="ce2" office:value-type="string">
            <text:p>1 སྨན་ལུ་ འགྱོ་བཏུབ་པའི་རྫས། 2 ཚོདམ་དང་ཐུགཔ་ཚུ་ནང་ བླུགས་ནི་གི་རྫས་སྦྱོར།</text:p>
          </table:table-cell>
          <table:table-cell table:number-columns-repeated="252"/>
        </table:table-row>
        <table:table-row table:style-name="ro1">
          <table:table-cell office:value-type="string">
            <text:p>སྨན་རྫུས།</text:p>
          </table:table-cell>
          <table:table-cell office:value-type="string">
            <text:p>/men dzue/</text:p>
          </table:table-cell>
          <table:table-cell office:value-type="string">
            <text:p>(མིང་)</text:p>
          </table:table-cell>
          <table:table-cell table:style-name="ce2" office:value-type="string">
            <text:p>སྦྱོར་བ་ཚུལ་མཐུན་མེད་པའི་སྨན་རྫུས་མ།</text:p>
          </table:table-cell>
          <table:table-cell table:number-columns-repeated="252"/>
        </table:table-row>
        <table:table-row table:style-name="ro1">
          <table:table-cell office:value-type="string">
            <text:p>སྨན་གཞུང༌།</text:p>
          </table:table-cell>
          <table:table-cell office:value-type="string">
            <text:p>/men zhung/</text:p>
          </table:table-cell>
          <table:table-cell office:value-type="string">
            <text:p>(མིང་)</text:p>
          </table:table-cell>
          <table:table-cell table:style-name="ce2" office:value-type="string">
            <text:p>གསོ་བྱ་ནད་དང་གསོ་བྱེད་སྨན་ གསོ་ཐབས་ཚུ་གི་སྐོར་ ཁ་གསལ་སྟོན་པའི་གཞུང༌།</text:p>
          </table:table-cell>
          <table:table-cell table:number-columns-repeated="252"/>
        </table:table-row>
        <table:table-row table:style-name="ro1">
          <table:table-cell office:value-type="string">
            <text:p>སྨན་གཞོང༌།</text:p>
          </table:table-cell>
          <table:table-cell office:value-type="string">
            <text:p>/men zhong/</text:p>
          </table:table-cell>
          <table:table-cell office:value-type="string">
            <text:p>(མིང་)</text:p>
          </table:table-cell>
          <table:table-cell table:style-name="ce2" office:value-type="string">
            <text:p>1 སྨན་ཕྱེ་བསྒྲལ་སའི་གཞོང་པ། 2 སྨན་འདེགས་ཏེ་ཡོད་པའི་ཧོད། ཟངས་གཞོང་ཚུ།</text:p>
          </table:table-cell>
          <table:table-cell table:number-columns-repeated="252"/>
        </table:table-row>
        <table:table-row table:style-name="ro1">
          <table:table-cell office:value-type="string">
            <text:p>སྨན་ཡིག</text:p>
          </table:table-cell>
          <table:table-cell office:value-type="string">
            <text:p>/men yig/</text:p>
          </table:table-cell>
          <table:table-cell office:value-type="string">
            <text:p>(མིང་)</text:p>
          </table:table-cell>
          <table:table-cell table:style-name="ce2" office:value-type="string">
            <text:p>1 སྨན་གྱི་བཤད་པ་དང་ ཟ་ཐངས་ཚུ་སྟོན་པའི་ལག་ལེན་ཡི་གུ། 2 སྨན་བཅོས་བཀོད་འཛིན།</text:p>
          </table:table-cell>
          <table:table-cell table:number-columns-repeated="252"/>
        </table:table-row>
        <table:table-row table:style-name="ro1">
          <table:table-cell office:value-type="string">
            <text:p>སྨན་ཡོན།</text:p>
          </table:table-cell>
          <table:table-cell office:value-type="string">
            <text:p>/men yoen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རིན་དང་ཅོག་འཐད། སྨན་ཉོ་བཟའ་ཞིན་ན་རིན་སྤྲོད་ནི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སྨན་གཡོགམོ།</text:p>
          </table:table-cell>
          <table:table-cell office:value-type="string">
            <text:p>/men yom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གྱི་གཡོག་རྐྱབ་མི་ཨམ་སྲུ།</text:p>
          </table:table-cell>
          <table:table-cell table:number-columns-repeated="252"/>
        </table:table-row>
        <table:table-row table:style-name="ro1">
          <table:table-cell office:value-type="string">
            <text:p>སྨན་རིན།</text:p>
          </table:table-cell>
          <table:table-cell office:value-type="string">
            <text:p>/men rin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ཉོ་ཉོ་བའི་རིན་དངུལ།</text:p>
          </table:table-cell>
          <table:table-cell table:number-columns-repeated="252"/>
        </table:table-row>
        <table:table-row table:style-name="ro1">
          <table:table-cell office:value-type="string">
            <text:p>སྨན་རིལ།</text:p>
          </table:table-cell>
          <table:table-cell office:value-type="string">
            <text:p>/men ri</text:p>
          </table:table-cell>
          <table:table-cell office:value-type="string">
            <text:p>(མིང་ཁྱད)</text:p>
          </table:table-cell>
          <table:table-cell table:style-name="ce2" office:value-type="string">
            <text:p>སྨན་གྱི་རིལ་བུ།</text:p>
          </table:table-cell>
          <table:table-cell table:number-columns-repeated="252"/>
        </table:table-row>
        <table:table-row table:style-name="ro1">
          <table:table-cell office:value-type="string">
            <text:p>སྨན་ལེབ།</text:p>
          </table:table-cell>
          <table:table-cell office:value-type="string">
            <text:p>/men leb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སྨན་སྒོར་ལེབ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ྨན་ལོག</text:p>
          </table:table-cell>
          <table:table-cell office:value-type="string">
            <text:p>/men log</text:p>
          </table:table-cell>
          <table:table-cell office:value-type="string">
            <text:p>(མིང་)</text:p>
          </table:table-cell>
          <table:table-cell table:style-name="ce2" office:value-type="string">
            <text:p>1 རླུང་ནད་ལུ་ བད་ཀན་གྱི་སྨན་བྱིན་དོ་བཟུམ་ སྨན་འཛོལ་ཏེ་བྱིན་ནི། 2 སྨན་གྱིས་མ་ཕན་པར་གནོད་ནི།</text:p>
          </table:table-cell>
          <table:table-cell table:number-columns-repeated="252"/>
        </table:table-row>
        <table:table-row table:style-name="ro1">
          <table:table-cell office:value-type="string">
            <text:p>སྨན་ཤ</text:p>
          </table:table-cell>
          <table:table-cell office:value-type="string">
            <text:p>/men sha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ལུ་འགྱོ་བཏུབ་པའི་ཤ་ འབྲོང་གྱིམ་ཙེའི་ཤ་འདི་ སྨན་ཤ་ཨི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སྨན་ཤར།</text:p>
          </table:table-cell>
          <table:table-cell office:value-type="string">
            <text:p>/men shar</text:p>
          </table:table-cell>
          <table:table-cell office:value-type="string">
            <text:p>(མིང་)</text:p>
          </table:table-cell>
          <table:table-cell table:style-name="ce2" office:value-type="string">
            <text:p>ཨམ་སྲུ་སྤྱིར་བཏང་གི་མིང༌། དམན་ཤར་ཟེར་འབྲི་སྲོལ་ཡང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ྨན་ཤིང༌།</text:p>
          </table:table-cell>
          <table:table-cell office:value-type="string">
            <text:p>/men shing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ལུ་འགྱོ་བའི་ཤིང༌།</text:p>
          </table:table-cell>
          <table:table-cell table:number-columns-repeated="252"/>
        </table:table-row>
        <table:table-row table:style-name="ro1">
          <table:table-cell office:value-type="string">
            <text:p>སྨན་བཤད།</text:p>
          </table:table-cell>
          <table:table-cell office:value-type="string">
            <text:p>/men she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གྱི་ཕན་གནོད་ཚུ་བཤད་པའི་ཡི་གུ།</text:p>
          </table:table-cell>
          <table:table-cell table:number-columns-repeated="252"/>
        </table:table-row>
        <table:table-row table:style-name="ro1">
          <table:table-cell office:value-type="string">
            <text:p>སྨན་སེམས།</text:p>
          </table:table-cell>
          <table:table-cell office:value-type="string">
            <text:p>/men sem/</text:p>
          </table:table-cell>
          <table:table-cell office:value-type="string">
            <text:p>(མིང་)</text:p>
          </table:table-cell>
          <table:table-cell table:style-name="ce2" office:value-type="string">
            <text:p>ཕན་སེམ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ྨན་བསང༌།</text:p>
          </table:table-cell>
          <table:table-cell office:value-type="string">
            <text:p>/men sang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སྣ་ཚོགས་སྦྱོར་བའི་བསང༌།</text:p>
          </table:table-cell>
          <table:table-cell table:number-columns-repeated="252"/>
        </table:table-row>
        <table:table-row table:style-name="ro1">
          <table:table-cell office:value-type="string">
            <text:p>སྨན་ལྷ།</text:p>
          </table:table-cell>
          <table:table-cell office:value-type="string">
            <text:p>/men lha/</text:p>
          </table:table-cell>
          <table:table-cell office:value-type="string">
            <text:p>(མིང་)</text:p>
          </table:table-cell>
          <table:table-cell table:style-name="ce2" office:value-type="string">
            <text:p>མཚན་ཙམ་ཅིག་རྣམ་ཅོག་གིས་གོ་རུང་ ངན་སོང་ལས་འགྲོལ་ཚུགས་པའི་ སངས་རྒྱས་སྨན་ལྷ་བདེ་གཤེགས་མཆེད་བརྒྱད་ཚུ།</text:p>
          </table:table-cell>
          <table:table-cell table:number-columns-repeated="252"/>
        </table:table-row>
        <table:table-row table:style-name="ro1">
          <table:table-cell office:value-type="string">
            <text:p>སྨནཔ།</text:p>
          </table:table-cell>
          <table:table-cell office:value-type="string">
            <text:p>/men</text:p>
          </table:table-cell>
          <table:table-cell office:value-type="string">
            <text:p>(མིང་)</text:p>
          </table:table-cell>
          <table:table-cell table:style-name="ce2" office:value-type="string">
            <text:p>ཕོ་ལུ་སྨན་པ་ཟེར་བའི་བར་ཚག་བསྡུ་བསྡུཝ།</text:p>
          </table:table-cell>
          <table:table-cell table:number-columns-repeated="252"/>
        </table:table-row>
        <table:table-row table:style-name="ro1">
          <table:table-cell office:value-type="string">
            <text:p>སྨནམ།</text:p>
          </table:table-cell>
          <table:table-cell office:value-type="string">
            <text:p>/mem/</text:p>
          </table:table-cell>
          <table:table-cell office:value-type="string">
            <text:p>(མིང་)</text:p>
          </table:table-cell>
          <table:table-cell table:style-name="ce2" office:value-type="string">
            <text:p>1 ནད་ལུ་སྨན་སྨནམ། 2 མོ་ལུ་སྨན་མ་ཟེར་བའི་བར་ཚག་བསྡུ་བསྡུཝ།</text:p>
          </table:table-cell>
          <table:table-cell table:number-columns-repeated="252"/>
        </table:table-row>
        <table:table-row table:style-name="ro1">
          <table:table-cell office:value-type="string">
            <text:p>སྨནམོ།</text:p>
          </table:table-cell>
          <table:table-cell office:value-type="string">
            <text:p>/mem</text:p>
          </table:table-cell>
          <table:table-cell office:value-type="string">
            <text:p>(མིང་)</text:p>
          </table:table-cell>
          <table:table-cell table:style-name="ce2" office:value-type="string">
            <text:p>1 སྨན་པ་ཨམ་སྲུ་ 2 འཇིག་རྟེན་པའི་གནས་སྲུང་མོ་ལྷ་ སྨན་མོ། བར་ཚག་བསྡུ་བསྡུཝ།</text:p>
          </table:table-cell>
          <table:table-cell table:number-columns-repeated="252"/>
        </table:table-row>
        <table:table-row table:style-name="ro1">
          <table:table-cell office:value-type="string">
            <text:p>སྨམ།</text:p>
          </table:table-cell>
          <table:table-cell office:value-type="string">
            <text:p>/mam/</text:p>
          </table:table-cell>
          <table:table-cell office:value-type="string">
            <text:p>(མིང་)</text:p>
          </table:table-cell>
          <table:table-cell table:style-name="ce2" office:value-type="string">
            <text:p>རྫོང་ཁའི་ནང་ བློ་གི་མཇུག་ལུ་ཨིན་ཟེར་སླབ་ཐངས་མ་འདྲཝ་ཁྱད་པར་ཅན་ཅིག། དཔེར་ན་ ང་འགྱོ་ནི་རང་སྨམ། ཁྱོད་སྡོད་ནི་རང་སྨམ་ཟེར་དོ་བཟུམ། ཚིག་མཐའ་གཅད་པའི་བརྗོད་ཚུལ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སྨར་ཏོག་ཏོ།</text:p>
          </table:table-cell>
          <table:table-cell office:value-type="string">
            <text:p>/ma to to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ཤ་བསྲེ་སྒྲོབ་བྱ་དང་ ཚོད་སྡོར་ལེ་ཤ་བླུགས་ཏེ་བཟོ་བཟོ་བའི་བཞེས་སྒོ་རྡིག་རྡིགམ། མི་ཉུང་ཁ་སྨར་ཟེར་བ་ཅིན་ ཁ་འཚོ་ཟེར་མི་དང་འདྲ། བཞེས་སྒོ་ཞིམ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ྨར་སྨར་རྡིག་རྡིག</text:p>
          </table:table-cell>
          <table:table-cell office:value-type="string">
            <text:p>/ma di di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སྨར་ཏོག་ཏོ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ྨིན།</text:p>
          </table:table-cell>
          <table:table-cell office:value-type="string">
            <text:p>/min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འཚོ་འཚོཔ། འབྲས་བུ་སྨིན་ཟེར་དོ་བཟུམ། 2 ལོ་ན་སྨིན་ཟེར་བ་ཅིན་ ན་ཚོད་ཁུག་པ།</text:p>
          </table:table-cell>
          <table:table-cell table:number-columns-repeated="252"/>
        </table:table-row>
        <table:table-row table:style-name="ro1">
          <table:table-cell office:value-type="string">
            <text:p>སྨིན་གྲོལ།</text:p>
          </table:table-cell>
          <table:table-cell office:value-type="string">
            <text:p>/min droel/</text:p>
          </table:table-cell>
          <table:table-cell office:value-type="string">
            <text:p>(མིང་)</text:p>
          </table:table-cell>
          <table:table-cell table:style-name="ce2" office:value-type="string">
            <text:p>སྨིན་བྱེད་ཀྱི་དབང་དང་ གྲོལ་བྱེད་ཁྲིད་ཀྱ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སྨིན་རྒྱུ།</text:p>
          </table:table-cell>
          <table:table-cell office:value-type="string">
            <text:p>/min ju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ཉེས་ཁྲིམས་སོ་སོའི་ལུས་སྟེང་དུ་ སྨིན་རྒྱུ་ཟེར་བ་ཅིན་ ཕོག་ནི་ རེག་ནི་ 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ྨིན་གྲོལ་གླིང་དགོན་པ།</text:p>
          </table:table-cell>
          <table:table-cell office:value-type="string">
            <text:p>/min droel ling goen pa/</text:p>
          </table:table-cell>
          <table:table-cell office:value-type="string">
            <text:p>(མིང་)</text:p>
          </table:table-cell>
          <table:table-cell table:style-name="ce2" office:value-type="string">
            <text:p>རབ་བྱུང་བཅུ་གཅིག་པའི་ནང་ བོད་དབུས་ལྷོ་ཁ་ཐུག་ལུ་ཏཱ་ལའི་བླམ་སྐུ་འཕྲེང་ལྔ་པའི་རྩ་བའི་བླམ་ རིག་འཛིན་ གཏེར་བདག་གླིང་པས་ཕྱག་བཏབ་པའི་རྙིང་མའི་དགོན་པ་གཙོ་བོ་ཅིག།</text:p>
          </table:table-cell>
          <table:table-cell table:number-columns-repeated="252"/>
        </table:table-row>
        <table:table-row table:style-name="ro1">
          <table:table-cell office:value-type="string">
            <text:p>སྨིན་ཆུང་བུམོ།</text:p>
          </table:table-cell>
          <table:table-cell office:value-type="string">
            <text:p>/min chung bum/</text:p>
          </table:table-cell>
          <table:table-cell office:value-type="string">
            <text:p>(མིང་)</text:p>
          </table:table-cell>
          <table:table-cell table:style-name="ce2" office:value-type="string">
            <text:p>བུམོ་གཞོནམ་སྤྱིར་བཏང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སྨིན་དྲུག</text:p>
          </table:table-cell>
          <table:table-cell office:value-type="string">
            <text:p>/min dru </text:p>
          </table:table-cell>
          <table:table-cell office:value-type="string">
            <text:p>(མིང་)</text:p>
          </table:table-cell>
          <table:table-cell table:style-name="ce2" office:value-type="string">
            <text:p>རྒྱུ་སྐར་ཉི་ཤུ་རྩ་བརྒྱད་ཀྱི་ནང་གསེས་གཉིས་པ།</text:p>
          </table:table-cell>
          <table:table-cell table:number-columns-repeated="252"/>
        </table:table-row>
        <table:table-row table:style-name="ro1">
          <table:table-cell office:value-type="string">
            <text:p>སྨིན་དྲུག་ཟླ་བ།</text:p>
          </table:table-cell>
          <table:table-cell office:value-type="string">
            <text:p>/min dru da wa</text:p>
          </table:table-cell>
          <table:table-cell office:value-type="string">
            <text:p>(མིང་)</text:p>
          </table:table-cell>
          <table:table-cell table:style-name="ce2" office:value-type="string">
            <text:p>ཧོར་ཟླ་བཅུ་པའི་མིང༌། ཟླ་བ་དེ་གི་དབུགས་ཐོབ་ལས་ འགོ་བཟུང་སྟེ་སྐརམ་སྨིན་དྲུག་གིས་ནམ་ཚོད་བཟུང་ནི་འདི་གིས་ཨིན་མས།</text:p>
          </table:table-cell>
          <table:table-cell table:number-columns-repeated="252"/>
        </table:table-row>
        <table:table-row table:style-name="ro1">
          <table:table-cell office:value-type="string">
            <text:p>སྨིན་ཕྲག</text:p>
          </table:table-cell>
          <table:table-cell office:value-type="string">
            <text:p>/min thra</text:p>
          </table:table-cell>
          <table:table-cell office:value-type="string">
            <text:p>(མིང་)</text:p>
          </table:table-cell>
          <table:table-cell table:style-name="ce2" office:value-type="string">
            <text:p>སྨིན་མཚམ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ྨིན་འབྲས།</text:p>
          </table:table-cell>
          <table:table-cell office:value-type="string">
            <text:p>/min dre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འཚོ་འཚོ་བའི་དོག་མ། 2 དོན་གྲུབ་པའི་འབྲས་བུ།</text:p>
          </table:table-cell>
          <table:table-cell table:number-columns-repeated="252"/>
        </table:table-row>
        <table:table-row table:style-name="ro1">
          <table:table-cell office:value-type="string">
            <text:p>སྨིན་མ།</text:p>
          </table:table-cell>
          <table:table-cell office:value-type="string">
            <text:p>/min ma/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གི་ལྟག་ལས་སྐྱེས་ཏེ་ཡོད་པའི་སྤུ།</text:p>
          </table:table-cell>
          <table:table-cell table:number-columns-repeated="252"/>
        </table:table-row>
        <table:table-row table:style-name="ro1">
          <table:table-cell office:value-type="string">
            <text:p>སྨིན་མཚམས།</text:p>
          </table:table-cell>
          <table:table-cell office:value-type="string">
            <text:p>/min tsham/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གི་སྨིན་མ་གཉིས་ཀྱི་བར་མཚམས། སྨིན་མཚམས་དོག་པས་ཟེར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སྨིན་ལ་མ་སྨིན།</text:p>
          </table:table-cell>
          <table:table-cell office:value-type="string">
            <text:p>/min lam min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འཚོ་མ་འཚོ་ཅིག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ྨུག</text:p>
          </table:table-cell>
          <table:table-cell office:value-type="string">
            <text:p>/mug</text:p>
          </table:table-cell>
          <table:table-cell office:value-type="string">
            <text:p>(མིང་)</text:p>
          </table:table-cell>
          <table:table-cell table:style-name="ce2" office:value-type="string">
            <text:p>1 ས་སྨུག་གི་མིང༌། གནམ་ས་སྨུག་གིས་སྤུར་ཏེ་མིག་གིས་ཡང་མི་མཐོང་པས་ ཟེར་སླབ་དོ་བཟུམ། 2 ཚོས་གཞི་རྒྱ་སྨུག་གི་བསྡུས་མིང༌།</text:p>
          </table:table-cell>
          <table:table-cell table:number-columns-repeated="252"/>
        </table:table-row>
        <table:table-row table:style-name="ro1">
          <table:table-cell office:value-type="string">
            <text:p>སྨུག་ནག</text:p>
          </table:table-cell>
          <table:table-cell office:value-type="string">
            <text:p>/mug na</text:p>
          </table:table-cell>
          <table:table-cell office:value-type="string">
            <text:p>(མིང་)</text:p>
          </table:table-cell>
          <table:table-cell table:style-name="ce2" office:value-type="string">
            <text:p>དམར་སྨུག་གནག་པོའི་བཀྱག་མང་ཆེ་བ།</text:p>
          </table:table-cell>
          <table:table-cell table:number-columns-repeated="252"/>
        </table:table-row>
        <table:table-row table:style-name="ro1">
          <table:table-cell office:value-type="string">
            <text:p>སྨུག་པོ།</text:p>
          </table:table-cell>
          <table:table-cell office:value-type="string">
            <text:p>/mug po/</text:p>
          </table:table-cell>
          <table:table-cell office:value-type="string">
            <text:p>(མིང་)</text:p>
          </table:table-cell>
          <table:table-cell table:style-name="ce2" office:value-type="string">
            <text:p>རྒྱ་སྨུ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ྨུག་རྩི།</text:p>
          </table:table-cell>
          <table:table-cell office:value-type="string">
            <text:p>/mug tsi/</text:p>
          </table:table-cell>
          <table:table-cell office:value-type="string">
            <text:p>(མིང་)</text:p>
          </table:table-cell>
          <table:table-cell table:style-name="ce2" office:value-type="string">
            <text:p>དམར་གཏོར་གུ་ཕྱུག་མི་སྨུག་རྩི། འདི་ཧོན་སྡོང་མེ་ཏོག་ཤ་ཁ་སྦེ་ཤར་མི་ཅིག་ འདི་གི་ར་ཏོག་གི་པགས་ཀོ་དམརཔོ་དེ་བཤུབས་སྦེ་ སྐམ་ཞིན་ན་ མར་བཞུ་བཞུ་བའི་ནང་བླུགསཔ་ད་ དམར་པོ་སྦེ་འགྱོ་མི། གཏོརམ་ལུ་དམར་རྩི་གཏང་ཟེར་སླབ་ནི་ཡང་ཡོད།</text:p>
          </table:table-cell>
          <table:table-cell table:number-columns-repeated="252"/>
        </table:table-row>
        <table:table-row table:style-name="ro1">
          <table:table-cell office:value-type="string">
            <text:p>སྨེ།</text:p>
          </table:table-cell>
          <table:table-cell office:value-type="string">
            <text:p>/me/</text:p>
          </table:table-cell>
          <table:table-cell office:value-type="string">
            <text:p>(མིང་)</text:p>
          </table:table-cell>
          <table:table-cell table:style-name="ce2" office:value-type="string">
            <text:p>བློ་གི་ཚིག་མཇུག་བསྡུ་ཐང་ཅིག། ཨིནམ་མས་སྨེ། 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སྨེ་བ།</text:p>
          </table:table-cell>
          <table:table-cell office:value-type="string">
            <text:p>/me wa/</text:p>
          </table:table-cell>
          <table:table-cell office:value-type="string">
            <text:p>(མིང་)</text:p>
          </table:table-cell>
          <table:table-cell table:style-name="ce2" office:value-type="string">
            <text:p>མིའི་གཟུགས་ཁར་སྐྱེ་མི་སྨེཝ། ཧིང་ན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ྨེ་བ་དགུ</text:p>
          </table:table-cell>
          <table:table-cell office:value-type="string">
            <text:p>/me wa gu/</text:p>
          </table:table-cell>
          <table:table-cell office:value-type="string">
            <text:p>(མིང་)</text:p>
          </table:table-cell>
          <table:table-cell table:style-name="ce2" office:value-type="string">
            <text:p>གཅིག་དཀར་སྨན་གྱི་མེ་ལོང་ གཉིས་ནག་བདུད་ཀྱི་མེ་ལོང་ གསུམ་མཐིང་མཚོའི་མེ་ལོང་ བཞི་ལྗང་ཀླུའི་མེ་ལོང་ ལྔ་སེར་དགྲ་ལྷའི་མེ་ལོང་ དྲུག་དཀར་རྒྱལ་པོའི་མེ་ལོང་ བདུན་དམར་བཙན་གྱི་མེ་ལོང་ བརྒྱད་དཀར་ཡུལ་ལྷའི་མེ་ལོང་ དགུ་དམར་གཡང་གི་མེ་ལོང་ ཟེར་བརྩི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སྨེ་ཤ་ཅན།</text:p>
          </table:table-cell>
          <table:table-cell office:value-type="string">
            <text:p>/me sha cen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མི་གི་གཟུགས་ཁ་ལུ་ ཤ་མཚན་ རྡག་རྡོག་བཏང་ཡོད་མི་ 2 སྡིག་པ་རྭ་ཙ་དང་རུས་སྦལ། 3 རིགས་ངན་ག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སྨོ།</text:p>
          </table:table-cell>
          <table:table-cell office:value-type="string">
            <text:p>/mo/</text:p>
          </table:table-cell>
          <table:table-cell office:value-type="string">
            <text:p>(མིང་)</text:p>
          </table:table-cell>
          <table:table-cell table:style-name="ce2" office:value-type="string">
            <text:p>ག་གིས་སླབ་སྨོ་ ག་ཏེ་འགྱོཝ་སྨོ་ ག་ཏེ་ལས་འོངམ་སྨོ་ ག་ཅི་ཨིན་ན་སྨོ་ ཟེར་དོ་བཟུམ་ འདྲི་ཚིག་གི་དོན་ལུ་འཇུགཔ་ཨིན།</text:p>
          </table:table-cell>
          <table:table-cell table:number-columns-repeated="252"/>
        </table:table-row>
        <table:table-row table:style-name="ro1">
          <table:table-cell office:value-type="string">
            <text:p>སྨོད།</text:p>
          </table:table-cell>
          <table:table-cell office:value-type="string">
            <text:p>/moe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ཚིག་ངན་སླབ་སྟེ་སྐུར་པ་བཏབ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ྨོད་ཚིག</text:p>
          </table:table-cell>
          <table:table-cell office:value-type="string">
            <text:p>/moe tshig/</text:p>
          </table:table-cell>
          <table:table-cell office:value-type="string">
            <text:p>(མིང་)</text:p>
          </table:table-cell>
          <table:table-cell table:style-name="ce2" office:value-type="string">
            <text:p>སྐུར་པ་བཏབ་པའི་ཚིག།</text:p>
          </table:table-cell>
          <table:table-cell table:number-columns-repeated="252"/>
        </table:table-row>
        <table:table-row table:style-name="ro1">
          <table:table-cell office:value-type="string">
            <text:p>སྨོན་འདུན།</text:p>
          </table:table-cell>
          <table:table-cell office:value-type="string">
            <text:p>/moen duen/</text:p>
          </table:table-cell>
          <table:table-cell office:value-type="string">
            <text:p>(མིང་)</text:p>
          </table:table-cell>
          <table:table-cell table:style-name="ce2" office:value-type="string">
            <text:p>སྨོནི་ལམ་གྱི་དམིགས་གཏད། སྨོན་ལམ་གྱི་འདུན་པ། སྨོན་ལམ་བཏབ་ནི་དང་ འདུན་པ་བསྐྱེད་ནི། རེ་བ་བསྐྱེ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ྨོན་ཚིག</text:p>
          </table:table-cell>
          <table:table-cell office:value-type="string">
            <text:p>/moen tshig/</text:p>
          </table:table-cell>
          <table:table-cell office:value-type="string">
            <text:p>(མིང་)</text:p>
          </table:table-cell>
          <table:table-cell table:style-name="ce2" office:value-type="string">
            <text:p>དེ་སྦེ་འོང་བཅུག་ དེ་སྦེ་འཐོབ་བཅུག་ཟེར་སྨོན་ལམ་བཏབ་པའི་ཚིག།</text:p>
          </table:table-cell>
          <table:table-cell table:number-columns-repeated="252"/>
        </table:table-row>
        <table:table-row table:style-name="ro1">
          <table:table-cell office:value-type="string">
            <text:p>སྨོན་ལམ།</text:p>
          </table:table-cell>
          <table:table-cell office:value-type="string">
            <text:p>/moen lam/</text:p>
          </table:table-cell>
          <table:table-cell office:value-type="string">
            <text:p>(མིང་)</text:p>
          </table:table-cell>
          <table:table-cell table:style-name="ce2" office:value-type="string">
            <text:p>རང་གཞན་སེམས་ཅན་ཐམས་ཅད་ གནས་སྐབས་ངན་སོང་གི་སྡུག་བསྔལ་ལས་གྲོལ་ཏེ་ མཐར་ཐུག་རྫོགས་པའི་སངས་རྒྱས་ཀྱི་གོ་འཕང་ཐོབ་བཅུག་ཤིག་ཟེར་སྨོན་ལམ་བཏབ་ནི་འདི་ ཐེག་པ་ཆེན་པོའི་སྨོན་ལམ་དང༌། གཞན་འཇིག་རྟེན་པ་ཚུ་གིས་ཡང་ ཚེ་འདི་ཕྱི་གཉིས་ཀར་ལེགས་ཞིམ་འོང་བཅུག་ཤིག་ ལུས་དང་སེམས་ལུ་སྡུག་བསྔལ་འབྱུང་མ་བཅུག་ཤིག་ཟེར་ མནོ་ནི་ཡང་སྨོན་ལམ་གྱི་གྲངས་སུ་ཚུད་འོང༌།</text:p>
          </table:table-cell>
          <table:table-cell table:number-columns-repeated="252"/>
        </table:table-row>
        <table:table-row table:style-name="ro1">
          <table:table-cell office:value-type="string">
            <text:p>སྨོན་ལམ་ངན་པ།</text:p>
          </table:table-cell>
          <table:table-cell office:value-type="string">
            <text:p>/moen lam ngen pa/</text:p>
          </table:table-cell>
          <table:table-cell office:value-type="string">
            <text:p>(མིང་)</text:p>
          </table:table-cell>
          <table:table-cell table:style-name="ce2" office:value-type="string">
            <text:p>དམོད་ཚི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ྨོན་ལམ་ཆེན་པོ།</text:p>
          </table:table-cell>
          <table:table-cell office:value-type="string">
            <text:p>/moen lam chen po/</text:p>
          </table:table-cell>
          <table:table-cell office:value-type="string">
            <text:p>(མིང་)</text:p>
          </table:table-cell>
          <table:table-cell table:style-name="ce2" office:value-type="string">
            <text:p>རབ་བྱུང་བདུན་པའི་ནང་ རྗེ་ཙོང་ཁ་པ་གིས་ སངས་རྒྱས་ཤཱཀྱ་ཐུབ་པའི་ ཆོ་འཕྲུལ་དུས་ཆེན་དང་བསྟུན་ ལྷ་ས་ཇོ་བོའི་སྐུ་མདུན་ལུ་ བཟང་སྤྱོད་སྨོན་ལམ་འབུམ་ཏོན་པའི་ སྲོལ་བཙུགས་ཞིན་ན་ལས་ཤུལ་ལས་འཕགས་ཡུལ་རྡོ་རྗེ་གདན་དང་ བུམ་ཐང་ཐར་པ་གླིང་ བྱམས་པ་ལྷ་ཁང་ཚུ་ནང་བཙུགས་སྲོལ་ཡོད་པའི་སྨོན་ལམ་ཆེན་མོ། དེ་ནང་སྨོན་ལམ་གྱི་རྒྱལ་པོ་བཟང་སྤྱོད་སྨོན་ལམ་འབུམ་ཐེར་བཏོནམ་ཨིན།</text:p>
          </table:table-cell>
          <table:table-cell table:number-columns-repeated="252"/>
        </table:table-row>
        <table:table-row table:style-name="ro1">
          <table:table-cell office:value-type="string">
            <text:p>སྨོན་ལམ་ལོག་པ།</text:p>
          </table:table-cell>
          <table:table-cell office:value-type="string">
            <text:p>/moen lam log pa/</text:p>
          </table:table-cell>
          <table:table-cell office:value-type="string">
            <text:p>(མིང་)</text:p>
          </table:table-cell>
          <table:table-cell table:style-name="ce2" office:value-type="string">
            <text:p>སྨོན་ལམ་ངན་པ་བཏབ་ནི།</text:p>
          </table:table-cell>
          <table:table-cell table:number-columns-repeated="252"/>
        </table:table-row>
        <table:table-row table:style-name="ro1">
          <table:table-cell office:value-type="string">
            <text:p>སྨོན་ལོག</text:p>
          </table:table-cell>
          <table:table-cell office:value-type="string">
            <text:p>/moen lo</text:p>
          </table:table-cell>
          <table:table-cell office:value-type="string">
            <text:p>(མིང་)</text:p>
          </table:table-cell>
          <table:table-cell table:style-name="ce2" office:value-type="string">
            <text:p>སྨོན་ལམ་ལོག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སྨོན་སེམས།</text:p>
          </table:table-cell>
          <table:table-cell office:value-type="string">
            <text:p>/moen sem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ཕན་སེམ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ྨྱུ་གུ</text:p>
          </table:table-cell>
          <table:table-cell office:value-type="string">
            <text:p>/nyu gu/</text:p>
          </table:table-cell>
          <table:table-cell office:value-type="string">
            <text:p>(མིང་)</text:p>
          </table:table-cell>
          <table:table-cell table:style-name="ce2" office:value-type="string">
            <text:p>ཡི་གུ་འབྲི་ནི་གི་སྨྱུ་གུ།</text:p>
          </table:table-cell>
          <table:table-cell table:number-columns-repeated="252"/>
        </table:table-row>
        <table:table-row table:style-name="ro1">
          <table:table-cell office:value-type="string">
            <text:p>སྨྱུག</text:p>
          </table:table-cell>
          <table:table-cell office:value-type="string">
            <text:p>/nyug</text:p>
          </table:table-cell>
          <table:table-cell office:value-type="string">
            <text:p>(མིང་)</text:p>
          </table:table-cell>
          <table:table-cell table:style-name="ce2" office:value-type="string">
            <text:p>སྨྱུ་གུ་གི་བསྡུ་ཡིག། སི་སྨྱུག་དང་ ལྕགས་སྨྱ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སྨྱུག་ཁ།</text:p>
          </table:table-cell>
          <table:table-cell office:value-type="string">
            <text:p>/nyug kha</text:p>
          </table:table-cell>
          <table:table-cell office:value-type="string">
            <text:p>(མིང་)</text:p>
          </table:table-cell>
          <table:table-cell table:style-name="ce2" office:value-type="string">
            <text:p>སྨྱུག་གུ་གི་ཁ། སི་གི་སྨྱུ་གུ་གིས་ ཡི་གུ་འབྲིཝ་ད་ ཡི་གུ་ལེགས་ཧིང་སྨྱུ་གུ་ཁ་བཟོ་ཐངས་ཀྱིས་འགྱོཝ་ཨིན།</text:p>
          </table:table-cell>
          <table:table-cell table:number-columns-repeated="252"/>
        </table:table-row>
        <table:table-row table:style-name="ro1">
          <table:table-cell office:value-type="string">
            <text:p>སྨྱུག་ཁྱིམ།</text:p>
          </table:table-cell>
          <table:table-cell office:value-type="string">
            <text:p>/nyug chim</text:p>
          </table:table-cell>
          <table:table-cell office:value-type="string">
            <text:p>(མིང་)</text:p>
          </table:table-cell>
          <table:table-cell table:style-name="ce2" office:value-type="string">
            <text:p>སྦ་ལེབ་ཀྱི་ཁྱིམ།</text:p>
          </table:table-cell>
          <table:table-cell table:number-columns-repeated="252"/>
        </table:table-row>
        <table:table-row table:style-name="ro1">
          <table:table-cell office:value-type="string">
            <text:p>སྨྱུག་གྲི།</text:p>
          </table:table-cell>
          <table:table-cell office:value-type="string">
            <text:p>/nyug thri</text:p>
          </table:table-cell>
          <table:table-cell office:value-type="string">
            <text:p>(མིང་)</text:p>
          </table:table-cell>
          <table:table-cell table:style-name="ce2" office:value-type="string">
            <text:p>སྨུག་གུ་གི་ཁ་བཟོ་མི་གྱི་ ཡི་གུ་མ་ལྷབ་སྨྱུ་གུ་ལྷབ།། སྨྱུ་གུ་མ་ལྷབ་སྦྱུསྨྱུག་གྲི་བརྡར།། ཟེར་སླབ་སྲོལ་ཡོད། དང་ཕུགས་ཀྱི་ཡིག་མཁན་ཚུ་ལུ་སྨྱུག་ཁ་བཟོ་ནི་གི་དོན་ལུ་ ལོགས་སུ་བདག་འཛིན་འབད་དེ་བཞག་མི་གི་གྱི་ཅུང༌།</text:p>
          </table:table-cell>
          <table:table-cell table:number-columns-repeated="252"/>
        </table:table-row>
        <table:table-row table:style-name="ro1">
          <table:table-cell office:value-type="string">
            <text:p>སྨྱུག་མདའ།</text:p>
          </table:table-cell>
          <table:table-cell office:value-type="string">
            <text:p>/nyug da</text:p>
          </table:table-cell>
          <table:table-cell office:value-type="string">
            <text:p>(མིང་)</text:p>
          </table:table-cell>
          <table:table-cell table:style-name="ce2" office:value-type="string">
            <text:p>སྨྱུག་མ་གིས་བཟོ་བའི་མདའ། མདའ་མོ་སྨྱུག་མདའ་མ་རེད་ཚེ་མདའ་རེད།། ཟེར་སླབ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སྨྱུག་མ།</text:p>
          </table:table-cell>
          <table:table-cell office:value-type="string">
            <text:p>/nyug ma</text:p>
          </table:table-cell>
          <table:table-cell office:value-type="string">
            <text:p>(མིང་)</text:p>
          </table:table-cell>
          <table:table-cell office:value-type="string">
            <text:p>ཚར་ག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སྨྱུག་ཚིགས།</text:p>
          </table:table-cell>
          <table:table-cell office:value-type="string">
            <text:p>/nyug tshi</text:p>
          </table:table-cell>
          <table:table-cell office:value-type="string">
            <text:p>(མིང་)</text:p>
          </table:table-cell>
          <table:table-cell table:style-name="ce2" office:value-type="string">
            <text:p>སྦ་དང་ཧིག་མ་ཚུ་གི་ཚིགས།</text:p>
          </table:table-cell>
          <table:table-cell table:number-columns-repeated="252"/>
        </table:table-row>
        <table:table-row table:style-name="ro1">
          <table:table-cell office:value-type="string">
            <text:p>སྨྱུག་འཛིན།</text:p>
          </table:table-cell>
          <table:table-cell office:value-type="string">
            <text:p>/nyug dzin</text:p>
          </table:table-cell>
          <table:table-cell office:value-type="string">
            <text:p>(མིང་)</text:p>
          </table:table-cell>
          <table:table-cell table:style-name="ce2" office:value-type="string">
            <text:p>དྲུང་ཡིག་གི་མིང་གི་རྣམ་གྲངས།</text:p>
          </table:table-cell>
          <table:table-cell table:number-columns-repeated="252"/>
        </table:table-row>
        <table:table-row table:style-name="ro1">
          <table:table-cell office:value-type="string">
            <text:p>སྨྱུག་གཟེར།</text:p>
          </table:table-cell>
          <table:table-cell office:value-type="string">
            <text:p>/nyug zer</text:p>
          </table:table-cell>
          <table:table-cell office:value-type="string">
            <text:p>(མིང་)</text:p>
          </table:table-cell>
          <table:table-cell table:style-name="ce2" office:value-type="string">
            <text:p>སྦ་བཞོག་སྟེ་བཟོ་བའི་འཛེར།</text:p>
          </table:table-cell>
          <table:table-cell table:number-columns-repeated="252"/>
        </table:table-row>
        <table:table-row table:style-name="ro1">
          <table:table-cell office:value-type="string">
            <text:p>སྨྱུང་གནས།</text:p>
          </table:table-cell>
          <table:table-cell office:value-type="string">
            <text:p>/nyung ne/</text:p>
          </table:table-cell>
          <table:table-cell office:value-type="string">
            <text:p>(མིང་)</text:p>
          </table:table-cell>
          <table:table-cell table:style-name="ce2" office:value-type="string">
            <text:p>བཀྲེས་སྐོམ་གྱི་སྡུག་བསྔལ་སྦྱང་ཐབས་ཀྱི་ཆོ་ག་ཅིག། ཉིནམ་གཅིག་དགུང་ཚིགས་རྐྱངམ་གཅིག ཉིནམ་གཅིག་ཟ་འཐུང་ག་ཡང་མེད་པར་སྲུང་དགོ་པའི་སྡིག་སྒྲིབ་སྦྱོང་ཐབས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སྨྱོ།</text:p>
          </table:table-cell>
          <table:table-cell office:value-type="string">
            <text:p>/nyo/</text:p>
          </table:table-cell>
          <table:table-cell office:value-type="string">
            <text:p>(མིང་)</text:p>
          </table:table-cell>
          <table:table-cell table:style-name="ce2" office:value-type="string">
            <text:p>སེམས་བརྟན་བརྟན་མེདཔ། འཆོལ་ནི།</text:p>
          </table:table-cell>
          <table:table-cell table:number-columns-repeated="252"/>
        </table:table-row>
        <table:table-row table:style-name="ro1">
          <table:table-cell office:value-type="string">
            <text:p>སྨྱོ་ནད།</text:p>
          </table:table-cell>
          <table:table-cell office:value-type="string">
            <text:p>/nyo ne/</text:p>
          </table:table-cell>
          <table:table-cell office:value-type="string">
            <text:p>(མིང་)</text:p>
          </table:table-cell>
          <table:table-cell table:style-name="ce2" office:value-type="string">
            <text:p>འཆོལ་ནི་གི་ནད།</text:p>
          </table:table-cell>
          <table:table-cell table:number-columns-repeated="252"/>
        </table:table-row>
        <table:table-row table:style-name="ro1">
          <table:table-cell office:value-type="string">
            <text:p>སྨྱོ་བྱེད།</text:p>
          </table:table-cell>
          <table:table-cell office:value-type="string">
            <text:p>/nyo je/</text:p>
          </table:table-cell>
          <table:table-cell office:value-type="string">
            <text:p>(མིང་)</text:p>
          </table:table-cell>
          <table:table-cell table:style-name="ce2" office:value-type="string">
            <text:p>སེམས་འཆལ་འཆོལ་འགྱོ་བཅུག་མི་གི་གདོན་ཅིག།</text:p>
          </table:table-cell>
          <table:table-cell table:number-columns-repeated="252"/>
        </table:table-row>
        <table:table-row table:style-name="ro1">
          <table:table-cell office:value-type="string">
            <text:p>སྨྱོ་འབོག</text:p>
          </table:table-cell>
          <table:table-cell office:value-type="string">
            <text:p>/nyo bog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སེམས་དྲན་པ་མེད་པར་བརྒྱལ་ནི།</text:p>
          </table:table-cell>
          <table:table-cell table:number-columns-repeated="252"/>
        </table:table-row>
        <table:table-row table:style-name="ro1">
          <table:table-cell office:value-type="string">
            <text:p>སྨྱོ་རྫས།</text:p>
          </table:table-cell>
          <table:table-cell office:value-type="string">
            <text:p>/nyo dze/</text:p>
          </table:table-cell>
          <table:table-cell office:value-type="string">
            <text:p>(མིང་)</text:p>
          </table:table-cell>
          <table:table-cell table:style-name="ce2" office:value-type="string">
            <text:p>སེམས་གནས་པ་མེདཔ་འགྱོ་བཅུག་ནི་གི་རྫས་སྦྱོར།</text:p>
          </table:table-cell>
          <table:table-cell table:number-columns-repeated="252"/>
        </table:table-row>
        <table:table-row table:style-name="ro1">
          <table:table-cell office:value-type="string">
            <text:p>སྨྱོ་བརྫུ།</text:p>
          </table:table-cell>
          <table:table-cell office:value-type="string">
            <text:p>/nyo dzu/</text:p>
          </table:table-cell>
          <table:table-cell office:value-type="string">
            <text:p>(མིང་)</text:p>
          </table:table-cell>
          <table:table-cell table:style-name="ce2" office:value-type="string">
            <text:p>ནང་གི་སེམས་ཚ་ཁུག་ཁུ་འབད་ཞིན་ན་ མ་འཆོལ་རུང་འཆོལ་བརྫུུན་བཏབ་ནི།</text:p>
          </table:table-cell>
          <table:table-cell table:number-columns-repeated="252"/>
        </table:table-row>
        <table:table-row table:style-name="ro1">
          <table:table-cell office:value-type="string">
            <text:p>སྨྱོ་ཧམ།</text:p>
          </table:table-cell>
          <table:table-cell office:value-type="string">
            <text:p>/nyo ham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སེམས་དྲན་པ་མེད་དོ་བཟུམ་མའི་ ཧམ་བཤད་བརྐྱབ་ནི།</text:p>
          </table:table-cell>
          <table:table-cell table:number-columns-repeated="252"/>
        </table:table-row>
        <table:table-row table:style-name="ro1">
          <table:table-cell office:value-type="string">
            <text:p>སྨྱོས།</text:p>
          </table:table-cell>
          <table:table-cell office:value-type="string">
            <text:p>/nyoe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སེམས་སྨྱོ་བ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སྨྲ།</text:p>
          </table:table-cell>
          <table:table-cell office:value-type="string">
            <text:p>/mra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ཆོས་སྐད་ལས་སླབ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ྨྲ་མཁན་ནེ་ཙོ།</text:p>
          </table:table-cell>
          <table:table-cell office:value-type="string">
            <text:p>/mra khen ne tso</text:p>
          </table:table-cell>
          <table:table-cell office:value-type="string">
            <text:p>(མིང་)</text:p>
          </table:table-cell>
          <table:table-cell table:style-name="ce2" office:value-type="string">
            <text:p>ཁ་སླབ་ཤེས་མི་བྱ་བ་གྲོ།</text:p>
          </table:table-cell>
          <table:table-cell table:number-columns-repeated="252"/>
        </table:table-row>
        <table:table-row table:style-name="ro1">
          <table:table-cell office:value-type="string">
            <text:p>སྨྲ་མཁས།</text:p>
          </table:table-cell>
          <table:table-cell office:value-type="string">
            <text:p>/mra khe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ཁ་སླབ་ནི་ལུ་མཁས་དྲགས་ཡོདཔ།</text:p>
          </table:table-cell>
          <table:table-cell table:number-columns-repeated="252"/>
        </table:table-row>
        <table:table-row table:style-name="ro1">
          <table:table-cell office:value-type="string">
            <text:p>སྨྲ་སྒོ་མཚོན་ཆ།</text:p>
          </table:table-cell>
          <table:table-cell office:value-type="string">
            <text:p>/mra go tshen cha</text:p>
          </table:table-cell>
          <table:table-cell office:value-type="string">
            <text:p>(མིང་)</text:p>
          </table:table-cell>
          <table:table-cell table:style-name="ce2" office:value-type="string">
            <text:p>དུས་རབས་བཅུ་གཅིག་པའི་ནང་པཎྜི་ཏ་སྨྲི་ཏི་ཛྙཱ་ན་གིས་མཛད་པའི་བོད་ཀྱི་བརྡ་སྤྲོད་པའི་གཞུང༌།</text:p>
          </table:table-cell>
          <table:table-cell table:number-columns-repeated="252"/>
        </table:table-row>
        <table:table-row table:style-name="ro1">
          <table:table-cell office:value-type="string">
            <text:p>སྨྲང༌།</text:p>
          </table:table-cell>
          <table:table-cell office:value-type="string">
            <text:p>/mrang/</text:p>
          </table:table-cell>
          <table:table-cell office:value-type="string">
            <text:p>(བྱ་ཁྱད་)</text:p>
          </table:table-cell>
          <table:table-cell table:style-name="ce2" office:value-type="string">
            <text:p>1 གདོང་ཁར་ཐད་ཀར་དུ་མེན་པ་ རྒྱབ་ལས་ལེ་ཤ་སླབ་ནི། 2 སྐོར་བདག་རྒྱལཔོ་ལ་སོགས་པའི་གདོན་མཆོདཔ་ད་ གདོང་ཁར་ག་ཡང་མེད་རུང་ ཇ་དང་ ལྟོ་གསུར་ཚུ་ཟ་ཞིག་འཐུང་ཤིག་ཟེར་ ཁ་ལས་སླབ་མི་ལུ་སྨྲང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སྨྲས།</text:p>
          </table:table-cell>
          <table:table-cell office:value-type="string">
            <text:p>/mre</text:p>
          </table:table-cell>
          <table:table-cell office:value-type="string">
            <text:p>(བྱ་འདས)</text:p>
          </table:table-cell>
          <table:table-cell table:style-name="ce2" office:value-type="string">
            <text:p>ཆོས་སྐད་ནང་ཁ་ལས་བློ་ཚུ་སླབ་པ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སྨྲེ་ངག</text:p>
          </table:table-cell>
          <table:table-cell office:value-type="string">
            <text:p>/mre nga</text:p>
          </table:table-cell>
          <table:table-cell office:value-type="string">
            <text:p>(མིང་)</text:p>
          </table:table-cell>
          <table:table-cell table:style-name="ce2" office:value-type="string">
            <text:p>ཆོས་སྐད་ལས་ བྱེལ་སྐད་ཤོར་ཏེ་སླབ་པའི་གཏམ།</text:p>
          </table:table-cell>
          <table:table-cell table:number-columns-repeated="252"/>
        </table:table-row>
        <table:table-row table:style-name="ro1">
          <table:table-cell office:value-type="string">
            <text:p>སྨྲོས།</text:p>
          </table:table-cell>
          <table:table-cell office:value-type="string">
            <text:p>/mroe</text:p>
          </table:table-cell>
          <table:table-cell office:value-type="string">
            <text:p>(བསྐུལ་ཚིག་)</text:p>
          </table:table-cell>
          <table:table-cell table:style-name="ce2" office:value-type="string">
            <text:p>ཆོས་སྐད་ལས་ སླབ་ཤིག་ཟེར་བའི་བསྐུལ་ཚིག་ལུ་ སྨྲོས་ཟེར་འབྲིཝ་ཨིན།། །།</text:p>
          </table:table-cell>
          <table:table-cell table:number-columns-repeated="252"/>
        </table:table-row>
        <table:table-row table:style-name="ro1" table:number-rows-repeated="64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Jomolhari" svg:font-family="Jomolhari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Wangdi" svg:font-family="Wangd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Bitstream Vera Sans" style:language-asian="zxx" style:country-asian="none" style:font-name-complex="Bitstream Vera Sans" style:language-complex="dz" style:country-complex="BT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Wang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11/30/2009</text:date>, <text:time>16:2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9-18T09:41:01</meta:creation-date>
    <dc:date>2009-11-30T16:25:43</dc:date>
    <meta:editing-cycles>99</meta:editing-cycles>
    <meta:editing-duration>P2DT9H39M26S</meta:editing-duration>
    <meta:user-defined meta:name="Info 1"/>
    <meta:user-defined meta:name="Info 2"/>
    <meta:user-defined meta:name="Info 3"/>
    <meta:user-defined meta:name="Info 4"/>
    <meta:document-statistic meta:table-count="3" meta:cell-count="4244"/>
  </office:meta>
</office:document-meta>
</file>